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49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49">
      <style:table-cell-properties fo:border="thin solid #000000" style:vertical-align="top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0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" style:data-style-name="N49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_32_4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_21315__20998__20301__32_4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 style:shrink-to-fit="tru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_21315__20998__20301_" style:data-style-name="N49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4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5" style:family="table-cell" style:parent-style-name="_21315__20998__20301__32_2_32_2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_21315__20998__20301_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0" style:family="table-cell" style:parent-style-name="_21315__20998__20301_" style:data-style-name="N0">
      <style:table-cell-properties fo:border="thin solid #000000"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31" style:family="table-cell" style:parent-style-name="_21315__20998__20301_" style:data-style-name="N49">
      <style:table-cell-properties fo:border="thin solid #000000" style:vertical-align="to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_21315__20998__20301_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_21315__20998__20301__32_4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FF" style:shrink-to-fit="tru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39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_21315__20998__20301_" style:data-style-name="N49">
      <style:table-cell-properties fo:border-top="thin solid #000000" fo:border-bottom="thin solid #000000" fo:border-left="thin solid #000000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_21315__20998__20301_" style:data-style-name="N49">
      <style:table-cell-properties fo:border-top="thin solid #000000" fo:border-bottom="thin solid #000000" fo:border-left="none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style:vertical-align="top" fo:wrap-option="wrap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7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21315__20998__20301_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49.5pt" style:use-optimal-row-height="true" fo:break-before="auto"/>
    </style:style>
    <style:style style:name="ro6" style:family="table-row">
      <style:table-row-properties style:row-height="33pt" style:use-optimal-row-height="true" fo:break-before="auto"/>
    </style:style>
    <style:style style:name="ro7" style:family="table-row">
      <style:table-row-properties style:row-height="66pt" style:use-optimal-row-height="true" fo:break-before="auto"/>
    </style:style>
    <style:style style:name="ro8" style:family="table-row">
      <style:table-row-properties style:row-height="82.5pt" style:use-optimal-row-height="true" fo:break-before="auto"/>
    </style:style>
    <style:style style:name="ro9" style:family="table-row">
      <style:table-row-properties style:row-height="66pt" style:use-optimal-row-height="true" fo:break-before="page"/>
    </style:style>
    <style:style style:name="ro10" style:family="table-row">
      <style:table-row-properties style:row-height="99pt" style:use-optimal-row-height="true" fo:break-before="auto"/>
    </style:style>
    <style:style style:name="ro11" style:family="table-row">
      <style:table-row-properties style:row-height="148.5pt" style:use-optimal-row-height="true" fo:break-before="auto"/>
    </style:style>
    <style:style style:name="ro12" style:family="table-row">
      <style:table-row-properties style:row-height="132pt" style:use-optimal-row-height="true" fo:break-before="auto"/>
    </style:style>
    <style:style style:name="ro13" style:family="table-row">
      <style:table-row-properties style:row-height="181.5pt" style:use-optimal-row-height="true" fo:break-before="auto"/>
    </style:style>
    <style:style style:name="ro14" style:family="table-row">
      <style:table-row-properties style:row-height="280.5pt" style:use-optimal-row-height="true" fo:break-before="auto"/>
    </style:style>
    <style:style style:name="ro15" style:family="table-row">
      <style:table-row-properties style:row-height="396pt" style:use-optimal-row-height="true" fo:break-before="auto"/>
    </style:style>
    <style:style style:name="ro16" style:family="table-row">
      <style:table-row-properties style:row-height="115.5pt" style:use-optimal-row-height="true" fo:break-before="auto"/>
    </style:style>
    <style:style style:name="ro17" style:family="table-row">
      <style:table-row-properties style:row-height="330pt" style:use-optimal-row-height="true" fo:break-before="auto"/>
    </style:style>
    <style:style style:name="ro18" style:family="table-row">
      <style:table-row-properties style:row-height="198pt" style:use-optimal-row-height="true" fo:break-before="auto"/>
    </style:style>
    <style:style style:name="ro19" style:family="table-row">
      <style:table-row-properties style:row-height="165pt" style:use-optimal-row-height="true" fo:break-before="auto"/>
    </style:style>
    <style:style style:name="ro20" style:family="table-row">
      <style:table-row-properties style:row-height="49.5pt" style:use-optimal-row-height="true" fo:break-before="page"/>
    </style:style>
    <style:style style:name="ro21" style:family="table-row">
      <style:table-row-properties style:row-height="16.5pt" style:use-optimal-row-height="true" fo:break-before="auto"/>
    </style:style>
    <style:style style:name="ro22" style:family="table-row">
      <style:table-row-properties style:row-height="16.15pt" style:use-optimal-row-height="false" fo:break-before="auto"/>
    </style:style>
    <style:style style:name="ro23" style:family="table-row">
      <style:table-row-properties style:row-height="21.6pt" style:use-optimal-row-height="false" fo:break-before="auto"/>
    </style:style>
    <style:style style:name="ro24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議員4" table:style-name="ta1">
        <table:table-column table:style-name="co1" table:default-cell-style-name="ce44"/>
        <table:table-column table:style-name="co2" table:default-cell-style-name="ce43"/>
        <table:table-column table:style-name="co3" table:default-cell-style-name="ce45"/>
        <table:table-column table:style-name="co4" table:default-cell-style-name="ce2"/>
        <table:table-column table:style-name="co4" table:default-cell-style-name="ce44"/>
        <table:table-column table:style-name="co5" table:default-cell-style-name="ce43"/>
        <table:table-column table:style-name="co1" table:default-cell-style-name="ce43"/>
        <table:table-column table:style-name="co1" table:default-cell-style-name="ce44"/>
        <table:table-column table:style-name="co1" table:default-cell-style-name="ce43"/>
        <table:table-column table:style-name="co6" table:number-columns-repeated="16375" table:default-cell-style-name="ce2"/>
        <table:table-row table:style-name="ro1">
          <table:table-cell office:value-type="string" table:number-columns-spanned="9" table:number-rows-spanned="1" table:style-name="ce46">
            <text:p>臺北市政府106年度對議員所提地方建設建議事項處理明細表(修正)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47">
            <text:p>至106年12月止</text:p>
          </table:table-cell>
          <table:covered-table-cell table:number-columns-repeated="8"/>
          <table:table-cell table:number-columns-repeated="16375" table:style-name="ce3"/>
        </table:table-row>
        <table:table-row table:style-name="ro2">
          <table:table-cell office:value-type="string" table:style-name="ce4">
            <text:p>表4</text:p>
          </table:table-cell>
          <table:table-cell office:value-type="string" table:number-columns-spanned="8" table:number-rows-spanned="1" table:style-name="ce48">
            <text:p><text:s text:c="30"/>(本表為半年報)<text:s text:c="28"/><text:span text:style-name="T1">單位：千元</text:span><text:span text:style-name="T1"/></text:p>
            <text:p/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49">
            <text:p>議員姓名</text:p>
          </table:table-cell>
          <table:table-cell office:value-type="string" table:number-columns-spanned="1" table:number-rows-spanned="2" table:style-name="ce50">
            <text:p>建議項目及內容</text:p>
          </table:table-cell>
          <table:table-cell office:value-type="string" table:number-columns-spanned="1" table:number-rows-spanned="2" table:style-name="ce50">
            <text:p>建議地點</text:p>
          </table:table-cell>
          <table:table-cell office:value-type="string" table:number-columns-spanned="1" table:number-rows-spanned="2" table:style-name="ce50">
            <text:p>建議金額</text:p>
          </table:table-cell>
          <table:table-cell office:value-type="string" table:number-columns-spanned="5" table:number-rows-spanned="1" table:style-name="ce50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6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7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興隆市場屋頂防水與部分外牆及磁磚修繕工程</text:p>
          </table:table-cell>
          <table:table-cell office:value-type="string" table:style-name="ce8">
            <text:p>興隆市場</text:p>
          </table:table-cell>
          <table:table-cell office:value-type="string" table:style-name="ce8">
            <text:p>無</text:p>
          </table:table-cell>
          <table:table-cell office:value-type="float" office:value="14888" table:style-name="ce10">
            <text:p><text:s/>14,888<text:s/></text:p>
          </table:table-cell>
          <table:table-cell office:value-type="string" table:style-name="ce9">
            <text:p>建築及設備/營建工程/房屋建築及設備費</text:p>
            <text:p/>
          </table:table-cell>
          <table:table-cell office:value-type="string" table:style-name="ce9">
            <text:p>市場處</text:p>
            <text:p>(財政局、稅捐處參辦)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厲耿桂芳</text:p>
          </table:table-cell>
          <table:table-cell office:value-type="string" table:style-name="ce9">
            <text:p>環境綠美化</text:p>
          </table:table-cell>
          <table:table-cell office:value-type="string" table:style-name="ce9">
            <text:p>文山區木柵段3小段664地號等4筆土地</text:p>
          </table:table-cell>
          <table:table-cell office:value-type="string" table:style-name="ce8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財政行政/財政管理/非公用財產管理</text:p>
          </table:table-cell>
          <table:table-cell office:value-type="string" table:style-name="ce9">
            <text:p>財政局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文山區指南路3段2巷至北政國中、北政橋至指南路3段22巷8弄前之河道內雜草清除</text:p>
          </table:table-cell>
          <table:table-cell office:value-type="string" table:style-name="ce8">
            <text:p>文山區指南溪</text:p>
          </table:table-cell>
          <table:table-cell office:value-type="string" table:style-name="ce10">
            <text:p>無</text:p>
          </table:table-cell>
          <table:table-cell office:value-type="float" office:value="376" table:style-name="ce10">
            <text:p><text:s/>376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湧成營造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</table:table-cell>
          <table:table-cell office:value-type="string" table:style-name="ce9">
            <text:p>大安區溫州街45號至49巷口單號側側溝新設(寬0.4公尺*深約0.5公尺)長約23公尺，直徑600mmRCP管長約6m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信義區光復南路48號-58號側溝更新(約55米)</text:p>
          </table:table-cell>
          <table:table-cell office:value-type="string" table:style-name="ce8">
            <text:p>信義區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改善中山北路2段93巷11弄積水問題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義洲</text:p>
          </table:table-cell>
          <table:table-cell office:value-type="string" table:style-name="ce9">
            <text:p>內湖區康寧抽水站雜草擋住出水口，以及南湖抽水站水無流動案</text:p>
          </table:table-cell>
          <table:table-cell office:value-type="string" table:style-name="ce8">
            <text:p>基隆河</text:p>
          </table:table-cell>
          <table:table-cell office:value-type="string" table:style-name="ce10">
            <text:p>無</text:p>
          </table:table-cell>
          <table:table-cell office:value-type="float" office:value="22" table:style-name="ce10">
            <text:p><text:s/>22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邑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為萬華區長順街底堤外牆面正在彩繪並希望堤內牆面也彩繪事宜，辦理現場會勘</text:p>
          </table:table-cell>
          <table:table-cell office:value-type="string" table:style-name="ce8">
            <text:p>新店溪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湧成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義洲</text:p>
          </table:table-cell>
          <table:table-cell office:value-type="string" table:style-name="ce9">
            <text:p>為內湖區潭美街辦理堤壁美化</text:p>
          </table:table-cell>
          <table:table-cell office:value-type="string" table:style-name="ce8">
            <text:p>基隆河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芊盈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高嘉瑜</text:p>
          </table:table-cell>
          <table:table-cell office:value-type="string" table:style-name="ce9">
            <text:p>為南港區松河街438號前至成功橋下堤壁美化案</text:p>
          </table:table-cell>
          <table:table-cell office:value-type="string" table:style-name="ce8">
            <text:p>基隆河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應曉薇</text:p>
          </table:table-cell>
          <table:table-cell office:value-type="string" table:style-name="ce9">
            <text:p>萬華區青年路168巷49弄25號後方至青年路168巷49弄63號（約30公尺）及青年路168巷49弄63號至青年路178巷30號共2處側溝更新約80公尺案</text:p>
          </table:table-cell>
          <table:table-cell office:value-type="string" table:style-name="ce8">
            <text:p>萬華區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王欣儀</text:p>
          </table:table-cell>
          <table:table-cell office:value-type="string" table:style-name="ce9">
            <text:p>大安區羅斯福路3段283巷19弄9號對面至269巷口雙側側溝更新(寬0.4公尺*深約0.585公尺)長約120公尺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900" table:style-name="ce10">
            <text:p><text:s/>9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中山北路6段277巷、277巷4弄、中山北路6段315巷3弄及克強路10巷4弄、9弄、10弄側溝更新</text:p>
          </table:table-cell>
          <table:table-cell office:value-type="string" table:style-name="ce8">
            <text:p>士林區</text:p>
          </table:table-cell>
          <table:table-cell office:value-type="string" table:style-name="ce10">
            <text:p>無</text:p>
          </table:table-cell>
          <table:table-cell office:value-type="float" office:value="140" table:style-name="ce10">
            <text:p><text:s/>14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中正區汀州路3段165號人行道下方內溝更新及人行道復舊</text:p>
          </table:table-cell>
          <table:table-cell office:value-type="string" table:style-name="ce8">
            <text:p>中正區</text:p>
          </table:table-cell>
          <table:table-cell office:value-type="string" table:style-name="ce10">
            <text:p>無</text:p>
          </table:table-cell>
          <table:table-cell office:value-type="float" office:value="133" table:style-name="ce10">
            <text:p><text:s/>133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大安區光復南路72巷23弄6號至52號及光復南路72巷23弄19號至巷底停車場出入口道路側溝更新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王欣儀</text:p>
          </table:table-cell>
          <table:table-cell office:value-type="string" table:style-name="ce9">
            <text:p>大安區樂業街41巷22、24號前側溝配合新工處辦理溝蓋更新時局部修復側溝破損處，並測試有無漏水情形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大安區瑞安街31巷1至5號單號側側溝更新寬0.4m深約0.45m長約50m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文山區樟新里辦公處建議於堤坡上方矮牆(樟新街8巷底至一壽橋段)髒汙沖洗案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float" office:value="841" table:style-name="ce10">
            <text:p><text:s/>841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慧榮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松山區三民路108號前側溝溝底高低差造成上游積水約20公分，側溝底部洩水坡度調整約5公尺</text:p>
          </table:table-cell>
          <table:table-cell office:value-type="string" table:style-name="ce8">
            <text:p>松山區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松山區民權東路3段103巷23-4號至23-1號前側溝老舊更新約60公尺</text:p>
          </table:table-cell>
          <table:table-cell office:value-type="string" table:style-name="ce8">
            <text:p>松山區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錦祥</text:p>
          </table:table-cell>
          <table:table-cell office:value-type="string" table:style-name="ce9">
            <text:p>大安區仁愛路4段112巷46號右側道路側溝更新</text:p>
            <text:p>(更新寬40CM*深45CM(平均)側溝約17公尺)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34" table:style-name="ce10">
            <text:p><text:s/>134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中山區建國北路2段116巷7號旁側溝更新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50" table:style-name="ce10">
            <text:p><text:s/>5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慈慧</text:p>
          </table:table-cell>
          <table:table-cell office:value-type="string" table:style-name="ce9">
            <text:p>延平河濱公園(富洲里延平北路9段67號堤外)設置花台</text:p>
          </table:table-cell>
          <table:table-cell office:value-type="string" table:style-name="ce8">
            <text:p>延平河濱公園</text:p>
          </table:table-cell>
          <table:table-cell office:value-type="string" table:style-name="ce10">
            <text:p>無</text:p>
          </table:table-cell>
          <table:table-cell office:value-type="float" office:value="152" table:style-name="ce10">
            <text:p><text:s/>152<text:s/>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鋐城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和興路84巷底道路拓寬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景1疏散門堤內周圍美化</text:p>
          </table:table-cell>
          <table:table-cell office:value-type="string" table:style-name="ce8">
            <text:p>景1疏散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鋒</text:p>
          </table:table-cell>
          <table:table-cell office:value-type="string" table:style-name="ce9">
            <text:p>景1疏散門堤外向下游美化</text:p>
          </table:table-cell>
          <table:table-cell office:value-type="string" table:style-name="ce8">
            <text:p>景1疏散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元</text:p>
          </table:table-cell>
          <table:table-cell office:value-type="string" table:style-name="ce9">
            <text:p>指南路3段2巷往指南路3段14巷道路彎曲段拓寬拉直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元</text:p>
          </table:table-cell>
          <table:table-cell office:value-type="string" table:style-name="ce9">
            <text:p>老泉街水防道路拓寬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環境衛生及河川工程/河川工程/河川工程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北投區崇仁路1段105號至磺港溪側溝老舊損壞建議更新</text:p>
          </table:table-cell>
          <table:table-cell office:value-type="string" table:style-name="ce8">
            <text:p>北投區</text:p>
          </table:table-cell>
          <table:table-cell office:value-type="string" table:style-name="ce10">
            <text:p>無</text:p>
          </table:table-cell>
          <table:table-cell office:value-type="float" office:value="1455" table:style-name="ce10">
            <text:p><text:s/>1,455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久勝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士林區故宮路34巷16號後方外雙溪支流坍方</text:p>
          </table:table-cell>
          <table:table-cell office:value-type="string" table:style-name="ce8">
            <text:p>士林區</text:p>
          </table:table-cell>
          <table:table-cell office:value-type="string" table:style-name="ce10">
            <text:p>無</text:p>
          </table:table-cell>
          <table:table-cell office:value-type="float" office:value="4600" table:style-name="ce10">
            <text:p><text:s/>4,6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文山區景文街143號至181號瑠公圳結構補強</text:p>
          </table:table-cell>
          <table:table-cell office:value-type="string" table:style-name="ce8">
            <text:p>文山區</text:p>
          </table:table-cell>
          <table:table-cell office:value-type="string" table:style-name="ce10">
            <text:p>無</text:p>
          </table:table-cell>
          <table:table-cell office:value-type="float" office:value="1159" table:style-name="ce10">
            <text:p><text:s/>1,159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鋒</text:p>
          </table:table-cell>
          <table:table-cell office:value-type="string" table:style-name="ce9">
            <text:p>大安區潮州街55巷側溝更新130公尺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320" table:style-name="ce10">
            <text:p><text:s/>1,32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大安區臨江街108巷新設側溝108公尺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和平東路3段308巷單號側更新側溝寬40cm深約50cm長約180m，集水井更新4座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2250" table:style-name="ce10">
            <text:p><text:s/>2,25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王欣儀</text:p>
          </table:table-cell>
          <table:table-cell office:value-type="string" table:style-name="ce9">
            <text:p>金山南路2段141巷(金山南路2段至潮州街107巷)雙側側溝更新20公尺、新設側溝5公尺及溝體檢修200公尺</text:p>
          </table:table-cell>
          <table:table-cell office:value-type="string" table:style-name="ce8">
            <text:p>大安區</text:p>
          </table:table-cell>
          <table:table-cell office:value-type="string" table:style-name="ce10">
            <text:p>無</text:p>
          </table:table-cell>
          <table:table-cell office:value-type="float" office:value="1350" table:style-name="ce10">
            <text:p><text:s/>1,35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松山區延壽街側溝更新175公尺</text:p>
          </table:table-cell>
          <table:table-cell office:value-type="string" table:style-name="ce8">
            <text:p>松山區</text:p>
          </table:table-cell>
          <table:table-cell office:value-type="string" table:style-name="ce10">
            <text:p>無</text:p>
          </table:table-cell>
          <table:table-cell office:value-type="float" office:value="1253" table:style-name="ce10">
            <text:p><text:s/>1,253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萬大路493巷口至449巷28弄7號</text:p>
          </table:table-cell>
          <table:table-cell office:value-type="string" table:style-name="ce8">
            <text:p>萬華區</text:p>
          </table:table-cell>
          <table:table-cell office:value-type="string" table:style-name="ce10">
            <text:p>無</text:p>
          </table:table-cell>
          <table:table-cell office:value-type="float" office:value="1000" table:style-name="ce10">
            <text:p><text:s/>1,0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青年路152巷29號至168巷49弄19號等3處</text:p>
          </table:table-cell>
          <table:table-cell office:value-type="string" table:style-name="ce8">
            <text:p>萬華區</text:p>
          </table:table-cell>
          <table:table-cell office:value-type="string" table:style-name="ce10">
            <text:p>無</text:p>
          </table:table-cell>
          <table:table-cell office:value-type="float" office:value="1870" table:style-name="ce10">
            <text:p><text:s/>1,87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東園街35巷與67巷口至公路總局停車場</text:p>
          </table:table-cell>
          <table:table-cell office:value-type="string" table:style-name="ce8">
            <text:p>萬華區</text:p>
          </table:table-cell>
          <table:table-cell office:value-type="string" table:style-name="ce10">
            <text:p>無</text:p>
          </table:table-cell>
          <table:table-cell office:value-type="float" office:value="1100" table:style-name="ce10">
            <text:p><text:s/>1,1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吉林路199巷兩側側溝更新100m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1000" table:style-name="ce10">
            <text:p><text:s/>1,0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松江路46巷北側側溝更新130m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1300" table:style-name="ce10">
            <text:p><text:s/>1,3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大直街101巷側溝更新130m</text:p>
          </table:table-cell>
          <table:table-cell office:value-type="string" table:style-name="ce8">
            <text:p>中山區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信義路2段86巷38號旁側溝積水改善</text:p>
          </table:table-cell>
          <table:table-cell office:value-type="string" table:style-name="ce8">
            <text:p>大安區光明里</text:p>
          </table:table-cell>
          <table:table-cell office:value-type="string" table:style-name="ce10">
            <text:p>無</text:p>
          </table:table-cell>
          <table:table-cell office:value-type="float" office:value="660" table:style-name="ce10">
            <text:p><text:s/>66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大安區通化街203巷雙側側溝(W50*H50)約80公尺</text:p>
          </table:table-cell>
          <table:table-cell office:value-type="string" table:style-name="ce8">
            <text:p>大安區法治里</text:p>
          </table:table-cell>
          <table:table-cell office:value-type="string" table:style-name="ce10">
            <text:p>無</text:p>
          </table:table-cell>
          <table:table-cell office:value-type="float" office:value="142" table:style-name="ce10">
            <text:p><text:s/>142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吳世正</text:p>
          </table:table-cell>
          <table:table-cell office:value-type="string" table:style-name="ce9">
            <text:p>內湖區康寧路1段164巷3弄1至9號對面溝渠更新</text:p>
          </table:table-cell>
          <table:table-cell office:value-type="string" table:style-name="ce8">
            <text:p>內湖區康寧路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因涉及私地且地主不同意施作，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暘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杭州南路1段105巷14弄雙號側溝體老舊更新寬30cm*深80cm(平均)雙號側側溝總長約60公尺</text:p>
          </table:table-cell>
          <table:table-cell office:value-type="string" table:style-name="ce8">
            <text:p>中正區文祥里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東湖區內溝溪增設越堤階梯案</text:p>
          </table:table-cell>
          <table:table-cell office:value-type="string" table:style-name="ce8">
            <text:p>東湖區內溝溪</text:p>
          </table:table-cell>
          <table:table-cell office:value-type="string" table:style-name="ce10">
            <text:p>無</text:p>
          </table:table-cell>
          <table:table-cell office:value-type="float" office:value="788" table:style-name="ce10">
            <text:p><text:s/>788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中正區羅斯福路4段108巷口集水井洩水改善</text:p>
          </table:table-cell>
          <table:table-cell office:value-type="string" table:style-name="ce8">
            <text:p>中正區水源里</text:p>
          </table:table-cell>
          <table:table-cell office:value-type="string" table:style-name="ce10">
            <text:p>無</text:p>
          </table:table-cell>
          <table:table-cell office:value-type="float" office:value="79" table:style-name="ce10">
            <text:p><text:s/>79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集英里天祥路47巷南側側溝老舊更新</text:p>
          </table:table-cell>
          <table:table-cell office:value-type="string" table:style-name="ce8">
            <text:p>中山區集英里</text:p>
          </table:table-cell>
          <table:table-cell office:value-type="string" table:style-name="ce10">
            <text:p>無</text:p>
          </table:table-cell>
          <table:table-cell office:value-type="float" office:value="619" table:style-name="ce10">
            <text:p><text:s/>619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永吉路180巷29弄口至松信路口側溝老舊更新</text:p>
          </table:table-cell>
          <table:table-cell office:value-type="string" table:style-name="ce8">
            <text:p>中山區六藝里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因開立金額已逾上限金額，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於內湖區內湖路3段60巷17弄口增設截流溝</text:p>
          </table:table-cell>
          <table:table-cell office:value-type="string" table:style-name="ce8">
            <text:p>內湖區內湖路</text:p>
          </table:table-cell>
          <table:table-cell office:value-type="string" table:style-name="ce10">
            <text:p>無</text:p>
          </table:table-cell>
          <table:table-cell office:value-type="float" office:value="131" table:style-name="ce10">
            <text:p><text:s/>131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暘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虎林街108巷排水設施改善積淹水問題</text:p>
          </table:table-cell>
          <table:table-cell office:value-type="string" table:style-name="ce8">
            <text:p>信義區長春里</text:p>
          </table:table-cell>
          <table:table-cell office:value-type="string" table:style-name="ce10">
            <text:p>無</text:p>
          </table:table-cell>
          <table:table-cell office:value-type="float" office:value="1230" table:style-name="ce10">
            <text:p><text:s/>1,23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松山區三民路108號前側溝溝底高低差造成上游積水約20公分，側溝底部洩水坡度調整約5公尺</text:p>
          </table:table-cell>
          <table:table-cell office:value-type="string" table:style-name="ce8">
            <text:p>松山區富泰里</text:p>
          </table:table-cell>
          <table:table-cell office:value-type="string" table:style-name="ce10">
            <text:p>無</text:p>
          </table:table-cell>
          <table:table-cell office:value-type="float" office:value="1237" table:style-name="ce10">
            <text:p><text:s/>1,23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永德</text:p>
          </table:table-cell>
          <table:table-cell office:value-type="string" table:style-name="ce9">
            <text:p>信義區光復市場側之道路側溝更新(寬40cm×深50-60cm側溝約100公尺、更新寬50cm×深50cm或ψ500暗溝(管)約15公尺)</text:p>
          </table:table-cell>
          <table:table-cell office:value-type="string" table:style-name="ce8">
            <text:p>信義區正和里</text:p>
          </table:table-cell>
          <table:table-cell office:value-type="string" table:style-name="ce10">
            <text:p>無</text:p>
          </table:table-cell>
          <table:table-cell office:value-type="float" office:value="1151" table:style-name="ce10">
            <text:p><text:s/>1,151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松山區民權東路3段103巷23-4號至23-1號前側溝老舊更新約60公尺</text:p>
          </table:table-cell>
          <table:table-cell office:value-type="string" table:style-name="ce8">
            <text:p>松山區民福里</text:p>
          </table:table-cell>
          <table:table-cell office:value-type="string" table:style-name="ce10">
            <text:p>無</text:p>
          </table:table-cell>
          <table:table-cell office:value-type="float" office:value="407" table:style-name="ce10">
            <text:p><text:s/>40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信義區吳興街284巷36弄1號至22號雙側側溝老舊更新及檢修(寬40cm×深45-60cm側溝約180公尺)</text:p>
          </table:table-cell>
          <table:table-cell office:value-type="string" table:style-name="ce8">
            <text:p>信義區雙和里</text:p>
          </table:table-cell>
          <table:table-cell office:value-type="string" table:style-name="ce10">
            <text:p>無</text:p>
          </table:table-cell>
          <table:table-cell office:value-type="float" office:value="1048" table:style-name="ce10">
            <text:p><text:s/>1,048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信義區光復南路48號-58號側溝更新(約55米)</text:p>
          </table:table-cell>
          <table:table-cell office:value-type="string" table:style-name="ce8">
            <text:p>信義區正和里</text:p>
          </table:table-cell>
          <table:table-cell office:value-type="string" table:style-name="ce10">
            <text:p>無</text:p>
          </table:table-cell>
          <table:table-cell office:value-type="float" office:value="610" table:style-name="ce10">
            <text:p><text:s/>61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士林區社正路45巷4弄雙號側更新側溝(0.4公尺*0.7公尺)約60公尺</text:p>
          </table:table-cell>
          <table:table-cell office:value-type="string" table:style-name="ce8">
            <text:p>士林區社子里</text:p>
          </table:table-cell>
          <table:table-cell office:value-type="string" table:style-name="ce10">
            <text:p>無</text:p>
          </table:table-cell>
          <table:table-cell office:value-type="float" office:value="422" table:style-name="ce10">
            <text:p><text:s/>422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中山區正守里林森北路６７巷（長安東路１段３０巷至５２巷間）北側側溝更新</text:p>
          </table:table-cell>
          <table:table-cell office:value-type="string" table:style-name="ce8">
            <text:p>中山區正守里林森北路</text:p>
          </table:table-cell>
          <table:table-cell office:value-type="string" table:style-name="ce10">
            <text:p>無</text:p>
          </table:table-cell>
          <table:table-cell office:value-type="float" office:value="950" table:style-name="ce10">
            <text:p><text:s/>95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中山區正得里天津街65號旁（林森北路138 巷口）案址埋設連接管銜接兩側集水井，長約5公尺</text:p>
          </table:table-cell>
          <table:table-cell office:value-type="string" table:style-name="ce8">
            <text:p>中山區正得里天津街</text:p>
          </table:table-cell>
          <table:table-cell office:value-type="string" table:style-name="ce10">
            <text:p>無</text:p>
          </table:table-cell>
          <table:table-cell office:value-type="float" office:value="164" table:style-name="ce10">
            <text:p><text:s/>164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林森北路383巷底暗管改溝</text:p>
          </table:table-cell>
          <table:table-cell office:value-type="string" table:style-name="ce8">
            <text:p>中山區聚勝里</text:p>
          </table:table-cell>
          <table:table-cell office:value-type="string" table:style-name="ce10">
            <text:p>無</text:p>
          </table:table-cell>
          <table:table-cell office:value-type="float" office:value="353" table:style-name="ce10">
            <text:p><text:s/>353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士林區河基15號河濱公園(永倫段)設置遊戲沙坑及戲水池及規劃段為婚紗公園乙案</text:p>
          </table:table-cell>
          <table:table-cell office:value-type="string" table:style-name="ce8">
            <text:p>士林區河基15號河濱公園</text:p>
          </table:table-cell>
          <table:table-cell office:value-type="string" table:style-name="ce10">
            <text:p>無</text:p>
          </table:table-cell>
          <table:table-cell office:value-type="float" office:value="35000" table:style-name="ce10">
            <text:p><text:s/>35,000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恆康工程顧問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於內湖區安泰街125巷單號側增設截流溝(約80米)</text:p>
          </table:table-cell>
          <table:table-cell office:value-type="string" table:style-name="ce8">
            <text:p>於內湖區安泰街</text:p>
          </table:table-cell>
          <table:table-cell office:value-type="string" table:style-name="ce10">
            <text:p>無</text:p>
          </table:table-cell>
          <table:table-cell office:value-type="float" office:value="815" table:style-name="ce10">
            <text:p><text:s/>815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暘固營造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陳義洲</text:p>
          </table:table-cell>
          <table:table-cell office:value-type="string" table:style-name="ce9">
            <text:p>內湖區成功路4段61巷8弄3號前至11號旁側溝更新</text:p>
          </table:table-cell>
          <table:table-cell office:value-type="string" table:style-name="ce8">
            <text:p>內湖區秀湖里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與地主及里長協調後，地主仍不同意施作，無法施工，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暘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內湖區成功路4段325號旁側溝更新</text:p>
          </table:table-cell>
          <table:table-cell office:value-type="string" table:style-name="ce8">
            <text:p>內湖區敦安里</text:p>
          </table:table-cell>
          <table:table-cell office:value-type="string" table:style-name="ce10">
            <text:p>無</text:p>
          </table:table-cell>
          <table:table-cell office:value-type="float" office:value="203" table:style-name="ce10">
            <text:p><text:s/>203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世博工程顧問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錦祥</text:p>
          </table:table-cell>
          <table:table-cell office:value-type="string" table:style-name="ce9">
            <text:p>大安區仁愛路4段112巷46號右側道路側溝更新</text:p>
            <text:p>(更新寬40CM*深45CM(平均)側溝約17公尺)</text:p>
          </table:table-cell>
          <table:table-cell office:value-type="string" table:style-name="ce8">
            <text:p>大安區德安里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因開立金額已逾上限金額，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陳錦祥</text:p>
          </table:table-cell>
          <table:table-cell office:value-type="string" table:style-name="ce9">
            <text:p>大安區四維路14巷單號側(北側)道路側溝更新</text:p>
          </table:table-cell>
          <table:table-cell office:value-type="string" table:style-name="ce8">
            <text:p>大安區三民里</text:p>
          </table:table-cell>
          <table:table-cell office:value-type="string" table:style-name="ce10">
            <text:p>無</text:p>
          </table:table-cell>
          <table:table-cell office:value-type="string" table:style-name="ce9">
            <text:p>因水溝蓋上方多違章建築，請里長與住戶協調後開立通報單再行施作故金額尚未核定。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松山區延壽街(三民路至民生東路5段138巷)側溝更新約170公尺</text:p>
          </table:table-cell>
          <table:table-cell office:value-type="string" table:style-name="ce8">
            <text:p>松山區景勤里</text:p>
          </table:table-cell>
          <table:table-cell office:value-type="string" table:style-name="ce10">
            <text:p>無</text:p>
          </table:table-cell>
          <table:table-cell office:value-type="float" office:value="1237" table:style-name="ce10">
            <text:p><text:s/>1,23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孋輝</text:p>
          </table:table-cell>
          <table:table-cell office:value-type="string" table:style-name="ce9">
            <text:p>信義區吳興街156巷25弄口至吳興街156巷9號側溝老舊申請更新(寬40cm×平均深60cm側溝約55公尺)</text:p>
          </table:table-cell>
          <table:table-cell office:value-type="string" table:style-name="ce12">
            <text:p>信義區吳興街</text:p>
          </table:table-cell>
          <table:table-cell office:value-type="string" table:style-name="ce10">
            <text:p>無</text:p>
          </table:table-cell>
          <table:table-cell office:value-type="float" office:value="647" table:style-name="ce10">
            <text:p><text:s/>64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世博工程顧問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改善中山區松江路221巷南側側溝錯位問題</text:p>
          </table:table-cell>
          <table:table-cell office:value-type="string" table:style-name="ce12">
            <text:p>中山區松江路</text:p>
          </table:table-cell>
          <table:table-cell office:value-type="string" table:style-name="ce10">
            <text:p>無</text:p>
          </table:table-cell>
          <table:table-cell office:value-type="float" office:value="817" table:style-name="ce10">
            <text:p><text:s/>81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新設龍江路243巷側溝</text:p>
          </table:table-cell>
          <table:table-cell office:value-type="string" table:style-name="ce12">
            <text:p>中山區龍江路</text:p>
          </table:table-cell>
          <table:table-cell office:value-type="string" table:style-name="ce10">
            <text:p>無</text:p>
          </table:table-cell>
          <table:table-cell office:value-type="float" office:value="567" table:style-name="ce10">
            <text:p><text:s/>56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江山里龍江路295巷雙側側溝更新</text:p>
          </table:table-cell>
          <table:table-cell office:value-type="string" table:style-name="ce12">
            <text:p>中山區龍江路</text:p>
          </table:table-cell>
          <table:table-cell office:value-type="string" table:style-name="ce10">
            <text:p>無</text:p>
          </table:table-cell>
          <table:table-cell office:value-type="float" office:value="737" table:style-name="ce10">
            <text:p><text:s/>73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農安街6號前側溝更新</text:p>
          </table:table-cell>
          <table:table-cell office:value-type="string" table:style-name="ce12">
            <text:p>中山區農安街</text:p>
          </table:table-cell>
          <table:table-cell office:value-type="string" table:style-name="ce10">
            <text:p>無</text:p>
          </table:table-cell>
          <table:table-cell office:value-type="float" office:value="1135" table:style-name="ce10">
            <text:p><text:s/>1,135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劉耀仁</text:p>
          </table:table-cell>
          <table:table-cell office:value-type="string" table:style-name="ce9">
            <text:p>青年路152巷29號至168巷49弄19號、青年路152巷27號至168巷26號及青年路168巷47號至168巷49弄1號共3處側溝更新</text:p>
          </table:table-cell>
          <table:table-cell office:value-type="string" table:style-name="ce12">
            <text:p>萬華區青年路</text:p>
          </table:table-cell>
          <table:table-cell office:value-type="string" table:style-name="ce10">
            <text:p>無</text:p>
          </table:table-cell>
          <table:table-cell office:value-type="float" office:value="1687" table:style-name="ce10">
            <text:p><text:s/>1,687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萬華區萬大路493巷口至萬大路449巷28弄7號側溝更新100公尺</text:p>
          </table:table-cell>
          <table:table-cell office:value-type="string" table:style-name="ce12">
            <text:p>萬華區萬大路</text:p>
          </table:table-cell>
          <table:table-cell office:value-type="string" table:style-name="ce10">
            <text:p>無</text:p>
          </table:table-cell>
          <table:table-cell office:value-type="float" office:value="896" table:style-name="ce10">
            <text:p><text:s/>896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台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士林區天母北路9巷底排水涵管更新加大</text:p>
          </table:table-cell>
          <table:table-cell office:value-type="string" table:style-name="ce12">
            <text:p>士林區天母北路</text:p>
          </table:table-cell>
          <table:table-cell office:value-type="string" table:style-name="ce10">
            <text:p>無</text:p>
          </table:table-cell>
          <table:table-cell office:value-type="float" office:value="494" table:style-name="ce10">
            <text:p><text:s/>494<text:s/></text:p>
          </table:table-cell>
          <table:table-cell office:value-type="string" table:style-name="ce9">
            <text:p>環境衛生及河川工程/雨水下水道工程/雨水下水道工程<text:s/></text:p>
          </table:table-cell>
          <table:table-cell office:value-type="string" table:style-name="ce9">
            <text:p>水利工程處<text:s/></text:p>
          </table:table-cell>
          <table:table-cell office:value-type="string" table:style-name="ce8">
            <text:p>公開招標<text:s/></text:p>
          </table:table-cell>
          <table:table-cell office:value-type="string" table:style-name="ce9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<text:s/>路面更新</text:p>
          </table:table-cell>
          <table:table-cell office:value-type="string" table:style-name="ce12">
            <text:p>長春路26號旁無名巷</text:p>
          </table:table-cell>
          <table:table-cell office:value-type="string" table:style-name="ce10">
            <text:p>無</text:p>
          </table:table-cell>
          <table:table-cell office:value-type="float" office:value="174" table:style-name="ce10">
            <text:p><text:s/>17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迪化街2段1至21號</text:p>
          </table:table-cell>
          <table:table-cell office:value-type="string" table:style-name="ce10">
            <text:p>無</text:p>
          </table:table-cell>
          <table:table-cell office:value-type="float" office:value="436" table:style-name="ce10">
            <text:p><text:s/>4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甘州街52巷</text:p>
          </table:table-cell>
          <table:table-cell office:value-type="string" table:style-name="ce10">
            <text:p>無</text:p>
          </table:table-cell>
          <table:table-cell office:value-type="float" office:value="621" table:style-name="ce10">
            <text:p><text:s/>6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雙連街53巷</text:p>
          </table:table-cell>
          <table:table-cell office:value-type="string" table:style-name="ce10">
            <text:p>無</text:p>
          </table:table-cell>
          <table:table-cell office:value-type="float" office:value="558" table:style-name="ce10">
            <text:p><text:s/>5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重慶北路2段46巷48弄</text:p>
          </table:table-cell>
          <table:table-cell office:value-type="string" table:style-name="ce10">
            <text:p>無</text:p>
          </table:table-cell>
          <table:table-cell office:value-type="float" office:value="61" table:style-name="ce10">
            <text:p><text:s/>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長安西路270號旁巷道</text:p>
          </table:table-cell>
          <table:table-cell office:value-type="string" table:style-name="ce10">
            <text:p>無</text:p>
          </table:table-cell>
          <table:table-cell office:value-type="float" office:value="124" table:style-name="ce10">
            <text:p><text:s/>1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遼寧街81巷</text:p>
          </table:table-cell>
          <table:table-cell office:value-type="string" table:style-name="ce10">
            <text:p>無</text:p>
          </table:table-cell>
          <table:table-cell office:value-type="float" office:value="171" table:style-name="ce10">
            <text:p><text:s/>1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樂群二路116巷61弄無名巷</text:p>
          </table:table-cell>
          <table:table-cell office:value-type="string" table:style-name="ce10">
            <text:p>無</text:p>
          </table:table-cell>
          <table:table-cell office:value-type="float" office:value="183" table:style-name="ce10">
            <text:p><text:s/>1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江路45巷</text:p>
          </table:table-cell>
          <table:table-cell office:value-type="string" table:style-name="ce10">
            <text:p>無</text:p>
          </table:table-cell>
          <table:table-cell office:value-type="float" office:value="387" table:style-name="ce10">
            <text:p><text:s/>38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五常街11巷</text:p>
          </table:table-cell>
          <table:table-cell office:value-type="string" table:style-name="ce10">
            <text:p>無</text:p>
          </table:table-cell>
          <table:table-cell office:value-type="float" office:value="212" table:style-name="ce10">
            <text:p><text:s/>2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長春路163巷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安路573巷</text:p>
          </table:table-cell>
          <table:table-cell office:value-type="string" table:style-name="ce10">
            <text:p>無</text:p>
          </table:table-cell>
          <table:table-cell office:value-type="float" office:value="384" table:style-name="ce10">
            <text:p><text:s/>3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直街34巷及20巷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安路821巷</text:p>
          </table:table-cell>
          <table:table-cell office:value-type="string" table:style-name="ce10">
            <text:p>無</text:p>
          </table:table-cell>
          <table:table-cell office:value-type="float" office:value="243" table:style-name="ce10">
            <text:p><text:s/>2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47號旁</text:p>
          </table:table-cell>
          <table:table-cell office:value-type="string" table:style-name="ce10">
            <text:p>無</text:p>
          </table:table-cell>
          <table:table-cell office:value-type="float" office:value="64" table:style-name="ce10">
            <text:p><text:s/>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有三號公園週邊溝蓋</text:p>
          </table:table-cell>
          <table:table-cell office:value-type="string" table:style-name="ce10">
            <text:p>無</text:p>
          </table:table-cell>
          <table:table-cell office:value-type="float" office:value="496" table:style-name="ce10">
            <text:p><text:s/>4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權東路3段106巷3弄1至29號</text:p>
          </table:table-cell>
          <table:table-cell office:value-type="string" table:style-name="ce10">
            <text:p>無</text:p>
          </table:table-cell>
          <table:table-cell office:value-type="float" office:value="680" table:style-name="ce10">
            <text:p><text:s/>6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權東路3段106巷1號至復興北路361巷口</text:p>
          </table:table-cell>
          <table:table-cell office:value-type="string" table:style-name="ce10">
            <text:p>無</text:p>
          </table:table-cell>
          <table:table-cell office:value-type="float" office:value="680" table:style-name="ce10">
            <text:p><text:s/>6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3段127巷6至10號</text:p>
          </table:table-cell>
          <table:table-cell office:value-type="string" table:style-name="ce10">
            <text:p>無</text:p>
          </table:table-cell>
          <table:table-cell office:value-type="float" office:value="180" table:style-name="ce10">
            <text:p><text:s/>1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義路5段91巷</text:p>
          </table:table-cell>
          <table:table-cell office:value-type="string" table:style-name="ce10">
            <text:p>無</text:p>
          </table:table-cell>
          <table:table-cell office:value-type="float" office:value="512" table:style-name="ce10">
            <text:p><text:s/>5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284巷24弄1至19號</text:p>
          </table:table-cell>
          <table:table-cell office:value-type="string" table:style-name="ce10">
            <text:p>無</text:p>
          </table:table-cell>
          <table:table-cell office:value-type="float" office:value="380" table:style-name="ce10">
            <text:p><text:s/>3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福德街221巷</text:p>
          </table:table-cell>
          <table:table-cell office:value-type="string" table:style-name="ce10">
            <text:p>無</text:p>
          </table:table-cell>
          <table:table-cell office:value-type="float" office:value="97" table:style-name="ce10">
            <text:p><text:s/>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光復南路417巷183號</text:p>
          </table:table-cell>
          <table:table-cell office:value-type="string" table:style-name="ce10">
            <text:p>無</text:p>
          </table:table-cell>
          <table:table-cell office:value-type="float" office:value="384" table:style-name="ce10">
            <text:p><text:s/>3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南京東路5段291巷41弄</text:p>
          </table:table-cell>
          <table:table-cell office:value-type="string" table:style-name="ce10">
            <text:p>無</text:p>
          </table:table-cell>
          <table:table-cell office:value-type="float" office:value="640" table:style-name="ce10">
            <text:p><text:s/>6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延吉街5巷(吉仁公園南側)</text:p>
          </table:table-cell>
          <table:table-cell office:value-type="string" table:style-name="ce10">
            <text:p>無</text:p>
          </table:table-cell>
          <table:table-cell office:value-type="float" office:value="32" table:style-name="ce10">
            <text:p><text:s/>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延吉街5巷(吉仁公園南側)</text:p>
          </table:table-cell>
          <table:table-cell office:value-type="string" table:style-name="ce10">
            <text:p>無</text:p>
          </table:table-cell>
          <table:table-cell office:value-type="float" office:value="40" table:style-name="ce10">
            <text:p><text:s/>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76-1號往和興炭坑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5段36巷4弄2號旁</text:p>
          </table:table-cell>
          <table:table-cell office:value-type="string" table:style-name="ce10">
            <text:p>無</text:p>
          </table:table-cell>
          <table:table-cell office:value-type="float" office:value="77" table:style-name="ce10">
            <text:p><text:s/>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284巷18弄</text:p>
          </table:table-cell>
          <table:table-cell office:value-type="string" table:style-name="ce10">
            <text:p>無</text:p>
          </table:table-cell>
          <table:table-cell office:value-type="float" office:value="320" table:style-name="ce10">
            <text:p><text:s/>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生東路5段27巷9弄23號</text:p>
          </table:table-cell>
          <table:table-cell office:value-type="string" table:style-name="ce10">
            <text:p>無</text:p>
          </table:table-cell>
          <table:table-cell office:value-type="float" office:value="320" table:style-name="ce10">
            <text:p><text:s/>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4段112巷</text:p>
          </table:table-cell>
          <table:table-cell office:value-type="string" table:style-name="ce10">
            <text:p>無</text:p>
          </table:table-cell>
          <table:table-cell office:value-type="float" office:value="483" table:style-name="ce10">
            <text:p><text:s/>4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嘉興街305巷</text:p>
          </table:table-cell>
          <table:table-cell office:value-type="string" table:style-name="ce10">
            <text:p>無</text:p>
          </table:table-cell>
          <table:table-cell office:value-type="float" office:value="128" table:style-name="ce10">
            <text:p><text:s/>1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3段158巷與158巷20弄口</text:p>
          </table:table-cell>
          <table:table-cell office:value-type="string" table:style-name="ce10">
            <text:p>無</text:p>
          </table:table-cell>
          <table:table-cell office:value-type="float" office:value="128" table:style-name="ce10">
            <text:p><text:s/>1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安街103巷62號前</text:p>
          </table:table-cell>
          <table:table-cell office:value-type="string" table:style-name="ce10">
            <text:p>無</text:p>
          </table:table-cell>
          <table:table-cell office:value-type="float" office:value="128" table:style-name="ce10">
            <text:p><text:s/>1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401弄20號至30號</text:p>
          </table:table-cell>
          <table:table-cell office:value-type="string" table:style-name="ce10">
            <text:p>無</text:p>
          </table:table-cell>
          <table:table-cell office:value-type="float" office:value="313" table:style-name="ce10">
            <text:p><text:s/>3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崇德街38巷21號至23號及崇德街40號轉角</text:p>
          </table:table-cell>
          <table:table-cell office:value-type="string" table:style-name="ce10">
            <text:p>無</text:p>
          </table:table-cell>
          <table:table-cell office:value-type="float" office:value="70" table:style-name="ce10">
            <text:p><text:s/>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光復南路415巷226號前道路</text:p>
          </table:table-cell>
          <table:table-cell office:value-type="string" table:style-name="ce10">
            <text:p>無</text:p>
          </table:table-cell>
          <table:table-cell office:value-type="float" office:value="512" table:style-name="ce10">
            <text:p><text:s/>5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5段71巷12弄單號號至轉角(3-21)</text:p>
          </table:table-cell>
          <table:table-cell office:value-type="string" table:style-name="ce10">
            <text:p>無</text:p>
          </table:table-cell>
          <table:table-cell office:value-type="float" office:value="480" table:style-name="ce10">
            <text:p><text:s/>4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虎林街56巷</text:p>
          </table:table-cell>
          <table:table-cell office:value-type="string" table:style-name="ce10">
            <text:p>無</text:p>
          </table:table-cell>
          <table:table-cell office:value-type="float" office:value="497" table:style-name="ce10">
            <text:p><text:s/>4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600巷38至58弄</text:p>
          </table:table-cell>
          <table:table-cell office:value-type="string" table:style-name="ce10">
            <text:p>無</text:p>
          </table:table-cell>
          <table:table-cell office:value-type="float" office:value="464" table:style-name="ce10">
            <text:p><text:s/>4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松山路465巷和林口街77號</text:p>
          </table:table-cell>
          <table:table-cell office:value-type="string" table:style-name="ce10">
            <text:p>無</text:p>
          </table:table-cell>
          <table:table-cell office:value-type="float" office:value="496" table:style-name="ce10">
            <text:p><text:s/>4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120巷22弄單號側溝蓋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南京東路5段66巷3弄</text:p>
          </table:table-cell>
          <table:table-cell office:value-type="string" table:style-name="ce10">
            <text:p>無</text:p>
          </table:table-cell>
          <table:table-cell office:value-type="float" office:value="544" table:style-name="ce10">
            <text:p><text:s/>5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4段245巷56弄</text:p>
          </table:table-cell>
          <table:table-cell office:value-type="string" table:style-name="ce10">
            <text:p>無</text:p>
          </table:table-cell>
          <table:table-cell office:value-type="float" office:value="896" table:style-name="ce10">
            <text:p><text:s/>8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4段245巷52弄</text:p>
          </table:table-cell>
          <table:table-cell office:value-type="string" table:style-name="ce10">
            <text:p>無</text:p>
          </table:table-cell>
          <table:table-cell office:value-type="float" office:value="768" table:style-name="ce10">
            <text:p><text:s/>7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北路85巷1至33號</text:p>
          </table:table-cell>
          <table:table-cell office:value-type="string" table:style-name="ce10">
            <text:p>無</text:p>
          </table:table-cell>
          <table:table-cell office:value-type="float" office:value="704" table:style-name="ce10">
            <text:p><text:s/>70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南路13巷2至12號</text:p>
          </table:table-cell>
          <table:table-cell office:value-type="string" table:style-name="ce10">
            <text:p>無</text:p>
          </table:table-cell>
          <table:table-cell office:value-type="float" office:value="397" table:style-name="ce10">
            <text:p><text:s/>3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南路17巷39至53號</text:p>
          </table:table-cell>
          <table:table-cell office:value-type="string" table:style-name="ce10">
            <text:p>無</text:p>
          </table:table-cell>
          <table:table-cell office:value-type="float" office:value="288" table:style-name="ce10">
            <text:p><text:s/>28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南路33巷20弄</text:p>
          </table:table-cell>
          <table:table-cell office:value-type="string" table:style-name="ce10">
            <text:p>無</text:p>
          </table:table-cell>
          <table:table-cell office:value-type="float" office:value="160" table:style-name="ce10">
            <text:p><text:s/>1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虎林街60巷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5段71巷(加油站旁)</text:p>
          </table:table-cell>
          <table:table-cell office:value-type="string" table:style-name="ce10">
            <text:p>無</text:p>
          </table:table-cell>
          <table:table-cell office:value-type="float" office:value="64" table:style-name="ce10">
            <text:p><text:s/>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富陽街55巷26號對面</text:p>
          </table:table-cell>
          <table:table-cell office:value-type="string" table:style-name="ce10">
            <text:p>無</text:p>
          </table:table-cell>
          <table:table-cell office:value-type="float" office:value="320" table:style-name="ce10">
            <text:p><text:s/>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光復北路100巷</text:p>
          </table:table-cell>
          <table:table-cell office:value-type="string" table:style-name="ce10">
            <text:p>無</text:p>
          </table:table-cell>
          <table:table-cell office:value-type="float" office:value="432" table:style-name="ce10">
            <text:p><text:s/>4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光復北路100巷</text:p>
          </table:table-cell>
          <table:table-cell office:value-type="string" table:style-name="ce10">
            <text:p>無</text:p>
          </table:table-cell>
          <table:table-cell office:value-type="float" office:value="864" table:style-name="ce10">
            <text:p><text:s/>8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瑞雲街40號旁</text:p>
          </table:table-cell>
          <table:table-cell office:value-type="string" table:style-name="ce10">
            <text:p>無</text:p>
          </table:table-cell>
          <table:table-cell office:value-type="float" office:value="80" table:style-name="ce10">
            <text:p><text:s/>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118巷15弄(自吳興街156巷2弄18號前至吳興街118巷9號)</text:p>
          </table:table-cell>
          <table:table-cell office:value-type="string" table:style-name="ce10">
            <text:p>無</text:p>
          </table:table-cell>
          <table:table-cell office:value-type="float" office:value="260" table:style-name="ce10">
            <text:p><text:s/>2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583巷1弄</text:p>
          </table:table-cell>
          <table:table-cell office:value-type="string" table:style-name="ce10">
            <text:p>無</text:p>
          </table:table-cell>
          <table:table-cell office:value-type="float" office:value="75" table:style-name="ce10">
            <text:p><text:s/>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118巷35弄1至5號</text:p>
          </table:table-cell>
          <table:table-cell office:value-type="string" table:style-name="ce10">
            <text:p>無</text:p>
          </table:table-cell>
          <table:table-cell office:value-type="float" office:value="83" table:style-name="ce10">
            <text:p><text:s/>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118巷35弄2號至4號及基隆路2段79巷32號至40號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安街103巷13號至15號</text:p>
          </table:table-cell>
          <table:table-cell office:value-type="string" table:style-name="ce10">
            <text:p>無</text:p>
          </table:table-cell>
          <table:table-cell office:value-type="float" office:value="128" table:style-name="ce10">
            <text:p><text:s/>1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忠孝東路4段559巷18-1號至忠孝東路4段559巷46弄26號</text:p>
          </table:table-cell>
          <table:table-cell office:value-type="string" table:style-name="ce10">
            <text:p>無</text:p>
          </table:table-cell>
          <table:table-cell office:value-type="float" office:value="684" table:style-name="ce10">
            <text:p><text:s/>6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4段559巷55-1號至忠孝東路4段559巷46弄24號</text:p>
          </table:table-cell>
          <table:table-cell office:value-type="string" table:style-name="ce10">
            <text:p>無</text:p>
          </table:table-cell>
          <table:table-cell office:value-type="float" office:value="307" table:style-name="ce10">
            <text:p><text:s/>3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260巷19弄</text:p>
          </table:table-cell>
          <table:table-cell office:value-type="string" table:style-name="ce10">
            <text:p>無</text:p>
          </table:table-cell>
          <table:table-cell office:value-type="float" office:value="340" table:style-name="ce10">
            <text:p><text:s/>3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260巷19弄</text:p>
          </table:table-cell>
          <table:table-cell office:value-type="string" table:style-name="ce10">
            <text:p>無</text:p>
          </table:table-cell>
          <table:table-cell office:value-type="float" office:value="544" table:style-name="ce10">
            <text:p><text:s/>5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塔悠路335號旁</text:p>
          </table:table-cell>
          <table:table-cell office:value-type="string" table:style-name="ce10">
            <text:p>無</text:p>
          </table:table-cell>
          <table:table-cell office:value-type="float" office:value="160" table:style-name="ce10">
            <text:p><text:s/>1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福德街268巷29弄2號至24號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逸仙路26巷19號至23號(中間巷道)</text:p>
          </table:table-cell>
          <table:table-cell office:value-type="string" table:style-name="ce10">
            <text:p>無</text:p>
          </table:table-cell>
          <table:table-cell office:value-type="float" office:value="72" table:style-name="ce10">
            <text:p><text:s/>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逸仙路26巷19號至23號(中間巷道)</text:p>
          </table:table-cell>
          <table:table-cell office:value-type="string" table:style-name="ce10">
            <text:p>無</text:p>
          </table:table-cell>
          <table:table-cell office:value-type="float" office:value="102" table:style-name="ce10">
            <text:p><text:s/>10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基隆路2段167巷</text:p>
          </table:table-cell>
          <table:table-cell office:value-type="string" table:style-name="ce10">
            <text:p>無</text:p>
          </table:table-cell>
          <table:table-cell office:value-type="float" office:value="55" table:style-name="ce10">
            <text:p><text:s/>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基隆路2段167巷</text:p>
          </table:table-cell>
          <table:table-cell office:value-type="string" table:style-name="ce10">
            <text:p>無</text:p>
          </table:table-cell>
          <table:table-cell office:value-type="float" office:value="176" table:style-name="ce10">
            <text:p><text:s/>17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健康路8巷</text:p>
          </table:table-cell>
          <table:table-cell office:value-type="string" table:style-name="ce10">
            <text:p>無</text:p>
          </table:table-cell>
          <table:table-cell office:value-type="float" office:value="320" table:style-name="ce10">
            <text:p><text:s/>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重慶南路2段6巷</text:p>
          </table:table-cell>
          <table:table-cell office:value-type="string" table:style-name="ce10">
            <text:p>無</text:p>
          </table:table-cell>
          <table:table-cell office:value-type="float" office:value="242" table:style-name="ce10">
            <text:p><text:s/>24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羅斯福路3段128巷4弄及羅斯福路3段140巷</text:p>
          </table:table-cell>
          <table:table-cell office:value-type="string" table:style-name="ce10">
            <text:p>無</text:p>
          </table:table-cell>
          <table:table-cell office:value-type="float" office:value="255" table:style-name="ce10">
            <text:p><text:s/>2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羅斯福路3段284巷口、羅斯福路3段286巷</text:p>
          </table:table-cell>
          <table:table-cell office:value-type="string" table:style-name="ce10">
            <text:p>無</text:p>
          </table:table-cell>
          <table:table-cell office:value-type="float" office:value="208" table:style-name="ce10">
            <text:p><text:s/>20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側溝蓋更新及路面更新</text:p>
          </table:table-cell>
          <table:table-cell office:value-type="string" table:style-name="ce12">
            <text:p>昆明街201巷、</text:p>
            <text:p>桂林路29巷</text:p>
          </table:table-cell>
          <table:table-cell office:value-type="string" table:style-name="ce10">
            <text:p>無</text:p>
          </table:table-cell>
          <table:table-cell office:value-type="float" office:value="622" table:style-name="ce10">
            <text:p><text:s/>6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桂林路242巷5號至67號</text:p>
          </table:table-cell>
          <table:table-cell office:value-type="string" table:style-name="ce10">
            <text:p>無</text:p>
          </table:table-cell>
          <table:table-cell office:value-type="float" office:value="382" table:style-name="ce10">
            <text:p><text:s/>38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東園街73巷76弄</text:p>
          </table:table-cell>
          <table:table-cell office:value-type="string" table:style-name="ce10">
            <text:p>無</text:p>
          </table:table-cell>
          <table:table-cell office:value-type="float" office:value="148" table:style-name="ce10">
            <text:p><text:s/>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大路84巷、萬大路90巷</text:p>
          </table:table-cell>
          <table:table-cell office:value-type="string" table:style-name="ce10">
            <text:p>無</text:p>
          </table:table-cell>
          <table:table-cell office:value-type="float" office:value="467" table:style-name="ce10">
            <text:p><text:s/>46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隆昌街</text:p>
          </table:table-cell>
          <table:table-cell office:value-type="string" table:style-name="ce10">
            <text:p>無</text:p>
          </table:table-cell>
          <table:table-cell office:value-type="float" office:value="327" table:style-name="ce10">
            <text:p><text:s/>32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大路322巷</text:p>
          </table:table-cell>
          <table:table-cell office:value-type="string" table:style-name="ce10">
            <text:p>無</text:p>
          </table:table-cell>
          <table:table-cell office:value-type="float" office:value="495" table:style-name="ce10">
            <text:p><text:s/>4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向陽路120巷1-11.15-19號</text:p>
          </table:table-cell>
          <table:table-cell office:value-type="string" table:style-name="ce10">
            <text:p>無</text:p>
          </table:table-cell>
          <table:table-cell office:value-type="float" office:value="297" table:style-name="ce10">
            <text:p><text:s/>2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興中路86巷</text:p>
          </table:table-cell>
          <table:table-cell office:value-type="string" table:style-name="ce10">
            <text:p>無</text:p>
          </table:table-cell>
          <table:table-cell office:value-type="float" office:value="292" table:style-name="ce10">
            <text:p><text:s/>29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6段101號至449號間</text:p>
          </table:table-cell>
          <table:table-cell office:value-type="string" table:style-name="ce10">
            <text:p>無</text:p>
          </table:table-cell>
          <table:table-cell office:value-type="float" office:value="2375" table:style-name="ce10">
            <text:p><text:s/>2,3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內湖路3段60巷8弄靠公園側溝</text:p>
          </table:table-cell>
          <table:table-cell office:value-type="string" table:style-name="ce10">
            <text:p>無</text:p>
          </table:table-cell>
          <table:table-cell office:value-type="float" office:value="570" table:style-name="ce10">
            <text:p><text:s/>5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德路66巷口至66巷10弄間(兩側)</text:p>
          </table:table-cell>
          <table:table-cell office:value-type="string" table:style-name="ce10">
            <text:p>無</text:p>
          </table:table-cell>
          <table:table-cell office:value-type="float" office:value="384" table:style-name="ce10">
            <text:p><text:s/>3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湖街21巷18號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湖街21巷口至7號間(臨學校側)</text:p>
          </table:table-cell>
          <table:table-cell office:value-type="string" table:style-name="ce10">
            <text:p>無</text:p>
          </table:table-cell>
          <table:table-cell office:value-type="float" office:value="181" table:style-name="ce10">
            <text:p><text:s/>18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德路220巷</text:p>
          </table:table-cell>
          <table:table-cell office:value-type="string" table:style-name="ce10">
            <text:p>無</text:p>
          </table:table-cell>
          <table:table-cell office:value-type="float" office:value="497" table:style-name="ce10">
            <text:p><text:s/>4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內湖路2段334號農會前水溝蓋</text:p>
          </table:table-cell>
          <table:table-cell office:value-type="string" table:style-name="ce10">
            <text:p>無</text:p>
          </table:table-cell>
          <table:table-cell office:value-type="float" office:value="259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權東路6段296巷66號</text:p>
          </table:table-cell>
          <table:table-cell office:value-type="string" table:style-name="ce10">
            <text:p>無</text:p>
          </table:table-cell>
          <table:table-cell office:value-type="float" office:value="561" table:style-name="ce10">
            <text:p><text:s/>5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成功路4段61巷25弄</text:p>
          </table:table-cell>
          <table:table-cell office:value-type="string" table:style-name="ce10">
            <text:p>無</text:p>
          </table:table-cell>
          <table:table-cell office:value-type="float" office:value="683" table:style-name="ce10">
            <text:p><text:s/>6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成功路3段187巷</text:p>
          </table:table-cell>
          <table:table-cell office:value-type="string" table:style-name="ce10">
            <text:p>無</text:p>
          </table:table-cell>
          <table:table-cell office:value-type="float" office:value="571" table:style-name="ce10">
            <text:p><text:s/>5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文德路66巷69弄6-8號</text:p>
          </table:table-cell>
          <table:table-cell office:value-type="string" table:style-name="ce10">
            <text:p>無</text:p>
          </table:table-cell>
          <table:table-cell office:value-type="float" office:value="266" table:style-name="ce10">
            <text:p><text:s/>26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康寧路3段99巷12弄雙號側</text:p>
          </table:table-cell>
          <table:table-cell office:value-type="string" table:style-name="ce10">
            <text:p>無</text:p>
          </table:table-cell>
          <table:table-cell office:value-type="float" office:value="325" table:style-name="ce10">
            <text:p><text:s/>3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南港路1段136巷單側側溝及路面</text:p>
          </table:table-cell>
          <table:table-cell office:value-type="string" table:style-name="ce10">
            <text:p>無</text:p>
          </table:table-cell>
          <table:table-cell office:value-type="float" office:value="305" table:style-name="ce10">
            <text:p><text:s/>30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內湖路1段91巷102號至152號雙側</text:p>
          </table:table-cell>
          <table:table-cell office:value-type="string" table:style-name="ce10">
            <text:p>無</text:p>
          </table:table-cell>
          <table:table-cell office:value-type="float" office:value="398" table:style-name="ce10">
            <text:p><text:s/>39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6段159巷與185巷</text:p>
          </table:table-cell>
          <table:table-cell office:value-type="string" table:style-name="ce10">
            <text:p>無</text:p>
          </table:table-cell>
          <table:table-cell office:value-type="float" office:value="744" table:style-name="ce10">
            <text:p><text:s/>7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星雲街138巷17號</text:p>
          </table:table-cell>
          <table:table-cell office:value-type="string" table:style-name="ce10">
            <text:p>無</text:p>
          </table:table-cell>
          <table:table-cell office:value-type="float" office:value="439" table:style-name="ce10">
            <text:p><text:s/>4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權東路6段320至326號前及民權東路6段296巷9號對面巷子轉彎處</text:p>
          </table:table-cell>
          <table:table-cell office:value-type="string" table:style-name="ce10">
            <text:p>無</text:p>
          </table:table-cell>
          <table:table-cell office:value-type="float" office:value="113" table:style-name="ce10">
            <text:p><text:s/>1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權東路6段280巷25弄60號至25弄底於水溝蓋板邊增設路緣石</text:p>
          </table:table-cell>
          <table:table-cell office:value-type="string" table:style-name="ce10">
            <text:p>無</text:p>
          </table:table-cell>
          <table:table-cell office:value-type="float" office:value="439" table:style-name="ce10">
            <text:p><text:s/>4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南港區興南街54號至興南街52巷2號前</text:p>
          </table:table-cell>
          <table:table-cell office:value-type="string" table:style-name="ce10">
            <text:p>無</text:p>
          </table:table-cell>
          <table:table-cell office:value-type="float" office:value="157" table:style-name="ce10">
            <text:p><text:s/>15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忠孝東路6段149號</text:p>
          </table:table-cell>
          <table:table-cell office:value-type="string" table:style-name="ce10">
            <text:p>無</text:p>
          </table:table-cell>
          <table:table-cell office:value-type="float" office:value="316" table:style-name="ce10">
            <text:p><text:s/>31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研究院路2段199號</text:p>
          </table:table-cell>
          <table:table-cell office:value-type="string" table:style-name="ce10">
            <text:p>無</text:p>
          </table:table-cell>
          <table:table-cell office:value-type="float" office:value="221" table:style-name="ce10">
            <text:p><text:s/>2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舊莊街1段216巷口</text:p>
          </table:table-cell>
          <table:table-cell office:value-type="string" table:style-name="ce10">
            <text:p>無</text:p>
          </table:table-cell>
          <table:table-cell office:value-type="float" office:value="385" table:style-name="ce10">
            <text:p><text:s/>3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志銘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中坡北路30巷側溝及中坡北路40巷路面</text:p>
          </table:table-cell>
          <table:table-cell office:value-type="string" table:style-name="ce10">
            <text:p>無</text:p>
          </table:table-cell>
          <table:table-cell office:value-type="float" office:value="240" table:style-name="ce10">
            <text:p><text:s/>2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中南街101巷</text:p>
          </table:table-cell>
          <table:table-cell office:value-type="string" table:style-name="ce10">
            <text:p>無</text:p>
          </table:table-cell>
          <table:table-cell office:value-type="float" office:value="259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成功路4段294巷24號前</text:p>
          </table:table-cell>
          <table:table-cell office:value-type="string" table:style-name="ce10">
            <text:p>無</text:p>
          </table:table-cell>
          <table:table-cell office:value-type="float" office:value="236" table:style-name="ce10">
            <text:p><text:s/>2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安泰街129巷6號至133號路面及安泰街125巷溝蓋</text:p>
          </table:table-cell>
          <table:table-cell office:value-type="string" table:style-name="ce10">
            <text:p>無</text:p>
          </table:table-cell>
          <table:table-cell office:value-type="float" office:value="204" table:style-name="ce10">
            <text:p><text:s/>20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內湖路1段91巷12弄路面更新</text:p>
          </table:table-cell>
          <table:table-cell office:value-type="string" table:style-name="ce10">
            <text:p>無</text:p>
          </table:table-cell>
          <table:table-cell office:value-type="float" office:value="348" table:style-name="ce10">
            <text:p><text:s/>3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內湖路3段89巷</text:p>
          </table:table-cell>
          <table:table-cell office:value-type="string" table:style-name="ce10">
            <text:p>無</text:p>
          </table:table-cell>
          <table:table-cell office:value-type="float" office:value="139" table:style-name="ce10">
            <text:p><text:s/>1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民權東路6段318號至324號</text:p>
          </table:table-cell>
          <table:table-cell office:value-type="string" table:style-name="ce10">
            <text:p>無</text:p>
          </table:table-cell>
          <table:table-cell office:value-type="float" office:value="561" table:style-name="ce10">
            <text:p><text:s/>5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業路527巷161弄12號</text:p>
          </table:table-cell>
          <table:table-cell office:value-type="string" table:style-name="ce10">
            <text:p>無</text:p>
          </table:table-cell>
          <table:table-cell office:value-type="float" office:value="1848" table:style-name="ce10">
            <text:p><text:s/>1,8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中和街455巷4、6、7、8、9弄</text:p>
          </table:table-cell>
          <table:table-cell office:value-type="string" table:style-name="ce10">
            <text:p>無</text:p>
          </table:table-cell>
          <table:table-cell office:value-type="float" office:value="1178" table:style-name="ce10">
            <text:p><text:s/>1,1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和街455巷4、6、7、8、9弄</text:p>
          </table:table-cell>
          <table:table-cell office:value-type="string" table:style-name="ce10">
            <text:p>無</text:p>
          </table:table-cell>
          <table:table-cell office:value-type="float" office:value="1901" table:style-name="ce10">
            <text:p><text:s/>1,9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中和街455巷11弄</text:p>
          </table:table-cell>
          <table:table-cell office:value-type="string" table:style-name="ce10">
            <text:p>無</text:p>
          </table:table-cell>
          <table:table-cell office:value-type="float" office:value="146" table:style-name="ce10">
            <text:p><text:s/>14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同街(育仁路口)至中央北路口</text:p>
          </table:table-cell>
          <table:table-cell office:value-type="string" table:style-name="ce10">
            <text:p>無</text:p>
          </table:table-cell>
          <table:table-cell office:value-type="float" office:value="1152" table:style-name="ce10">
            <text:p><text:s/>1,15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長壽路28號旁</text:p>
          </table:table-cell>
          <table:table-cell office:value-type="string" table:style-name="ce10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長壽路28號旁</text:p>
          </table:table-cell>
          <table:table-cell office:value-type="string" table:style-name="ce10">
            <text:p>無</text:p>
          </table:table-cell>
          <table:table-cell office:value-type="float" office:value="72" table:style-name="ce10">
            <text:p><text:s/>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長壽路22號旁</text:p>
          </table:table-cell>
          <table:table-cell office:value-type="string" table:style-name="ce10">
            <text:p>無</text:p>
          </table:table-cell>
          <table:table-cell office:value-type="float" office:value="96" table:style-name="ce10">
            <text:p><text:s/>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母東路43巷</text:p>
          </table:table-cell>
          <table:table-cell office:value-type="string" table:style-name="ce10">
            <text:p>無</text:p>
          </table:table-cell>
          <table:table-cell office:value-type="float" office:value="233" table:style-name="ce10">
            <text:p><text:s/>2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天母東路43巷</text:p>
          </table:table-cell>
          <table:table-cell office:value-type="string" table:style-name="ce10">
            <text:p>無</text:p>
          </table:table-cell>
          <table:table-cell office:value-type="float" office:value="210" table:style-name="ce10">
            <text:p><text:s/>21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天母東路69巷27號前(私地)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玉街103巷1號-7號前(雙側)</text:p>
          </table:table-cell>
          <table:table-cell office:value-type="string" table:style-name="ce10">
            <text:p>無</text:p>
          </table:table-cell>
          <table:table-cell office:value-type="float" office:value="187" table:style-name="ce10">
            <text:p><text:s/>18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北路7段141巷14弄6號-12號對面</text:p>
          </table:table-cell>
          <table:table-cell office:value-type="string" table:style-name="ce10">
            <text:p>無</text:p>
          </table:table-cell>
          <table:table-cell office:value-type="float" office:value="58" table:style-name="ce10">
            <text:p><text:s/>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玉街27巷</text:p>
          </table:table-cell>
          <table:table-cell office:value-type="string" table:style-name="ce10">
            <text:p>無</text:p>
          </table:table-cell>
          <table:table-cell office:value-type="float" office:value="1130" table:style-name="ce10">
            <text:p><text:s/>1,1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劍潭路81號至華齡街口(單側</text:p>
          </table:table-cell>
          <table:table-cell office:value-type="string" table:style-name="ce10">
            <text:p>無</text:p>
          </table:table-cell>
          <table:table-cell office:value-type="float" office:value="342" table:style-name="ce10">
            <text:p><text:s/>34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德行東路90巷13弄(雙側)</text:p>
          </table:table-cell>
          <table:table-cell office:value-type="string" table:style-name="ce10">
            <text:p>無</text:p>
          </table:table-cell>
          <table:table-cell office:value-type="float" office:value="331" table:style-name="ce10">
            <text:p><text:s/>3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承德路4段58巷</text:p>
          </table:table-cell>
          <table:table-cell office:value-type="string" table:style-name="ce10">
            <text:p>無</text:p>
          </table:table-cell>
          <table:table-cell office:value-type="float" office:value="421" table:style-name="ce10">
            <text:p><text:s/>4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德行東路331巷35號(單側</text:p>
          </table:table-cell>
          <table:table-cell office:value-type="string" table:style-name="ce10">
            <text:p>無</text:p>
          </table:table-cell>
          <table:table-cell office:value-type="float" office:value="619" table:style-name="ce10">
            <text:p><text:s/>61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社中街210巷(雙號側)</text:p>
          </table:table-cell>
          <table:table-cell office:value-type="string" table:style-name="ce10">
            <text:p>無</text:p>
          </table:table-cell>
          <table:table-cell office:value-type="float" office:value="354" table:style-name="ce10">
            <text:p><text:s/>3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社中街251巷</text:p>
          </table:table-cell>
          <table:table-cell office:value-type="string" table:style-name="ce10">
            <text:p>無</text:p>
          </table:table-cell>
          <table:table-cell office:value-type="float" office:value="131" table:style-name="ce10">
            <text:p><text:s/>1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社中街251巷</text:p>
          </table:table-cell>
          <table:table-cell office:value-type="string" table:style-name="ce10">
            <text:p>無</text:p>
          </table:table-cell>
          <table:table-cell office:value-type="float" office:value="311" table:style-name="ce10">
            <text:p><text:s/>31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芝玉路2段52巷</text:p>
          </table:table-cell>
          <table:table-cell office:value-type="string" table:style-name="ce10">
            <text:p>無</text:p>
          </table:table-cell>
          <table:table-cell office:value-type="float" office:value="648" table:style-name="ce10">
            <text:p><text:s/>6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德行東路283巷與士東路266巷20弄交叉口</text:p>
          </table:table-cell>
          <table:table-cell office:value-type="string" table:style-name="ce10">
            <text:p>無</text:p>
          </table:table-cell>
          <table:table-cell office:value-type="float" office:value="468" table:style-name="ce10">
            <text:p><text:s/>4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葫蘆街54巷</text:p>
          </table:table-cell>
          <table:table-cell office:value-type="string" table:style-name="ce10">
            <text:p>無</text:p>
          </table:table-cell>
          <table:table-cell office:value-type="float" office:value="713" table:style-name="ce10">
            <text:p><text:s/>7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葫蘆街30巷</text:p>
          </table:table-cell>
          <table:table-cell office:value-type="string" table:style-name="ce10">
            <text:p>無</text:p>
          </table:table-cell>
          <table:table-cell office:value-type="float" office:value="694" table:style-name="ce10">
            <text:p><text:s/>69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延平北路7段27巷11號</text:p>
          </table:table-cell>
          <table:table-cell office:value-type="string" table:style-name="ce10">
            <text:p>無</text:p>
          </table:table-cell>
          <table:table-cell office:value-type="float" office:value="94" table:style-name="ce10">
            <text:p><text:s/>9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延平北路8段2巷191號前至200弄7號前</text:p>
          </table:table-cell>
          <table:table-cell office:value-type="string" table:style-name="ce10">
            <text:p>無</text:p>
          </table:table-cell>
          <table:table-cell office:value-type="float" office:value="828" table:style-name="ce10">
            <text:p><text:s/>8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志路14巷7弄</text:p>
          </table:table-cell>
          <table:table-cell office:value-type="string" table:style-name="ce10">
            <text:p>無</text:p>
          </table:table-cell>
          <table:table-cell office:value-type="float" office:value="612" table:style-name="ce10">
            <text:p><text:s/>6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通河東街1段9巷(單號側</text:p>
          </table:table-cell>
          <table:table-cell office:value-type="string" table:style-name="ce10">
            <text:p>無</text:p>
          </table:table-cell>
          <table:table-cell office:value-type="float" office:value="256" table:style-name="ce10">
            <text:p><text:s/>2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文林路755號</text:p>
          </table:table-cell>
          <table:table-cell office:value-type="string" table:style-name="ce10">
            <text:p>無</text:p>
          </table:table-cell>
          <table:table-cell office:value-type="float" office:value="297" table:style-name="ce10">
            <text:p><text:s/>2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銑鋪更新<text:s/></text:p>
          </table:table-cell>
          <table:table-cell office:value-type="string" table:style-name="ce12">
            <text:p>中正路212巷及中正路212巷1-12弄</text:p>
          </table:table-cell>
          <table:table-cell office:value-type="string" table:style-name="ce10">
            <text:p>無</text:p>
          </table:table-cell>
          <table:table-cell office:value-type="float" office:value="2026" table:style-name="ce10">
            <text:p><text:s/>2,02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忠孝東路3段217巷5弄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樂業街37號至41巷24號前</text:p>
          </table:table-cell>
          <table:table-cell office:value-type="string" table:style-name="ce10">
            <text:p>無</text:p>
          </table:table-cell>
          <table:table-cell office:value-type="float" office:value="412" table:style-name="ce10">
            <text:p><text:s/>4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信義路2段198巷(金華街至新生南路2段30巷)</text:p>
          </table:table-cell>
          <table:table-cell office:value-type="string" table:style-name="ce10">
            <text:p>無</text:p>
          </table:table-cell>
          <table:table-cell office:value-type="float" office:value="584" table:style-name="ce10">
            <text:p><text:s/>5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龍泉市場</text:p>
          </table:table-cell>
          <table:table-cell office:value-type="string" table:style-name="ce10">
            <text:p>無</text:p>
          </table:table-cell>
          <table:table-cell office:value-type="float" office:value="568" table:style-name="ce10">
            <text:p><text:s/>5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溫州街22巷5號至泰順街間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道路銑鋪</text:p>
          </table:table-cell>
          <table:table-cell office:value-type="string" table:style-name="ce12">
            <text:p>大安區信義路2段86巷</text:p>
          </table:table-cell>
          <table:table-cell office:value-type="string" table:style-name="ce10">
            <text:p>無</text:p>
          </table:table-cell>
          <table:table-cell office:value-type="float" office:value="60" table:style-name="ce10">
            <text:p><text:s/>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忠孝東路3段193巷</text:p>
          </table:table-cell>
          <table:table-cell office:value-type="string" table:style-name="ce10">
            <text:p>無</text:p>
          </table:table-cell>
          <table:table-cell office:value-type="float" office:value="880" table:style-name="ce10">
            <text:p><text:s/>8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忠孝東路3段217巷6弄</text:p>
          </table:table-cell>
          <table:table-cell office:value-type="string" table:style-name="ce10">
            <text:p>無</text:p>
          </table:table-cell>
          <table:table-cell office:value-type="float" office:value="828" table:style-name="ce10">
            <text:p><text:s/>8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忠孝東路3段217巷8弄</text:p>
          </table:table-cell>
          <table:table-cell office:value-type="string" table:style-name="ce10">
            <text:p>無</text:p>
          </table:table-cell>
          <table:table-cell office:value-type="float" office:value="270" table:style-name="ce10">
            <text:p><text:s/>2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信義路2段198巷(金華街至新生南路2段30巷)</text:p>
          </table:table-cell>
          <table:table-cell office:value-type="string" table:style-name="ce10">
            <text:p>無</text:p>
          </table:table-cell>
          <table:table-cell office:value-type="float" office:value="584" table:style-name="ce10">
            <text:p><text:s/>5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龍泉市場</text:p>
          </table:table-cell>
          <table:table-cell office:value-type="string" table:style-name="ce10">
            <text:p>無</text:p>
          </table:table-cell>
          <table:table-cell office:value-type="float" office:value="568" table:style-name="ce10">
            <text:p><text:s/>5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忠孝東路4段170巷17弄</text:p>
          </table:table-cell>
          <table:table-cell office:value-type="string" table:style-name="ce10">
            <text:p>無</text:p>
          </table:table-cell>
          <table:table-cell office:value-type="float" office:value="121" table:style-name="ce10">
            <text:p><text:s/>1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建國南路2段11巷</text:p>
          </table:table-cell>
          <table:table-cell office:value-type="string" table:style-name="ce10">
            <text:p>無</text:p>
          </table:table-cell>
          <table:table-cell office:value-type="float" office:value="1627" table:style-name="ce10">
            <text:p><text:s/>1,62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忠孝東路4段170巷17弄</text:p>
          </table:table-cell>
          <table:table-cell office:value-type="string" table:style-name="ce10">
            <text:p>無</text:p>
          </table:table-cell>
          <table:table-cell office:value-type="float" office:value="307" table:style-name="ce10">
            <text:p><text:s/>3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安居街46巷</text:p>
          </table:table-cell>
          <table:table-cell office:value-type="string" table:style-name="ce10">
            <text:p>無</text:p>
          </table:table-cell>
          <table:table-cell office:value-type="float" office:value="1204" table:style-name="ce10">
            <text:p><text:s/>1,20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四維路160巷</text:p>
          </table:table-cell>
          <table:table-cell office:value-type="string" table:style-name="ce10">
            <text:p>無</text:p>
          </table:table-cell>
          <table:table-cell office:value-type="float" office:value="1330" table:style-name="ce10">
            <text:p><text:s/>1,3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潮州街160號雙側</text:p>
          </table:table-cell>
          <table:table-cell office:value-type="string" table:style-name="ce10">
            <text:p>無</text:p>
          </table:table-cell>
          <table:table-cell office:value-type="float" office:value="348" table:style-name="ce10">
            <text:p><text:s/>3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忠孝東路3段237巷</text:p>
          </table:table-cell>
          <table:table-cell office:value-type="string" table:style-name="ce10">
            <text:p>無</text:p>
          </table:table-cell>
          <table:table-cell office:value-type="float" office:value="920" table:style-name="ce10">
            <text:p><text:s/>9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和平東路2段118巷2弄</text:p>
          </table:table-cell>
          <table:table-cell office:value-type="string" table:style-name="ce10">
            <text:p>無</text:p>
          </table:table-cell>
          <table:table-cell office:value-type="float" office:value="596" table:style-name="ce10">
            <text:p><text:s/>5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和平東路2段118巷4弄</text:p>
          </table:table-cell>
          <table:table-cell office:value-type="string" table:style-name="ce10">
            <text:p>無</text:p>
          </table:table-cell>
          <table:table-cell office:value-type="float" office:value="612" table:style-name="ce10">
            <text:p><text:s/>6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光復南路308巷</text:p>
          </table:table-cell>
          <table:table-cell office:value-type="string" table:style-name="ce10">
            <text:p>無</text:p>
          </table:table-cell>
          <table:table-cell office:value-type="float" office:value="2282" table:style-name="ce10">
            <text:p><text:s/>2,28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泰順街50巷21至29號</text:p>
          </table:table-cell>
          <table:table-cell office:value-type="string" table:style-name="ce10">
            <text:p>無</text:p>
          </table:table-cell>
          <table:table-cell office:value-type="float" office:value="360" table:style-name="ce10">
            <text:p><text:s/>3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11巷38弄西側(11巷至37巷)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37巷(11巷14弄至11巷38弄)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81巷45弄3號前雙側側溝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師大路39巷</text:p>
          </table:table-cell>
          <table:table-cell office:value-type="string" table:style-name="ce10">
            <text:p>無</text:p>
          </table:table-cell>
          <table:table-cell office:value-type="float" office:value="1022" table:style-name="ce10">
            <text:p><text:s/>1,0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和平東路1段183巷11弄</text:p>
          </table:table-cell>
          <table:table-cell office:value-type="string" table:style-name="ce10">
            <text:p>無</text:p>
          </table:table-cell>
          <table:table-cell office:value-type="float" office:value="2100" table:style-name="ce10">
            <text:p><text:s/>2,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鋒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潮州街55巷東側</text:p>
          </table:table-cell>
          <table:table-cell office:value-type="string" table:style-name="ce10">
            <text:p>無</text:p>
          </table:table-cell>
          <table:table-cell office:value-type="float" office:value="540" table:style-name="ce10">
            <text:p><text:s/>5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鋒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復興南路2段210巷1弄</text:p>
          </table:table-cell>
          <table:table-cell office:value-type="string" table:style-name="ce10">
            <text:p>無</text:p>
          </table:table-cell>
          <table:table-cell office:value-type="float" office:value="630" table:style-name="ce10">
            <text:p><text:s/>6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市民大道3段150巷12弄</text:p>
          </table:table-cell>
          <table:table-cell office:value-type="string" table:style-name="ce10">
            <text:p>無</text:p>
          </table:table-cell>
          <table:table-cell office:value-type="float" office:value="168" table:style-name="ce10">
            <text:p><text:s/>1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市民大道3段150巷18弄</text:p>
          </table:table-cell>
          <table:table-cell office:value-type="string" table:style-name="ce10">
            <text:p>無</text:p>
          </table:table-cell>
          <table:table-cell office:value-type="float" office:value="168" table:style-name="ce10">
            <text:p><text:s/>1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仁愛路4段300巷20弄</text:p>
          </table:table-cell>
          <table:table-cell office:value-type="string" table:style-name="ce10">
            <text:p>無</text:p>
          </table:table-cell>
          <table:table-cell office:value-type="float" office:value="1800" table:style-name="ce10">
            <text:p><text:s/>1,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師大路86巷</text:p>
          </table:table-cell>
          <table:table-cell office:value-type="string" table:style-name="ce10">
            <text:p>無</text:p>
          </table:table-cell>
          <table:table-cell office:value-type="float" office:value="1920" table:style-name="ce10">
            <text:p><text:s/>1,9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基隆路2段291巷</text:p>
          </table:table-cell>
          <table:table-cell office:value-type="string" table:style-name="ce10">
            <text:p>無</text:p>
          </table:table-cell>
          <table:table-cell office:value-type="float" office:value="540" table:style-name="ce10">
            <text:p><text:s/>5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通安街44巷</text:p>
          </table:table-cell>
          <table:table-cell office:value-type="string" table:style-name="ce10">
            <text:p>無</text:p>
          </table:table-cell>
          <table:table-cell office:value-type="float" office:value="295" table:style-name="ce10">
            <text:p><text:s/>2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和平東路3段308巷15弄</text:p>
          </table:table-cell>
          <table:table-cell office:value-type="string" table:style-name="ce10">
            <text:p>無</text:p>
          </table:table-cell>
          <table:table-cell office:value-type="float" office:value="640" table:style-name="ce10">
            <text:p><text:s/>6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和平東路3段274~286號前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光復南路628巷</text:p>
          </table:table-cell>
          <table:table-cell office:value-type="string" table:style-name="ce10">
            <text:p>無</text:p>
          </table:table-cell>
          <table:table-cell office:value-type="float" office:value="296" table:style-name="ce10">
            <text:p><text:s/>2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通化街57巷南側</text:p>
          </table:table-cell>
          <table:table-cell office:value-type="string" table:style-name="ce10">
            <text:p>無</text:p>
          </table:table-cell>
          <table:table-cell office:value-type="float" office:value="535" table:style-name="ce10">
            <text:p><text:s/>53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通化街39巷50弄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文昌街210巷</text:p>
          </table:table-cell>
          <table:table-cell office:value-type="string" table:style-name="ce10">
            <text:p>無</text:p>
          </table:table-cell>
          <table:table-cell office:value-type="float" office:value="360" table:style-name="ce10">
            <text:p><text:s/>3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信義路4段265巷5弄</text:p>
          </table:table-cell>
          <table:table-cell office:value-type="string" table:style-name="ce10">
            <text:p>無</text:p>
          </table:table-cell>
          <table:table-cell office:value-type="float" office:value="1400" table:style-name="ce10">
            <text:p><text:s/>1,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溫州街74巷5弄雙號側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200巷(敦化南路2段172巷口至臥龍街口間)</text:p>
          </table:table-cell>
          <table:table-cell office:value-type="string" table:style-name="ce10">
            <text:p>無</text:p>
          </table:table-cell>
          <table:table-cell office:value-type="float" office:value="425" table:style-name="ce10">
            <text:p><text:s/>4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敦化南路2段172巷(臥龍街31巷口至敦化南路2段200巷口間)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臥龍街1號至57號</text:p>
          </table:table-cell>
          <table:table-cell office:value-type="string" table:style-name="ce10">
            <text:p>無</text:p>
          </table:table-cell>
          <table:table-cell office:value-type="float" office:value="1370" table:style-name="ce10">
            <text:p><text:s/>1,3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臥龍街至敦南街口</text:p>
          </table:table-cell>
          <table:table-cell office:value-type="string" table:style-name="ce10">
            <text:p>無</text:p>
          </table:table-cell>
          <table:table-cell office:value-type="float" office:value="680" table:style-name="ce10">
            <text:p><text:s/>6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臥龍街131巷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臥龍街131巷11弄</text:p>
          </table:table-cell>
          <table:table-cell office:value-type="string" table:style-name="ce10">
            <text:p>無</text:p>
          </table:table-cell>
          <table:table-cell office:value-type="float" office:value="480" table:style-name="ce10">
            <text:p><text:s/>4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四維路本線(208巷口至和平東路3段)</text:p>
          </table:table-cell>
          <table:table-cell office:value-type="string" table:style-name="ce10">
            <text:p>無</text:p>
          </table:table-cell>
          <table:table-cell office:value-type="float" office:value="855" table:style-name="ce10">
            <text:p><text:s/>8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四維路216巷</text:p>
          </table:table-cell>
          <table:table-cell office:value-type="string" table:style-name="ce10">
            <text:p>無</text:p>
          </table:table-cell>
          <table:table-cell office:value-type="float" office:value="1100" table:style-name="ce10">
            <text:p><text:s/>1,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和平東路2段311巷34弄</text:p>
          </table:table-cell>
          <table:table-cell office:value-type="string" table:style-name="ce10">
            <text:p>無</text:p>
          </table:table-cell>
          <table:table-cell office:value-type="float" office:value="324" table:style-name="ce10">
            <text:p><text:s/>3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敦化南路2段154巷</text:p>
          </table:table-cell>
          <table:table-cell office:value-type="string" table:style-name="ce10">
            <text:p>無</text:p>
          </table:table-cell>
          <table:table-cell office:value-type="float" office:value="216" table:style-name="ce10">
            <text:p><text:s/>21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大安區建國南路2段334巷</text:p>
          </table:table-cell>
          <table:table-cell office:value-type="string" table:style-name="ce10">
            <text:p>無</text:p>
          </table:table-cell>
          <table:table-cell office:value-type="float" office:value="536" table:style-name="ce10">
            <text:p><text:s/>5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金山南路2段10巷19號</text:p>
          </table:table-cell>
          <table:table-cell office:value-type="string" table:style-name="ce10">
            <text:p>無</text:p>
          </table:table-cell>
          <table:table-cell office:value-type="float" office:value="350" table:style-name="ce10">
            <text:p><text:s/>3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大安區復興南路2段180巷</text:p>
          </table:table-cell>
          <table:table-cell office:value-type="string" table:style-name="ce10">
            <text:p>無</text:p>
          </table:table-cell>
          <table:table-cell office:value-type="float" office:value="525" table:style-name="ce10">
            <text:p><text:s/>5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歐陽龍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延吉街160巷</text:p>
          </table:table-cell>
          <table:table-cell office:value-type="string" table:style-name="ce10">
            <text:p>無</text:p>
          </table:table-cell>
          <table:table-cell office:value-type="float" office:value="430" table:style-name="ce10">
            <text:p><text:s/>4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通化街165巷</text:p>
          </table:table-cell>
          <table:table-cell office:value-type="string" table:style-name="ce10">
            <text:p>無</text:p>
          </table:table-cell>
          <table:table-cell office:value-type="float" office:value="1360" table:style-name="ce10">
            <text:p><text:s/>1,3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通化街123巷</text:p>
          </table:table-cell>
          <table:table-cell office:value-type="string" table:style-name="ce10">
            <text:p>無</text:p>
          </table:table-cell>
          <table:table-cell office:value-type="float" office:value="1800" table:style-name="ce10">
            <text:p><text:s/>1,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安區安和路1段102巷</text:p>
          </table:table-cell>
          <table:table-cell office:value-type="string" table:style-name="ce10">
            <text:p>無</text:p>
          </table:table-cell>
          <table:table-cell office:value-type="float" office:value="1350" table:style-name="ce10">
            <text:p><text:s/>1,3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文山區福興路82巷7弄(路)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文山區福興路95巷65號-79號側溝</text:p>
          </table:table-cell>
          <table:table-cell office:value-type="string" table:style-name="ce10">
            <text:p>無</text:p>
          </table:table-cell>
          <table:table-cell office:value-type="float" office:value="240" table:style-name="ce10">
            <text:p><text:s/>2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萬美街2段82號後方巷道路面重新銑鋪</text:p>
          </table:table-cell>
          <table:table-cell office:value-type="string" table:style-name="ce10">
            <text:p>無</text:p>
          </table:table-cell>
          <table:table-cell office:value-type="float" office:value="2001" table:style-name="ce10">
            <text:p><text:s/>2,0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樟新街8巷5弄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文山區景華街121巷7弄11號</text:p>
          </table:table-cell>
          <table:table-cell office:value-type="string" table:style-name="ce10">
            <text:p>無</text:p>
          </table:table-cell>
          <table:table-cell office:value-type="float" office:value="350" table:style-name="ce10">
            <text:p><text:s/>3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景華街147巷5號至22號</text:p>
          </table:table-cell>
          <table:table-cell office:value-type="string" table:style-name="ce10">
            <text:p>無</text:p>
          </table:table-cell>
          <table:table-cell office:value-type="float" office:value="1250" table:style-name="ce10">
            <text:p><text:s/>1,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文山區福興路20號至65號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文山區福興路63巷2弄</text:p>
          </table:table-cell>
          <table:table-cell office:value-type="string" table:style-name="ce10">
            <text:p>無</text:p>
          </table:table-cell>
          <table:table-cell office:value-type="float" office:value="700" table:style-name="ce10">
            <text:p><text:s/>7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彥伯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木新路二段11巷6弄</text:p>
          </table:table-cell>
          <table:table-cell office:value-type="string" table:style-name="ce10">
            <text:p>無</text:p>
          </table:table-cell>
          <table:table-cell office:value-type="float" office:value="1375" table:style-name="ce10">
            <text:p><text:s/>1,3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文山區政大二街147號至129號(路面)</text:p>
          </table:table-cell>
          <table:table-cell office:value-type="string" table:style-name="ce10">
            <text:p>無</text:p>
          </table:table-cell>
          <table:table-cell office:value-type="float" office:value="4500" table:style-name="ce10">
            <text:p><text:s/>4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文山區萬壽路(指南宮前)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雜草清除</text:p>
          </table:table-cell>
          <table:table-cell office:value-type="string" table:style-name="ce12">
            <text:p>福和橋-汀洲路4段10之1號對面</text:p>
          </table:table-cell>
          <table:table-cell office:value-type="string" table:style-name="ce10">
            <text:p>無</text:p>
          </table:table-cell>
          <table:table-cell office:value-type="float" office:value="83" table:style-name="ce10">
            <text:p><text:s/>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木棧板修繕</text:p>
          </table:table-cell>
          <table:table-cell office:value-type="string" table:style-name="ce12">
            <text:p>雨聲橋</text:p>
          </table:table-cell>
          <table:table-cell office:value-type="string" table:style-name="ce10">
            <text:p>無</text:p>
          </table:table-cell>
          <table:table-cell office:value-type="float" office:value="15" table:style-name="ce10">
            <text:p><text:s/>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木板修復</text:p>
          </table:table-cell>
          <table:table-cell office:value-type="string" table:style-name="ce12">
            <text:p>南湖大橋-腳踏車道南往北方向</text:p>
          </table:table-cell>
          <table:table-cell office:value-type="string" table:style-name="ce10">
            <text:p>無</text:p>
          </table:table-cell>
          <table:table-cell office:value-type="float" office:value="5" table:style-name="ce10">
            <text:p><text:s/>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新設斜坡道</text:p>
          </table:table-cell>
          <table:table-cell office:value-type="string" table:style-name="ce12">
            <text:p>文化橋</text:p>
          </table:table-cell>
          <table:table-cell office:value-type="string" table:style-name="ce10">
            <text:p>無</text:p>
          </table:table-cell>
          <table:table-cell office:value-type="float" office:value="7" table:style-name="ce10">
            <text:p><text:s/>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增設隔音牆</text:p>
          </table:table-cell>
          <table:table-cell office:value-type="string" table:style-name="ce12">
            <text:p>環河南路2段新四號疏散門旁蝴蝶生態園區</text:p>
          </table:table-cell>
          <table:table-cell office:value-type="string" table:style-name="ce10">
            <text:p>無</text:p>
          </table:table-cell>
          <table:table-cell office:value-type="float" office:value="595" table:style-name="ce10">
            <text:p><text:s/>5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竹崙國際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華齡街(166號至大南路)</text:p>
          </table:table-cell>
          <table:table-cell office:value-type="string" table:style-name="ce10">
            <text:p>無</text:p>
          </table:table-cell>
          <table:table-cell office:value-type="float" office:value="1280" table:style-name="ce10">
            <text:p><text:s/>1,2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前港街(68巷至承德路)</text:p>
          </table:table-cell>
          <table:table-cell office:value-type="string" table:style-name="ce10">
            <text:p>無</text:p>
          </table:table-cell>
          <table:table-cell office:value-type="float" office:value="2140" table:style-name="ce10">
            <text:p><text:s/>2,1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中山北路6段776巷(全線)</text:p>
          </table:table-cell>
          <table:table-cell office:value-type="string" table:style-name="ce10">
            <text:p>無</text:p>
          </table:table-cell>
          <table:table-cell office:value-type="float" office:value="2070" table:style-name="ce10">
            <text:p><text:s/>2,0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天母西路22巷全線</text:p>
          </table:table-cell>
          <table:table-cell office:value-type="string" table:style-name="ce10">
            <text:p>無</text:p>
          </table:table-cell>
          <table:table-cell office:value-type="float" office:value="925" table:style-name="ce10">
            <text:p><text:s/>9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莊頂路(莊頂路橋至莊頂路80巷)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克強路與磺溪街交會口</text:p>
          </table:table-cell>
          <table:table-cell office:value-type="string" table:style-name="ce10">
            <text:p>無</text:p>
          </table:table-cell>
          <table:table-cell office:value-type="float" office:value="450" table:style-name="ce10">
            <text:p><text:s/>4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克強路32號前平面道路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  <text:p>謝維洲</text:p>
            <text:p>陳建銘</text:p>
          </table:table-cell>
          <table:table-cell office:value-type="string" table:style-name="ce9">
            <text:p>路面及側溝蓋</text:p>
          </table:table-cell>
          <table:table-cell office:value-type="string" table:style-name="ce12">
            <text:p>中山北路7段140巷全線</text:p>
          </table:table-cell>
          <table:table-cell office:value-type="string" table:style-name="ce10">
            <text:p>無</text:p>
          </table:table-cell>
          <table:table-cell office:value-type="float" office:value="1370" table:style-name="ce10">
            <text:p><text:s/>1,3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  <text:p>謝維洲</text:p>
            <text:p>陳建銘</text:p>
          </table:table-cell>
          <table:table-cell office:value-type="string" table:style-name="ce9">
            <text:p>人行道鋪面及緣石更新</text:p>
          </table:table-cell>
          <table:table-cell office:value-type="string" table:style-name="ce12">
            <text:p>中山北路7段140巷全線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後港街(147號至161號)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北路5段802號至6段20號(至誠路至忠誠路)</text:p>
          </table:table-cell>
          <table:table-cell office:value-type="string" table:style-name="ce10">
            <text:p>無</text:p>
          </table:table-cell>
          <table:table-cell office:value-type="float" office:value="1300" table:style-name="ce10">
            <text:p><text:s/>1,3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母西路至天母西路13巷2號</text:p>
          </table:table-cell>
          <table:table-cell office:value-type="string" table:style-name="ce10">
            <text:p>無</text:p>
          </table:table-cell>
          <table:table-cell office:value-type="float" office:value="450" table:style-name="ce10">
            <text:p><text:s/>4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起伏過大改善</text:p>
          </table:table-cell>
          <table:table-cell office:value-type="string" table:style-name="ce12">
            <text:p>延平北路5段257巷口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基河路240巷兩側</text:p>
          </table:table-cell>
          <table:table-cell office:value-type="string" table:style-name="ce10">
            <text:p>無</text:p>
          </table:table-cell>
          <table:table-cell office:value-type="float" office:value="1110" table:style-name="ce10">
            <text:p><text:s/>1,11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北路7段154巷(中山北路7段至中山北路7段114巷)東和公園側邊</text:p>
          </table:table-cell>
          <table:table-cell office:value-type="string" table:style-name="ce10">
            <text:p>無</text:p>
          </table:table-cell>
          <table:table-cell office:value-type="float" office:value="930" table:style-name="ce10">
            <text:p><text:s/>9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至善路2段392號前(公車雙溪別墅站前)</text:p>
          </table:table-cell>
          <table:table-cell office:value-type="string" table:style-name="ce10">
            <text:p>無</text:p>
          </table:table-cell>
          <table:table-cell office:value-type="float" office:value="190" table:style-name="ce10">
            <text:p><text:s/>19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及緣石更新</text:p>
          </table:table-cell>
          <table:table-cell office:value-type="string" table:style-name="ce12">
            <text:p>德行東路(338巷至378巷)雙號側</text:p>
          </table:table-cell>
          <table:table-cell office:value-type="string" table:style-name="ce10">
            <text:p>無</text:p>
          </table:table-cell>
          <table:table-cell office:value-type="float" office:value="1490" table:style-name="ce10">
            <text:p><text:s/>1,49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通道拓寬(人行道縮減1.2m)</text:p>
          </table:table-cell>
          <table:table-cell office:value-type="string" table:style-name="ce12">
            <text:p>捷運高架段下方沿線(前街至後街)東側車行通道</text:p>
          </table:table-cell>
          <table:table-cell office:value-type="string" table:style-name="ce10">
            <text:p>無</text:p>
          </table:table-cell>
          <table:table-cell office:value-type="float" office:value="1320" table:style-name="ce10">
            <text:p><text:s/>1,32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林路100巷60號前(55弄至77弄)</text:p>
          </table:table-cell>
          <table:table-cell office:value-type="string" table:style-name="ce10">
            <text:p>無</text:p>
          </table:table-cell>
          <table:table-cell office:value-type="float" office:value="230" table:style-name="ce10">
            <text:p><text:s/>2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邊坡改善</text:p>
          </table:table-cell>
          <table:table-cell office:value-type="string" table:style-name="ce12">
            <text:p>成福路269巷與福德街373巷交岔口邊坡</text:p>
          </table:table-cell>
          <table:table-cell office:value-type="string" table:style-name="ce10">
            <text:p>無</text:p>
          </table:table-cell>
          <table:table-cell office:value-type="float" office:value="205.36699999999999" table:style-name="ce10">
            <text:p><text:s/>20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6段(300至314號)及康寧路3段（14號至54巷）</text:p>
          </table:table-cell>
          <table:table-cell office:value-type="string" table:style-name="ce10">
            <text:p>無</text:p>
          </table:table-cell>
          <table:table-cell office:value-type="float" office:value="259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成功路4段(294巷口至334號及372號前)及成功路5段（5號至32號）</text:p>
          </table:table-cell>
          <table:table-cell office:value-type="string" table:style-name="ce10">
            <text:p>無</text:p>
          </table:table-cell>
          <table:table-cell office:value-type="float" office:value="666" table:style-name="ce10">
            <text:p><text:s/>66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寧路1段 (康寧路1段2號至星雲街口)兩側</text:p>
          </table:table-cell>
          <table:table-cell office:value-type="string" table:style-name="ce10">
            <text:p>無</text:p>
          </table:table-cell>
          <table:table-cell office:value-type="float" office:value="1924" table:style-name="ce10">
            <text:p><text:s/>1,9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6段180巷（70弄至72弄） 西側</text:p>
          </table:table-cell>
          <table:table-cell office:value-type="string" table:style-name="ce10">
            <text:p>無</text:p>
          </table:table-cell>
          <table:table-cell office:value-type="float" office:value="148" table:style-name="ce10">
            <text:p><text:s/>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黃珊珊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行善路（231巷至281巷)南側及行善路231巷（行善路至新豐街）東側</text:p>
          </table:table-cell>
          <table:table-cell office:value-type="string" table:style-name="ce10">
            <text:p>無</text:p>
          </table:table-cell>
          <table:table-cell office:value-type="float" office:value="999" table:style-name="ce10">
            <text:p><text:s/>9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石潭路(行善路至金莊路)雙號側</text:p>
          </table:table-cell>
          <table:table-cell office:value-type="string" table:style-name="ce10">
            <text:p>無</text:p>
          </table:table-cell>
          <table:table-cell office:value-type="float" office:value="888" table:style-name="ce10">
            <text:p><text:s/>88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潭美街(南京東路6段至新明路北側、新明路536巷至新明路498巷北側、新明路517號前、潭美街117號至新明路451巷北側、南京東路6段至新明路451巷南側)</text:p>
          </table:table-cell>
          <table:table-cell office:value-type="string" table:style-name="ce10">
            <text:p>無</text:p>
          </table:table-cell>
          <table:table-cell office:value-type="float" office:value="4847" table:style-name="ce10">
            <text:p><text:s/>4,8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新明路（新明路380巷至426巷)雙號側</text:p>
          </table:table-cell>
          <table:table-cell office:value-type="string" table:style-name="ce10">
            <text:p>無</text:p>
          </table:table-cell>
          <table:table-cell office:value-type="float" office:value="314.5" table:style-name="ce10">
            <text:p><text:s/>3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重陽路57巷（松河街至向陽路258巷及重陽路至向陽路162巷雙側、37號至向陽路162巷、46號至52號）</text:p>
          </table:table-cell>
          <table:table-cell office:value-type="string" table:style-name="ce10">
            <text:p>無</text:p>
          </table:table-cell>
          <table:table-cell office:value-type="float" office:value="1628" table:style-name="ce10">
            <text:p><text:s/>1,6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經園街（經園街58至68號）雙側</text:p>
          </table:table-cell>
          <table:table-cell office:value-type="string" table:style-name="ce10">
            <text:p>無</text:p>
          </table:table-cell>
          <table:table-cell office:value-type="float" office:value="869.5" table:style-name="ce10">
            <text:p><text:s/>87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路型改善</text:p>
          </table:table-cell>
          <table:table-cell office:value-type="string" table:style-name="ce12">
            <text:p>民權東路6段136巷與民權東路6段136巷39弄路口（東南隅）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6段（123巷至135巷）單號側</text:p>
          </table:table-cell>
          <table:table-cell office:value-type="string" table:style-name="ce10">
            <text:p>無</text:p>
          </table:table-cell>
          <table:table-cell office:value-type="float" office:value="462.5" table:style-name="ce10">
            <text:p><text:s/>46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港路3段314巷（南港路3段330巷至南港路3段）雙側</text:p>
          </table:table-cell>
          <table:table-cell office:value-type="string" table:style-name="ce10">
            <text:p>無</text:p>
          </table:table-cell>
          <table:table-cell office:value-type="float" office:value="540.20000000000005" table:style-name="ce10">
            <text:p><text:s/>5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港路3段314巷（南港路3段330巷至南港路3段）雙側</text:p>
          </table:table-cell>
          <table:table-cell office:value-type="string" table:style-name="ce10">
            <text:p>無</text:p>
          </table:table-cell>
          <table:table-cell office:value-type="float" office:value="296" table:style-name="ce10">
            <text:p><text:s/>2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成功路4段61巷(成功路4段至星雲街)</text:p>
          </table:table-cell>
          <table:table-cell office:value-type="string" table:style-name="ce10">
            <text:p>無</text:p>
          </table:table-cell>
          <table:table-cell office:value-type="float" office:value="1279.8" table:style-name="ce10">
            <text:p><text:s/>1,2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康寧路1段(康寧路1段2號至星雲街口)</text:p>
          </table:table-cell>
          <table:table-cell office:value-type="string" table:style-name="ce10">
            <text:p>無</text:p>
          </table:table-cell>
          <table:table-cell office:value-type="float" office:value="2133" table:style-name="ce10">
            <text:p><text:s/>2,1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文德路(文德路208巷至成功路3段)</text:p>
          </table:table-cell>
          <table:table-cell office:value-type="string" table:style-name="ce10">
            <text:p>無</text:p>
          </table:table-cell>
          <table:table-cell office:value-type="float" office:value="12798" table:style-name="ce10">
            <text:p><text:s/>12,79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內湖路1段411巷（內湖路1段至環山路2段）</text:p>
          </table:table-cell>
          <table:table-cell office:value-type="string" table:style-name="ce10">
            <text:p>無</text:p>
          </table:table-cell>
          <table:table-cell office:value-type="float" office:value="3583.44" table:style-name="ce10">
            <text:p><text:s/>3,5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南京東路6段與新明路426巷交岔口道路</text:p>
          </table:table-cell>
          <table:table-cell office:value-type="string" table:style-name="ce10">
            <text:p>無</text:p>
          </table:table-cell>
          <table:table-cell office:value-type="float" office:value="1000" table:style-name="ce10">
            <text:p><text:s/>1,0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高嘉瑜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南京東路6段(潭美國小後門)(往成功路2段方向，槽化線至成功路2段口)</text:p>
          </table:table-cell>
          <table:table-cell office:value-type="string" table:style-name="ce10">
            <text:p>無</text:p>
          </table:table-cell>
          <table:table-cell office:value-type="float" office:value="782.1" table:style-name="ce10">
            <text:p><text:s/>78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  <text:p>江志銘</text:p>
          </table:table-cell>
          <table:table-cell office:value-type="string" table:style-name="ce9">
            <text:p>路型改善</text:p>
          </table:table-cell>
          <table:table-cell office:value-type="string" table:style-name="ce12">
            <text:p>康湖路與康樂街交岔口（西南隅）路口</text:p>
          </table:table-cell>
          <table:table-cell office:value-type="string" table:style-name="ce10">
            <text:p>無</text:p>
          </table:table-cell>
          <table:table-cell office:value-type="float" office:value="3000" table:style-name="ce10">
            <text:p><text:s/>3,0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南港路3段256巷全線</text:p>
          </table:table-cell>
          <table:table-cell office:value-type="string" table:style-name="ce10">
            <text:p>無</text:p>
          </table:table-cell>
          <table:table-cell office:value-type="float" office:value="568.79999999999995" table:style-name="ce10">
            <text:p><text:s/>56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路型改善</text:p>
          </table:table-cell>
          <table:table-cell office:value-type="string" table:style-name="ce12">
            <text:p>研究院路2段108號轉角（往研究院路3段方向）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星雲街（123巷至成功路4段61巷）單號側</text:p>
          </table:table-cell>
          <table:table-cell office:value-type="string" table:style-name="ce10">
            <text:p>無</text:p>
          </table:table-cell>
          <table:table-cell office:value-type="float" office:value="499.5" table:style-name="ce10">
            <text:p><text:s/>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瑞光路76巷（瑞光路至瑞光路112巷）雙號側</text:p>
          </table:table-cell>
          <table:table-cell office:value-type="string" table:style-name="ce10">
            <text:p>無</text:p>
          </table:table-cell>
          <table:table-cell office:value-type="float" office:value="555" table:style-name="ce10">
            <text:p><text:s/>5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瑞光路76巷（105號至111號）單號側</text:p>
          </table:table-cell>
          <table:table-cell office:value-type="string" table:style-name="ce10">
            <text:p>無</text:p>
          </table:table-cell>
          <table:table-cell office:value-type="float" office:value="388.5" table:style-name="ce10">
            <text:p><text:s/>38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金湖路（367巷至401巷）單號側</text:p>
          </table:table-cell>
          <table:table-cell office:value-type="string" table:style-name="ce10">
            <text:p>無</text:p>
          </table:table-cell>
          <table:table-cell office:value-type="float" office:value="344.1" table:style-name="ce10">
            <text:p><text:s/>3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寧路3段75巷（259號至東湖路113巷95弄）單號側</text:p>
          </table:table-cell>
          <table:table-cell office:value-type="string" table:style-name="ce10">
            <text:p>無</text:p>
          </table:table-cell>
          <table:table-cell office:value-type="float" office:value="677.1" table:style-name="ce10">
            <text:p><text:s/>6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6段296巷（46號至66之3號）雙號側</text:p>
          </table:table-cell>
          <table:table-cell office:value-type="string" table:style-name="ce10">
            <text:p>無</text:p>
          </table:table-cell>
          <table:table-cell office:value-type="float" office:value="599.4" table:style-name="ce10">
            <text:p><text:s/>5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裕民四路(石牌路2段至裕民二路)</text:p>
          </table:table-cell>
          <table:table-cell office:value-type="string" table:style-name="ce10">
            <text:p>無</text:p>
          </table:table-cell>
          <table:table-cell office:value-type="float" office:value="1280" table:style-name="ce10">
            <text:p><text:s/>1,2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裕民三路(石牌路2段至裕民二路)</text:p>
          </table:table-cell>
          <table:table-cell office:value-type="string" table:style-name="ce10">
            <text:p>無</text:p>
          </table:table-cell>
          <table:table-cell office:value-type="float" office:value="1066" table:style-name="ce10">
            <text:p><text:s/>1,06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崇仁路1段(自鎮安橋至公館路)</text:p>
          </table:table-cell>
          <table:table-cell office:value-type="string" table:style-name="ce10">
            <text:p>無</text:p>
          </table:table-cell>
          <table:table-cell office:value-type="float" office:value="1067" table:style-name="ce10">
            <text:p><text:s/>1,06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稻香路(新興路口至秀山路)</text:p>
          </table:table-cell>
          <table:table-cell office:value-type="string" table:style-name="ce10">
            <text:p>無</text:p>
          </table:table-cell>
          <table:table-cell office:value-type="float" office:value="903" table:style-name="ce10">
            <text:p><text:s/>90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行義路(5巷至行義路154巷)</text:p>
          </table:table-cell>
          <table:table-cell office:value-type="string" table:style-name="ce10">
            <text:p>無</text:p>
          </table:table-cell>
          <table:table-cell office:value-type="float" office:value="9385" table:style-name="ce10">
            <text:p><text:s/>9,3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泉源路、光明路口至泉源路49號前</text:p>
          </table:table-cell>
          <table:table-cell office:value-type="string" table:style-name="ce10">
            <text:p>無</text:p>
          </table:table-cell>
          <table:table-cell office:value-type="float" office:value="7378" table:style-name="ce10">
            <text:p><text:s/>7,3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大業路280巷(大業路至北投路1段)</text:p>
          </table:table-cell>
          <table:table-cell office:value-type="string" table:style-name="ce10">
            <text:p>無</text:p>
          </table:table-cell>
          <table:table-cell office:value-type="float" office:value="1365" table:style-name="ce10">
            <text:p><text:s/>1,36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義理街63巷口自義理街63巷6號旁路型調整</text:p>
          </table:table-cell>
          <table:table-cell office:value-type="string" table:style-name="ce10">
            <text:p>無</text:p>
          </table:table-cell>
          <table:table-cell office:value-type="float" office:value="1149" table:style-name="ce10">
            <text:p><text:s/>1,14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既有矮墩護欄更新為不鏽鋼護欄</text:p>
          </table:table-cell>
          <table:table-cell office:value-type="string" table:style-name="ce12">
            <text:p>東昇路47號前(自東昇路47號起至下山方向30m)</text:p>
          </table:table-cell>
          <table:table-cell office:value-type="string" table:style-name="ce10">
            <text:p>無</text:p>
          </table:table-cell>
          <table:table-cell office:value-type="float" office:value="111" table:style-name="ce10">
            <text:p><text:s/>11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更新溝蓋</text:p>
          </table:table-cell>
          <table:table-cell office:value-type="string" table:style-name="ce12">
            <text:p>中央北路2段1號至169號</text:p>
          </table:table-cell>
          <table:table-cell office:value-type="string" table:style-name="ce10">
            <text:p>無</text:p>
          </table:table-cell>
          <table:table-cell office:value-type="float" office:value="1302" table:style-name="ce10">
            <text:p><text:s/>1,30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邊坡路樹修剪與邊坡及護欄混凝土修補</text:p>
          </table:table-cell>
          <table:table-cell office:value-type="string" table:style-name="ce12">
            <text:p>行義路93號旁邊坡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護欄更新</text:p>
          </table:table-cell>
          <table:table-cell office:value-type="string" table:style-name="ce12">
            <text:p>溫泉路103號之1至105號</text:p>
          </table:table-cell>
          <table:table-cell office:value-type="string" table:style-name="ce10">
            <text:p>無</text:p>
          </table:table-cell>
          <table:table-cell office:value-type="float" office:value="148" table:style-name="ce10">
            <text:p><text:s/>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何志偉</text:p>
          </table:table-cell>
          <table:table-cell office:value-type="string" table:style-name="ce9">
            <text:p>更新溝蓋</text:p>
          </table:table-cell>
          <table:table-cell office:value-type="string" table:style-name="ce12">
            <text:p>義理街56號至石牌路2段97巷口(60m)、義理街85號至91號轉角(54m)、83號至67號(永明里辦公處前)(92m)、94號至97號、61號至49號雙側</text:p>
          </table:table-cell>
          <table:table-cell office:value-type="string" table:style-name="ce10">
            <text:p>無</text:p>
          </table:table-cell>
          <table:table-cell office:value-type="float" office:value="760" table:style-name="ce10">
            <text:p><text:s/>7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何志偉</text:p>
          </table:table-cell>
          <table:table-cell office:value-type="string" table:style-name="ce9">
            <text:p>更新溝蓋</text:p>
          </table:table-cell>
          <table:table-cell office:value-type="string" table:style-name="ce12">
            <text:p>義理街(49巷至63巷、56號至石牌路75巷及石牌路2段92巷至立農街2段)</text:p>
          </table:table-cell>
          <table:table-cell office:value-type="string" table:style-name="ce10">
            <text:p>無</text:p>
          </table:table-cell>
          <table:table-cell office:value-type="float" office:value="760" table:style-name="ce10">
            <text:p><text:s/>7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秀山路50號前雙側溝蓋</text:p>
          </table:table-cell>
          <table:table-cell office:value-type="string" table:style-name="ce10">
            <text:p>無</text:p>
          </table:table-cell>
          <table:table-cell office:value-type="float" office:value="296" table:style-name="ce10">
            <text:p><text:s/>2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投區泉源路46號至新民路1巷8號前(併同泉源路道路更新一起施作)</text:p>
          </table:table-cell>
          <table:table-cell office:value-type="string" table:style-name="ce10">
            <text:p>無</text:p>
          </table:table-cell>
          <table:table-cell office:value-type="float" office:value="407" table:style-name="ce10">
            <text:p><text:s/>4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溝蓋更新</text:p>
          </table:table-cell>
          <table:table-cell office:value-type="string" table:style-name="ce12">
            <text:p>復興三路(305號至300巷)</text:p>
          </table:table-cell>
          <table:table-cell office:value-type="string" table:style-name="ce10">
            <text:p>無</text:p>
          </table:table-cell>
          <table:table-cell office:value-type="float" office:value="241" table:style-name="ce10">
            <text:p><text:s/>2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弘鼎興業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攔石網更新</text:p>
          </table:table-cell>
          <table:table-cell office:value-type="string" table:style-name="ce12">
            <text:p>泉源路13號燈桿前攔石網修復</text:p>
          </table:table-cell>
          <table:table-cell office:value-type="string" table:style-name="ce10">
            <text:p>無</text:p>
          </table:table-cell>
          <table:table-cell office:value-type="float" office:value="3360" table:style-name="ce10">
            <text:p><text:s/>3,3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路面試挖</text:p>
          </table:table-cell>
          <table:table-cell office:value-type="string" table:style-name="ce12">
            <text:p>大度路3段270巷67號前通道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邊坡噴凝土</text:p>
          </table:table-cell>
          <table:table-cell office:value-type="string" table:style-name="ce12">
            <text:p>洲美快速道路下方堤內邊坡</text:p>
          </table:table-cell>
          <table:table-cell office:value-type="string" table:style-name="ce10">
            <text:p>無</text:p>
          </table:table-cell>
          <table:table-cell office:value-type="float" office:value="3000" table:style-name="ce10">
            <text:p><text:s/>3,0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義街</text:p>
          </table:table-cell>
          <table:table-cell office:value-type="string" table:style-name="ce10">
            <text:p>無</text:p>
          </table:table-cell>
          <table:table-cell office:value-type="float" office:value="3638" table:style-name="ce10">
            <text:p><text:s/>3,6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環河南路2段250巷及環河南路2段(252號至258號)</text:p>
          </table:table-cell>
          <table:table-cell office:value-type="string" table:style-name="ce10">
            <text:p>無</text:p>
          </table:table-cell>
          <table:table-cell office:value-type="float" office:value="2612" table:style-name="ce10">
            <text:p><text:s/>2,6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愛國西路（博愛路至中華路）（東往西向）</text:p>
          </table:table-cell>
          <table:table-cell office:value-type="string" table:style-name="ce10">
            <text:p>無</text:p>
          </table:table-cell>
          <table:table-cell office:value-type="float" office:value="1856" table:style-name="ce10">
            <text:p><text:s/>1,8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寧波西街（三元街至和平西路2段）</text:p>
          </table:table-cell>
          <table:table-cell office:value-type="string" table:style-name="ce10">
            <text:p>無</text:p>
          </table:table-cell>
          <table:table-cell office:value-type="float" office:value="939" table:style-name="ce10">
            <text:p><text:s/>9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梧州街（桂林路至梧州街36號）</text:p>
          </table:table-cell>
          <table:table-cell office:value-type="string" table:style-name="ce10">
            <text:p>無</text:p>
          </table:table-cell>
          <table:table-cell office:value-type="float" office:value="1110" table:style-name="ce10">
            <text:p><text:s/>1,11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冠君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義街</text:p>
          </table:table-cell>
          <table:table-cell office:value-type="string" table:style-name="ce10">
            <text:p>無</text:p>
          </table:table-cell>
          <table:table-cell office:value-type="float" office:value="1258" table:style-name="ce10">
            <text:p><text:s/>1,2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博愛路（重慶南路1段118巷至衡陽路）單號側及衡陽路（博愛路至桃源街）雙號側</text:p>
          </table:table-cell>
          <table:table-cell office:value-type="string" table:style-name="ce10">
            <text:p>無</text:p>
          </table:table-cell>
          <table:table-cell office:value-type="float" office:value="481" table:style-name="ce10">
            <text:p><text:s/>48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東園街(88至98號)</text:p>
          </table:table-cell>
          <table:table-cell office:value-type="string" table:style-name="ce10">
            <text:p>無</text:p>
          </table:table-cell>
          <table:table-cell office:value-type="float" office:value="148" table:style-name="ce10">
            <text:p><text:s/>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削減人行道,設機車停車彎</text:p>
          </table:table-cell>
          <table:table-cell office:value-type="string" table:style-name="ce12">
            <text:p>忠孝東路2段(108號至126號)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整地</text:p>
          </table:table-cell>
          <table:table-cell office:value-type="string" table:style-name="ce12">
            <text:p>潮州街20號,20-1號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分隔島增設欄杆</text:p>
          </table:table-cell>
          <table:table-cell office:value-type="string" table:style-name="ce12">
            <text:p>重慶南路2段至3段(南海路至和平西路2段)</text:p>
          </table:table-cell>
          <table:table-cell office:value-type="string" table:style-name="ce10">
            <text:p>無</text:p>
          </table:table-cell>
          <table:table-cell office:value-type="float" office:value="3750" table:style-name="ce10">
            <text:p><text:s/>3,7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安居街(和平東路至樂業街)</text:p>
          </table:table-cell>
          <table:table-cell office:value-type="string" table:style-name="ce10">
            <text:p>無</text:p>
          </table:table-cell>
          <table:table-cell office:value-type="float" office:value="3451" table:style-name="ce10">
            <text:p><text:s/>3,45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敦化南路2段慢車道(和平東路至安和路2段171巷)</text:p>
          </table:table-cell>
          <table:table-cell office:value-type="string" table:style-name="ce10">
            <text:p>無</text:p>
          </table:table-cell>
          <table:table-cell office:value-type="float" office:value="1850" table:style-name="ce10">
            <text:p><text:s/>1,8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鋒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樂利路東側(安和路至和平東路)</text:p>
          </table:table-cell>
          <table:table-cell office:value-type="string" table:style-name="ce10">
            <text:p>無</text:p>
          </table:table-cell>
          <table:table-cell office:value-type="float" office:value="3392" table:style-name="ce10">
            <text:p><text:s/>3,39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景興路202巷(景興路至景後街)</text:p>
          </table:table-cell>
          <table:table-cell office:value-type="string" table:style-name="ce10">
            <text:p>無</text:p>
          </table:table-cell>
          <table:table-cell office:value-type="float" office:value="640" table:style-name="ce10">
            <text:p><text:s/>6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阮昭雄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信義快速道路文山隧道南口往信義區方向外側車道</text:p>
          </table:table-cell>
          <table:table-cell office:value-type="string" table:style-name="ce10">
            <text:p>無</text:p>
          </table:table-cell>
          <table:table-cell office:value-type="float" office:value="806" table:style-name="ce10">
            <text:p><text:s/>80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安居街(和平東路至樂業街)</text:p>
          </table:table-cell>
          <table:table-cell office:value-type="string" table:style-name="ce10">
            <text:p>無</text:p>
          </table:table-cell>
          <table:table-cell office:value-type="float" office:value="2738" table:style-name="ce10">
            <text:p><text:s/>2,7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厲耿桂芳</text:p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瑞安街208巷58弄(單號側對面)</text:p>
            <text:p>2.泰順街60巷20至30號雙側</text:p>
          </table:table-cell>
          <table:table-cell office:value-type="string" table:style-name="ce10">
            <text:p>無</text:p>
          </table:table-cell>
          <table:table-cell office:value-type="float" office:value="919" table:style-name="ce10">
            <text:p><text:s/>91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興隆路2段244巷(興隆路2段至244巷)</text:p>
            <text:p>2.興隆路2段220巷(興隆路2段至220巷31弄)</text:p>
          </table:table-cell>
          <table:table-cell office:value-type="string" table:style-name="ce10">
            <text:p>無</text:p>
          </table:table-cell>
          <table:table-cell office:value-type="float" office:value="1480" table:style-name="ce10">
            <text:p><text:s/>1,4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木柵路2段159號至109巷口前</text:p>
            <text:p>2.興隆路4段165巷(忠順街2段90巷至興隆路4段165巷40弄)</text:p>
          </table:table-cell>
          <table:table-cell office:value-type="string" table:style-name="ce10">
            <text:p>無</text:p>
          </table:table-cell>
          <table:table-cell office:value-type="float" office:value="1147" table:style-name="ce10">
            <text:p><text:s/>1,1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寧街139號前（萬寧街公車站至149高地公園）</text:p>
          </table:table-cell>
          <table:table-cell office:value-type="string" table:style-name="ce10">
            <text:p>無</text:p>
          </table:table-cell>
          <table:table-cell office:value-type="float" office:value="605" table:style-name="ce10">
            <text:p><text:s/>60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施作實體分隔(花台)</text:p>
          </table:table-cell>
          <table:table-cell office:value-type="string" table:style-name="ce12">
            <text:p>僑安停車場(國父紀念館2號出口)</text:p>
          </table:table-cell>
          <table:table-cell office:value-type="string" table:style-name="ce10">
            <text:p>無</text:p>
          </table:table-cell>
          <table:table-cell office:value-type="float" office:value="500" table:style-name="ce10">
            <text:p><text:s/>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王欣儀</text:p>
            <text:p>李新</text:p>
          </table:table-cell>
          <table:table-cell office:value-type="string" table:style-name="ce9">
            <text:p>截角改善</text:p>
            <text:p>側溝蓋更新</text:p>
            <text:p/>
          </table:table-cell>
          <table:table-cell office:value-type="string" table:style-name="ce12">
            <text:p>1.興德路66巷1號斜對面路口轉角</text:p>
            <text:p>2.興隆路2段203巷94號對面往興順街左側</text:p>
            <text:p>3.興隆路2段154巷(仙岩路至興隆路2段220巷)單號側及興隆路2段244巷(興隆路2段220巷31弄至辛亥路5段)兩側</text:p>
          </table:table-cell>
          <table:table-cell office:value-type="string" table:style-name="ce10">
            <text:p>無</text:p>
          </table:table-cell>
          <table:table-cell office:value-type="float" office:value="1606" table:style-name="ce10">
            <text:p><text:s/>1,60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忠順街1段26巷單號側邊</text:p>
            <text:p>2.景興路202巷(景興路至景後街)</text:p>
          </table:table-cell>
          <table:table-cell office:value-type="string" table:style-name="ce10">
            <text:p>無</text:p>
          </table:table-cell>
          <table:table-cell office:value-type="float" office:value="1554" table:style-name="ce10">
            <text:p><text:s/>1,5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簡舒培</text:p>
            <text:p>厲耿桂芳</text:p>
            <text:p>李新</text:p>
          </table:table-cell>
          <table:table-cell office:value-type="string" table:style-name="ce9">
            <text:p>排水豎溝封蓋加高</text:p>
            <text:p>護欄更新</text:p>
            <text:p>轉角設置小擋牆</text:p>
          </table:table-cell>
          <table:table-cell office:value-type="string" table:style-name="ce12">
            <text:p>1.和平東路莊敬隧道南口豎溝</text:p>
            <text:p>2.木柵路5段18號前</text:p>
            <text:p>3.和平東路萬美街口靠萬芳社區轉角</text:p>
          </table:table-cell>
          <table:table-cell office:value-type="string" table:style-name="ce10">
            <text:p>無</text:p>
          </table:table-cell>
          <table:table-cell office:value-type="float" office:value="760" table:style-name="ce10">
            <text:p><text:s/>7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擋土牆美化</text:p>
          </table:table-cell>
          <table:table-cell office:value-type="string" table:style-name="ce12">
            <text:p>下崙路28巷前擋土牆</text:p>
          </table:table-cell>
          <table:table-cell office:value-type="string" table:style-name="ce10">
            <text:p>無</text:p>
          </table:table-cell>
          <table:table-cell office:value-type="float" office:value="2250" table:style-name="ce10">
            <text:p><text:s/>2,2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擋土牆美化</text:p>
          </table:table-cell>
          <table:table-cell office:value-type="string" table:style-name="ce12">
            <text:p>秀明路1段路中擋土牆</text:p>
          </table:table-cell>
          <table:table-cell office:value-type="string" table:style-name="ce10">
            <text:p>無</text:p>
          </table:table-cell>
          <table:table-cell office:value-type="float" office:value="2550" table:style-name="ce10">
            <text:p><text:s/>2,5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1.興隆路2段101巷雙號側</text:p>
            <text:p>2.秀明路1段19巷5弄2號至14號前</text:p>
          </table:table-cell>
          <table:table-cell office:value-type="string" table:style-name="ce10">
            <text:p>無</text:p>
          </table:table-cell>
          <table:table-cell office:value-type="float" office:value="762" table:style-name="ce10">
            <text:p><text:s/>76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  <text:p>王欣儀</text:p>
          </table:table-cell>
          <table:table-cell office:value-type="string" table:style-name="ce9">
            <text:p>護欄油漆</text:p>
          </table:table-cell>
          <table:table-cell office:value-type="string" table:style-name="ce12">
            <text:p>1.和平東路四段(萬寧街~萬美街)</text:p>
            <text:p>2.木柵路3段127號至167號前側溝蓋</text:p>
          </table:table-cell>
          <table:table-cell office:value-type="string" table:style-name="ce10">
            <text:p>無</text:p>
          </table:table-cell>
          <table:table-cell office:value-type="float" office:value="473" table:style-name="ce10">
            <text:p><text:s/>47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安和路一段(敦化南路1段295巷至安和路1段102巷)雙號側</text:p>
          </table:table-cell>
          <table:table-cell office:value-type="string" table:style-name="ce10">
            <text:p>無</text:p>
          </table:table-cell>
          <table:table-cell office:value-type="float" office:value="389" table:style-name="ce10">
            <text:p><text:s/>38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輝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北安路630巷9弄、608巷4弄及5弄</text:p>
          </table:table-cell>
          <table:table-cell office:value-type="string" table:style-name="ce10">
            <text:p>無</text:p>
          </table:table-cell>
          <table:table-cell office:value-type="float" office:value="2325" table:style-name="ce10">
            <text:p><text:s/>2,3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民族東路410巷(民族東路至龍江路356巷)</text:p>
          </table:table-cell>
          <table:table-cell office:value-type="string" table:style-name="ce10">
            <text:p>無</text:p>
          </table:table-cell>
          <table:table-cell office:value-type="float" office:value="2453" table:style-name="ce10">
            <text:p><text:s/>2,45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平陽街(承德路2段至太原路)</text:p>
          </table:table-cell>
          <table:table-cell office:value-type="string" table:style-name="ce10">
            <text:p>無</text:p>
          </table:table-cell>
          <table:table-cell office:value-type="float" office:value="1423" table:style-name="ce10">
            <text:p><text:s/>1,42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朱崙街(龍江路至復興北路)</text:p>
          </table:table-cell>
          <table:table-cell office:value-type="string" table:style-name="ce10">
            <text:p>無</text:p>
          </table:table-cell>
          <table:table-cell office:value-type="float" office:value="7252" table:style-name="ce10">
            <text:p><text:s/>7,25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建國北路3段86巷(建國北路至松江路469巷)</text:p>
          </table:table-cell>
          <table:table-cell office:value-type="string" table:style-name="ce10">
            <text:p>無</text:p>
          </table:table-cell>
          <table:table-cell office:value-type="float" office:value="401" table:style-name="ce10">
            <text:p><text:s/>4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牆面清洗美化</text:p>
          </table:table-cell>
          <table:table-cell office:value-type="string" table:style-name="ce12">
            <text:p>新生北路2段(民權東路至錦洲橋下)橋下路側旁牆面</text:p>
          </table:table-cell>
          <table:table-cell office:value-type="string" table:style-name="ce10">
            <text:p>無</text:p>
          </table:table-cell>
          <table:table-cell office:value-type="float" office:value="1425" table:style-name="ce10">
            <text:p><text:s/>1,4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設置柵欄</text:p>
          </table:table-cell>
          <table:table-cell office:value-type="string" table:style-name="ce12">
            <text:p>新生北路2段60巷口、66-13號前及72巷口行人樓梯下</text:p>
          </table:table-cell>
          <table:table-cell office:value-type="string" table:style-name="ce10">
            <text:p>無</text:p>
          </table:table-cell>
          <table:table-cell office:value-type="float" office:value="100" table:style-name="ce10">
            <text:p><text:s/>1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生東路二段147巷（民生東路二段至建國北路二段116巷）東側</text:p>
          </table:table-cell>
          <table:table-cell office:value-type="string" table:style-name="ce10">
            <text:p>無</text:p>
          </table:table-cell>
          <table:table-cell office:value-type="float" office:value="315" table:style-name="ce10">
            <text:p><text:s/>3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增設排水設施</text:p>
          </table:table-cell>
          <table:table-cell office:value-type="string" table:style-name="ce12">
            <text:p>松江路往國道1號匝道增設排水設施</text:p>
          </table:table-cell>
          <table:table-cell office:value-type="string" table:style-name="ce10">
            <text:p>無</text:p>
          </table:table-cell>
          <table:table-cell office:value-type="float" office:value="1050" table:style-name="ce10">
            <text:p><text:s/>1,0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安街（復興北路至遼寧街）雙側</text:p>
          </table:table-cell>
          <table:table-cell office:value-type="string" table:style-name="ce10">
            <text:p>無</text:p>
          </table:table-cell>
          <table:table-cell office:value-type="float" office:value="1347" table:style-name="ce10">
            <text:p><text:s/>1,3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農安街(中山北路至林森北路)單號側</text:p>
          </table:table-cell>
          <table:table-cell office:value-type="string" table:style-name="ce10">
            <text:p>無</text:p>
          </table:table-cell>
          <table:table-cell office:value-type="float" office:value="1232" table:style-name="ce10">
            <text:p><text:s/>1,2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族西路(162巷至大龍街)南側</text:p>
          </table:table-cell>
          <table:table-cell office:value-type="string" table:style-name="ce10">
            <text:p>無</text:p>
          </table:table-cell>
          <table:table-cell office:value-type="float" office:value="167" table:style-name="ce10">
            <text:p><text:s/>16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安路630巷9弄、608巷4弄及5弄</text:p>
          </table:table-cell>
          <table:table-cell office:value-type="string" table:style-name="ce10">
            <text:p>無</text:p>
          </table:table-cell>
          <table:table-cell office:value-type="float" office:value="1702" table:style-name="ce10">
            <text:p><text:s/>1,70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北安路630巷本線</text:p>
          </table:table-cell>
          <table:table-cell office:value-type="string" table:style-name="ce10">
            <text:p>無</text:p>
          </table:table-cell>
          <table:table-cell office:value-type="float" office:value="592" table:style-name="ce10">
            <text:p><text:s/>59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明水路（494巷至526巷）東側</text:p>
          </table:table-cell>
          <table:table-cell office:value-type="string" table:style-name="ce10">
            <text:p>無</text:p>
          </table:table-cell>
          <table:table-cell office:value-type="float" office:value="278" table:style-name="ce10">
            <text:p><text:s/>2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明水路（494巷至樂群一路）東側</text:p>
          </table:table-cell>
          <table:table-cell office:value-type="string" table:style-name="ce10">
            <text:p>無</text:p>
          </table:table-cell>
          <table:table-cell office:value-type="float" office:value="629" table:style-name="ce10">
            <text:p><text:s/>62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林森北路（新生北路2段28巷至南京東路1段）雙側</text:p>
          </table:table-cell>
          <table:table-cell office:value-type="string" table:style-name="ce10">
            <text:p>無</text:p>
          </table:table-cell>
          <table:table-cell office:value-type="float" office:value="1332" table:style-name="ce10">
            <text:p><text:s/>1,3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公園退縮</text:p>
            <text:p>拓寬道路</text:p>
          </table:table-cell>
          <table:table-cell office:value-type="string" table:style-name="ce12">
            <text:p>敦煌路(197號前至延平北路4段294巷)</text:p>
          </table:table-cell>
          <table:table-cell office:value-type="string" table:style-name="ce10">
            <text:p>無</text:p>
          </table:table-cell>
          <table:table-cell office:value-type="float" office:value="260" table:style-name="ce10">
            <text:p><text:s/>2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酒泉街77號旁</text:p>
          </table:table-cell>
          <table:table-cell office:value-type="string" table:style-name="ce10">
            <text:p>無</text:p>
          </table:table-cell>
          <table:table-cell office:value-type="float" office:value="122" table:style-name="ce10">
            <text:p><text:s/>1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黃向羣</text:p>
          </table:table-cell>
          <table:table-cell office:value-type="string" table:style-name="ce9">
            <text:p>高壓磚鋪面</text:p>
            <text:p>側溝蓋更新</text:p>
          </table:table-cell>
          <table:table-cell office:value-type="string" table:style-name="ce12">
            <text:p>迪化街2段364巷(樹人書院至迪化街2段)高壓磚鋪面及(迪化街2段至延平北路4段雙側)溝蓋</text:p>
          </table:table-cell>
          <table:table-cell office:value-type="string" table:style-name="ce10">
            <text:p>無</text:p>
          </table:table-cell>
          <table:table-cell office:value-type="float" office:value="1215" table:style-name="ce10">
            <text:p><text:s/>1,2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樂群二路(敬業三路至堤頂大道)南側</text:p>
          </table:table-cell>
          <table:table-cell office:value-type="string" table:style-name="ce10">
            <text:p>無</text:p>
          </table:table-cell>
          <table:table-cell office:value-type="float" office:value="2313" table:style-name="ce10">
            <text:p><text:s/>2,3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合江街(69號之1至71巷)東側</text:p>
          </table:table-cell>
          <table:table-cell office:value-type="string" table:style-name="ce10">
            <text:p>無</text:p>
          </table:table-cell>
          <table:table-cell office:value-type="float" office:value="155" table:style-name="ce10">
            <text:p><text:s/>1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健康路15巷</text:p>
          </table:table-cell>
          <table:table-cell office:value-type="string" table:style-name="ce10">
            <text:p>無</text:p>
          </table:table-cell>
          <table:table-cell office:value-type="float" office:value="2560" table:style-name="ce10">
            <text:p><text:s/>2,5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八德路4段245巷32弄(吉祥路至八德路4段245巷)</text:p>
          </table:table-cell>
          <table:table-cell office:value-type="string" table:style-name="ce10">
            <text:p>無</text:p>
          </table:table-cell>
          <table:table-cell office:value-type="float" office:value="1501" table:style-name="ce10">
            <text:p><text:s/>1,5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許淑華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民生東路主線(民生東路4段97巷口至民生東路4段80巷口)南北兩側</text:p>
          </table:table-cell>
          <table:table-cell office:value-type="string" table:style-name="ce10">
            <text:p>無</text:p>
          </table:table-cell>
          <table:table-cell office:value-type="float" office:value="877" table:style-name="ce10">
            <text:p><text:s/>8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光復北路及健康路路口處</text:p>
          </table:table-cell>
          <table:table-cell office:value-type="string" table:style-name="ce10">
            <text:p>無</text:p>
          </table:table-cell>
          <table:table-cell office:value-type="float" office:value="491" table:style-name="ce10">
            <text:p><text:s/>49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富陽街(富陽街37號至83號)</text:p>
          </table:table-cell>
          <table:table-cell office:value-type="string" table:style-name="ce10">
            <text:p>無</text:p>
          </table:table-cell>
          <table:table-cell office:value-type="float" office:value="561" table:style-name="ce10">
            <text:p><text:s/>5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權東路4段(新中街至三民路)</text:p>
          </table:table-cell>
          <table:table-cell office:value-type="string" table:style-name="ce10">
            <text:p>無</text:p>
          </table:table-cell>
          <table:table-cell office:value-type="float" office:value="908" table:style-name="ce10">
            <text:p><text:s/>90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河街(南京東路5段至八德路4段829號)</text:p>
          </table:table-cell>
          <table:table-cell office:value-type="string" table:style-name="ce10">
            <text:p>無</text:p>
          </table:table-cell>
          <table:table-cell office:value-type="float" office:value="4138" table:style-name="ce10">
            <text:p><text:s/>4,1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鴻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慶城街46巷、54號以北至民生東路口雙側溝蓋更新案</text:p>
          </table:table-cell>
          <table:table-cell office:value-type="string" table:style-name="ce10">
            <text:p>無</text:p>
          </table:table-cell>
          <table:table-cell office:value-type="float" office:value="1716" table:style-name="ce10">
            <text:p><text:s/>1,71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東興路8號至八德路4段245巷</text:p>
          </table:table-cell>
          <table:table-cell office:value-type="string" table:style-name="ce10">
            <text:p>無</text:p>
          </table:table-cell>
          <table:table-cell office:value-type="float" office:value="231" table:style-name="ce10">
            <text:p><text:s/>2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寶清街(八德路4段至南京東路5段)東側</text:p>
          </table:table-cell>
          <table:table-cell office:value-type="string" table:style-name="ce10">
            <text:p>無</text:p>
          </table:table-cell>
          <table:table-cell office:value-type="float" office:value="660" table:style-name="ce10">
            <text:p><text:s/>6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忠孝東路五段474號至480號(松山路至虎林街)</text:p>
          </table:table-cell>
          <table:table-cell office:value-type="string" table:style-name="ce10">
            <text:p>無</text:p>
          </table:table-cell>
          <table:table-cell office:value-type="float" office:value="218" table:style-name="ce10">
            <text:p><text:s/>2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增設護欄</text:p>
          </table:table-cell>
          <table:table-cell office:value-type="string" table:style-name="ce12">
            <text:p>祥雲街49號</text:p>
          </table:table-cell>
          <table:table-cell office:value-type="string" table:style-name="ce10">
            <text:p>無</text:p>
          </table:table-cell>
          <table:table-cell office:value-type="float" office:value="43" table:style-name="ce10">
            <text:p><text:s/>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增設護欄</text:p>
          </table:table-cell>
          <table:table-cell office:value-type="string" table:style-name="ce12">
            <text:p>崇德街257號對面邊坡</text:p>
          </table:table-cell>
          <table:table-cell office:value-type="string" table:style-name="ce10">
            <text:p>無</text:p>
          </table:table-cell>
          <table:table-cell office:value-type="float" office:value="41" table:style-name="ce10">
            <text:p><text:s/>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八德路3段與吉仁公園側</text:p>
          </table:table-cell>
          <table:table-cell office:value-type="string" table:style-name="ce10">
            <text:p>無</text:p>
          </table:table-cell>
          <table:table-cell office:value-type="float" office:value="218" table:style-name="ce10">
            <text:p><text:s/>2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京東路4段與寧安街口側溝蓋更新</text:p>
          </table:table-cell>
          <table:table-cell office:value-type="string" table:style-name="ce10">
            <text:p>無</text:p>
          </table:table-cell>
          <table:table-cell office:value-type="float" office:value="221" table:style-name="ce10">
            <text:p><text:s/>2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京東路4段133巷(南京東路4段至健康路)</text:p>
          </table:table-cell>
          <table:table-cell office:value-type="string" table:style-name="ce10">
            <text:p>無</text:p>
          </table:table-cell>
          <table:table-cell office:value-type="float" office:value="617" table:style-name="ce10">
            <text:p><text:s/>61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延壽街北側(塔悠路至新東街)及南側(塔悠路至延壽街72巷口)</text:p>
          </table:table-cell>
          <table:table-cell office:value-type="string" table:style-name="ce10">
            <text:p>無</text:p>
          </table:table-cell>
          <table:table-cell office:value-type="float" office:value="2294" table:style-name="ce10">
            <text:p><text:s/>2,29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光復南路(市民大道至八德路)</text:p>
          </table:table-cell>
          <table:table-cell office:value-type="string" table:style-name="ce10">
            <text:p>無</text:p>
          </table:table-cell>
          <table:table-cell office:value-type="float" office:value="1084" table:style-name="ce10">
            <text:p><text:s/>1,0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鴻薇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富錦街(12巷口至民生東路4段97巷間)</text:p>
          </table:table-cell>
          <table:table-cell office:value-type="string" table:style-name="ce10">
            <text:p>無</text:p>
          </table:table-cell>
          <table:table-cell office:value-type="float" office:value="856" table:style-name="ce10">
            <text:p><text:s/>8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博愛國小與安康公園後方五米巷道</text:p>
          </table:table-cell>
          <table:table-cell office:value-type="string" table:style-name="ce10">
            <text:p>無</text:p>
          </table:table-cell>
          <table:table-cell office:value-type="float" office:value="841" table:style-name="ce10">
            <text:p><text:s/>8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德路(虎林街至虎林街202巷)</text:p>
          </table:table-cell>
          <table:table-cell office:value-type="string" table:style-name="ce10">
            <text:p>無</text:p>
          </table:table-cell>
          <table:table-cell office:value-type="float" office:value="259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億增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王閔生<text:s/></text:p>
          </table:table-cell>
          <table:table-cell office:value-type="string" table:style-name="ce9">
            <text:p>護欄改善<text:s/></text:p>
          </table:table-cell>
          <table:table-cell office:value-type="string" table:style-name="ce12">
            <text:p>北政橋<text:s/></text:p>
          </table:table-cell>
          <table:table-cell office:value-type="string" table:style-name="ce10">
            <text:p>無</text:p>
          </table:table-cell>
          <table:table-cell office:value-type="float" office:value="1071" table:style-name="ce10">
            <text:p><text:s/>1,0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<text:s/>燦通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王閔生<text:s/></text:p>
          </table:table-cell>
          <table:table-cell office:value-type="string" table:style-name="ce9">
            <text:p>護欄改善<text:s/></text:p>
          </table:table-cell>
          <table:table-cell office:value-type="string" table:style-name="ce12">
            <text:p>指三橋<text:s/>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王欣儀<text:s/></text:p>
          </table:table-cell>
          <table:table-cell office:value-type="string" table:style-name="ce9">
            <text:p>鋪面更新<text:s/></text:p>
          </table:table-cell>
          <table:table-cell office:value-type="string" table:style-name="ce12">
            <text:p>師專附小人行陸橋<text:s/>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汪志冰<text:s/></text:p>
          </table:table-cell>
          <table:table-cell office:value-type="string" table:style-name="ce9">
            <text:p>地坪及扶手欄杆改善<text:s/></text:p>
          </table:table-cell>
          <table:table-cell office:value-type="string" table:style-name="ce12">
            <text:p>雨聲橋<text:s/></text:p>
          </table:table-cell>
          <table:table-cell office:value-type="string" table:style-name="ce10">
            <text:p>無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text:s/></text:p>
          </table:table-cell>
          <table:table-cell office:value-type="string" table:style-name="ce9">
            <text:p>橋墩美化</text:p>
            <text:p>橋樓梯漏水改善<text:s/></text:p>
          </table:table-cell>
          <table:table-cell office:value-type="string" table:style-name="ce12">
            <text:p>西安橋<text:s/>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高嘉瑜<text:s/></text:p>
          </table:table-cell>
          <table:table-cell office:value-type="string" table:style-name="ce9">
            <text:p>人行道更新<text:s/></text:p>
          </table:table-cell>
          <table:table-cell office:value-type="string" table:style-name="ce12">
            <text:p>民權隧道<text:s/></text:p>
          </table:table-cell>
          <table:table-cell office:value-type="string" table:style-name="ce10">
            <text:p>無</text:p>
          </table:table-cell>
          <table:table-cell office:value-type="float" office:value="1700" table:style-name="ce10">
            <text:p><text:s/>1,7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高嘉瑜<text:s/></text:p>
          </table:table-cell>
          <table:table-cell office:value-type="string" table:style-name="ce9">
            <text:p>側溝蓋更新為場鑄式溝蓋<text:s/></text:p>
          </table:table-cell>
          <table:table-cell office:value-type="string" table:style-name="ce12">
            <text:p>民權隧道<text:s/>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葉林傳<text:s/></text:p>
          </table:table-cell>
          <table:table-cell office:value-type="string" table:style-name="ce9">
            <text:p>燈桿基座移設<text:s/></text:p>
          </table:table-cell>
          <table:table-cell office:value-type="string" table:style-name="ce12">
            <text:p>慶昌橋<text:s/>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葉林傳<text:s/></text:p>
          </table:table-cell>
          <table:table-cell office:value-type="string" table:style-name="ce9">
            <text:p>改善人行道高低差</text:p>
            <text:p>設置無礙障礙坡道及上方新生高架橋漏水<text:s/></text:p>
          </table:table-cell>
          <table:table-cell office:value-type="string" table:style-name="ce12">
            <text:p>長安橋<text:s/></text:p>
          </table:table-cell>
          <table:table-cell office:value-type="string" table:style-name="ce10">
            <text:p>無</text:p>
          </table:table-cell>
          <table:table-cell office:value-type="float" office:value="722" table:style-name="ce10">
            <text:p><text:s/>7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戴錫欽<text:s/></text:p>
          </table:table-cell>
          <table:table-cell office:value-type="string" table:style-name="ce9">
            <text:p>增設高度較低樓梯扶手<text:s/></text:p>
          </table:table-cell>
          <table:table-cell office:value-type="string" table:style-name="ce12">
            <text:p>承德橋<text:s/></text:p>
          </table:table-cell>
          <table:table-cell office:value-type="string" table:style-name="ce10">
            <text:p>無</text:p>
          </table:table-cell>
          <table:table-cell office:value-type="float" office:value="454" table:style-name="ce10">
            <text:p><text:s/>4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陳炳甫</text:p>
            <text:p>王世堅</text:p>
            <text:p>黃向羣</text:p>
          </table:table-cell>
          <table:table-cell office:value-type="string" table:style-name="ce9">
            <text:p>增設人行道</text:p>
            <text:p>更新及移除座椅</text:p>
            <text:p>人行道積水改善</text:p>
            <text:p>增設無障礙斜坡道</text:p>
          </table:table-cell>
          <table:table-cell office:value-type="string" table:style-name="ce12">
            <text:p>1.大同區昌吉街自重慶北路3段至昌及街81巷間增設人行道工程</text:p>
            <text:p>2.大同區寧夏路23號前更新座椅及松江路(32-1號、54號、82號及松江路90巷至100巷間)移除5張座椅等2項工程</text:p>
            <text:p>3.中山區松江路228號前人行道積水改善工程</text:p>
            <text:p>4.中山區錦西街22號及28號前增設無障礙斜坡道工程</text:p>
          </table:table-cell>
          <table:table-cell office:value-type="string" table:style-name="ce10">
            <text:p>無</text:p>
          </table:table-cell>
          <table:table-cell office:value-type="float" office:value="1031" table:style-name="ce10">
            <text:p><text:s/>1,0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5">
          <table:table-cell office:value-type="string" table:style-name="ce8">
            <text:p>葉林傳</text:p>
            <text:p>王世堅</text:p>
            <text:p>陳炳甫</text:p>
          </table:table-cell>
          <table:table-cell office:value-type="string" table:style-name="ce9">
            <text:p>鋪面更新</text:p>
            <text:p>機車彎填平</text:p>
            <text:p>無障礙斜坡道改善</text:p>
            <text:p>增設座椅</text:p>
            <text:p>斜坡道改善</text:p>
          </table:table-cell>
          <table:table-cell office:value-type="string" table:style-name="ce12">
            <text:p>1.大同區民生西路自寧夏路至承德路2段間單號側人行道鋪面更新工程</text:p>
            <text:p>2.重慶北路2段156及158號前1處機車彎填平</text:p>
            <text:p>3.中山區新生北路2段122號旁鋪面更新</text:p>
            <text:p>4.重慶北路3段與酒泉街口西北側無障礙斜坡道改善工程</text:p>
            <text:p>5.大同區延平北路2段239號太平國小停車場出入口旁增設2張座椅工程</text:p>
            <text:p>承德路3段與酒泉街口(至聖公園出入口)勸學小徑增設欄杆工程</text:p>
            <text:p>6.承德路2段211號前斜坡道取消工程</text:p>
            <text:p>7.建國北路3段94號機車彎填平工程</text:p>
          </table:table-cell>
          <table:table-cell office:value-type="string" table:style-name="ce10">
            <text:p>無</text:p>
          </table:table-cell>
          <table:table-cell office:value-type="float" office:value="2957" table:style-name="ce10">
            <text:p><text:s/>2,95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陳炳甫</text:p>
            <text:p>林國成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1.大同區民生西路自寧夏路至成德路2段間雙號側人行道鋪面更新工程</text:p>
            <text:p>2.中山區遼寧街自興安街至龍江路209巷間雙號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2260" table:style-name="ce10">
            <text:p><text:s/>2,2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陳炳甫</text:p>
          </table:table-cell>
          <table:table-cell office:value-type="string" table:style-name="ce9">
            <text:p>無障礙斜坡道改善</text:p>
            <text:p>人行道改善</text:p>
          </table:table-cell>
          <table:table-cell office:value-type="string" table:style-name="ce12">
            <text:p>1.北安路563號前無障礙斜坡道改善工程</text:p>
            <text:p>2.建國北路2段與合江街70巷口(臺北大學台北校區公車站人行道改善</text:p>
          </table:table-cell>
          <table:table-cell office:value-type="string" table:style-name="ce10">
            <text:p>無</text:p>
          </table:table-cell>
          <table:table-cell office:value-type="float" office:value="401" table:style-name="ce10">
            <text:p><text:s/>40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王世堅</text:p>
            <text:p>林國成</text:p>
          </table:table-cell>
          <table:table-cell office:value-type="string" table:style-name="ce9">
            <text:p>鋪面更新</text:p>
            <text:p>增設無障礙斜坡道</text:p>
          </table:table-cell>
          <table:table-cell office:value-type="string" table:style-name="ce12">
            <text:p>1.大同區南京西路64巷建成國中校舍旁花圃拆除施作鋪面工程</text:p>
            <text:p>2.長安西路66號及70號增設無障礙斜坡道工程</text:p>
          </table:table-cell>
          <table:table-cell office:value-type="string" table:style-name="ce10">
            <text:p>無</text:p>
          </table:table-cell>
          <table:table-cell office:value-type="float" office:value="2072" table:style-name="ce10">
            <text:p><text:s/>2,0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葉林傳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大同區鄭州路自西寧北路至環河北路間南側人行道舖面更新</text:p>
          </table:table-cell>
          <table:table-cell office:value-type="string" table:style-name="ce10">
            <text:p>無</text:p>
          </table:table-cell>
          <table:table-cell office:value-type="float" office:value="652" table:style-name="ce10">
            <text:p><text:s/>65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黃向羣</text:p>
          </table:table-cell>
          <table:table-cell office:value-type="string" table:style-name="ce9">
            <text:p>鋪面改善</text:p>
          </table:table-cell>
          <table:table-cell office:value-type="string" table:style-name="ce12">
            <text:p>庫倫街孔廟側人行道與建築退縮無遮簷人行空間鋪面改善工程</text:p>
          </table:table-cell>
          <table:table-cell office:value-type="string" table:style-name="ce10">
            <text:p>無</text:p>
          </table:table-cell>
          <table:table-cell office:value-type="float" office:value="2443" table:style-name="ce10">
            <text:p><text:s/>2,4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炳甫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大同區重慶北路2段自南京西路至民生西路間雙號側鋪面更新工程</text:p>
          </table:table-cell>
          <table:table-cell office:value-type="string" table:style-name="ce10">
            <text:p>無</text:p>
          </table:table-cell>
          <table:table-cell office:value-type="float" office:value="1956" table:style-name="ce10">
            <text:p><text:s/>1,9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葉林傳</text:p>
          </table:table-cell>
          <table:table-cell office:value-type="string" table:style-name="ce9">
            <text:p>人行道拓寬</text:p>
            <text:p>舖面積水改善</text:p>
          </table:table-cell>
          <table:table-cell office:value-type="string" table:style-name="ce12">
            <text:p>1.大同區重慶北路1段自南京西路至天水路間西側人行道拓寬工程</text:p>
            <text:p>2.龍江路自興安街至合江街55巷西側舖面積水改善工程</text:p>
          </table:table-cell>
          <table:table-cell office:value-type="string" table:style-name="ce10">
            <text:p>無</text:p>
          </table:table-cell>
          <table:table-cell office:value-type="float" office:value="1729" table:style-name="ce10">
            <text:p><text:s/>1,72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葉林傳</text:p>
          </table:table-cell>
          <table:table-cell office:value-type="string" table:style-name="ce9">
            <text:p>鋪面改善</text:p>
          </table:table-cell>
          <table:table-cell office:value-type="string" table:style-name="ce12">
            <text:p>中山區長安東路2段自復興北路至遼寧街間兩側人行道鋪面改善工程</text:p>
          </table:table-cell>
          <table:table-cell office:value-type="string" table:style-name="ce10">
            <text:p>無</text:p>
          </table:table-cell>
          <table:table-cell office:value-type="float" office:value="3284" table:style-name="ce10">
            <text:p><text:s/>3,28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陳永德</text:p>
          </table:table-cell>
          <table:table-cell office:value-type="string" table:style-name="ce9">
            <text:p>鋪面更新改善</text:p>
          </table:table-cell>
          <table:table-cell office:value-type="string" table:style-name="ce12">
            <text:p>1.莊敬路423巷8弄10號前(信義國中)人行道鋪面更新</text:p>
            <text:p>2.忠孝東路4段502號前與逸仙路口設置車阻</text:p>
          </table:table-cell>
          <table:table-cell office:value-type="string" table:style-name="ce10">
            <text:p>無</text:p>
          </table:table-cell>
          <table:table-cell office:value-type="float" office:value="1647" table:style-name="ce10">
            <text:p><text:s/>1,6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洪健益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信義區忠孝東路5段236巷15號(臺北市立松山高級工農職業學校)北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1148" table:style-name="ce10">
            <text:p><text:s/>1,1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許淑華</text:p>
          </table:table-cell>
          <table:table-cell office:value-type="string" table:style-name="ce9">
            <text:p>增設實體人行道</text:p>
          </table:table-cell>
          <table:table-cell office:value-type="string" table:style-name="ce12">
            <text:p>松山區敦化北路155巷100弄(民生國小南側)增設實體人行道</text:p>
          </table:table-cell>
          <table:table-cell office:value-type="string" table:style-name="ce10">
            <text:p>無</text:p>
          </table:table-cell>
          <table:table-cell office:value-type="float" office:value="790" table:style-name="ce10">
            <text:p><text:s/>79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郭昭巖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萬華區南寧路(自廣州街至和平西路3段間)北側人行道拓寬工程</text:p>
          </table:table-cell>
          <table:table-cell office:value-type="string" table:style-name="ce10">
            <text:p>無</text:p>
          </table:table-cell>
          <table:table-cell office:value-type="float" office:value="2809" table:style-name="ce10">
            <text:p><text:s/>2,80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周威佑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中正區同安街(自羅斯福路2段至汀洲路2段間)西側人行道拓寬工程</text:p>
          </table:table-cell>
          <table:table-cell office:value-type="string" table:style-name="ce10">
            <text:p>無</text:p>
          </table:table-cell>
          <table:table-cell office:value-type="float" office:value="2933" table:style-name="ce10">
            <text:p><text:s/>2,9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中正區博愛路(自衡陽街至寶慶路間)西側人行道鋪面更新</text:p>
          </table:table-cell>
          <table:table-cell office:value-type="string" table:style-name="ce10">
            <text:p>無</text:p>
          </table:table-cell>
          <table:table-cell office:value-type="float" office:value="1716" table:style-name="ce10">
            <text:p><text:s/>1,71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郭昭巖</text:p>
            <text:p>周威佑</text:p>
          </table:table-cell>
          <table:table-cell office:value-type="string" table:style-name="ce9">
            <text:p>木棧道修繕</text:p>
            <text:p>行道轉角處增設車阻</text:p>
          </table:table-cell>
          <table:table-cell office:value-type="string" table:style-name="ce12">
            <text:p>1.萬華區華江國小北側(和平西路3段382巷11弄)原鋪設木棧道修繕工程</text:p>
            <text:p>2.萬華區桂林路126號旁人行道轉角處增設車阻工程</text:p>
          </table:table-cell>
          <table:table-cell office:value-type="string" table:style-name="ce10">
            <text:p>無</text:p>
          </table:table-cell>
          <table:table-cell office:value-type="float" office:value="1273" table:style-name="ce10">
            <text:p><text:s/>1,27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周威佑</text:p>
            <text:p>應曉薇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1.萬華區雙園國小(莒光路側)人行道鋪面更新工程</text:p>
            <text:p>2.萬華區中華路2段518號前公車站牌(國興路口站)處增設座椅工程</text:p>
          </table:table-cell>
          <table:table-cell office:value-type="string" table:style-name="ce10">
            <text:p>無</text:p>
          </table:table-cell>
          <table:table-cell office:value-type="float" office:value="3412" table:style-name="ce10">
            <text:p><text:s/>3,4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郭昭巖</text:p>
          </table:table-cell>
          <table:table-cell office:value-type="string" table:style-name="ce9">
            <text:p>鋪面更新</text:p>
          </table:table-cell>
          <table:table-cell office:value-type="string" table:style-name="ce12">
            <text:p>中正區市民大道(自長安東路一段30巷至長安東路一段52巷間)南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3399" table:style-name="ce10">
            <text:p><text:s/>3,3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黃珊珊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內湖區金湖路(自康寧路一段至金湖路326巷)雙側人行道拓寬等工程</text:p>
          </table:table-cell>
          <table:table-cell office:value-type="string" table:style-name="ce10">
            <text:p>無</text:p>
          </table:table-cell>
          <table:table-cell office:value-type="float" office:value="15029" table:style-name="ce10">
            <text:p><text:s/>15,02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木棧道更新</text:p>
          </table:table-cell>
          <table:table-cell office:value-type="string" table:style-name="ce12">
            <text:p>內湖區大湖公園木棧道更新</text:p>
          </table:table-cell>
          <table:table-cell office:value-type="string" table:style-name="ce10">
            <text:p>無</text:p>
          </table:table-cell>
          <table:table-cell office:value-type="float" office:value="5104" table:style-name="ce10">
            <text:p><text:s/>5,10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內湖區內湖路2段15號人行道拓寬改善工程</text:p>
          </table:table-cell>
          <table:table-cell office:value-type="string" table:style-name="ce10">
            <text:p>無</text:p>
          </table:table-cell>
          <table:table-cell office:value-type="float" office:value="941" table:style-name="ce10">
            <text:p><text:s/>9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林瑞圖</text:p>
          </table:table-cell>
          <table:table-cell office:value-type="string" table:style-name="ce9">
            <text:p>增設更新及改善人行道</text:p>
          </table:table-cell>
          <table:table-cell office:value-type="string" table:style-name="ce12">
            <text:p>1.光明路七星橋外側增設人行道(座椅)</text:p>
            <text:p>2.稻香路(稻香路43巷到重三路)改善人行道</text:p>
            <text:p>3.北投區大興街(北投路2段至大興街42號)前人行道更新</text:p>
          </table:table-cell>
          <table:table-cell office:value-type="string" table:style-name="ce10">
            <text:p>無</text:p>
          </table:table-cell>
          <table:table-cell office:value-type="float" office:value="1171" table:style-name="ce10">
            <text:p><text:s/>1,1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圓利營造</text:p>
            <text:p>股份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林瑞圖</text:p>
          </table:table-cell>
          <table:table-cell office:value-type="string" table:style-name="ce9">
            <text:p>花台拆除</text:p>
            <text:p>斜坡道改善</text:p>
          </table:table-cell>
          <table:table-cell office:value-type="string" table:style-name="ce12">
            <text:p>1.石牌國小人行道花台拆除</text:p>
            <text:p>2.石牌路2段99巷口斜坡道改善</text:p>
            <text:p>3.石牌路2段130巷口斜坡道改善</text:p>
          </table:table-cell>
          <table:table-cell office:value-type="string" table:style-name="ce10">
            <text:p>無</text:p>
          </table:table-cell>
          <table:table-cell office:value-type="float" office:value="1728" table:style-name="ce10">
            <text:p><text:s/>1,72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圓利營造</text:p>
            <text:p>股份有限公司</text:p>
          </table:table-cell>
          <table:table-cell table:number-columns-repeated="16375"/>
        </table:table-row>
        <table:table-row table:style-name="ro17">
          <table:table-cell office:value-type="string" table:style-name="ce8">
            <text:p>陳錦祥</text:p>
            <text:p>王閔生</text:p>
            <text:p>簡舒培</text:p>
            <text:p>李慶鋒</text:p>
          </table:table-cell>
          <table:table-cell office:value-type="string" table:style-name="ce9">
            <text:p>人行道及斜坡道更新</text:p>
            <text:p>交叉口增設車阻</text:p>
          </table:table-cell>
          <table:table-cell office:value-type="string" table:style-name="ce12">
            <text:p>1.文山區景興路10巷單號側人行道更新工程</text:p>
            <text:p>2.文山區三福街61號至69之2號間人行道更新工程</text:p>
            <text:p>3.文山區萬有二號公園旁公有人行道更新工程</text:p>
            <text:p>4.道南橋下(新光路一段與指南路二段路口)斜坡道更新工程</text:p>
            <text:p>5.大安區新生南路三段86巷臨新生南路口處縮減人行道道工程</text:p>
            <text:p>6.文山區興隆路三段與辛亥路四段交叉口增設車阻工程</text:p>
          </table:table-cell>
          <table:table-cell office:value-type="string" table:style-name="ce10">
            <text:p>無</text:p>
          </table:table-cell>
          <table:table-cell office:value-type="float" office:value="2236" table:style-name="ce10">
            <text:p><text:s/>2,2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人行道更新</text:p>
          </table:table-cell>
          <table:table-cell office:value-type="string" table:style-name="ce12">
            <text:p>文山區景興國民小學退縮校地人行道更新工程</text:p>
          </table:table-cell>
          <table:table-cell office:value-type="string" table:style-name="ce10">
            <text:p>無</text:p>
          </table:table-cell>
          <table:table-cell office:value-type="float" office:value="2833" table:style-name="ce10">
            <text:p><text:s/>2,8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厲耿桂芳</text:p>
            <text:p>李慶元</text:p>
          </table:table-cell>
          <table:table-cell office:value-type="string" table:style-name="ce9">
            <text:p>人行道拓寬</text:p>
            <text:p>舖面更新</text:p>
          </table:table-cell>
          <table:table-cell office:value-type="string" table:style-name="ce12">
            <text:p>1.木柵路五段自文和橋至新北市端間人行道拓寬工程</text:p>
            <text:p>2.文山區景隆街19巷口(變電所圍牆側)人行道舖面更新工程</text:p>
          </table:table-cell>
          <table:table-cell office:value-type="string" table:style-name="ce10">
            <text:p>無</text:p>
          </table:table-cell>
          <table:table-cell office:value-type="float" office:value="5113" table:style-name="ce10">
            <text:p><text:s/>5,11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道路拓寬</text:p>
          </table:table-cell>
          <table:table-cell office:value-type="string" table:style-name="ce12">
            <text:p>莊敬路325巷</text:p>
          </table:table-cell>
          <table:table-cell office:value-type="string" table:style-name="ce10">
            <text:p>無</text:p>
          </table:table-cell>
          <table:table-cell office:value-type="float" office:value="13114" table:style-name="ce10">
            <text:p><text:s/>13,11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尚未發包</text:p>
          </table:table-cell>
          <table:table-cell office:value-type="string" table:style-name="ce9">
            <text:p>尚未發包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道路改善</text:p>
          </table:table-cell>
          <table:table-cell office:value-type="string" table:style-name="ce12">
            <text:p>瑞安街208巷35弄東段</text:p>
          </table:table-cell>
          <table:table-cell office:value-type="string" table:style-name="ce10">
            <text:p>無</text:p>
          </table:table-cell>
          <table:table-cell office:value-type="float" office:value="3558" table:style-name="ce10">
            <text:p><text:s/>3,5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尚未發包</text:p>
          </table:table-cell>
          <table:table-cell office:value-type="string" table:style-name="ce9">
            <text:p>尚未發包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柏雅</text:p>
          </table:table-cell>
          <table:table-cell office:value-type="string" table:style-name="ce9">
            <text:p>道路開闢</text:p>
          </table:table-cell>
          <table:table-cell office:value-type="string" table:style-name="ce12">
            <text:p>木柵路3段102巷6弄</text:p>
          </table:table-cell>
          <table:table-cell office:value-type="string" table:style-name="ce10">
            <text:p>無</text:p>
          </table:table-cell>
          <table:table-cell office:value-type="float" office:value="11414" table:style-name="ce10">
            <text:p><text:s/>11,41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尚未發包</text:p>
          </table:table-cell>
          <table:table-cell office:value-type="string" table:style-name="ce9">
            <text:p>尚未發包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道路改善</text:p>
          </table:table-cell>
          <table:table-cell office:value-type="string" table:style-name="ce12">
            <text:p>興隆路2段220巷53弄西段</text:p>
          </table:table-cell>
          <table:table-cell office:value-type="string" table:style-name="ce10">
            <text:p>無</text:p>
          </table:table-cell>
          <table:table-cell office:value-type="float" office:value="3763" table:style-name="ce10">
            <text:p><text:s/>3,76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尚未發包</text:p>
          </table:table-cell>
          <table:table-cell office:value-type="string" table:style-name="ce9">
            <text:p>尚未發包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顏若芳</text:p>
            <text:p>葉林傳</text:p>
          </table:table-cell>
          <table:table-cell office:value-type="string" table:style-name="ce9">
            <text:p>增設無障礙斜坡道</text:p>
            <text:p>增設座椅</text:p>
          </table:table-cell>
          <table:table-cell office:value-type="string" table:style-name="ce12">
            <text:p>1.中山區民權東路2段135巷35號前增設無障礙斜坡道工程</text:p>
            <text:p>2.中山區興安街110號前增設無障礙斜坡道工程</text:p>
            <text:p>3.中山區林森北路358號前公車站牌旁增設2張座椅工程</text:p>
          </table:table-cell>
          <table:table-cell office:value-type="string" table:style-name="ce10">
            <text:p>無</text:p>
          </table:table-cell>
          <table:table-cell office:value-type="float" office:value="111" table:style-name="ce10">
            <text:p><text:s/>11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葉林傳</text:p>
            <text:p>林國成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中山區民生東路2段自民生東路23號至吉林路間北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1818" table:style-name="ce10">
            <text:p><text:s/>1,8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葉林傳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中山區長安東路1段自長安東路1段53巷至新生北路1段間北側人行道鋪面更新工程</text:p>
          </table:table-cell>
          <table:table-cell office:value-type="string" table:style-name="ce10">
            <text:p>無</text:p>
          </table:table-cell>
          <table:table-cell office:value-type="float" office:value="2361" table:style-name="ce10">
            <text:p><text:s/>2,36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林亭君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中山區一江街自長春路至南京東路2段西側(一江公園前人行道除外)人行道鋪面更新工程</text:p>
          </table:table-cell>
          <table:table-cell office:value-type="string" table:style-name="ce10">
            <text:p>無</text:p>
          </table:table-cell>
          <table:table-cell office:value-type="float" office:value="1299" table:style-name="ce10">
            <text:p><text:s/>1,2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炳甫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大同區民族西路自延平北路3段至迪化街2段146巷間南側拓寬人行道工程</text:p>
          </table:table-cell>
          <table:table-cell office:value-type="string" table:style-name="ce10">
            <text:p>無</text:p>
          </table:table-cell>
          <table:table-cell office:value-type="float" office:value="1049" table:style-name="ce10">
            <text:p><text:s/>1,04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黃向羣</text:p>
          </table:table-cell>
          <table:table-cell office:value-type="string" table:style-name="ce9">
            <text:p>增設停車彎</text:p>
          </table:table-cell>
          <table:table-cell office:value-type="string" table:style-name="ce12">
            <text:p>大同區民族西路自延平北路3段至迪化街2段146巷間南側增設停車彎</text:p>
          </table:table-cell>
          <table:table-cell office:value-type="string" table:style-name="ce10">
            <text:p>無</text:p>
          </table:table-cell>
          <table:table-cell office:value-type="float" office:value="169" table:style-name="ce13">
            <text:p><text:s/>16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許淑華</text:p>
            <text:p>陳永德</text:p>
          </table:table-cell>
          <table:table-cell office:value-type="string" table:style-name="ce9">
            <text:p>側溝蓋更新</text:p>
            <text:p>舖面更新</text:p>
          </table:table-cell>
          <table:table-cell office:value-type="string" table:style-name="ce12">
            <text:p>1.信義區松平路99巷3號南側、松仁路148號南側人行步道側溝蓋更新</text:p>
            <text:p>2.基隆路2段21至33號前人行道鋪面更新工程</text:p>
          </table:table-cell>
          <table:table-cell office:value-type="string" table:style-name="ce10">
            <text:p>無</text:p>
          </table:table-cell>
          <table:table-cell office:value-type="float" office:value="1678" table:style-name="ce10">
            <text:p><text:s/>1,6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慶元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文山區和平東路四段自萬寧接至萬美街一段間人行道鋪面更新工程</text:p>
          </table:table-cell>
          <table:table-cell office:value-type="string" table:style-name="ce10">
            <text:p>無</text:p>
          </table:table-cell>
          <table:table-cell office:value-type="float" office:value="6554" table:style-name="ce10">
            <text:p><text:s/>6,5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郭昭巖</text:p>
            <text:p>應曉薇</text:p>
            <text:p>周威佑</text:p>
          </table:table-cell>
          <table:table-cell office:value-type="string" table:style-name="ce9">
            <text:p>更新及增設無障礙斜坡道</text:p>
            <text:p/>
          </table:table-cell>
          <table:table-cell office:value-type="string" table:style-name="ce12">
            <text:p>1.中正區汀洲路3段72號(臺北市警察局中正二分局思源派出所)前人行道斜坡道改善工程</text:p>
            <text:p>2.萬華區西藏路115巷3弄路口人行道(鄰中華路2段364巷24弄)設置斜坡道案</text:p>
            <text:p>3.萬華區長沙街2段188號前人行道斜坡道更新工程</text:p>
          </table:table-cell>
          <table:table-cell office:value-type="string" table:style-name="ce10">
            <text:p>無</text:p>
          </table:table-cell>
          <table:table-cell office:value-type="float" office:value="165" table:style-name="ce10">
            <text:p><text:s/>16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內湖區行忠路及行忠路178巷人行道更新工程</text:p>
          </table:table-cell>
          <table:table-cell office:value-type="string" table:style-name="ce10">
            <text:p>無</text:p>
          </table:table-cell>
          <table:table-cell office:value-type="float" office:value="2212" table:style-name="ce10">
            <text:p><text:s/>2,2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內湖區麗山國小周邊人行道更新案</text:p>
          </table:table-cell>
          <table:table-cell office:value-type="string" table:style-name="ce10">
            <text:p>無</text:p>
          </table:table-cell>
          <table:table-cell office:value-type="float" office:value="1185" table:style-name="ce10">
            <text:p><text:s/>1,1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內湖區民權東路6段180巷158號對側人行道拓寬案(內湖區成功路2段115巷)</text:p>
          </table:table-cell>
          <table:table-cell office:value-type="string" table:style-name="ce10">
            <text:p>無</text:p>
          </table:table-cell>
          <table:table-cell office:value-type="float" office:value="834" table:style-name="ce10">
            <text:p><text:s/>83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台球營造</text:p>
            <text:p>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舖面更新</text:p>
          </table:table-cell>
          <table:table-cell office:value-type="string" table:style-name="ce12">
            <text:p>大安區龍門國中旁人行道鋪面更新工程</text:p>
          </table:table-cell>
          <table:table-cell office:value-type="string" table:style-name="ce10">
            <text:p>無</text:p>
          </table:table-cell>
          <table:table-cell office:value-type="float" office:value="2172" table:style-name="ce10">
            <text:p><text:s/>2,1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簡舒培</text:p>
            <text:p>何志偉</text:p>
            <text:p>陳錦祥</text:p>
          </table:table-cell>
          <table:table-cell office:value-type="string" table:style-name="ce9">
            <text:p>機車彎填平</text:p>
            <text:p>增設無障礙斜坡道</text:p>
            <text:p/>
          </table:table-cell>
          <table:table-cell office:value-type="string" table:style-name="ce12">
            <text:p>1.大安區和平東路3段與敦化南路2段交叉口(東南角)機車彎填平工程</text:p>
            <text:p>2.大安區和平東路1段75巷口機車彎填平工程</text:p>
            <text:p>3.大安區復興南路1段135巷口新設斜坡道工程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文山區萬芳路人行道拓寬工程</text:p>
          </table:table-cell>
          <table:table-cell office:value-type="string" table:style-name="ce10">
            <text:p>無</text:p>
          </table:table-cell>
          <table:table-cell office:value-type="float" office:value="824" table:style-name="ce10">
            <text:p><text:s/>8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厲耿桂芳</text:p>
          </table:table-cell>
          <table:table-cell office:value-type="string" table:style-name="ce9">
            <text:p>人行道拓寬</text:p>
          </table:table-cell>
          <table:table-cell office:value-type="string" table:style-name="ce12">
            <text:p>文山區景福街(自景福街221號至135巷)單號側人行道拓寬工程</text:p>
          </table:table-cell>
          <table:table-cell office:value-type="string" table:style-name="ce10">
            <text:p>無</text:p>
          </table:table-cell>
          <table:table-cell office:value-type="float" office:value="3275" table:style-name="ce10">
            <text:p><text:s/>3,2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好記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大同區老師里延平北路4段235巷</text:p>
          </table:table-cell>
          <table:table-cell office:value-type="string" table:style-name="ce10">
            <text:p>無</text:p>
          </table:table-cell>
          <table:table-cell office:value-type="float" office:value="214.66499999999999" table:style-name="ce10">
            <text:p><text:s/>21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同區保安里哈密街59巷2弄</text:p>
          </table:table-cell>
          <table:table-cell office:value-type="string" table:style-name="ce10">
            <text:p>無</text:p>
          </table:table-cell>
          <table:table-cell office:value-type="float" office:value="255" table:style-name="ce10">
            <text:p><text:s/>25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同區揚雅里昌吉街61巷</text:p>
          </table:table-cell>
          <table:table-cell office:value-type="string" table:style-name="ce10">
            <text:p>無</text:p>
          </table:table-cell>
          <table:table-cell office:value-type="float" office:value="374.55500000000001" table:style-name="ce10">
            <text:p><text:s/>37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同區蓬萊里蘭州街124巷</text:p>
          </table:table-cell>
          <table:table-cell office:value-type="string" table:style-name="ce10">
            <text:p>無</text:p>
          </table:table-cell>
          <table:table-cell office:value-type="float" office:value="239.58699999999999" table:style-name="ce10">
            <text:p><text:s/>2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大同區雙連里興城街10巷</text:p>
          </table:table-cell>
          <table:table-cell office:value-type="string" table:style-name="ce10">
            <text:p>無</text:p>
          </table:table-cell>
          <table:table-cell office:value-type="float" office:value="345.12299999999999" table:style-name="ce10">
            <text:p><text:s/>34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梁文傑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同區永樂里迪化街1段14巷</text:p>
          </table:table-cell>
          <table:table-cell office:value-type="string" table:style-name="ce10">
            <text:p>無</text:p>
          </table:table-cell>
          <table:table-cell office:value-type="float" office:value="208.51499999999999" table:style-name="ce10">
            <text:p><text:s/>20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力行里遼寧街103號前</text:p>
          </table:table-cell>
          <table:table-cell office:value-type="string" table:style-name="ce10">
            <text:p>無</text:p>
          </table:table-cell>
          <table:table-cell office:value-type="float" office:value="195.452" table:style-name="ce10">
            <text:p><text:s/>1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成功里北安路608巷4弄</text:p>
          </table:table-cell>
          <table:table-cell office:value-type="string" table:style-name="ce10">
            <text:p>無</text:p>
          </table:table-cell>
          <table:table-cell office:value-type="float" office:value="811.87900000000002" table:style-name="ce10">
            <text:p><text:s/>8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成功里明水路526巷</text:p>
          </table:table-cell>
          <table:table-cell office:value-type="string" table:style-name="ce10">
            <text:p>無</text:p>
          </table:table-cell>
          <table:table-cell office:value-type="float" office:value="338.95499999999998" table:style-name="ce10">
            <text:p><text:s/>3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成功里敬業三路177巷</text:p>
          </table:table-cell>
          <table:table-cell office:value-type="string" table:style-name="ce10">
            <text:p>無</text:p>
          </table:table-cell>
          <table:table-cell office:value-type="float" office:value="270.56400000000002" table:style-name="ce10">
            <text:p><text:s/>2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成功里北安路588巷23弄</text:p>
          </table:table-cell>
          <table:table-cell office:value-type="string" table:style-name="ce10">
            <text:p>無</text:p>
          </table:table-cell>
          <table:table-cell office:value-type="float" office:value="362.95600000000002" table:style-name="ce10">
            <text:p><text:s/>36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朱園南京東路2段214巷</text:p>
          </table:table-cell>
          <table:table-cell office:value-type="string" table:style-name="ce10">
            <text:p>無</text:p>
          </table:table-cell>
          <table:table-cell office:value-type="float" office:value="203.11099999999999" table:style-name="ce10">
            <text:p><text:s/>20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朱園建國北路一段124巷</text:p>
          </table:table-cell>
          <table:table-cell office:value-type="string" table:style-name="ce10">
            <text:p>無</text:p>
          </table:table-cell>
          <table:table-cell office:value-type="float" office:value="1105.355" table:style-name="ce10">
            <text:p><text:s/>1,10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中央里伊通街125巷</text:p>
          </table:table-cell>
          <table:table-cell office:value-type="string" table:style-name="ce10">
            <text:p>無</text:p>
          </table:table-cell>
          <table:table-cell office:value-type="float" office:value="773.79200000000003" table:style-name="ce10">
            <text:p><text:s/>77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</text:p>
            <text:p>梁文傑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俾頭里八德路2段218巷</text:p>
          </table:table-cell>
          <table:table-cell office:value-type="string" table:style-name="ce10">
            <text:p>無</text:p>
          </table:table-cell>
          <table:table-cell office:value-type="float" office:value="1021.15" table:style-name="ce10">
            <text:p><text:s/>1,0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俾頭里八德路2段312巷</text:p>
          </table:table-cell>
          <table:table-cell office:value-type="string" table:style-name="ce10">
            <text:p>無</text:p>
          </table:table-cell>
          <table:table-cell office:value-type="float" office:value="606.31899999999996" table:style-name="ce10">
            <text:p><text:s/>60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大直里大直街52巷</text:p>
          </table:table-cell>
          <table:table-cell office:value-type="string" table:style-name="ce10">
            <text:p>無</text:p>
          </table:table-cell>
          <table:table-cell office:value-type="float" office:value="313.66800000000001" table:style-name="ce10">
            <text:p><text:s/>31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圓山里新生北路3段88巷</text:p>
          </table:table-cell>
          <table:table-cell office:value-type="string" table:style-name="ce10">
            <text:p>無</text:p>
          </table:table-cell>
          <table:table-cell office:value-type="float" office:value="698.94600000000003" table:style-name="ce10">
            <text:p><text:s/>6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圓山里雙城街49巷</text:p>
          </table:table-cell>
          <table:table-cell office:value-type="string" table:style-name="ce10">
            <text:p>無</text:p>
          </table:table-cell>
          <table:table-cell office:value-type="float" office:value="544.17700000000002" table:style-name="ce10">
            <text:p><text:s/>5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松江里民生東路2段147巷5弄</text:p>
          </table:table-cell>
          <table:table-cell office:value-type="string" table:style-name="ce10">
            <text:p>無</text:p>
          </table:table-cell>
          <table:table-cell office:value-type="float" office:value="659.94100000000003" table:style-name="ce10">
            <text:p><text:s/>6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松江里民生東路2段159巷</text:p>
          </table:table-cell>
          <table:table-cell office:value-type="string" table:style-name="ce10">
            <text:p>無</text:p>
          </table:table-cell>
          <table:table-cell office:value-type="float" office:value="488.31400000000002" table:style-name="ce10">
            <text:p><text:s/>48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晴光里雙城街28巷</text:p>
          </table:table-cell>
          <table:table-cell office:value-type="string" table:style-name="ce10">
            <text:p>無</text:p>
          </table:table-cell>
          <table:table-cell office:value-type="float" office:value="688.57500000000005" table:style-name="ce10">
            <text:p><text:s/>68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行政里松江路357巷</text:p>
          </table:table-cell>
          <table:table-cell office:value-type="string" table:style-name="ce10">
            <text:p>無</text:p>
          </table:table-cell>
          <table:table-cell office:value-type="float" office:value="264.43200000000002" table:style-name="ce10">
            <text:p><text:s/>2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行政里農安街204巷</text:p>
          </table:table-cell>
          <table:table-cell office:value-type="string" table:style-name="ce10">
            <text:p>無</text:p>
          </table:table-cell>
          <table:table-cell office:value-type="float" office:value="195.47499999999999" table:style-name="ce10">
            <text:p><text:s/>1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行政里民權東路2段135巷20弄</text:p>
          </table:table-cell>
          <table:table-cell office:value-type="string" table:style-name="ce10">
            <text:p>無</text:p>
          </table:table-cell>
          <table:table-cell office:value-type="float" office:value="279.327" table:style-name="ce10">
            <text:p><text:s/>27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山區集英里民生西路45巷</text:p>
          </table:table-cell>
          <table:table-cell office:value-type="string" table:style-name="ce10">
            <text:p>無</text:p>
          </table:table-cell>
          <table:table-cell office:value-type="float" office:value="489.29700000000003" table:style-name="ce10">
            <text:p><text:s/>48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集英里天祥路86巷</text:p>
          </table:table-cell>
          <table:table-cell office:value-type="string" table:style-name="ce10">
            <text:p>無</text:p>
          </table:table-cell>
          <table:table-cell office:value-type="float" office:value="508.16699999999997" table:style-name="ce10">
            <text:p><text:s/>50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民安里中山北路1段140巷</text:p>
          </table:table-cell>
          <table:table-cell office:value-type="string" table:style-name="ce10">
            <text:p>無</text:p>
          </table:table-cell>
          <table:table-cell office:value-type="float" office:value="490.404" table:style-name="ce10">
            <text:p><text:s/>49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山區民安里華陰街14號旁</text:p>
          </table:table-cell>
          <table:table-cell office:value-type="string" table:style-name="ce10">
            <text:p>無</text:p>
          </table:table-cell>
          <table:table-cell office:value-type="float" office:value="150.59100000000001" table:style-name="ce10">
            <text:p><text:s/>15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中山里中山北路2段65巷24弄</text:p>
          </table:table-cell>
          <table:table-cell office:value-type="string" table:style-name="ce10">
            <text:p>無</text:p>
          </table:table-cell>
          <table:table-cell office:value-type="float" office:value="143.06700000000001" table:style-name="ce10">
            <text:p><text:s/>1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中原里新生北路2段33巷</text:p>
          </table:table-cell>
          <table:table-cell office:value-type="string" table:style-name="ce10">
            <text:p>無</text:p>
          </table:table-cell>
          <table:table-cell office:value-type="float" office:value="438.51299999999998" table:style-name="ce10">
            <text:p><text:s/>4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正義里長安東路1段65巷及長安東路1段65巷1弄</text:p>
          </table:table-cell>
          <table:table-cell office:value-type="string" table:style-name="ce10">
            <text:p>無</text:p>
          </table:table-cell>
          <table:table-cell office:value-type="float" office:value="532.14099999999996" table:style-name="ce10">
            <text:p><text:s/>5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緣石修復</text:p>
          </table:table-cell>
          <table:table-cell office:value-type="string" table:style-name="ce12">
            <text:p>中山區康樂里林森北路259巷</text:p>
          </table:table-cell>
          <table:table-cell office:value-type="string" table:style-name="ce10">
            <text:p>無</text:p>
          </table:table-cell>
          <table:table-cell office:value-type="float" office:value="71.638000000000005" table:style-name="ce10">
            <text:p><text:s/>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梁文傑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中山區永安里明水路397巷3號至明水路397巷19弄口、明水路397巷7弄55號至80號</text:p>
          </table:table-cell>
          <table:table-cell office:value-type="string" table:style-name="ce10">
            <text:p>無</text:p>
          </table:table-cell>
          <table:table-cell office:value-type="float" office:value="40" table:style-name="ce10">
            <text:p><text:s/>4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梁文傑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中吉里吉林路123巷及松江路204巷</text:p>
          </table:table-cell>
          <table:table-cell office:value-type="string" table:style-name="ce10">
            <text:p>無</text:p>
          </table:table-cell>
          <table:table-cell office:value-type="float" office:value="1171.3219999999999" table:style-name="ce10">
            <text:p><text:s/>1,17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區下埤里龍江路415巷</text:p>
          </table:table-cell>
          <table:table-cell office:value-type="string" table:style-name="ce10">
            <text:p>無</text:p>
          </table:table-cell>
          <table:table-cell office:value-type="float" office:value="1317.6" table:style-name="ce10">
            <text:p><text:s/>1,3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鋐城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4段453巷(雙側)</text:p>
          </table:table-cell>
          <table:table-cell office:value-type="string" table:style-name="ce10">
            <text:p>無</text:p>
          </table:table-cell>
          <table:table-cell office:value-type="float" office:value="337.33" table:style-name="ce10">
            <text:p><text:s/>33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八德路4段453巷</text:p>
          </table:table-cell>
          <table:table-cell office:value-type="string" table:style-name="ce10">
            <text:p>無</text:p>
          </table:table-cell>
          <table:table-cell office:value-type="float" office:value="247.86199999999999" table:style-name="ce10">
            <text:p><text:s/>24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八德路3段12巷66弄</text:p>
          </table:table-cell>
          <table:table-cell office:value-type="string" table:style-name="ce10">
            <text:p>無</text:p>
          </table:table-cell>
          <table:table-cell office:value-type="float" office:value="260.41000000000003" table:style-name="ce10">
            <text:p><text:s/>26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三民路180巷後巷</text:p>
          </table:table-cell>
          <table:table-cell office:value-type="string" table:style-name="ce10">
            <text:p>無</text:p>
          </table:table-cell>
          <table:table-cell office:value-type="float" office:value="179.70500000000001" table:style-name="ce10">
            <text:p><text:s/>18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4段97巷2弄</text:p>
          </table:table-cell>
          <table:table-cell office:value-type="string" table:style-name="ce10">
            <text:p>無</text:p>
          </table:table-cell>
          <table:table-cell office:value-type="float" office:value="317.79199999999997" table:style-name="ce10">
            <text:p><text:s/>3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南京東路5段291巷41弄12號及40號(單側)</text:p>
          </table:table-cell>
          <table:table-cell office:value-type="string" table:style-name="ce10">
            <text:p>無</text:p>
          </table:table-cell>
          <table:table-cell office:value-type="float" office:value="209.49299999999999" table:style-name="ce10">
            <text:p><text:s/>20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秦慧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生東路4段56巷1弄、3弄、民生東路4段56巷(巷口至5號)</text:p>
          </table:table-cell>
          <table:table-cell office:value-type="string" table:style-name="ce10">
            <text:p>無</text:p>
          </table:table-cell>
          <table:table-cell office:value-type="float" office:value="624.20600000000002" table:style-name="ce10">
            <text:p><text:s/>62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義路5段91巷口右側等20處設施修復工程</text:p>
          </table:table-cell>
          <table:table-cell office:value-type="string" table:style-name="ce10">
            <text:p>無</text:p>
          </table:table-cell>
          <table:table-cell office:value-type="float" office:value="258.553" table:style-name="ce10">
            <text:p><text:s/>2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復興北路431號等30處道路銑鋪工程</text:p>
          </table:table-cell>
          <table:table-cell office:value-type="string" table:style-name="ce10">
            <text:p>無</text:p>
          </table:table-cell>
          <table:table-cell office:value-type="float" office:value="1646.405" table:style-name="ce10">
            <text:p><text:s/>1,64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健康路8巷(雙側)</text:p>
          </table:table-cell>
          <table:table-cell office:value-type="string" table:style-name="ce10">
            <text:p>無</text:p>
          </table:table-cell>
          <table:table-cell office:value-type="float" office:value="612.375" table:style-name="ce10">
            <text:p><text:s/>6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慶城街16巷(單號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敦化北路4巷25弄側溝(單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敦化北路4巷25弄路面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八德路2段437巷10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生東路三段113巷25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民權東路3段106巷(復興北路361巷至復興北路313巷)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寶清街101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寶清街101巷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東新街65巷及三民路166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光復北路120巷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塔悠路179號北側及後方防汛道路旁(單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塔悠路100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塔悠路100巷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健康路325巷6弄及健康路325巷18弄(鵬程公園附近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健康路325巷6弄及健康路325巷18弄(雙側)(鵬程公園附近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忠孝東路5段423巷5弄(單號側)</text:p>
          </table:table-cell>
          <table:table-cell office:value-type="string" table:style-name="ce10">
            <text:p>無</text:p>
          </table:table-cell>
          <table:table-cell office:value-type="float" office:value="637.61099999999999" table:style-name="ce10">
            <text:p><text:s/>6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義路6段76巷8弄(局部更新)</text:p>
          </table:table-cell>
          <table:table-cell office:value-type="string" table:style-name="ce10">
            <text:p>無</text:p>
          </table:table-cell>
          <table:table-cell office:value-type="float" office:value="572.85699999999997" table:style-name="ce10">
            <text:p><text:s/>57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張茂楠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松山路287巷3弄7號至松山路287巷3弄口、松山路287巷3弄29號至松山路249巷口及松山路249巷15號至永吉路468巷48號</text:p>
          </table:table-cell>
          <table:table-cell office:value-type="string" table:style-name="ce10">
            <text:p>無</text:p>
          </table:table-cell>
          <table:table-cell office:value-type="float" office:value="168.46600000000001" table:style-name="ce10">
            <text:p><text:s/>1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張茂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松山路287巷3弄7號至松山路287巷3弄口、松山路287巷3弄29號至松山路249巷口及松山路249巷15號至永吉路468巷48號</text:p>
          </table:table-cell>
          <table:table-cell office:value-type="string" table:style-name="ce10">
            <text:p>無</text:p>
          </table:table-cell>
          <table:table-cell office:value-type="float" office:value="426.47" table:style-name="ce10">
            <text:p><text:s/>42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晉德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八德路3段74巷6號等25處道路銑舖工程</text:p>
          </table:table-cell>
          <table:table-cell office:value-type="string" table:style-name="ce10">
            <text:p>無</text:p>
          </table:table-cell>
          <table:table-cell office:value-type="float" office:value="1353.855" table:style-name="ce10">
            <text:p><text:s/>1,3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權東路三段往東與敦化北路交叉口（中間車道）等9處道路銑鋪工程</text:p>
          </table:table-cell>
          <table:table-cell office:value-type="string" table:style-name="ce10">
            <text:p>無</text:p>
          </table:table-cell>
          <table:table-cell office:value-type="float" office:value="773.71900000000005" table:style-name="ce10">
            <text:p><text:s/>77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345巷路面</text:p>
          </table:table-cell>
          <table:table-cell office:value-type="string" table:style-name="ce10">
            <text:p>無</text:p>
          </table:table-cell>
          <table:table-cell office:value-type="string" table:style-name="ce10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305弄</text:p>
          </table:table-cell>
          <table:table-cell office:value-type="string" table:style-name="ce10">
            <text:p>無</text:p>
          </table:table-cell>
          <table:table-cell office:value-type="string" table:style-name="ce10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中強公園旁道路銑鋪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忠孝東路5段790巷70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中興公園四周溝蓋(光復南路473巷11弄、基隆路一段380巷)(單側)(靠中興公園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28弄與200巷21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42弄與200巷41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48弄與200巷61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37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278巷47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松仁路253巷(253巷4弄至信義區5段150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5段150巷412號前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永吉路180巷30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永吉路120巷3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120巷3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松山路184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虎林街59巷單號側溝更新(單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信義路6段76巷8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吳興街583巷1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583巷3弄與4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松仁路315巷(315巷口至315巷9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494巷與450巷5弄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吳興街320巷(334號至325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基隆路2段79巷33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崇德街206巷9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永吉路30巷167弄(雙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尚無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洪健益</text:p>
          </table:table-cell>
          <table:table-cell office:value-type="string" table:style-name="ce9">
            <text:p>路面銑鋪更新</text:p>
          </table:table-cell>
          <table:table-cell office:value-type="string" table:style-name="ce12">
            <text:p>民族東路本線(民族東路668巷至復興北路)等2處道路銑鋪工程</text:p>
          </table:table-cell>
          <table:table-cell office:value-type="string" table:style-name="ce10">
            <text:p>無</text:p>
          </table:table-cell>
          <table:table-cell office:value-type="float" office:value="2758.884" table:style-name="ce10">
            <text:p><text:s/>2,7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側溝蓋更新<text:s/></text:p>
          </table:table-cell>
          <table:table-cell office:value-type="string" table:style-name="ce12">
            <text:p>信義路5段150巷221號等18處設施修復工程</text:p>
          </table:table-cell>
          <table:table-cell office:value-type="string" table:style-name="ce10">
            <text:p>無</text:p>
          </table:table-cell>
          <table:table-cell office:value-type="float" office:value="464.41300000000001" table:style-name="ce10">
            <text:p><text:s/>4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神緯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華區隆昌街（內江街~內江街110巷）</text:p>
          </table:table-cell>
          <table:table-cell office:value-type="string" table:style-name="ce10">
            <text:p>無</text:p>
          </table:table-cell>
          <table:table-cell office:value-type="float" office:value="285.50200000000001" table:style-name="ce10">
            <text:p><text:s/>28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正區重慶南路2段6巷2號~6號對面</text:p>
          </table:table-cell>
          <table:table-cell office:value-type="string" table:style-name="ce10">
            <text:p>無</text:p>
          </table:table-cell>
          <table:table-cell office:value-type="float" office:value="183.34899999999999" table:style-name="ce10">
            <text:p><text:s/>1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正區羅斯福路3段284巷</text:p>
          </table:table-cell>
          <table:table-cell office:value-type="string" table:style-name="ce10">
            <text:p>無</text:p>
          </table:table-cell>
          <table:table-cell office:value-type="float" office:value="121.16200000000001" table:style-name="ce10">
            <text:p><text:s/>12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及路面更新</text:p>
          </table:table-cell>
          <table:table-cell office:value-type="string" table:style-name="ce12">
            <text:p>萬華區萬大路344巷、萬大路322巷55弄</text:p>
          </table:table-cell>
          <table:table-cell office:value-type="string" table:style-name="ce10">
            <text:p>無</text:p>
          </table:table-cell>
          <table:table-cell office:value-type="float" office:value="681.07" table:style-name="ce10">
            <text:p><text:s/>68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華區萬大路84巷、萬大路90巷</text:p>
          </table:table-cell>
          <table:table-cell office:value-type="string" table:style-name="ce10">
            <text:p>無</text:p>
          </table:table-cell>
          <table:table-cell office:value-type="float" office:value="406.74700000000001" table:style-name="ce10">
            <text:p><text:s/>4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萬華區萬大路322巷</text:p>
          </table:table-cell>
          <table:table-cell office:value-type="string" table:style-name="ce10">
            <text:p>無</text:p>
          </table:table-cell>
          <table:table-cell office:value-type="float" office:value="327.30399999999997" table:style-name="ce10">
            <text:p><text:s/>32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側溝蓋及路面更新</text:p>
          </table:table-cell>
          <table:table-cell office:value-type="string" table:style-name="ce12">
            <text:p>萬華區昆明街201巷、桂林路29巷</text:p>
          </table:table-cell>
          <table:table-cell office:value-type="string" table:style-name="ce10">
            <text:p>無</text:p>
          </table:table-cell>
          <table:table-cell office:value-type="float" office:value="535.822" table:style-name="ce10">
            <text:p><text:s/>53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正區杭州南路1段18巷、仁愛路1段51巷</text:p>
          </table:table-cell>
          <table:table-cell office:value-type="string" table:style-name="ce10">
            <text:p>無</text:p>
          </table:table-cell>
          <table:table-cell office:value-type="float" office:value="338.83199999999999" table:style-name="ce10">
            <text:p><text:s/>33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路面更新(PAC)</text:p>
          </table:table-cell>
          <table:table-cell office:value-type="string" table:style-name="ce12">
            <text:p>市民大道八段與南港路1段171巷交叉口對面公園</text:p>
          </table:table-cell>
          <table:table-cell office:value-type="string" table:style-name="ce10">
            <text:p>無</text:p>
          </table:table-cell>
          <table:table-cell office:value-type="float" office:value="96.873000000000005" table:style-name="ce10">
            <text:p><text:s/>9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南港區南港路2段86巷8弄</text:p>
          </table:table-cell>
          <table:table-cell office:value-type="string" table:style-name="ce10">
            <text:p>無</text:p>
          </table:table-cell>
          <table:table-cell office:value-type="float" office:value="418.04700000000003" table:style-name="ce10">
            <text:p><text:s/>41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成功路4段223巷8弄(4-16號)</text:p>
          </table:table-cell>
          <table:table-cell office:value-type="string" table:style-name="ce10">
            <text:p>無</text:p>
          </table:table-cell>
          <table:table-cell office:value-type="float" office:value="145.881" table:style-name="ce10">
            <text:p><text:s/>14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寧路1段156巷7弄1號至7號單側</text:p>
          </table:table-cell>
          <table:table-cell office:value-type="string" table:style-name="ce10">
            <text:p>無</text:p>
          </table:table-cell>
          <table:table-cell office:value-type="float" office:value="143.46799999999999" table:style-name="ce10">
            <text:p><text:s/>14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環山路2段109巷8弄路面、環山路2段53巷5弄12-1號側溝路面</text:p>
          </table:table-cell>
          <table:table-cell office:value-type="string" table:style-name="ce10">
            <text:p>無</text:p>
          </table:table-cell>
          <table:table-cell office:value-type="float" office:value="443.68200000000002" table:style-name="ce10">
            <text:p><text:s/>44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麗山街(68巷至內湖路1段737巷)</text:p>
          </table:table-cell>
          <table:table-cell office:value-type="string" table:style-name="ce10">
            <text:p>無</text:p>
          </table:table-cell>
          <table:table-cell office:value-type="float" office:value="358.34699999999998" table:style-name="ce10">
            <text:p><text:s/>35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星雲街15巷1號~33號</text:p>
          </table:table-cell>
          <table:table-cell office:value-type="string" table:style-name="ce10">
            <text:p>無</text:p>
          </table:table-cell>
          <table:table-cell office:value-type="float" office:value="601.65800000000002" table:style-name="ce10">
            <text:p><text:s/>60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志銘</text:p>
          </table:table-cell>
          <table:table-cell office:value-type="string" table:style-name="ce9">
            <text:p>路面更新及側溝蓋更新</text:p>
          </table:table-cell>
          <table:table-cell office:value-type="string" table:style-name="ce12">
            <text:p>成功路二段320巷21弄</text:p>
          </table:table-cell>
          <table:table-cell office:value-type="string" table:style-name="ce10">
            <text:p>無</text:p>
          </table:table-cell>
          <table:table-cell office:value-type="float" office:value="537.11800000000005" table:style-name="ce10">
            <text:p><text:s/>53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康寧路1段164巷</text:p>
          </table:table-cell>
          <table:table-cell office:value-type="string" table:style-name="ce10">
            <text:p>無</text:p>
          </table:table-cell>
          <table:table-cell office:value-type="float" office:value="108.46299999999999" table:style-name="ce10">
            <text:p><text:s/>10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穎達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延平北路5段257巷口旁</text:p>
          </table:table-cell>
          <table:table-cell office:value-type="string" table:style-name="ce10">
            <text:p>無</text:p>
          </table:table-cell>
          <table:table-cell office:value-type="float" office:value="87" table:style-name="ce10">
            <text:p><text:s/>8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承德路6段往北與福國路交叉口</text:p>
          </table:table-cell>
          <table:table-cell office:value-type="string" table:style-name="ce10">
            <text:p>無</text:p>
          </table:table-cell>
          <table:table-cell office:value-type="float" office:value="666" table:style-name="ce10">
            <text:p><text:s/>66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忠誠路1段171巷</text:p>
          </table:table-cell>
          <table:table-cell office:value-type="string" table:style-name="ce10">
            <text:p>無</text:p>
          </table:table-cell>
          <table:table-cell office:value-type="float" office:value="382.41" table:style-name="ce10">
            <text:p><text:s/>38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德行東路190巷30弄</text:p>
          </table:table-cell>
          <table:table-cell office:value-type="string" table:style-name="ce10">
            <text:p>無</text:p>
          </table:table-cell>
          <table:table-cell office:value-type="float" office:value="399.11200000000002" table:style-name="ce10">
            <text:p><text:s/>3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通河東街2段10巷6號</text:p>
          </table:table-cell>
          <table:table-cell office:value-type="string" table:style-name="ce10">
            <text:p>無</text:p>
          </table:table-cell>
          <table:table-cell office:value-type="float" office:value="350.28100000000001" table:style-name="ce10">
            <text:p><text:s/>3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延平北路7段106巷218號</text:p>
          </table:table-cell>
          <table:table-cell office:value-type="string" table:style-name="ce10">
            <text:p>無</text:p>
          </table:table-cell>
          <table:table-cell office:value-type="float" office:value="449.96" table:style-name="ce10">
            <text:p><text:s/>4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路面及側溝蓋更新</text:p>
          </table:table-cell>
          <table:table-cell office:value-type="string" table:style-name="ce12">
            <text:p>延平北路五段136巷</text:p>
          </table:table-cell>
          <table:table-cell office:value-type="string" table:style-name="ce10">
            <text:p>無</text:p>
          </table:table-cell>
          <table:table-cell office:value-type="float" office:value="278.39100000000002" table:style-name="ce10">
            <text:p><text:s/>2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正路707巷</text:p>
          </table:table-cell>
          <table:table-cell office:value-type="string" table:style-name="ce10">
            <text:p>無</text:p>
          </table:table-cell>
          <table:table-cell office:value-type="float" office:value="217.25800000000001" table:style-name="ce10">
            <text:p><text:s/>21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通河東街2段(10巷到抽水站前)</text:p>
          </table:table-cell>
          <table:table-cell office:value-type="string" table:style-name="ce10">
            <text:p>無</text:p>
          </table:table-cell>
          <table:table-cell office:value-type="float" office:value="3691.9169999999999" table:style-name="ce10">
            <text:p><text:s/>3,69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天母東路50巷</text:p>
          </table:table-cell>
          <table:table-cell office:value-type="string" table:style-name="ce10">
            <text:p>無</text:p>
          </table:table-cell>
          <table:table-cell office:value-type="float" office:value="334.351" table:style-name="ce10">
            <text:p><text:s/>33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業路527巷161弄12號</text:p>
          </table:table-cell>
          <table:table-cell office:value-type="string" table:style-name="ce10">
            <text:p>無</text:p>
          </table:table-cell>
          <table:table-cell office:value-type="float" office:value="502.767" table:style-name="ce10">
            <text:p><text:s/>50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側溝蓋與路面更新</text:p>
          </table:table-cell>
          <table:table-cell office:value-type="string" table:style-name="ce12">
            <text:p>中央南路一段25巷</text:p>
          </table:table-cell>
          <table:table-cell office:value-type="string" table:style-name="ce10">
            <text:p>無</text:p>
          </table:table-cell>
          <table:table-cell office:value-type="float" office:value="124.997" table:style-name="ce10">
            <text:p><text:s/>12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興街24巷、大業路280巷21弄</text:p>
          </table:table-cell>
          <table:table-cell office:value-type="string" table:style-name="ce10">
            <text:p>無</text:p>
          </table:table-cell>
          <table:table-cell office:value-type="float" office:value="529.50199999999995" table:style-name="ce10">
            <text:p><text:s/>53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大業路280巷9弄、大業路300巷</text:p>
          </table:table-cell>
          <table:table-cell office:value-type="string" table:style-name="ce10">
            <text:p>無</text:p>
          </table:table-cell>
          <table:table-cell office:value-type="float" office:value="341.48099999999999" table:style-name="ce10">
            <text:p><text:s/>3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和街525巷6弄</text:p>
          </table:table-cell>
          <table:table-cell office:value-type="string" table:style-name="ce10">
            <text:p>無</text:p>
          </table:table-cell>
          <table:table-cell office:value-type="float" office:value="192.74199999999999" table:style-name="ce10">
            <text:p><text:s/>19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與側溝蓋板更新</text:p>
          </table:table-cell>
          <table:table-cell office:value-type="string" table:style-name="ce12">
            <text:p>公舘路194號至三合街口</text:p>
          </table:table-cell>
          <table:table-cell office:value-type="string" table:style-name="ce10">
            <text:p>無</text:p>
          </table:table-cell>
          <table:table-cell office:value-type="float" office:value="162.51900000000001" table:style-name="ce10">
            <text:p><text:s/>16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崇仰一路3-5號</text:p>
          </table:table-cell>
          <table:table-cell office:value-type="string" table:style-name="ce10">
            <text:p>無</text:p>
          </table:table-cell>
          <table:table-cell office:value-type="float" office:value="398.66800000000001" table:style-name="ce10">
            <text:p><text:s/>39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央北路3段40巷(19弄口-43弄口)</text:p>
          </table:table-cell>
          <table:table-cell office:value-type="string" table:style-name="ce10">
            <text:p>無</text:p>
          </table:table-cell>
          <table:table-cell office:value-type="float" office:value="396.46" table:style-name="ce10">
            <text:p><text:s/>3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央北路3段40巷19弄(雙號側)</text:p>
          </table:table-cell>
          <table:table-cell office:value-type="string" table:style-name="ce10">
            <text:p>無</text:p>
          </table:table-cell>
          <table:table-cell office:value-type="float" office:value="195.226" table:style-name="ce10">
            <text:p><text:s/>19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實踐街49巷(11號至23號)</text:p>
          </table:table-cell>
          <table:table-cell office:value-type="string" table:style-name="ce10">
            <text:p>無</text:p>
          </table:table-cell>
          <table:table-cell office:value-type="float" office:value="311.48500000000001" table:style-name="ce10">
            <text:p><text:s/>31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一德街</text:p>
          </table:table-cell>
          <table:table-cell office:value-type="string" table:style-name="ce10">
            <text:p>無</text:p>
          </table:table-cell>
          <table:table-cell office:value-type="float" office:value="272.43700000000001" table:style-name="ce10">
            <text:p><text:s/>27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側溝蓋與路面更新</text:p>
          </table:table-cell>
          <table:table-cell office:value-type="string" table:style-name="ce12">
            <text:p>裕民六路90巷1弄～15號</text:p>
          </table:table-cell>
          <table:table-cell office:value-type="string" table:style-name="ce10">
            <text:p>無</text:p>
          </table:table-cell>
          <table:table-cell office:value-type="float" office:value="131.52199999999999" table:style-name="ce10">
            <text:p><text:s/>13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側溝蓋與路面更新</text:p>
          </table:table-cell>
          <table:table-cell office:value-type="string" table:style-name="ce12">
            <text:p>吉利街236-244號</text:p>
          </table:table-cell>
          <table:table-cell office:value-type="string" table:style-name="ce10">
            <text:p>無</text:p>
          </table:table-cell>
          <table:table-cell office:value-type="float" office:value="294.47699999999998" table:style-name="ce10">
            <text:p><text:s/>29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致遠一路二段35巷</text:p>
          </table:table-cell>
          <table:table-cell office:value-type="string" table:style-name="ce10">
            <text:p>無</text:p>
          </table:table-cell>
          <table:table-cell office:value-type="float" office:value="435.49599999999998" table:style-name="ce10">
            <text:p><text:s/>43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石仙路1巷</text:p>
          </table:table-cell>
          <table:table-cell office:value-type="string" table:style-name="ce10">
            <text:p>無</text:p>
          </table:table-cell>
          <table:table-cell office:value-type="float" office:value="309.68099999999998" table:style-name="ce10">
            <text:p><text:s/>31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協新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及道路銑鋪</text:p>
          </table:table-cell>
          <table:table-cell office:value-type="string" table:style-name="ce12">
            <text:p>樟新街8巷5弄(路及側溝)</text:p>
          </table:table-cell>
          <table:table-cell office:value-type="string" table:style-name="ce10">
            <text:p>無</text:p>
          </table:table-cell>
          <table:table-cell office:value-type="float" office:value="331.04500000000002" table:style-name="ce10">
            <text:p><text:s/>33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興路95巷65號-79號側溝</text:p>
          </table:table-cell>
          <table:table-cell office:value-type="string" table:style-name="ce10">
            <text:p>無</text:p>
          </table:table-cell>
          <table:table-cell office:value-type="float" office:value="145.90199999999999" table:style-name="ce10">
            <text:p><text:s/>14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浦城街6巷單號側</text:p>
          </table:table-cell>
          <table:table-cell office:value-type="string" table:style-name="ce10">
            <text:p>無</text:p>
          </table:table-cell>
          <table:table-cell office:value-type="float" office:value="395.80799999999999" table:style-name="ce10">
            <text:p><text:s/>39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青田街12巷</text:p>
          </table:table-cell>
          <table:table-cell office:value-type="string" table:style-name="ce10">
            <text:p>無</text:p>
          </table:table-cell>
          <table:table-cell office:value-type="float" office:value="378.35700000000003" table:style-name="ce10">
            <text:p><text:s/>37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安和路2段59巷</text:p>
          </table:table-cell>
          <table:table-cell office:value-type="string" table:style-name="ce10">
            <text:p>無</text:p>
          </table:table-cell>
          <table:table-cell office:value-type="float" office:value="85.316999999999993" table:style-name="ce10">
            <text:p><text:s/>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樹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增設反光鏡</text:p>
          </table:table-cell>
          <table:table-cell office:value-type="string" table:style-name="ce12">
            <text:p>大直人行地下道</text:p>
          </table:table-cell>
          <table:table-cell office:value-type="string" table:style-name="ce10">
            <text:p>無</text:p>
          </table:table-cell>
          <table:table-cell office:value-type="float" office:value="49.566000000000003" table:style-name="ce10">
            <text:p><text:s/>5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排水管全段更新</text:p>
          </table:table-cell>
          <table:table-cell office:value-type="string" table:style-name="ce12">
            <text:p>新環河高架-青山區民活動中心環河南路二段一號</text:p>
          </table:table-cell>
          <table:table-cell office:value-type="string" table:style-name="ce10">
            <text:p>無</text:p>
          </table:table-cell>
          <table:table-cell office:value-type="float" office:value="3.3044000000000002" table:style-name="ce10">
            <text:p><text:s/>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排水管全段更新</text:p>
          </table:table-cell>
          <table:table-cell office:value-type="string" table:style-name="ce12">
            <text:p>百齡橋-士林端橋下</text:p>
          </table:table-cell>
          <table:table-cell office:value-type="string" table:style-name="ce10">
            <text:p>無</text:p>
          </table:table-cell>
          <table:table-cell office:value-type="float" office:value="237.07640000000001" table:style-name="ce10">
            <text:p><text:s/>23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損壞鐵件移除</text:p>
          </table:table-cell>
          <table:table-cell office:value-type="string" table:style-name="ce12">
            <text:p>建國高架-建國南路二段2段27號2樓停車場車格59號上方</text:p>
          </table:table-cell>
          <table:table-cell office:value-type="string" table:style-name="ce10">
            <text:p>無</text:p>
          </table:table-cell>
          <table:table-cell office:value-type="float" office:value="12.19896" table:style-name="ce10">
            <text:p><text:s/>1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排水管修復</text:p>
          </table:table-cell>
          <table:table-cell office:value-type="string" table:style-name="ce12">
            <text:p>水源路28號(富水區民活動中心)上方排水管修復</text:p>
          </table:table-cell>
          <table:table-cell office:value-type="string" table:style-name="ce10">
            <text:p>無</text:p>
          </table:table-cell>
          <table:table-cell office:value-type="float" office:value="128.82738000000001" table:style-name="ce10">
            <text:p><text:s/>12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排水管修復</text:p>
          </table:table-cell>
          <table:table-cell office:value-type="string" table:style-name="ce12">
            <text:p>民權大橋-東往西棒球場前</text:p>
          </table:table-cell>
          <table:table-cell office:value-type="string" table:style-name="ce10">
            <text:p>無</text:p>
          </table:table-cell>
          <table:table-cell office:value-type="float" office:value="377.21445" table:style-name="ce10">
            <text:p><text:s/>3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警示設施修復</text:p>
          </table:table-cell>
          <table:table-cell office:value-type="string" table:style-name="ce12">
            <text:p>錦洲橋-橋下</text:p>
          </table:table-cell>
          <table:table-cell office:value-type="string" table:style-name="ce10">
            <text:p>無</text:p>
          </table:table-cell>
          <table:table-cell office:value-type="float" office:value="23.20834" table:style-name="ce10">
            <text:p><text:s/>2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東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王欣儀<text:s/></text:p>
          </table:table-cell>
          <table:table-cell office:value-type="string" table:style-name="ce9">
            <text:p>鋪面更新<text:s/></text:p>
          </table:table-cell>
          <table:table-cell office:value-type="string" table:style-name="ce12">
            <text:p>師專附小人行陸橋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汪志冰<text:s/></text:p>
          </table:table-cell>
          <table:table-cell office:value-type="string" table:style-name="ce9">
            <text:p>地坪及扶手欄杆改善<text:s/></text:p>
          </table:table-cell>
          <table:table-cell office:value-type="string" table:style-name="ce12">
            <text:p>雨聲橋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陳慈慧<text:s/></text:p>
          </table:table-cell>
          <table:table-cell office:value-type="string" table:style-name="ce9">
            <text:p>橋墩美化</text:p>
            <text:p>橋樓梯漏水改善<text:s/></text:p>
          </table:table-cell>
          <table:table-cell office:value-type="string" table:style-name="ce12">
            <text:p>西安橋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高嘉瑜<text:s/></text:p>
          </table:table-cell>
          <table:table-cell office:value-type="string" table:style-name="ce9">
            <text:p>人行道更新<text:s/></text:p>
          </table:table-cell>
          <table:table-cell office:value-type="string" table:style-name="ce12">
            <text:p>民權隧道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高嘉瑜<text:s/></text:p>
          </table:table-cell>
          <table:table-cell office:value-type="string" table:style-name="ce9">
            <text:p>側溝蓋更新為場鑄式溝蓋<text:s/></text:p>
          </table:table-cell>
          <table:table-cell office:value-type="string" table:style-name="ce12">
            <text:p>民權隧道<text:s/>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葉林傳<text:s/></text:p>
          </table:table-cell>
          <table:table-cell office:value-type="string" table:style-name="ce9">
            <text:p>燈桿基座移設<text:s/></text:p>
          </table:table-cell>
          <table:table-cell office:value-type="string" table:style-name="ce12">
            <text:p>慶昌橋<text:s/></text:p>
          </table:table-cell>
          <table:table-cell office:value-type="string" table:style-name="ce10">
            <text:p>無</text:p>
          </table:table-cell>
          <table:table-cell office:value-type="float" office:value="600" table:style-name="ce10">
            <text:p><text:s/>600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葉林傳<text:s/></text:p>
          </table:table-cell>
          <table:table-cell office:value-type="string" table:style-name="ce9">
            <text:p>改善人行道高低差</text:p>
            <text:p>設置無礙障礙坡道及上方新生高架橋漏水<text:s/></text:p>
          </table:table-cell>
          <table:table-cell office:value-type="string" table:style-name="ce12">
            <text:p>長安橋<text:s/></text:p>
          </table:table-cell>
          <table:table-cell office:value-type="string" table:style-name="ce10">
            <text:p>無</text:p>
          </table:table-cell>
          <table:table-cell office:value-type="float" office:value="722" table:style-name="ce10">
            <text:p><text:s/>7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<text:s/>戴錫欽<text:s/></text:p>
          </table:table-cell>
          <table:table-cell office:value-type="string" table:style-name="ce9">
            <text:p>增設高度較低樓梯扶手<text:s/></text:p>
          </table:table-cell>
          <table:table-cell office:value-type="string" table:style-name="ce12">
            <text:p>承德橋<text:s/></text:p>
          </table:table-cell>
          <table:table-cell office:value-type="string" table:style-name="ce10">
            <text:p>無</text:p>
          </table:table-cell>
          <table:table-cell office:value-type="float" office:value="454" table:style-name="ce10">
            <text:p><text:s/>45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側溝蓋更新為場鑄式溝蓋<text:s/></text:p>
          </table:table-cell>
          <table:table-cell office:value-type="string" table:style-name="ce12">
            <text:p>金龍隧道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聖鋒營造</text:p>
            <text:p>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大梁兩側及護欄油漆美化</text:p>
          </table:table-cell>
          <table:table-cell office:value-type="string" table:style-name="ce12">
            <text:p>一壽橋跨樟新街段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橋柱飾版改善</text:p>
          </table:table-cell>
          <table:table-cell office:value-type="string" table:style-name="ce12">
            <text:p>信義基隆路口天橋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橋燈具及地坪更新工程</text:p>
          </table:table-cell>
          <table:table-cell office:value-type="string" table:style-name="ce12">
            <text:p>葫蘆國小人行陸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北安路630巷9弄、北安路608巷5弄及4弄</text:p>
          </table:table-cell>
          <table:table-cell office:value-type="string" table:style-name="ce10">
            <text:p>無</text:p>
          </table:table-cell>
          <table:table-cell office:value-type="float" office:value="2147" table:style-name="ce10">
            <text:p><text:s/>2,14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民族東路410巷(民族東路至龍江路356巷)</text:p>
          </table:table-cell>
          <table:table-cell office:value-type="string" table:style-name="ce10">
            <text:p>無</text:p>
          </table:table-cell>
          <table:table-cell office:value-type="float" office:value="2064" table:style-name="ce10">
            <text:p><text:s/>2,064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平陽街(承德路2段至太原路)</text:p>
          </table:table-cell>
          <table:table-cell office:value-type="string" table:style-name="ce10">
            <text:p>無</text:p>
          </table:table-cell>
          <table:table-cell office:value-type="float" office:value="1585" table:style-name="ce10">
            <text:p><text:s/>1,58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朱崙街(復興北路至建國北路)</text:p>
          </table:table-cell>
          <table:table-cell office:value-type="string" table:style-name="ce10">
            <text:p>無</text:p>
          </table:table-cell>
          <table:table-cell office:value-type="float" office:value="2956" table:style-name="ce10">
            <text:p><text:s/>2,95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莊頂路(莊頂路橋至莊頂路80巷)</text:p>
          </table:table-cell>
          <table:table-cell office:value-type="string" table:style-name="ce10">
            <text:p>無</text:p>
          </table:table-cell>
          <table:table-cell office:value-type="float" office:value="583" table:style-name="ce10">
            <text:p><text:s/>58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伊通街(南京東路~長春路)</text:p>
          </table:table-cell>
          <table:table-cell office:value-type="string" table:style-name="ce10">
            <text:p>無</text:p>
          </table:table-cell>
          <table:table-cell office:value-type="float" office:value="4022" table:style-name="ce10">
            <text:p><text:s/>4,022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民權西路(大龍街~承德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歸綏街(延平北路至環河北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重慶北路3段113巷(重慶北路至大龍街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梁文傑</text:p>
          </table:table-cell>
          <table:table-cell office:value-type="string" table:style-name="ce9">
            <text:p>更新路面</text:p>
          </table:table-cell>
          <table:table-cell office:value-type="string" table:style-name="ce12">
            <text:p>北安路588巷30弄、北安路588巷至北安路554巷、北安路554巷8弄及北安路554巷至明水路439巷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祥泉營造</text:p>
            <text:p>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明水路(明水路494巷至明水路526巷)東側</text:p>
          </table:table-cell>
          <table:table-cell office:value-type="string" table:style-name="ce10">
            <text:p>無</text:p>
          </table:table-cell>
          <table:table-cell office:value-type="float" office:value="641" table:style-name="ce10">
            <text:p><text:s/>641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梁文傑</text:p>
          </table:table-cell>
          <table:table-cell office:value-type="string" table:style-name="ce9">
            <text:p>圍牆修繕</text:p>
          </table:table-cell>
          <table:table-cell office:value-type="string" table:style-name="ce12">
            <text:p>北安路805巷(劍潭古寺前圍牆)</text:p>
          </table:table-cell>
          <table:table-cell office:value-type="string" table:style-name="ce10">
            <text:p>無</text:p>
          </table:table-cell>
          <table:table-cell office:value-type="float" office:value="468" table:style-name="ce10">
            <text:p><text:s/>46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公園退縮</text:p>
          </table:table-cell>
          <table:table-cell office:value-type="string" table:style-name="ce12">
            <text:p>敦煌路203號(251號公園向內退縮1公尺)</text:p>
          </table:table-cell>
          <table:table-cell office:value-type="string" table:style-name="ce10">
            <text:p>無</text:p>
          </table:table-cell>
          <table:table-cell office:value-type="float" office:value="306" table:style-name="ce10">
            <text:p><text:s/>306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明水路(明水路494巷至樂群一路)東側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高壓磚</text:p>
          </table:table-cell>
          <table:table-cell office:value-type="string" table:style-name="ce12">
            <text:p>四平街(伊通街至松江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族西路(大龍街至承德路3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高壓磚</text:p>
          </table:table-cell>
          <table:table-cell office:value-type="string" table:style-name="ce12">
            <text:p>哈密街(重慶北路至迪化街二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樂群二路266巷(樂群二路至樂群一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大龍街(民權西路至昌吉街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重文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中山北路5段至6段(中山北路5段802號至6段20號)至誠路至忠誠路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起伏過大改善</text:p>
          </table:table-cell>
          <table:table-cell office:value-type="string" table:style-name="ce12">
            <text:p>延平北路5段(延平北路5段257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德街(福德街368巷28號前)</text:p>
          </table:table-cell>
          <table:table-cell office:value-type="string" table:style-name="ce10">
            <text:p>無</text:p>
          </table:table-cell>
          <table:table-cell office:value-type="float" office:value="207" table:style-name="ce10">
            <text:p><text:s/>2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人行道削減道路拓寬</text:p>
          </table:table-cell>
          <table:table-cell office:value-type="string" table:style-name="ce12">
            <text:p>港墘路(洲子街至瑞光路)</text:p>
          </table:table-cell>
          <table:table-cell office:value-type="string" table:style-name="ce10">
            <text:p>無</text:p>
          </table:table-cell>
          <table:table-cell office:value-type="float" office:value="2953" table:style-name="ce10">
            <text:p><text:s/>2,95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中路80巷(興中路至興華路)</text:p>
          </table:table-cell>
          <table:table-cell office:value-type="string" table:style-name="ce10">
            <text:p>無</text:p>
          </table:table-cell>
          <table:table-cell office:value-type="float" office:value="1635" table:style-name="ce10">
            <text:p><text:s/>1,635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高嘉瑜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民權東路6段123巷(民權東路6段至民權東路6段123巷34弄)</text:p>
          </table:table-cell>
          <table:table-cell office:value-type="string" table:style-name="ce10">
            <text:p>無</text:p>
          </table:table-cell>
          <table:table-cell office:value-type="float" office:value="1638" table:style-name="ce10">
            <text:p><text:s/>1,638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江南街(江南街95至125號)</text:p>
          </table:table-cell>
          <table:table-cell office:value-type="string" table:style-name="ce10">
            <text:p>無</text:p>
          </table:table-cell>
          <table:table-cell office:value-type="float" office:value="1907" table:style-name="ce10">
            <text:p><text:s/>1,90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內湖路1段(內湖路1段411號至387巷)</text:p>
          </table:table-cell>
          <table:table-cell office:value-type="string" table:style-name="ce10">
            <text:p>無</text:p>
          </table:table-cell>
          <table:table-cell office:value-type="float" office:value="677" table:style-name="ce10">
            <text:p><text:s/>677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內湖路1段91巷35弄(內湖路1段91巷35弄25-1號至文湖路21巷68弄)</text:p>
          </table:table-cell>
          <table:table-cell office:value-type="string" table:style-name="ce10">
            <text:p>無</text:p>
          </table:table-cell>
          <table:table-cell office:value-type="float" office:value="2433" table:style-name="ce10">
            <text:p><text:s/>2,433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港墘路82巷(港墘路至內湖路一段629巷41號)</text:p>
          </table:table-cell>
          <table:table-cell office:value-type="string" table:style-name="ce10">
            <text:p>無</text:p>
          </table:table-cell>
          <table:table-cell office:value-type="float" office:value="2559" table:style-name="ce10">
            <text:p><text:s/>2,559<text:s/>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福固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增設避車彎</text:p>
          </table:table-cell>
          <table:table-cell office:value-type="string" table:style-name="ce12">
            <text:p>南京東路6段(南京東路6段83號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安康路(安康路口至安康路106巷間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東新街與南港路三交叉口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邊坡修復</text:p>
          </table:table-cell>
          <table:table-cell office:value-type="string" table:style-name="ce12">
            <text:p>大湖街168巷(大湖街168巷中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成功路4段30巷(成功路4段30巷60號至成功路4段168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港路2段316號前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寧路1段(星雲街至康寧路1段214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南京東路6段(南京東路6段32號至新明路426巷口雙號側單邊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康樂街(85巷至111巷之間單號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黃珊珊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行善路(383巷27號前至金莊路口)、行善路(417巷22號至36號)及南京東路6段451巷(49號至57號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側溝蓋更新及擋土牆美化</text:p>
          </table:table-cell>
          <table:table-cell office:value-type="string" table:style-name="ce12">
            <text:p>安泰街(安泰街53巷至安泰街47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吳碧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紗帽路(鼎筆橋至80號燈桿)</text:p>
            <text:p>紗帽路(91號燈桿至勝利街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邊坡路基改善</text:p>
          </table:table-cell>
          <table:table-cell office:value-type="string" table:style-name="ce12">
            <text:p>湖山路2段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和街441巷(中和街至中和里界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和街455巷(中和街至中和里界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行義路(154巷至192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克強路(中山北路6段至克強路22號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山北路7段(18號至中山北路7段82巷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中山北路7段(82巷至中山北路7段154巷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何志偉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北投路1段(大業路280巷至西安橋頭)</text:p>
            <text:p>北投路1段(大興街至大業路280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三合街2段(北投路1段至磺港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光明路2巷(大興街至光明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致遠三路全線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西安街2段(公館路至致遠2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冠筑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擋土牆表面混凝土修補</text:p>
          </table:table-cell>
          <table:table-cell office:value-type="string" table:style-name="ce12">
            <text:p>行義路93號對面(永和綠地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邊坡及護欄混凝土修補</text:p>
          </table:table-cell>
          <table:table-cell office:value-type="string" table:style-name="ce12">
            <text:p>行義路93號旁邊坡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  <text:p>陳慈慧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西安街2段(公館路至致遠2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福德街251巷(福德街至福德街251巷14弄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五常街(復興北路至五常街370巷忠誠新村立牌處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吳興街220巷37弄(吳興街220巷37弄10、12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東興路(市民大道至南京東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吳興街(吳興街147號(含路口)至225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松勤街(松智路至莊敬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南京東路3段338巷(敦化北路4巷至南京東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五常街(復興北路至五常街370巷忠誠新村立牌處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路緣石</text:p>
          </table:table-cell>
          <table:table-cell office:value-type="string" table:style-name="ce12">
            <text:p>三民路(民生東路5段138巷至三民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健康路(健康路327至347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富錦街(三民路至撫遠街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福德街268巷(福德街268巷28號轉角處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基隆路2段(基隆路2段99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吳興街220巷37弄(吳興街220巷37弄10、12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民生東路4段(松山路292巷(松山路至虎林街)北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山路292巷(松山路292巷(松山路至虎林街)北側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秦慧珠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松勤街(松勤街66號至松智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敦化北路4巷(敦化北路4巷25弄至八德路2段451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博愛路(忠孝西路1段至衡陽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環河南路3段(1號至107號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青年路152巷全線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顏聖冠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武昌街1段(重慶南路1段至中華路1段，瀝青壓花路面段除外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桃源街(寶慶路至延平南路129巷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衡陽路(重慶南路1段至博愛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</table:table-cell>
          <table:table-cell office:value-type="string" table:style-name="ce9">
            <text:p>中央分隔島拓寬</text:p>
          </table:table-cell>
          <table:table-cell office:value-type="string" table:style-name="ce12">
            <text:p>南寧路(廣州街至和平西路3段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東園街(民和街至萬大路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<text:s/>公開招標<text:s/></text:p>
          </table:table-cell>
          <table:table-cell office:value-type="string" table:style-name="ce9">
            <text:p>尚未決標<text:s/>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徐弘庭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敦化南路(市民大道至基隆路)慢車道更新(含自行車道拆除)(不含全安里範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木柵路4段(萬芳路口至信義快速道路聯絡道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光輝路(木柵路1段至光輝路22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慶元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隆路2段78巷4弄(興隆路2段78巷4弄6號至興隆路2段86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景中街30巷(愛買景美店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厲耿桂芳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隆路3段112巷2弄及興隆路3段56巷雙號側至興隆路3段112巷4弄口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興隆路2段154巷(興隆路2段本線至興隆路2段220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路面更新</text:p>
          </table:table-cell>
          <table:table-cell office:value-type="string" table:style-name="ce12">
            <text:p>潮州街(杭州南路至金山南路2段間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茂盛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簡舒培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木柵路4段(木柵高工門口前至木柵路4段111巷口及和平東路4段口至木柵路4段149巷口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秀明路1段19巷5弄單號側(木柵路4段(木柵高工門口前至木柵路4段111巷口及和平東路4段口至木柵路4段149巷口)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李新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隆路4段(興隆路4段『105巷至107巷』、『107巷至109巷』、『42巷至木柵公園』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新</text:p>
          </table:table-cell>
          <table:table-cell office:value-type="string" table:style-name="ce9">
            <text:p>防落石柵欄</text:p>
          </table:table-cell>
          <table:table-cell office:value-type="string" table:style-name="ce12">
            <text:p>木柵路4段9巷12號(木柵路4段9巷12號(新光河山社區)大門右側邊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李新</text:p>
          </table:table-cell>
          <table:table-cell office:value-type="string" table:style-name="ce9">
            <text:p>花台緣石</text:p>
          </table:table-cell>
          <table:table-cell office:value-type="string" table:style-name="ce12">
            <text:p>捷運國父紀念館站2號出口(光復南路280巷口及僑安停車場（甲梯）旁兩處花台緣石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和平東路2段單號側（復興南路2段至瑞安街口）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景中街30巷(愛買景美店前)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厲耿桂芳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隆路3段112巷2弄及興隆路3段56巷雙號側至興隆路3段112巷4弄口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徐弘庭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興隆路4段74巷21弄5號開始與興隆路4段74巷21弄雙號側、忠順街1段48巷5弄2號至10號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側溝蓋更新</text:p>
          </table:table-cell>
          <table:table-cell office:value-type="string" table:style-name="ce12">
            <text:p>景興路177巷口至景興路203號前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綠帶分隔島新設欄杆</text:p>
          </table:table-cell>
          <table:table-cell office:value-type="string" table:style-name="ce12">
            <text:p>和平東路2段（新生南路至建國南路）增設欄杆</text:p>
          </table:table-cell>
          <table:table-cell office:value-type="string" table:style-name="ce10">
            <text:p>無</text:p>
          </table:table-cell>
          <table:table-cell office:value-type="string" table:style-name="ce11">
            <text:p>尚未核定</text:p>
          </table:table-cell>
          <table:table-cell office:value-type="string" table:style-name="ce9">
            <text:p>道路橋樑工程/道路及橋樑工程/道路及橋樑工程<text:s/></text:p>
          </table:table-cell>
          <table:table-cell office:value-type="string" table:style-name="ce9">
            <text:p>新建工程處</text:p>
          </table:table-cell>
          <table:table-cell office:value-type="string" table:style-name="ce8">
            <text:p>現有開口</text:p>
            <text:p>合約辦理</text:p>
          </table:table-cell>
          <table:table-cell office:value-type="string" table:style-name="ce9">
            <text:p>俊輝營造</text:p>
            <text:p>股份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元</text:p>
          </table:table-cell>
          <table:table-cell office:value-type="string" table:style-name="ce9">
            <text:p>伸縮縫修復</text:p>
          </table:table-cell>
          <table:table-cell office:value-type="string" table:style-name="ce12">
            <text:p>道南橋001伸縮縫斷裂</text:p>
          </table:table-cell>
          <table:table-cell office:value-type="string" table:style-name="ce10">
            <text:p>無</text:p>
          </table:table-cell>
          <table:table-cell office:value-type="float" office:value="0" table:style-name="ce10">
            <text:p><text:s/>-00<text:s/></text:p>
          </table:table-cell>
          <table:table-cell office:value-type="string" table:style-name="ce9">
            <text:p>無</text:p>
          </table:table-cell>
          <table:table-cell office:value-type="string" table:style-name="ce9">
            <text:p>新建工程處</text:p>
          </table:table-cell>
          <table:table-cell office:value-type="string" table:number-columns-spanned="2" table:number-rows-spanned="1" table:style-name="ce51">
            <text:p>本路段尚於保固期間，由原施工廠商進行修繕，故無經費支用科目及核定金額。</text:p>
          </table:table-cell>
          <table:covered-table-cell/>
          <table:table-cell table:number-columns-repeated="16375"/>
        </table:table-row>
        <table:table-row table:style-name="ro6">
          <table:table-cell office:value-type="string" table:style-name="ce8">
            <text:p>吳世正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南港區忠孝東路6段428巷3號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義洲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南港區成功路1段36巷口</text:p>
          </table:table-cell>
          <table:table-cell office:value-type="string" table:style-name="ce10">
            <text:p>無</text:p>
          </table:table-cell>
          <table:table-cell office:value-type="float" office:value="288" table:style-name="ce10">
            <text:p><text:s/>288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重文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士東路266巷3弄內</text:p>
          </table:table-cell>
          <table:table-cell office:value-type="string" table:style-name="ce10">
            <text:p>無</text:p>
          </table:table-cell>
          <table:table-cell office:value-type="float" office:value="211" table:style-name="ce10">
            <text:p><text:s/>21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將祐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架空線下地、路燈遷移</text:p>
          </table:table-cell>
          <table:table-cell office:value-type="string" table:style-name="ce12">
            <text:p>仁愛路4段27巷與大安路1段116巷交叉口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和平東路1段186號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簡舒培</text:p>
          </table:table-cell>
          <table:table-cell office:value-type="string" table:style-name="ce9">
            <text:p>路燈遷移</text:p>
          </table:table-cell>
          <table:table-cell office:value-type="string" table:style-name="ce12">
            <text:p>信義路4段199人行道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厲耿桂芳</text:p>
          </table:table-cell>
          <table:table-cell office:value-type="string" table:style-name="ce9">
            <text:p>路燈遷移</text:p>
          </table:table-cell>
          <table:table-cell office:value-type="string" table:style-name="ce12">
            <text:p>一壽街64巷</text:p>
          </table:table-cell>
          <table:table-cell office:value-type="string" table:style-name="ce10">
            <text:p>無</text:p>
          </table:table-cell>
          <table:table-cell office:value-type="float" office:value="500" table:style-name="ce10">
            <text:p><text:s/>5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木新路3段95巷7弄</text:p>
          </table:table-cell>
          <table:table-cell office:value-type="string" table:style-name="ce12">
            <text:p>木新路3段95巷7弄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興隆路2段154巷11號、220巷53弄34號</text:p>
          </table:table-cell>
          <table:table-cell office:value-type="string" table:style-name="ce10">
            <text:p>無</text:p>
          </table:table-cell>
          <table:table-cell office:value-type="float" office:value="518" table:style-name="ce10">
            <text:p><text:s/>518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羅斯福路3段283巷12-1號</text:p>
          </table:table-cell>
          <table:table-cell office:value-type="string" table:style-name="ce10">
            <text:p>無</text:p>
          </table:table-cell>
          <table:table-cell office:value-type="float" office:value="305" table:style-name="ce10">
            <text:p><text:s/>30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敦化南路2段172信8弄15號</text:p>
          </table:table-cell>
          <table:table-cell office:value-type="string" table:style-name="ce10">
            <text:p>無</text:p>
          </table:table-cell>
          <table:table-cell office:value-type="float" office:value="420" table:style-name="ce10">
            <text:p><text:s/>42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永德</text:p>
          </table:table-cell>
          <table:table-cell office:value-type="string" table:style-name="ce9">
            <text:p>路燈遷移</text:p>
          </table:table-cell>
          <table:table-cell office:value-type="string" table:style-name="ce12">
            <text:p>吳興街600巷81號前</text:p>
          </table:table-cell>
          <table:table-cell office:value-type="string" table:style-name="ce10">
            <text:p>無</text:p>
          </table:table-cell>
          <table:table-cell office:value-type="float" office:value="342" table:style-name="ce10">
            <text:p><text:s/>34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義洲</text:p>
          </table:table-cell>
          <table:table-cell office:value-type="string" table:style-name="ce9">
            <text:p>架空線下地</text:p>
          </table:table-cell>
          <table:table-cell office:value-type="string" table:style-name="ce12">
            <text:p>1.民權東路6段296巷20號</text:p>
            <text:p>2.康寧路3段70巷</text:p>
            <text:p>3.康寧路3段56巷</text:p>
          </table:table-cell>
          <table:table-cell office:value-type="string" table:style-name="ce10">
            <text:p>無</text:p>
          </table:table-cell>
          <table:table-cell office:value-type="float" office:value="353" table:style-name="ce10">
            <text:p><text:s/>353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殼郁水電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黃珊珊</text:p>
          </table:table-cell>
          <table:table-cell office:value-type="string" table:style-name="ce9">
            <text:p>電箱遷移</text:p>
          </table:table-cell>
          <table:table-cell office:value-type="string" table:style-name="ce12">
            <text:p>研究院路2段58弄15號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殼郁水電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拱型爬架案</text:p>
          </table:table-cell>
          <table:table-cell office:value-type="string" table:style-name="ce12">
            <text:p>義理街63巷17號旁(北投區88號)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麒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行道樹增設園筋圍籬</text:p>
          </table:table-cell>
          <table:table-cell office:value-type="string" table:style-name="ce12">
            <text:p>太原路、平陽街口</text:p>
          </table:table-cell>
          <table:table-cell office:value-type="string" table:style-name="ce10">
            <text:p>無</text:p>
          </table:table-cell>
          <table:table-cell office:value-type="float" office:value="242" table:style-name="ce10">
            <text:p><text:s/>242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麒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南港區聯成里成德綠地部分增設體健設備，供長者使用</text:p>
          </table:table-cell>
          <table:table-cell office:value-type="string" table:style-name="ce12">
            <text:p>成德綠地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設置阻根牆</text:p>
          </table:table-cell>
          <table:table-cell office:value-type="string" table:style-name="ce12">
            <text:p>東昌里行道樹</text:p>
          </table:table-cell>
          <table:table-cell office:value-type="string" table:style-name="ce10">
            <text:p>無</text:p>
          </table:table-cell>
          <table:table-cell office:value-type="float" office:value="500" table:style-name="ce10">
            <text:p><text:s/>5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耀仁</text:p>
          </table:table-cell>
          <table:table-cell office:value-type="string" table:style-name="ce9">
            <text:p>野外運動舒活筋骨區增設雙槓器材案</text:p>
          </table:table-cell>
          <table:table-cell office:value-type="string" table:style-name="ce12">
            <text:p>青年公園</text:p>
          </table:table-cell>
          <table:table-cell office:value-type="string" table:style-name="ce10">
            <text:p>無</text:p>
          </table:table-cell>
          <table:table-cell office:value-type="float" office:value="139" table:style-name="ce10">
            <text:p><text:s/>139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志剛</text:p>
          </table:table-cell>
          <table:table-cell office:value-type="string" table:style-name="ce9">
            <text:p>設置單槓及增設休閒椅案</text:p>
          </table:table-cell>
          <table:table-cell office:value-type="string" table:style-name="ce12">
            <text:p>華江8號公園</text:p>
          </table:table-cell>
          <table:table-cell office:value-type="string" table:style-name="ce10">
            <text:p>無</text:p>
          </table:table-cell>
          <table:table-cell office:value-type="float" office:value="182" table:style-name="ce10">
            <text:p><text:s/>182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設置身障坡道與公園設施損壞問題</text:p>
          </table:table-cell>
          <table:table-cell office:value-type="string" table:style-name="ce12">
            <text:p>敦安公園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增設體健設施及座椅更新案</text:p>
          </table:table-cell>
          <table:table-cell office:value-type="string" table:style-name="ce12">
            <text:p>新龍公園</text:p>
          </table:table-cell>
          <table:table-cell office:value-type="string" table:style-name="ce10">
            <text:p>無</text:p>
          </table:table-cell>
          <table:table-cell office:value-type="float" office:value="315" table:style-name="ce10">
            <text:p><text:s/>31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震營造事業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設置體健設施事宜</text:p>
          </table:table-cell>
          <table:table-cell office:value-type="string" table:style-name="ce12">
            <text:p>敦安公園</text:p>
          </table:table-cell>
          <table:table-cell office:value-type="string" table:style-name="ce10">
            <text:p>無</text:p>
          </table:table-cell>
          <table:table-cell office:value-type="float" office:value="50" table:style-name="ce10">
            <text:p><text:s/>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更新遊樂設施案</text:p>
          </table:table-cell>
          <table:table-cell office:value-type="string" table:style-name="ce12">
            <text:p>龍生公園</text:p>
          </table:table-cell>
          <table:table-cell office:value-type="string" table:style-name="ce10">
            <text:p>無</text:p>
          </table:table-cell>
          <table:table-cell office:value-type="float" office:value="30" table:style-name="ce10">
            <text:p><text:s/>3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郭昭巖</text:p>
            <text:p>劉耀仁</text:p>
          </table:table-cell>
          <table:table-cell office:value-type="string" table:style-name="ce9">
            <text:p>青年公園游泳池變電箱案</text:p>
          </table:table-cell>
          <table:table-cell office:value-type="string" table:style-name="ce12">
            <text:p>青年公園</text:p>
          </table:table-cell>
          <table:table-cell office:value-type="string" table:style-name="ce10">
            <text:p>無</text:p>
          </table:table-cell>
          <table:table-cell office:value-type="float" office:value="425" table:style-name="ce10">
            <text:p><text:s/>42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威基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亭君</text:p>
          </table:table-cell>
          <table:table-cell office:value-type="string" table:style-name="ce9">
            <text:p>園路更新</text:p>
          </table:table-cell>
          <table:table-cell office:value-type="string" table:style-name="ce12">
            <text:p>永盛公園</text:p>
          </table:table-cell>
          <table:table-cell office:value-type="string" table:style-name="ce10">
            <text:p>無</text:p>
          </table:table-cell>
          <table:table-cell office:value-type="float" office:value="264" table:style-name="ce10">
            <text:p><text:s/>264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承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園路更新</text:p>
          </table:table-cell>
          <table:table-cell office:value-type="string" table:style-name="ce12">
            <text:p>培英公園</text:p>
          </table:table-cell>
          <table:table-cell office:value-type="string" table:style-name="ce10">
            <text:p>無</text:p>
          </table:table-cell>
          <table:table-cell office:value-type="float" office:value="798" table:style-name="ce10">
            <text:p><text:s/>798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承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缺株補植</text:p>
          </table:table-cell>
          <table:table-cell office:value-type="string" table:style-name="ce12">
            <text:p>民生公園</text:p>
          </table:table-cell>
          <table:table-cell office:value-type="string" table:style-name="ce10">
            <text:p>無</text:p>
          </table:table-cell>
          <table:table-cell office:value-type="float" office:value="164" table:style-name="ce10">
            <text:p><text:s/>164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和信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北投243號公園整建</text:p>
          </table:table-cell>
          <table:table-cell office:value-type="string" table:style-name="ce12">
            <text:p>中央北路四段583巷旁</text:p>
          </table:table-cell>
          <table:table-cell office:value-type="string" table:style-name="ce10">
            <text:p>無</text:p>
          </table:table-cell>
          <table:table-cell office:value-type="float" office:value="2513" table:style-name="ce10">
            <text:p><text:s/>2,51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北投學園公園整建</text:p>
          </table:table-cell>
          <table:table-cell office:value-type="string" table:style-name="ce12">
            <text:p>學園路、藝術學院門口旁</text:p>
          </table:table-cell>
          <table:table-cell office:value-type="string" table:style-name="ce10">
            <text:p>無</text:p>
          </table:table-cell>
          <table:table-cell office:value-type="float" office:value="913" table:style-name="ce10">
            <text:p><text:s/>91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潘懷宗</text:p>
          </table:table-cell>
          <table:table-cell office:value-type="string" table:style-name="ce9">
            <text:p>北投永欣綠地整建</text:p>
          </table:table-cell>
          <table:table-cell office:value-type="string" table:style-name="ce12">
            <text:p>石牌路二段371巷3號</text:p>
          </table:table-cell>
          <table:table-cell office:value-type="string" table:style-name="ce10">
            <text:p>無</text:p>
          </table:table-cell>
          <table:table-cell office:value-type="float" office:value="45" table:style-name="ce10">
            <text:p><text:s/>4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天母公園仿竹水泥欄杆油漆修繕</text:p>
          </table:table-cell>
          <table:table-cell office:value-type="string" table:style-name="ce12">
            <text:p>中山北路七段141像旁</text:p>
          </table:table-cell>
          <table:table-cell office:value-type="string" table:style-name="ce10">
            <text:p>無</text:p>
          </table:table-cell>
          <table:table-cell office:value-type="float" office:value="75" table:style-name="ce10">
            <text:p><text:s/>7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蘭雅一號公園內人行道改善</text:p>
          </table:table-cell>
          <table:table-cell office:value-type="string" table:style-name="ce12">
            <text:p>德行東路109巷64弄口</text:p>
          </table:table-cell>
          <table:table-cell office:value-type="string" table:style-name="ce10">
            <text:p>無</text:p>
          </table:table-cell>
          <table:table-cell office:value-type="float" office:value="993" table:style-name="ce10">
            <text:p><text:s/>99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永平街131巷側溝積水、飲水區增設引道</text:p>
          </table:table-cell>
          <table:table-cell office:value-type="string" table:style-name="ce12">
            <text:p>永平街146巷</text:p>
          </table:table-cell>
          <table:table-cell office:value-type="string" table:style-name="ce10">
            <text:p>無</text:p>
          </table:table-cell>
          <table:table-cell office:value-type="float" office:value="130" table:style-name="ce10">
            <text:p><text:s/>13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上溢營造有 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社子公園增設欄杆</text:p>
          </table:table-cell>
          <table:table-cell office:value-type="string" table:style-name="ce12">
            <text:p>永平街20巷</text:p>
          </table:table-cell>
          <table:table-cell office:value-type="string" table:style-name="ce10">
            <text:p>無</text:p>
          </table:table-cell>
          <table:table-cell office:value-type="float" office:value="45" table:style-name="ce10">
            <text:p><text:s/>4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國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信義國小旁積水處園路排水改善</text:p>
          </table:table-cell>
          <table:table-cell office:value-type="string" table:style-name="ce12">
            <text:p>眷村文化公園</text:p>
          </table:table-cell>
          <table:table-cell office:value-type="string" table:style-name="ce10">
            <text:p>無</text:p>
          </table:table-cell>
          <table:table-cell office:value-type="float" office:value="850" table:style-name="ce10">
            <text:p><text:s/>8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整建工程</text:p>
          </table:table-cell>
          <table:table-cell office:value-type="string" table:style-name="ce9">
            <text:p>湧成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人行道配合增設無障礙坡道</text:p>
          </table:table-cell>
          <table:table-cell office:value-type="string" table:style-name="ce12">
            <text:p>錫口廊道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遊戲區彈性地墊更新案</text:p>
          </table:table-cell>
          <table:table-cell office:value-type="string" table:style-name="ce12">
            <text:p>景華公園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人行道老舊申請更新案</text:p>
          </table:table-cell>
          <table:table-cell office:value-type="string" table:style-name="ce12">
            <text:p>萬有2號</text:p>
          </table:table-cell>
          <table:table-cell office:value-type="string" table:style-name="ce10">
            <text:p>無</text:p>
          </table:table-cell>
          <table:table-cell office:value-type="float" office:value="1570" table:style-name="ce10">
            <text:p><text:s/>1,57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增設休閒健康與復健步道陳情案</text:p>
          </table:table-cell>
          <table:table-cell office:value-type="string" table:style-name="ce12">
            <text:p>樟新公園</text:p>
          </table:table-cell>
          <table:table-cell office:value-type="string" table:style-name="ce10">
            <text:p>無</text:p>
          </table:table-cell>
          <table:table-cell office:value-type="float" office:value="283" table:style-name="ce10">
            <text:p><text:s/>28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203公園增設運動器材以利市民使用</text:p>
          </table:table-cell>
          <table:table-cell office:value-type="string" table:style-name="ce12">
            <text:p>士林官邸公園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十大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增設殘障坡道</text:p>
          </table:table-cell>
          <table:table-cell office:value-type="string" table:style-name="ce12">
            <text:p>康寧公園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增設狗便箱及引體向上復舊</text:p>
          </table:table-cell>
          <table:table-cell office:value-type="string" table:style-name="ce12">
            <text:p>東湖4號公園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公園地磚改善</text:p>
          </table:table-cell>
          <table:table-cell office:value-type="string" table:style-name="ce12">
            <text:p>東湖2號公園</text:p>
          </table:table-cell>
          <table:table-cell office:value-type="string" table:style-name="ce10">
            <text:p>無</text:p>
          </table:table-cell>
          <table:table-cell office:value-type="float" office:value="350" table:style-name="ce10">
            <text:p><text:s/>3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公園增設體健設施及兒童遊具</text:p>
          </table:table-cell>
          <table:table-cell office:value-type="string" table:style-name="ce12">
            <text:p>九華公園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排水溝格柵移除加裝頂蓋網</text:p>
          </table:table-cell>
          <table:table-cell office:value-type="string" table:style-name="ce12">
            <text:p>仙樹公園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加裝彈性地墊</text:p>
          </table:table-cell>
          <table:table-cell office:value-type="string" table:style-name="ce12">
            <text:p>碧湖公園</text:p>
          </table:table-cell>
          <table:table-cell office:value-type="string" table:style-name="ce10">
            <text:p>無</text:p>
          </table:table-cell>
          <table:table-cell office:value-type="float" office:value="420" table:style-name="ce10">
            <text:p><text:s/>4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園路階梯新設扶手</text:p>
          </table:table-cell>
          <table:table-cell office:value-type="string" table:style-name="ce12">
            <text:p>西湖公園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新設園路</text:p>
          </table:table-cell>
          <table:table-cell office:value-type="string" table:style-name="ce12">
            <text:p>樂活公園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民族西路(環河北路2段至民族西路31巷間)</text:p>
          </table:table-cell>
          <table:table-cell office:value-type="string" table:style-name="ce10">
            <text:p>無</text:p>
          </table:table-cell>
          <table:table-cell office:value-type="float" office:value="831" table:style-name="ce10">
            <text:p><text:s/>83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炳甫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山區中山里林森北路306號前</text:p>
          </table:table-cell>
          <table:table-cell office:value-type="string" table:style-name="ce10">
            <text:p>無</text:p>
          </table:table-cell>
          <table:table-cell office:value-type="float" office:value="212" table:style-name="ce10">
            <text:p><text:s/>21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世堅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山區朱園里松江路45巷41號對面</text:p>
          </table:table-cell>
          <table:table-cell office:value-type="string" table:style-name="ce10">
            <text:p>無</text:p>
          </table:table-cell>
          <table:table-cell office:value-type="float" office:value="273" table:style-name="ce10">
            <text:p><text:s/>273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炳甫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山區正得里中山北路1段33巷22號旁</text:p>
          </table:table-cell>
          <table:table-cell office:value-type="string" table:style-name="ce10">
            <text:p>無</text:p>
          </table:table-cell>
          <table:table-cell office:value-type="float" office:value="202" table:style-name="ce10">
            <text:p><text:s/>20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臥龍里辛亥路3段1號前</text:p>
          </table:table-cell>
          <table:table-cell office:value-type="string" table:style-name="ce10">
            <text:p>無</text:p>
          </table:table-cell>
          <table:table-cell office:value-type="float" office:value="335" table:style-name="ce10">
            <text:p><text:s/>33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景業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正區光復里延平南路(永綏街20號側)</text:p>
          </table:table-cell>
          <table:table-cell office:value-type="string" table:style-name="ce10">
            <text:p>無</text:p>
          </table:table-cell>
          <table:table-cell office:value-type="float" office:value="279" table:style-name="ce10">
            <text:p><text:s/>279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錦祥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法治里樂利路45巷</text:p>
          </table:table-cell>
          <table:table-cell office:value-type="string" table:style-name="ce10">
            <text:p>無</text:p>
          </table:table-cell>
          <table:table-cell office:value-type="float" office:value="212" table:style-name="ce10">
            <text:p><text:s/>21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周威佑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萬華區富民里康定路172巷</text:p>
          </table:table-cell>
          <table:table-cell office:value-type="string" table:style-name="ce10">
            <text:p>無</text:p>
          </table:table-cell>
          <table:table-cell office:value-type="float" office:value="286" table:style-name="ce10">
            <text:p><text:s/>286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徐弘庭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龍坡里新生南路3段22巷2號旁</text:p>
          </table:table-cell>
          <table:table-cell office:value-type="string" table:style-name="ce10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新龍里信義路3段134巷與建國南路2段69巷口</text:p>
          </table:table-cell>
          <table:table-cell office:value-type="string" table:style-name="ce10">
            <text:p>無</text:p>
          </table:table-cell>
          <table:table-cell office:value-type="float" office:value="231" table:style-name="ce10">
            <text:p><text:s/>23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龍陣里和平東路2段175巷44弄</text:p>
          </table:table-cell>
          <table:table-cell office:value-type="string" table:style-name="ce10">
            <text:p>無</text:p>
          </table:table-cell>
          <table:table-cell office:value-type="float" office:value="215" table:style-name="ce10">
            <text:p><text:s/>21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王欣儀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虎嘯里臥龍街43巷</text:p>
          </table:table-cell>
          <table:table-cell office:value-type="string" table:style-name="ce10">
            <text:p>無</text:p>
          </table:table-cell>
          <table:table-cell office:value-type="float" office:value="225" table:style-name="ce10">
            <text:p><text:s/>22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炳甫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同區建明里華陰街55號旁</text:p>
          </table:table-cell>
          <table:table-cell office:value-type="string" table:style-name="ce10">
            <text:p>無</text:p>
          </table:table-cell>
          <table:table-cell office:value-type="float" office:value="208" table:style-name="ce10">
            <text:p><text:s/>208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同區南芳里重慶北路2段太平國小旁人行道</text:p>
          </table:table-cell>
          <table:table-cell office:value-type="string" table:style-name="ce10">
            <text:p>無</text:p>
          </table:table-cell>
          <table:table-cell office:value-type="float" office:value="461" table:style-name="ce10">
            <text:p><text:s/>46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慶鋒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錦泰里杭州南路2段61號前</text:p>
          </table:table-cell>
          <table:table-cell office:value-type="string" table:style-name="ce10">
            <text:p>無</text:p>
          </table:table-cell>
          <table:table-cell office:value-type="float" office:value="427" table:style-name="ce10">
            <text:p><text:s/>427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簡舒培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敦安里安和路1段78巷</text:p>
          </table:table-cell>
          <table:table-cell office:value-type="string" table:style-name="ce10">
            <text:p>無</text:p>
          </table:table-cell>
          <table:table-cell office:value-type="float" office:value="315" table:style-name="ce10">
            <text:p><text:s/>31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簡舒培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大安區敦煌里仁愛路4段122巷</text:p>
          </table:table-cell>
          <table:table-cell office:value-type="string" table:style-name="ce10">
            <text:p>無</text:p>
          </table:table-cell>
          <table:table-cell office:value-type="float" office:value="272" table:style-name="ce10">
            <text:p><text:s/>27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周威佑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正區梅花里市民大道與金山北路口(市民廣場)</text:p>
          </table:table-cell>
          <table:table-cell office:value-type="string" table:style-name="ce10">
            <text:p>無</text:p>
          </table:table-cell>
          <table:table-cell office:value-type="float" office:value="286" table:style-name="ce10">
            <text:p><text:s/>286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尹正電氣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  <text:p>張茂楠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信義區三犁里松德路象山步道6巨石平台旁等處</text:p>
          </table:table-cell>
          <table:table-cell office:value-type="string" table:style-name="ce10">
            <text:p>無</text:p>
          </table:table-cell>
          <table:table-cell office:value-type="float" office:value="284" table:style-name="ce10">
            <text:p><text:s/>28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李芳儒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萬興里新光路1段道南河濱公園萬壽橋下槌球場等處</text:p>
          </table:table-cell>
          <table:table-cell office:value-type="string" table:style-name="ce10">
            <text:p>無</text:p>
          </table:table-cell>
          <table:table-cell office:value-type="float" office:value="251" table:style-name="ce10">
            <text:p><text:s/>25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黃珊珊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南港區鴻福里東新街63巷5號</text:p>
          </table:table-cell>
          <table:table-cell office:value-type="string" table:style-name="ce10">
            <text:p>無</text:p>
          </table:table-cell>
          <table:table-cell office:value-type="float" office:value="275" table:style-name="ce10">
            <text:p><text:s/>275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永德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信義區黎平里富陽街10巷1號</text:p>
          </table:table-cell>
          <table:table-cell office:value-type="string" table:style-name="ce10">
            <text:p>無</text:p>
          </table:table-cell>
          <table:table-cell office:value-type="float" office:value="304" table:style-name="ce10">
            <text:p><text:s/>30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厲耿桂芳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樟林里興隆路4段62巷口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永德</text:p>
          </table:table-cell>
          <table:table-cell office:value-type="string" table:style-name="ce9">
            <text:p>增設路燈</text:p>
          </table:table-cell>
          <table:table-cell office:value-type="string" table:style-name="ce9">
            <text:p>信義區永春里忠孝東路5段669~677號人行道及忠孝東路5段大道路口等處</text:p>
          </table:table-cell>
          <table:table-cell office:value-type="string" table:style-name="ce10">
            <text:p>無</text:p>
          </table:table-cell>
          <table:table-cell office:value-type="float" office:value="704" table:style-name="ce10">
            <text:p><text:s/>70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萬和里汀洲路4段235~259號路燈架空線下地</text:p>
          </table:table-cell>
          <table:table-cell office:value-type="string" table:style-name="ce10">
            <text:p>無</text:p>
          </table:table-cell>
          <table:table-cell office:value-type="float" office:value="202" table:style-name="ce10">
            <text:p><text:s/>20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陳義洲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南港區西新里成功路1段36巷口</text:p>
          </table:table-cell>
          <table:table-cell office:value-type="string" table:style-name="ce10">
            <text:p>無</text:p>
          </table:table-cell>
          <table:table-cell office:value-type="float" office:value="289" table:style-name="ce10">
            <text:p><text:s/>289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指南里指南路3段157巷(指南宮站至佛祖廟站)</text:p>
          </table:table-cell>
          <table:table-cell office:value-type="string" table:style-name="ce10">
            <text:p>無</text:p>
          </table:table-cell>
          <table:table-cell office:value-type="float" office:value="661" table:style-name="ce10">
            <text:p><text:s/>661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文山區指南里指南路3段157巷(貓纜指南宮站迎仙亭周邊)</text:p>
          </table:table-cell>
          <table:table-cell office:value-type="string" table:style-name="ce10">
            <text:p>無</text:p>
          </table:table-cell>
          <table:table-cell office:value-type="float" office:value="224" table:style-name="ce10">
            <text:p><text:s/>224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凱勗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潘懷宗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北投區林泉里新民路62巷</text:p>
          </table:table-cell>
          <table:table-cell office:value-type="string" table:style-name="ce10">
            <text:p>無</text:p>
          </table:table-cell>
          <table:table-cell office:value-type="float" office:value="1022" table:style-name="ce10">
            <text:p><text:s/>1,022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何志偉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士林區臨溪里至善路2段421巷6號前<text:s/></text:p>
          </table:table-cell>
          <table:table-cell office:value-type="string" table:style-name="ce10">
            <text:p>無</text:p>
          </table:table-cell>
          <table:table-cell office:value-type="float" office:value="230" table:style-name="ce10">
            <text:p><text:s/>230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林瑞圖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北投區溫泉里溫泉路68-3號前</text:p>
          </table:table-cell>
          <table:table-cell office:value-type="string" table:style-name="ce10">
            <text:p>無</text:p>
          </table:table-cell>
          <table:table-cell office:value-type="float" office:value="249" table:style-name="ce10">
            <text:p><text:s/>249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何志偉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士林區陽明里仰德大道4段32巷口附近</text:p>
          </table:table-cell>
          <table:table-cell office:value-type="string" table:style-name="ce10">
            <text:p>無</text:p>
          </table:table-cell>
          <table:table-cell office:value-type="float" office:value="218" table:style-name="ce10">
            <text:p><text:s/>218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謝維洲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北投區洲美里雙溪21號河濱公園</text:p>
          </table:table-cell>
          <table:table-cell office:value-type="string" table:style-name="ce10">
            <text:p>無</text:p>
          </table:table-cell>
          <table:table-cell office:value-type="float" office:value="387" table:style-name="ce10">
            <text:p><text:s/>387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政忠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士林區富洲里延平北路9段348號後方(配合水利處堤防人行道拓寬工程)</text:p>
          </table:table-cell>
          <table:table-cell office:value-type="string" table:style-name="ce10">
            <text:p>無</text:p>
          </table:table-cell>
          <table:table-cell office:value-type="float" office:value="266" table:style-name="ce10">
            <text:p><text:s/>266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郭昭巖</text:p>
          </table:table-cell>
          <table:table-cell office:value-type="string" table:style-name="ce9">
            <text:p>增設路燈</text:p>
          </table:table-cell>
          <table:table-cell office:value-type="string" table:style-name="ce12">
            <text:p>中正區建國里貴陽街1段60號周邊(貴陽街1段60號前人行道、延平南路125號前及旁巷弄)</text:p>
          </table:table-cell>
          <table:table-cell office:value-type="string" table:style-name="ce10">
            <text:p>無</text:p>
          </table:table-cell>
          <table:table-cell office:value-type="float" office:value="1029" table:style-name="ce10">
            <text:p><text:s/>1,029<text:s/></text:p>
          </table:table-cell>
          <table:table-cell office:value-type="string" table:style-name="ce9">
            <text:p>路燈工程/路燈整建及新設工程/路燈工程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首銳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203公園增設運動器材以利市民使用</text:p>
          </table:table-cell>
          <table:table-cell office:value-type="string" table:style-name="ce12">
            <text:p>士林官邸公園</text:p>
          </table:table-cell>
          <table:table-cell office:value-type="string" table:style-name="ce10">
            <text:p><text:s/>無<text:s/></text:p>
          </table:table-cell>
          <table:table-cell office:value-type="float" office:value="191" table:style-name="ce10">
            <text:p><text:s/>191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十大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玉成公園增設遮雨棚</text:p>
          </table:table-cell>
          <table:table-cell office:value-type="string" table:style-name="ce12">
            <text:p>玉成公園</text:p>
          </table:table-cell>
          <table:table-cell office:value-type="string" table:style-name="ce10">
            <text:p>無</text:p>
          </table:table-cell>
          <table:table-cell office:value-type="float" office:value="1000" table:style-name="ce10">
            <text:p><text:s/>1,0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新增無障礙坡道</text:p>
          </table:table-cell>
          <table:table-cell office:value-type="string" table:style-name="ce12">
            <text:p>中興公園</text:p>
          </table:table-cell>
          <table:table-cell office:value-type="string" table:style-name="ce10">
            <text:p>無</text:p>
          </table:table-cell>
          <table:table-cell office:value-type="float" office:value="700" table:style-name="ce10">
            <text:p><text:s/>7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整地收邊</text:p>
          </table:table-cell>
          <table:table-cell office:value-type="string" table:style-name="ce12">
            <text:p>富生公園</text:p>
          </table:table-cell>
          <table:table-cell office:value-type="string" table:style-name="ce10">
            <text:p>無</text:p>
          </table:table-cell>
          <table:table-cell office:value-type="float" office:value="1500" table:style-name="ce10">
            <text:p><text:s/>1,5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地坪翻修</text:p>
          </table:table-cell>
          <table:table-cell office:value-type="string" table:style-name="ce12">
            <text:p>泰和公園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木橋移除</text:p>
          </table:table-cell>
          <table:table-cell office:value-type="string" table:style-name="ce12">
            <text:p>四育公園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木柵公園內坡道(木柵路1段378巷32號旁)增設不銹鋼欄杆案</text:p>
          </table:table-cell>
          <table:table-cell office:value-type="string" table:style-name="ce12">
            <text:p>木柵公園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<text:s/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阮昭雄</text:p>
          </table:table-cell>
          <table:table-cell office:value-type="string" table:style-name="ce9">
            <text:p>萬美街二段擋土矮墩案</text:p>
          </table:table-cell>
          <table:table-cell office:value-type="string" table:style-name="ce12">
            <text:p>萬美街二段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<text:s/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萬年1號公園更新人行道鋪面案</text:p>
          </table:table-cell>
          <table:table-cell office:value-type="string" table:style-name="ce12">
            <text:p>萬年1號公園</text:p>
          </table:table-cell>
          <table:table-cell office:value-type="string" table:style-name="ce10">
            <text:p>無</text:p>
          </table:table-cell>
          <table:table-cell office:value-type="float" office:value="250" table:style-name="ce10">
            <text:p><text:s/>2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<text:s/>協坤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美崙公園樹木修剪生態池補植、整理</text:p>
          </table:table-cell>
          <table:table-cell office:value-type="string" table:style-name="ce12">
            <text:p>美崙街152巷</text:p>
          </table:table-cell>
          <table:table-cell office:value-type="string" table:style-name="ce10">
            <text:p>無</text:p>
          </table:table-cell>
          <table:table-cell office:value-type="float" office:value="397.5" table:style-name="ce10">
            <text:p><text:s/>398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葉營景觀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前港公園補植</text:p>
          </table:table-cell>
          <table:table-cell office:value-type="string" table:style-name="ce12">
            <text:p>華齡街、前港街交叉口</text:p>
          </table:table-cell>
          <table:table-cell office:value-type="string" table:style-name="ce10">
            <text:p>無</text:p>
          </table:table-cell>
          <table:table-cell office:value-type="float" office:value="663.3" table:style-name="ce10">
            <text:p><text:s/>66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葉營景觀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蘭雅一號公園補植</text:p>
          </table:table-cell>
          <table:table-cell office:value-type="string" table:style-name="ce12">
            <text:p>德行東路109巷64弄口</text:p>
          </table:table-cell>
          <table:table-cell office:value-type="string" table:style-name="ce10">
            <text:p>無</text:p>
          </table:table-cell>
          <table:table-cell office:value-type="float" office:value="293.60000000000002" table:style-name="ce10">
            <text:p><text:s/>294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葉營景觀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北投119號(大豐)公園網球場整修</text:p>
          </table:table-cell>
          <table:table-cell office:value-type="string" table:style-name="ce12">
            <text:p>北投區公館路13巷旁</text:p>
          </table:table-cell>
          <table:table-cell office:value-type="string" table:style-name="ce10">
            <text:p>無</text:p>
          </table:table-cell>
          <table:table-cell office:value-type="float" office:value="92" table:style-name="ce10">
            <text:p><text:s/>92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北投72號(天溪)公園蓮花池漏水整修</text:p>
          </table:table-cell>
          <table:table-cell office:value-type="string" table:style-name="ce12">
            <text:p>北投區中山北路七段219巷3弄175號上方</text:p>
          </table:table-cell>
          <table:table-cell office:value-type="string" table:style-name="ce10">
            <text:p>無</text:p>
          </table:table-cell>
          <table:table-cell office:value-type="float" office:value="45" table:style-name="ce10">
            <text:p><text:s/>4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北投61號(磺港)公園排水、斜坡道改善</text:p>
          </table:table-cell>
          <table:table-cell office:value-type="string" table:style-name="ce12">
            <text:p>北投區磺港路、大興街口交叉</text:p>
          </table:table-cell>
          <table:table-cell office:value-type="string" table:style-name="ce10">
            <text:p>無</text:p>
          </table:table-cell>
          <table:table-cell office:value-type="float" office:value="30" table:style-name="ce10">
            <text:p><text:s/>3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北投119號(大豐)公園溜冰場整修</text:p>
          </table:table-cell>
          <table:table-cell office:value-type="string" table:style-name="ce12">
            <text:p>北投區公館路13巷旁</text:p>
          </table:table-cell>
          <table:table-cell office:value-type="string" table:style-name="ce10">
            <text:p>無</text:p>
          </table:table-cell>
          <table:table-cell office:value-type="float" office:value="92" table:style-name="ce10">
            <text:p><text:s/>92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潘懷宗</text:p>
          </table:table-cell>
          <table:table-cell office:value-type="string" table:style-name="ce9">
            <text:p>北投96號(永欣)公園地坪整修</text:p>
          </table:table-cell>
          <table:table-cell office:value-type="string" table:style-name="ce12">
            <text:p>北投區石牌路二段371巷3號旁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北投233號(七星)公園園路整修</text:p>
          </table:table-cell>
          <table:table-cell office:value-type="string" table:style-name="ce12">
            <text:p>北投區光明路、中山路交叉口(新北投捷運站旁)</text:p>
          </table:table-cell>
          <table:table-cell office:value-type="string" table:style-name="ce10">
            <text:p>無</text:p>
          </table:table-cell>
          <table:table-cell office:value-type="float" office:value="110" table:style-name="ce10">
            <text:p><text:s/>11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北投248號(公館)公園木棧道整修</text:p>
          </table:table-cell>
          <table:table-cell office:value-type="string" table:style-name="ce12">
            <text:p>奇岩新社區</text:p>
          </table:table-cell>
          <table:table-cell office:value-type="string" table:style-name="ce10">
            <text:p>無</text:p>
          </table:table-cell>
          <table:table-cell office:value-type="float" office:value="23" table:style-name="ce10">
            <text:p><text:s/>2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世宗</text:p>
          </table:table-cell>
          <table:table-cell office:value-type="string" table:style-name="ce9">
            <text:p>建民公園兒童遊戲區整建</text:p>
          </table:table-cell>
          <table:table-cell office:value-type="string" table:style-name="ce12">
            <text:p>文林北路80巷60弄旁</text:p>
          </table:table-cell>
          <table:table-cell office:value-type="string" table:style-name="ce10">
            <text:p>無</text:p>
          </table:table-cell>
          <table:table-cell office:value-type="float" office:value="2265" table:style-name="ce10">
            <text:p><text:s/>2,265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  <text:p/>
          </table:table-cell>
          <table:table-cell office:value-type="string" table:style-name="ce9">
            <text:p>登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text:s/></text:p>
          </table:table-cell>
          <table:table-cell office:value-type="string" table:style-name="ce9">
            <text:p>公園人行道</text:p>
          </table:table-cell>
          <table:table-cell office:value-type="string" table:style-name="ce12">
            <text:p>松山區三民路130巷</text:p>
          </table:table-cell>
          <table:table-cell office:value-type="string" table:style-name="ce10">
            <text:p>無</text:p>
          </table:table-cell>
          <table:table-cell office:value-type="float" office:value="4667" table:style-name="ce10">
            <text:p><text:s/>4,667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玖五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花卉植栽改善案</text:p>
          </table:table-cell>
          <table:table-cell office:value-type="string" table:style-name="ce12">
            <text:p>建成公園</text:p>
          </table:table-cell>
          <table:table-cell office:value-type="string" table:style-name="ce10">
            <text:p>無</text:p>
          </table:table-cell>
          <table:table-cell office:value-type="float" office:value="253" table:style-name="ce10">
            <text:p><text:s/>253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竹楓環境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遊戲區及運動區地墊更新</text:p>
          </table:table-cell>
          <table:table-cell office:value-type="string" table:style-name="ce12">
            <text:p>全安公園</text:p>
          </table:table-cell>
          <table:table-cell office:value-type="string" table:style-name="ce10">
            <text:p>無</text:p>
          </table:table-cell>
          <table:table-cell office:value-type="float" office:value="210" table:style-name="ce10">
            <text:p><text:s/>21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新增體建設施及涼亭修繕</text:p>
          </table:table-cell>
          <table:table-cell office:value-type="string" table:style-name="ce12">
            <text:p>民輝公園</text:p>
          </table:table-cell>
          <table:table-cell office:value-type="string" table:style-name="ce10">
            <text:p>無</text:p>
          </table:table-cell>
          <table:table-cell office:value-type="float" office:value="481" table:style-name="ce10">
            <text:p><text:s/>481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殘障坡道旁園路改善</text:p>
          </table:table-cell>
          <table:table-cell office:value-type="string" table:style-name="ce12">
            <text:p>康寧公園</text:p>
          </table:table-cell>
          <table:table-cell office:value-type="string" table:style-name="ce10">
            <text:p>無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地坪改善(增設花台)</text:p>
          </table:table-cell>
          <table:table-cell office:value-type="string" table:style-name="ce12">
            <text:p>瑞陽一號綠地(內湖區文德路66巷13弄13號)</text:p>
          </table:table-cell>
          <table:table-cell office:value-type="string" table:style-name="ce10">
            <text:p>無</text:p>
          </table:table-cell>
          <table:table-cell office:value-type="float" office:value="450" table:style-name="ce10">
            <text:p><text:s/>45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107年設置體建設施</text:p>
          </table:table-cell>
          <table:table-cell office:value-type="string" table:style-name="ce12">
            <text:p>西康公園</text:p>
          </table:table-cell>
          <table:table-cell office:value-type="string" table:style-name="ce10">
            <text:p>無</text:p>
          </table:table-cell>
          <table:table-cell office:value-type="float" office:value="280" table:style-name="ce10">
            <text:p><text:s/>28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志銘</text:p>
          </table:table-cell>
          <table:table-cell office:value-type="string" table:style-name="ce9">
            <text:p>107年度增設計體建設施</text:p>
          </table:table-cell>
          <table:table-cell office:value-type="string" table:style-name="ce12">
            <text:p>湖興公園</text:p>
          </table:table-cell>
          <table:table-cell office:value-type="string" table:style-name="ce10">
            <text:p>無</text:p>
          </table:table-cell>
          <table:table-cell office:value-type="float" office:value="280" table:style-name="ce10">
            <text:p><text:s/>28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珊珊</text:p>
          </table:table-cell>
          <table:table-cell office:value-type="string" table:style-name="ce9">
            <text:p>公園涼亭設置</text:p>
          </table:table-cell>
          <table:table-cell office:value-type="string" table:style-name="ce12">
            <text:p>碧山公園</text:p>
          </table:table-cell>
          <table:table-cell office:value-type="string" table:style-name="ce10">
            <text:p>無</text:p>
          </table:table-cell>
          <table:table-cell office:value-type="float" office:value="1200" table:style-name="ce10">
            <text:p><text:s/>1,200<text:s/></text:p>
          </table:table-cell>
          <table:table-cell office:value-type="string" table:style-name="ce9">
            <text:p>公園綠化及風景區工程/公園及綠化工程/公園及綠化工程<text:s/></text:p>
          </table:table-cell>
          <table:table-cell office:value-type="string" table:style-name="ce9">
            <text:p>公園路燈工程管理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新生北路二段15巷3號後巷</text:p>
          </table:table-cell>
          <table:table-cell office:value-type="string" table:style-name="ce10">
            <text:p>無</text:p>
          </table:table-cell>
          <table:table-cell office:value-type="float" office:value="415" table:style-name="ce10">
            <text:p><text:s/>4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遼寧街19巷2號旁側巷</text:p>
          </table:table-cell>
          <table:table-cell office:value-type="string" table:style-name="ce10">
            <text:p>無</text:p>
          </table:table-cell>
          <table:table-cell office:value-type="float" office:value="247" table:style-name="ce10">
            <text:p><text:s/>24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梁文傑<text:s/>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民生西路382號</text:p>
          </table:table-cell>
          <table:table-cell office:value-type="string" table:style-name="ce10">
            <text:p>無</text:p>
          </table:table-cell>
          <table:table-cell office:value-type="float" office:value="1273" table:style-name="ce10">
            <text:p><text:s/>1,27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吉林路236巷1號</text:p>
          </table:table-cell>
          <table:table-cell office:value-type="string" table:style-name="ce10">
            <text:p>無</text:p>
          </table:table-cell>
          <table:table-cell office:value-type="float" office:value="630" table:style-name="ce10">
            <text:p><text:s/>63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text:s/>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集英里天祥路39號旁防火巷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江路330巷1號旁防火巷</text:p>
          </table:table-cell>
          <table:table-cell office:value-type="string" table:style-name="ce10">
            <text:p>無</text:p>
          </table:table-cell>
          <table:table-cell office:value-type="float" office:value="210" table:style-name="ce10">
            <text:p><text:s/>21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吉林路299至315巷間後巷</text:p>
          </table:table-cell>
          <table:table-cell office:value-type="string" table:style-name="ce10">
            <text:p>無</text:p>
          </table:table-cell>
          <table:table-cell office:value-type="float" office:value="714" table:style-name="ce10">
            <text:p><text:s/>71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吉林路315至329巷間後巷</text:p>
          </table:table-cell>
          <table:table-cell office:value-type="string" table:style-name="ce10">
            <text:p>無</text:p>
          </table:table-cell>
          <table:table-cell office:value-type="float" office:value="1009" table:style-name="ce10">
            <text:p><text:s/>1,00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吉林路329至343巷間後巷</text:p>
          </table:table-cell>
          <table:table-cell office:value-type="string" table:style-name="ce10">
            <text:p>無</text:p>
          </table:table-cell>
          <table:table-cell office:value-type="float" office:value="404" table:style-name="ce10">
            <text:p><text:s/>40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新生北路3段11巷至19間巷後巷</text:p>
          </table:table-cell>
          <table:table-cell office:value-type="string" table:style-name="ce10">
            <text:p>無</text:p>
          </table:table-cell>
          <table:table-cell office:value-type="float" office:value="1047" table:style-name="ce10">
            <text:p><text:s/>1,04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民權東路二段71號至107號後巷</text:p>
          </table:table-cell>
          <table:table-cell office:value-type="string" table:style-name="ce10">
            <text:p>無</text:p>
          </table:table-cell>
          <table:table-cell office:value-type="float" office:value="413" table:style-name="ce10">
            <text:p><text:s/>41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民生西路45巷7弄後巷</text:p>
          </table:table-cell>
          <table:table-cell office:value-type="string" table:style-name="ce10">
            <text:p>無</text:p>
          </table:table-cell>
          <table:table-cell office:value-type="float" office:value="79" table:style-name="ce10">
            <text:p><text:s/>7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民生西路45巷3、5弄中間</text:p>
          </table:table-cell>
          <table:table-cell office:value-type="string" table:style-name="ce10">
            <text:p>無</text:p>
          </table:table-cell>
          <table:table-cell office:value-type="float" office:value="197" table:style-name="ce10">
            <text:p><text:s/>19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重慶北路3段257巷(酒泉國宅)污水管線接管案</text:p>
          </table:table-cell>
          <table:table-cell office:value-type="string" table:style-name="ce10">
            <text:p>無</text:p>
          </table:table-cell>
          <table:table-cell office:value-type="float" office:value="902" table:style-name="ce10">
            <text:p><text:s/>90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世堅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重慶北路一段29號(支)</text:p>
          </table:table-cell>
          <table:table-cell office:value-type="string" table:style-name="ce10">
            <text:p>無</text:p>
          </table:table-cell>
          <table:table-cell office:value-type="float" office:value="868" table:style-name="ce10">
            <text:p><text:s/>86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歸綏街97巷4號旁美化(歸綏街99號至129號單號側後巷)</text:p>
          </table:table-cell>
          <table:table-cell office:value-type="string" table:style-name="ce10">
            <text:p>無</text:p>
          </table:table-cell>
          <table:table-cell office:value-type="float" office:value="323" table:style-name="ce10">
            <text:p><text:s/>32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嘉皇開發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後巷管更及美化</text:p>
          </table:table-cell>
          <table:table-cell office:value-type="string" table:style-name="ce12">
            <text:p>吉林路161巷1弄8號後巷</text:p>
          </table:table-cell>
          <table:table-cell office:value-type="string" table:style-name="ce10">
            <text:p>無</text:p>
          </table:table-cell>
          <table:table-cell office:value-type="float" office:value="1315" table:style-name="ce10">
            <text:p><text:s/>1,3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四平街56號</text:p>
          </table:table-cell>
          <table:table-cell office:value-type="string" table:style-name="ce10">
            <text:p>無</text:p>
          </table:table-cell>
          <table:table-cell office:value-type="float" office:value="3058" table:style-name="ce10">
            <text:p><text:s/>3,05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大自然環境綠邑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國成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龍江路384巷1至31號後防火巷美化</text:p>
          </table:table-cell>
          <table:table-cell office:value-type="string" table:style-name="ce10">
            <text:p>無</text:p>
          </table:table-cell>
          <table:table-cell office:value-type="float" office:value="923" table:style-name="ce10">
            <text:p><text:s/>92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萬碁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延平北路1段66巷2、4、6號衛工管接管</text:p>
          </table:table-cell>
          <table:table-cell office:value-type="string" table:style-name="ce10">
            <text:p>無</text:p>
          </table:table-cell>
          <table:table-cell office:value-type="float" office:value="8028" table:style-name="ce10">
            <text:p><text:s/>8,02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木柵路一段260巷19號後街廓</text:p>
          </table:table-cell>
          <table:table-cell office:value-type="string" table:style-name="ce10">
            <text:p>無</text:p>
          </table:table-cell>
          <table:table-cell office:value-type="float" office:value="396" table:style-name="ce10">
            <text:p><text:s/>396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王欣儀</text:p>
          </table:table-cell>
          <table:table-cell office:value-type="string" table:style-name="ce9">
            <text:p>污水接管及更新</text:p>
          </table:table-cell>
          <table:table-cell office:value-type="string" table:style-name="ce12">
            <text:p>文山區萬安街21巷10-20號及萬安街周邊+「文山區萬安街21巷6至20號道路段管線更新」</text:p>
          </table:table-cell>
          <table:table-cell office:value-type="string" table:style-name="ce10">
            <text:p>無</text:p>
          </table:table-cell>
          <table:table-cell office:value-type="float" office:value="1558" table:style-name="ce10">
            <text:p><text:s/>1,55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後巷管更及美化</text:p>
          </table:table-cell>
          <table:table-cell office:value-type="string" table:style-name="ce12">
            <text:p>大安區正聲里光復南路290巷後巷</text:p>
          </table:table-cell>
          <table:table-cell office:value-type="string" table:style-name="ce10">
            <text:p>無</text:p>
          </table:table-cell>
          <table:table-cell office:value-type="float" office:value="810" table:style-name="ce10">
            <text:p><text:s/>81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簡舒培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臨江里臨江街40巷39號及41號間</text:p>
          </table:table-cell>
          <table:table-cell office:value-type="string" table:style-name="ce10">
            <text:p>無</text:p>
          </table:table-cell>
          <table:table-cell office:value-type="float" office:value="67" table:style-name="ce10">
            <text:p><text:s/>6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文山區景東里景華街128巷2弄9號後巷</text:p>
          </table:table-cell>
          <table:table-cell office:value-type="string" table:style-name="ce10">
            <text:p>無</text:p>
          </table:table-cell>
          <table:table-cell office:value-type="float" office:value="214" table:style-name="ce10">
            <text:p><text:s/>21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後巷管更及美化</text:p>
          </table:table-cell>
          <table:table-cell office:value-type="string" table:style-name="ce12">
            <text:p>敦化南路一段233巷37號</text:p>
          </table:table-cell>
          <table:table-cell office:value-type="string" table:style-name="ce10">
            <text:p>無</text:p>
          </table:table-cell>
          <table:table-cell office:value-type="float" office:value="415" table:style-name="ce10">
            <text:p><text:s/>4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富陽街152巷單號及158巷單號後巷</text:p>
          </table:table-cell>
          <table:table-cell office:value-type="string" table:style-name="ce10">
            <text:p>無</text:p>
          </table:table-cell>
          <table:table-cell office:value-type="float" office:value="610" table:style-name="ce10">
            <text:p><text:s/>61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德安里四維路14巷8號</text:p>
          </table:table-cell>
          <table:table-cell office:value-type="string" table:style-name="ce10">
            <text:p>無</text:p>
          </table:table-cell>
          <table:table-cell office:value-type="float" office:value="80" table:style-name="ce10">
            <text:p><text:s/>8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瑞安街244巷26~42號後巷</text:p>
          </table:table-cell>
          <table:table-cell office:value-type="string" table:style-name="ce10">
            <text:p>無</text:p>
          </table:table-cell>
          <table:table-cell office:value-type="float" office:value="645" table:style-name="ce10">
            <text:p><text:s/>64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光復南路420巷1號側巷</text:p>
          </table:table-cell>
          <table:table-cell office:value-type="string" table:style-name="ce10">
            <text:p>無</text:p>
          </table:table-cell>
          <table:table-cell office:value-type="float" office:value="265" table:style-name="ce10">
            <text:p><text:s/>26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新生南路3段70巷及76巷間接管(大學里)</text:p>
          </table:table-cell>
          <table:table-cell office:value-type="string" table:style-name="ce10">
            <text:p>無</text:p>
          </table:table-cell>
          <table:table-cell office:value-type="float" office:value="313" table:style-name="ce10">
            <text:p><text:s/>31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周柏雅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木新路3段303巷2弄4號、6號、10號、12號接管</text:p>
          </table:table-cell>
          <table:table-cell office:value-type="string" table:style-name="ce10">
            <text:p>無</text:p>
          </table:table-cell>
          <table:table-cell office:value-type="float" office:value="368" table:style-name="ce10">
            <text:p><text:s/>36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興德路30巷周邊</text:p>
          </table:table-cell>
          <table:table-cell office:value-type="string" table:style-name="ce10">
            <text:p>無</text:p>
          </table:table-cell>
          <table:table-cell office:value-type="float" office:value="441" table:style-name="ce10">
            <text:p><text:s/>44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文山區新光路一段周邊</text:p>
          </table:table-cell>
          <table:table-cell office:value-type="string" table:style-name="ce10">
            <text:p>無</text:p>
          </table:table-cell>
          <table:table-cell office:value-type="float" office:value="2551" table:style-name="ce10">
            <text:p><text:s/>2,55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三福街26號及28號街廓用戶接管</text:p>
          </table:table-cell>
          <table:table-cell office:value-type="string" table:style-name="ce10">
            <text:p>無</text:p>
          </table:table-cell>
          <table:table-cell office:value-type="float" office:value="387" table:style-name="ce10">
            <text:p><text:s/>38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污水接管及更新美化</text:p>
          </table:table-cell>
          <table:table-cell office:value-type="string" table:style-name="ce12">
            <text:p>大安區敦安里信義路4段199巷2號後巷</text:p>
          </table:table-cell>
          <table:table-cell office:value-type="string" table:style-name="ce10">
            <text:p>無</text:p>
          </table:table-cell>
          <table:table-cell office:value-type="float" office:value="249" table:style-name="ce10">
            <text:p><text:s/>24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弘庭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建國南路2段151巷19弄1號</text:p>
          </table:table-cell>
          <table:table-cell office:value-type="string" table:style-name="ce10">
            <text:p>無</text:p>
          </table:table-cell>
          <table:table-cell office:value-type="float" office:value="194" table:style-name="ce10">
            <text:p><text:s/>19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景福街134與136號中間</text:p>
          </table:table-cell>
          <table:table-cell office:value-type="string" table:style-name="ce10">
            <text:p>無</text:p>
          </table:table-cell>
          <table:table-cell office:value-type="float" office:value="170" table:style-name="ce10">
            <text:p><text:s/>17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閔生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通化街157、159、161、163號</text:p>
          </table:table-cell>
          <table:table-cell office:value-type="string" table:style-name="ce10">
            <text:p>無</text:p>
          </table:table-cell>
          <table:table-cell office:value-type="float" office:value="165" table:style-name="ce10">
            <text:p><text:s/>16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和平東路1段55巷18號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錦祥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安和路1段102巷14號</text:p>
          </table:table-cell>
          <table:table-cell office:value-type="string" table:style-name="ce10">
            <text:p>無</text:p>
          </table:table-cell>
          <table:table-cell office:value-type="float" office:value="160" table:style-name="ce10">
            <text:p><text:s/>16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信義路四段30巷50弄3~7號後巷</text:p>
          </table:table-cell>
          <table:table-cell office:value-type="string" table:style-name="ce10">
            <text:p>無</text:p>
          </table:table-cell>
          <table:table-cell office:value-type="float" office:value="165" table:style-name="ce10">
            <text:p><text:s/>16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羅斯福路3段283巷36號</text:p>
          </table:table-cell>
          <table:table-cell office:value-type="string" table:style-name="ce10">
            <text:p>無</text:p>
          </table:table-cell>
          <table:table-cell office:value-type="float" office:value="214" table:style-name="ce10">
            <text:p><text:s/>21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萬安街22巷13弄4號後巷</text:p>
          </table:table-cell>
          <table:table-cell office:value-type="string" table:style-name="ce10">
            <text:p>無</text:p>
          </table:table-cell>
          <table:table-cell office:value-type="float" office:value="267" table:style-name="ce10">
            <text:p><text:s/>26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仙岩路16巷43號後巷</text:p>
          </table:table-cell>
          <table:table-cell office:value-type="string" table:style-name="ce10">
            <text:p>無</text:p>
          </table:table-cell>
          <table:table-cell office:value-type="float" office:value="242" table:style-name="ce10">
            <text:p><text:s/>24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新</text:p>
          </table:table-cell>
          <table:table-cell office:value-type="string" table:style-name="ce9">
            <text:p>污水接管(分管延伸)</text:p>
          </table:table-cell>
          <table:table-cell office:value-type="string" table:style-name="ce12">
            <text:p>大安區建國南路2段223號</text:p>
          </table:table-cell>
          <table:table-cell office:value-type="string" table:style-name="ce10">
            <text:p>無</text:p>
          </table:table-cell>
          <table:table-cell office:value-type="float" office:value="1892" table:style-name="ce10">
            <text:p><text:s/>1,89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忠孝東路5段743巷1弄2號至20號</text:p>
          </table:table-cell>
          <table:table-cell office:value-type="string" table:style-name="ce10">
            <text:p>無</text:p>
          </table:table-cell>
          <table:table-cell office:value-type="float" office:value="1179" table:style-name="ce10">
            <text:p><text:s/>1,17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基隆路2段149之17號至151號</text:p>
          </table:table-cell>
          <table:table-cell office:value-type="string" table:style-name="ce10">
            <text:p>無</text:p>
          </table:table-cell>
          <table:table-cell office:value-type="float" office:value="857" table:style-name="ce10">
            <text:p><text:s/>85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管更及美化</text:p>
          </table:table-cell>
          <table:table-cell office:value-type="string" table:style-name="ce12">
            <text:p>民權東路三段106巷3弄53號側巷</text:p>
          </table:table-cell>
          <table:table-cell office:value-type="string" table:style-name="ce10">
            <text:p>無</text:p>
          </table:table-cell>
          <table:table-cell office:value-type="float" office:value="222" table:style-name="ce10">
            <text:p><text:s/>22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光復南路46巷23號至29號</text:p>
          </table:table-cell>
          <table:table-cell office:value-type="string" table:style-name="ce10">
            <text:p>無</text:p>
          </table:table-cell>
          <table:table-cell office:value-type="float" office:value="414" table:style-name="ce10">
            <text:p><text:s/>41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忠孝東路4段553巷46弄6號</text:p>
          </table:table-cell>
          <table:table-cell office:value-type="string" table:style-name="ce10">
            <text:p>無</text:p>
          </table:table-cell>
          <table:table-cell office:value-type="float" office:value="262" table:style-name="ce10">
            <text:p><text:s/>26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虎林街120巷166號</text:p>
          </table:table-cell>
          <table:table-cell office:value-type="string" table:style-name="ce10">
            <text:p>無</text:p>
          </table:table-cell>
          <table:table-cell office:value-type="float" office:value="301" table:style-name="ce10">
            <text:p><text:s/>30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465巷27弄1號至23號</text:p>
          </table:table-cell>
          <table:table-cell office:value-type="string" table:style-name="ce10">
            <text:p>無</text:p>
          </table:table-cell>
          <table:table-cell office:value-type="float" office:value="744" table:style-name="ce10">
            <text:p><text:s/>74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465巷27弄2號至20號</text:p>
          </table:table-cell>
          <table:table-cell office:value-type="string" table:style-name="ce10">
            <text:p>無</text:p>
          </table:table-cell>
          <table:table-cell office:value-type="float" office:value="835" table:style-name="ce10">
            <text:p><text:s/>83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465巷14弄1號至15號</text:p>
          </table:table-cell>
          <table:table-cell office:value-type="string" table:style-name="ce10">
            <text:p>無</text:p>
          </table:table-cell>
          <table:table-cell office:value-type="float" office:value="989" table:style-name="ce10">
            <text:p><text:s/>98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 <text:s text:c="6"/>陳孋輝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忠孝東路5段790巷23弄2號至16號</text:p>
          </table:table-cell>
          <table:table-cell office:value-type="string" table:style-name="ce10">
            <text:p>無</text:p>
          </table:table-cell>
          <table:table-cell office:value-type="float" office:value="552" table:style-name="ce10">
            <text:p><text:s/>55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八德路4段245巷32弄4號旁</text:p>
          </table:table-cell>
          <table:table-cell office:value-type="string" table:style-name="ce10">
            <text:p>無</text:p>
          </table:table-cell>
          <table:table-cell office:value-type="float" office:value="141" table:style-name="ce10">
            <text:p><text:s/>14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徐世勳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467號至503號</text:p>
          </table:table-cell>
          <table:table-cell office:value-type="string" table:style-name="ce10">
            <text:p>無</text:p>
          </table:table-cell>
          <table:table-cell office:value-type="float" office:value="1015" table:style-name="ce10">
            <text:p><text:s/>1,0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八德路4段181巷22號</text:p>
          </table:table-cell>
          <table:table-cell office:value-type="string" table:style-name="ce10">
            <text:p>無</text:p>
          </table:table-cell>
          <table:table-cell office:value-type="float" office:value="235" table:style-name="ce10">
            <text:p><text:s/>23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富陽街87巷6號至24號</text:p>
          </table:table-cell>
          <table:table-cell office:value-type="string" table:style-name="ce10">
            <text:p>無</text:p>
          </table:table-cell>
          <table:table-cell office:value-type="float" office:value="633" table:style-name="ce10">
            <text:p><text:s/>63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和平東路3段341巷36號至54號</text:p>
          </table:table-cell>
          <table:table-cell office:value-type="string" table:style-name="ce10">
            <text:p>無</text:p>
          </table:table-cell>
          <table:table-cell office:value-type="float" office:value="382" table:style-name="ce10">
            <text:p><text:s/>38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富陽街87巷37號至1號</text:p>
          </table:table-cell>
          <table:table-cell office:value-type="string" table:style-name="ce10">
            <text:p>無</text:p>
          </table:table-cell>
          <table:table-cell office:value-type="float" office:value="712" table:style-name="ce10">
            <text:p><text:s/>71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富陽街55巷5號</text:p>
          </table:table-cell>
          <table:table-cell office:value-type="string" table:style-name="ce10">
            <text:p>無</text:p>
          </table:table-cell>
          <table:table-cell office:value-type="float" office:value="226" table:style-name="ce10">
            <text:p><text:s/>226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戴錫欽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540巷1弄</text:p>
          </table:table-cell>
          <table:table-cell office:value-type="string" table:style-name="ce10">
            <text:p>無</text:p>
          </table:table-cell>
          <table:table-cell office:value-type="float" office:value="1769" table:style-name="ce10">
            <text:p><text:s/>1,76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八德路2段437巷8弄13號</text:p>
          </table:table-cell>
          <table:table-cell office:value-type="string" table:style-name="ce10">
            <text:p>無</text:p>
          </table:table-cell>
          <table:table-cell office:value-type="float" office:value="334" table:style-name="ce10">
            <text:p><text:s/>33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民族東路665號至691號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全方位管道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孋輝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健康路325巷24弄7號</text:p>
          </table:table-cell>
          <table:table-cell office:value-type="string" table:style-name="ce10">
            <text:p>無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淑華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虎林街164巷36號</text:p>
          </table:table-cell>
          <table:table-cell office:value-type="string" table:style-name="ce10">
            <text:p>無</text:p>
          </table:table-cell>
          <table:table-cell office:value-type="float" office:value="415" table:style-name="ce10">
            <text:p><text:s/>41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南京東路5段389巷2號至22號</text:p>
          </table:table-cell>
          <table:table-cell office:value-type="string" table:style-name="ce10">
            <text:p>無</text:p>
          </table:table-cell>
          <table:table-cell office:value-type="float" office:value="334" table:style-name="ce10">
            <text:p><text:s/>33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寶清街2號至8號</text:p>
          </table:table-cell>
          <table:table-cell office:value-type="string" table:style-name="ce10">
            <text:p>無</text:p>
          </table:table-cell>
          <table:table-cell office:value-type="float" office:value="135" table:style-name="ce10">
            <text:p><text:s/>13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延吉街9巷6號至8號</text:p>
          </table:table-cell>
          <table:table-cell office:value-type="string" table:style-name="ce10">
            <text:p>無</text:p>
          </table:table-cell>
          <table:table-cell office:value-type="float" office:value="150" table:style-name="ce10">
            <text:p><text:s/>15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陳永德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信義路5段150巷427號</text:p>
          </table:table-cell>
          <table:table-cell office:value-type="string" table:style-name="ce10">
            <text:p>無</text:p>
          </table:table-cell>
          <table:table-cell office:value-type="float" office:value="431" table:style-name="ce10">
            <text:p><text:s/>43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松山路225巷2號至36號</text:p>
          </table:table-cell>
          <table:table-cell office:value-type="string" table:style-name="ce10">
            <text:p>無</text:p>
          </table:table-cell>
          <table:table-cell office:value-type="float" office:value="245" table:style-name="ce10">
            <text:p><text:s/>24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寶清街89巷1號至45號及2號至46號</text:p>
          </table:table-cell>
          <table:table-cell office:value-type="string" table:style-name="ce10">
            <text:p>無</text:p>
          </table:table-cell>
          <table:table-cell office:value-type="float" office:value="671" table:style-name="ce10">
            <text:p><text:s/>67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昕銳開發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志銘</text:p>
          </table:table-cell>
          <table:table-cell office:value-type="string" table:style-name="ce9">
            <text:p>新設污水管段</text:p>
          </table:table-cell>
          <table:table-cell office:value-type="string" table:style-name="ce12">
            <text:p>成功路2段328號</text:p>
          </table:table-cell>
          <table:table-cell office:value-type="string" table:style-name="ce10">
            <text:p>無</text:p>
          </table:table-cell>
          <table:table-cell office:value-type="float" office:value="1260" table:style-name="ce10">
            <text:p><text:s/>1,26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仁源營造有線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永德</text:p>
          </table:table-cell>
          <table:table-cell office:value-type="string" table:style-name="ce9">
            <text:p>新設污水管段</text:p>
          </table:table-cell>
          <table:table-cell office:value-type="string" table:style-name="ce12">
            <text:p>南港區南港路3段320號(104建字第0050號)</text:p>
          </table:table-cell>
          <table:table-cell office:value-type="string" table:style-name="ce10">
            <text:p>無</text:p>
          </table:table-cell>
          <table:table-cell office:value-type="float" office:value="830" table:style-name="ce10">
            <text:p><text:s/>83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仁源營造有線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高嘉瑜</text:p>
          </table:table-cell>
          <table:table-cell office:value-type="string" table:style-name="ce9">
            <text:p>新設污水管段</text:p>
          </table:table-cell>
          <table:table-cell office:value-type="string" table:style-name="ce12">
            <text:p>南港路三段130巷2弄1號附近地區</text:p>
          </table:table-cell>
          <table:table-cell office:value-type="string" table:style-name="ce10">
            <text:p>無</text:p>
          </table:table-cell>
          <table:table-cell office:value-type="float" office:value="670" table:style-name="ce10">
            <text:p><text:s/>67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仁源營造有線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成功路4段143號</text:p>
          </table:table-cell>
          <table:table-cell office:value-type="string" table:style-name="ce10">
            <text:p>無</text:p>
          </table:table-cell>
          <table:table-cell office:value-type="float" office:value="350" table:style-name="ce10">
            <text:p><text:s/>35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股份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舊莊街一段80號</text:p>
          </table:table-cell>
          <table:table-cell office:value-type="string" table:style-name="ce10">
            <text:p>無</text:p>
          </table:table-cell>
          <table:table-cell office:value-type="float" office:value="640" table:style-name="ce10">
            <text:p><text:s/>64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股份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中南街140號(忠孝名宮)</text:p>
          </table:table-cell>
          <table:table-cell office:value-type="string" table:style-name="ce10">
            <text:p>無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啟揚環境股份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研究院路2段70巷37弄8號附近地區</text:p>
          </table:table-cell>
          <table:table-cell office:value-type="string" table:style-name="ce10">
            <text:p>無</text:p>
          </table:table-cell>
          <table:table-cell office:value-type="float" office:value="1890" table:style-name="ce10">
            <text:p><text:s/>1,89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忠孝東路六段280號至318號附近地區(增加美化範圍)</text:p>
          </table:table-cell>
          <table:table-cell office:value-type="string" table:style-name="ce10">
            <text:p>無</text:p>
          </table:table-cell>
          <table:table-cell office:value-type="float" office:value="380" table:style-name="ce10">
            <text:p><text:s/>38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  <text:p>(李彥秀立委)</text:p>
            <text:p/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成功路2段250巷32-42號後巷</text:p>
          </table:table-cell>
          <table:table-cell office:value-type="string" table:style-name="ce10">
            <text:p>無</text:p>
          </table:table-cell>
          <table:table-cell office:value-type="float" office:value="1370" table:style-name="ce10">
            <text:p><text:s/>1,37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禮驅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北投區知行路214巷</text:p>
          </table:table-cell>
          <table:table-cell office:value-type="string" table:style-name="ce10">
            <text:p>無</text:p>
          </table:table-cell>
          <table:table-cell office:value-type="float" office:value="3958" table:style-name="ce10">
            <text:p><text:s/>3,95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北投區知行路260巷</text:p>
          </table:table-cell>
          <table:table-cell office:value-type="string" table:style-name="ce10">
            <text:p>無</text:p>
          </table:table-cell>
          <table:table-cell office:value-type="float" office:value="1918" table:style-name="ce10">
            <text:p><text:s/>1,91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北投區致遠一路二段分管搶修</text:p>
          </table:table-cell>
          <table:table-cell office:value-type="string" table:style-name="ce10">
            <text:p>無</text:p>
          </table:table-cell>
          <table:table-cell office:value-type="float" office:value="1847" table:style-name="ce10">
            <text:p><text:s/>1,84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北投區大度路189至297號</text:p>
          </table:table-cell>
          <table:table-cell office:value-type="string" table:style-name="ce10">
            <text:p>無</text:p>
          </table:table-cell>
          <table:table-cell office:value-type="float" office:value="6170" table:style-name="ce10">
            <text:p><text:s/>6,17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若芳</text:p>
          </table:table-cell>
          <table:table-cell office:value-type="string" table:style-name="ce9">
            <text:p>分管</text:p>
          </table:table-cell>
          <table:table-cell office:value-type="string" table:style-name="ce12">
            <text:p>士林區中山北路六段441巷26號</text:p>
          </table:table-cell>
          <table:table-cell office:value-type="string" table:style-name="ce10">
            <text:p>無</text:p>
          </table:table-cell>
          <table:table-cell office:value-type="float" office:value="2563" table:style-name="ce10">
            <text:p><text:s/>2,56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中山北路7段140巷2-12號</text:p>
          </table:table-cell>
          <table:table-cell office:value-type="string" table:style-name="ce10">
            <text:p>無</text:p>
          </table:table-cell>
          <table:table-cell office:value-type="float" office:value="597" table:style-name="ce10">
            <text:p><text:s/>597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天母東路105巷27、29號</text:p>
          </table:table-cell>
          <table:table-cell office:value-type="string" table:style-name="ce10">
            <text:p>無</text:p>
          </table:table-cell>
          <table:table-cell office:value-type="float" office:value="76" table:style-name="ce10">
            <text:p><text:s/>76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承德路四段81~97號、基河路30號</text:p>
          </table:table-cell>
          <table:table-cell office:value-type="string" table:style-name="ce10">
            <text:p>無</text:p>
          </table:table-cell>
          <table:table-cell office:value-type="float" office:value="1098" table:style-name="ce10">
            <text:p><text:s/>1,098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陽明山美軍宿舍群（C-2）</text:p>
          </table:table-cell>
          <table:table-cell office:value-type="string" table:style-name="ce10">
            <text:p>無</text:p>
          </table:table-cell>
          <table:table-cell office:value-type="float" office:value="2754" table:style-name="ce10">
            <text:p><text:s/>2,75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北投區大業路294號</text:p>
          </table:table-cell>
          <table:table-cell office:value-type="string" table:style-name="ce10">
            <text:p>無</text:p>
          </table:table-cell>
          <table:table-cell office:value-type="float" office:value="109" table:style-name="ce10">
            <text:p><text:s/>10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重慶北路4段49巷40弄2-24號</text:p>
          </table:table-cell>
          <table:table-cell office:value-type="string" table:style-name="ce10">
            <text:p>無</text:p>
          </table:table-cell>
          <table:table-cell office:value-type="float" office:value="1234" table:style-name="ce10">
            <text:p><text:s/>1,234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北投區中正街49巷北投大漢社區</text:p>
          </table:table-cell>
          <table:table-cell office:value-type="string" table:style-name="ce10">
            <text:p>無</text:p>
          </table:table-cell>
          <table:table-cell office:value-type="float" office:value="1521" table:style-name="ce10">
            <text:p><text:s/>1,521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故宮廣場停車場化妝室</text:p>
          </table:table-cell>
          <table:table-cell office:value-type="string" table:style-name="ce10">
            <text:p>無</text:p>
          </table:table-cell>
          <table:table-cell office:value-type="float" office:value="459" table:style-name="ce10">
            <text:p><text:s/>459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北投區新民路17號</text:p>
          </table:table-cell>
          <table:table-cell office:value-type="string" table:style-name="ce10">
            <text:p>無</text:p>
          </table:table-cell>
          <table:table-cell office:value-type="float" office:value="95" table:style-name="ce10">
            <text:p><text:s/>95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污水接管</text:p>
          </table:table-cell>
          <table:table-cell office:value-type="string" table:style-name="ce12">
            <text:p>士林區中山北路5段747號</text:p>
          </table:table-cell>
          <table:table-cell office:value-type="string" table:style-name="ce10">
            <text:p>無</text:p>
          </table:table-cell>
          <table:table-cell office:value-type="float" office:value="190" table:style-name="ce10">
            <text:p><text:s/>19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士林區克強路10巷3弄、4弄、9弄及10弄後巷美化</text:p>
          </table:table-cell>
          <table:table-cell office:value-type="string" table:style-name="ce10">
            <text:p>無</text:p>
          </table:table-cell>
          <table:table-cell office:value-type="float" office:value="1052" table:style-name="ce10">
            <text:p><text:s/>1,052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北投區溫泉路65巷14-1號至14-9號後巷美化</text:p>
          </table:table-cell>
          <table:table-cell office:value-type="string" table:style-name="ce10">
            <text:p>無</text:p>
          </table:table-cell>
          <table:table-cell office:value-type="float" office:value="333" table:style-name="ce10">
            <text:p><text:s/>333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/text:p>
          </table:table-cell>
          <table:table-cell office:value-type="string" table:style-name="ce9">
            <text:p>後巷美化</text:p>
          </table:table-cell>
          <table:table-cell office:value-type="string" table:style-name="ce12">
            <text:p>福港街18巷15號後巷美化</text:p>
          </table:table-cell>
          <table:table-cell office:value-type="string" table:style-name="ce10">
            <text:p>無</text:p>
          </table:table-cell>
          <table:table-cell office:value-type="float" office:value="90" table:style-name="ce10">
            <text:p><text:s/>90<text:s/></text:p>
          </table:table-cell>
          <table:table-cell office:value-type="string" table:style-name="ce9">
            <text:p>環境衛生及河川工程/衛生下水道工程/衛生下水道工程</text:p>
          </table:table-cell>
          <table:table-cell office:value-type="string" table:style-name="ce9">
            <text:p>衛生下水道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宏錩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為北投區東昇路映竹橋旁道路之路面破損案<text:s/></text:p>
          </table:table-cell>
          <table:table-cell office:value-type="string" table:style-name="ce12">
            <text:p>映竹橋旁道路<text:s/></text:p>
          </table:table-cell>
          <table:table-cell office:value-type="string" table:style-name="ce10">
            <text:p>無<text:s/></text:p>
          </table:table-cell>
          <table:table-cell office:value-type="float" office:value="85" table:style-name="ce10">
            <text:p><text:s/>85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為北投區登山路165號旁擋土牆及路面龜裂案<text:s/></text:p>
          </table:table-cell>
          <table:table-cell office:value-type="string" table:style-name="ce12">
            <text:p>登山路165號旁擋土牆<text:s/></text:p>
          </table:table-cell>
          <table:table-cell office:value-type="string" table:style-name="ce10">
            <text:p>無<text:s/></text:p>
          </table:table-cell>
          <table:table-cell office:value-type="float" office:value="2000" table:style-name="ce10">
            <text:p><text:s/>2,00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text:s/></text:p>
          </table:table-cell>
          <table:table-cell office:value-type="string" table:style-name="ce9">
            <text:p>為信義區信義路5段150巷76-1號往和興炭坑之道路破損破損嚴重擬修復乙案<text:s/></text:p>
          </table:table-cell>
          <table:table-cell office:value-type="string" table:style-name="ce12">
            <text:p><text:s/>信義路5段150巷76-1號往和興炭坑之道路<text:s/></text:p>
          </table:table-cell>
          <table:table-cell office:value-type="string" table:style-name="ce10">
            <text:p>無<text:s/></text:p>
          </table:table-cell>
          <table:table-cell office:value-type="float" office:value="10" table:style-name="ce10">
            <text:p><text:s/>1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許家蓓<text:s/></text:p>
          </table:table-cell>
          <table:table-cell office:value-type="string" table:style-name="ce9">
            <text:p>樹木阻擋路線建議清除<text:s/></text:p>
          </table:table-cell>
          <table:table-cell office:value-type="string" table:style-name="ce12">
            <text:p>北台慈惠堂<text:s/></text:p>
          </table:table-cell>
          <table:table-cell office:value-type="string" table:style-name="ce10">
            <text:p>無<text:s/></text:p>
          </table:table-cell>
          <table:table-cell office:value-type="float" office:value="5" table:style-name="ce10">
            <text:p><text:s/>5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text:s/></text:p>
          </table:table-cell>
          <table:table-cell office:value-type="string" table:style-name="ce9">
            <text:p>安泰街明舉山親山步道登山口附近導覽牌維護<text:s/></text:p>
          </table:table-cell>
          <table:table-cell office:value-type="string" table:style-name="ce12">
            <text:p>明舉山步道口<text:s/></text:p>
          </table:table-cell>
          <table:table-cell office:value-type="string" table:style-name="ce10">
            <text:p>無<text:s/></text:p>
          </table:table-cell>
          <table:table-cell office:value-type="float" office:value="3" table:style-name="ce10">
            <text:p><text:s/>3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坡嶺損壞修復<text:s/></text:p>
          </table:table-cell>
          <table:table-cell office:value-type="string" table:style-name="ce12">
            <text:p>北投區泉源段1小段244-6地號旁<text:s/></text:p>
          </table:table-cell>
          <table:table-cell office:value-type="string" table:style-name="ce10">
            <text:p>無<text:s/></text:p>
          </table:table-cell>
          <table:table-cell office:value-type="float" office:value="30" table:style-name="ce10">
            <text:p><text:s/>3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增加指示牌內容<text:s/></text:p>
          </table:table-cell>
          <table:table-cell office:value-type="string" table:style-name="ce12">
            <text:p>北投區溫泉路65巷<text:s/></text:p>
          </table:table-cell>
          <table:table-cell office:value-type="string" table:style-name="ce10">
            <text:p>無<text:s/></text:p>
          </table:table-cell>
          <table:table-cell office:value-type="float" office:value="5" table:style-name="ce10">
            <text:p><text:s/>5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text:s/></text:p>
          </table:table-cell>
          <table:table-cell office:value-type="string" table:style-name="ce9">
            <text:p>增設流動廁所<text:s/></text:p>
          </table:table-cell>
          <table:table-cell office:value-type="string" table:style-name="ce12">
            <text:p>南港區舊莊街2段232巷22號旁涼亭<text:s/></text:p>
          </table:table-cell>
          <table:table-cell office:value-type="string" table:style-name="ce10">
            <text:p>無<text:s/></text:p>
          </table:table-cell>
          <table:table-cell office:value-type="float" office:value="12" table:style-name="ce10">
            <text:p><text:s/>12<text:s/></text:p>
          </table:table-cell>
          <table:table-cell office:value-type="string" table:style-name="ce9">
            <text:p>山坡地管理/山坡地管理及維護/道路步道管理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聿民實業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駁坎修復<text:s/></text:p>
          </table:table-cell>
          <table:table-cell office:value-type="string" table:style-name="ce12">
            <text:p>北投區泉源段一小段244-6地號<text:s/></text:p>
          </table:table-cell>
          <table:table-cell office:value-type="string" table:style-name="ce10">
            <text:p>無<text:s/></text:p>
          </table:table-cell>
          <table:table-cell office:value-type="float" office:value="50" table:style-name="ce10">
            <text:p><text:s/>5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text:s/></text:p>
          </table:table-cell>
          <table:table-cell office:value-type="string" table:style-name="ce9">
            <text:p>橋梁修復<text:s/></text:p>
          </table:table-cell>
          <table:table-cell office:value-type="string" table:style-name="ce12">
            <text:p>天母古道尾段通往第二展望台<text:s/></text:p>
          </table:table-cell>
          <table:table-cell office:value-type="string" table:style-name="ce10">
            <text:p>無<text:s/></text:p>
          </table:table-cell>
          <table:table-cell office:value-type="float" office:value="200" table:style-name="ce10">
            <text:p><text:s/>20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維洲<text:s/></text:p>
          </table:table-cell>
          <table:table-cell office:value-type="string" table:style-name="ce9">
            <text:p>道路改善<text:s/></text:p>
          </table:table-cell>
          <table:table-cell office:value-type="string" table:style-name="ce12">
            <text:p>行義路260巷1~8號<text:s/></text:p>
          </table:table-cell>
          <table:table-cell office:value-type="string" table:style-name="ce10">
            <text:p>無<text:s/></text:p>
          </table:table-cell>
          <table:table-cell office:value-type="float" office:value="400" table:style-name="ce10">
            <text:p><text:s/>40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慶元</text:p>
          </table:table-cell>
          <table:table-cell office:value-type="string" table:style-name="ce9">
            <text:p>東山高中旁溪溝護岸</text:p>
          </table:table-cell>
          <table:table-cell office:value-type="string" table:style-name="ce12">
            <text:p>東山高中旁溪溝<text:s/></text:p>
          </table:table-cell>
          <table:table-cell office:value-type="string" table:style-name="ce10">
            <text:p>無<text:s/></text:p>
          </table:table-cell>
          <table:table-cell office:value-type="float" office:value="300" table:style-name="ce10">
            <text:p><text:s/>30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虹泰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北投區復興三路210-1號內溪溝治理案 (大屯段三小段116、117地號)<text:s/></text:p>
          </table:table-cell>
          <table:table-cell office:value-type="string" table:style-name="ce12">
            <text:p>北投區復興三路210-1號<text:s/></text:p>
          </table:table-cell>
          <table:table-cell office:value-type="string" table:style-name="ce10">
            <text:p>無<text:s/>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text:s/></text:p>
          </table:table-cell>
          <table:table-cell office:value-type="string" table:style-name="ce9">
            <text:p>福德街221巷23-1號地基與溪溝邊坡改善</text:p>
          </table:table-cell>
          <table:table-cell office:value-type="string" table:style-name="ce12">
            <text:p>福德街221巷23-1號<text:s/></text:p>
          </table:table-cell>
          <table:table-cell office:value-type="string" table:style-name="ce10">
            <text:p>無<text:s/></text:p>
          </table:table-cell>
          <table:table-cell office:value-type="float" office:value="1700" table:style-name="ce10">
            <text:p><text:s/>1,70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瑞圖<text:s/></text:p>
          </table:table-cell>
          <table:table-cell office:value-type="string" table:style-name="ce9">
            <text:p>北投區泉源路龍泉宮下方溪溝護岸掏空改善</text:p>
          </table:table-cell>
          <table:table-cell office:value-type="string" table:style-name="ce12">
            <text:p>北投區泉源路龍泉宮<text:s/></text:p>
          </table:table-cell>
          <table:table-cell office:value-type="string" table:style-name="ce10">
            <text:p>無<text:s/></text:p>
          </table:table-cell>
          <table:table-cell office:value-type="float" office:value="110" table:style-name="ce10">
            <text:p><text:s/>11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孝維<text:s/></text:p>
          </table:table-cell>
          <table:table-cell office:value-type="string" table:style-name="ce9">
            <text:p>山豬窟溪護岸、固床工基礎淘空及護欄改善</text:p>
          </table:table-cell>
          <table:table-cell office:value-type="string" table:style-name="ce12">
            <text:p>南港區舊莊街一段山豬窟溪旁<text:s/></text:p>
          </table:table-cell>
          <table:table-cell office:value-type="string" table:style-name="ce10">
            <text:p>無<text:s/></text:p>
          </table:table-cell>
          <table:table-cell office:value-type="float" office:value="2150" table:style-name="ce10">
            <text:p><text:s/>2,15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世正</text:p>
          </table:table-cell>
          <table:table-cell office:value-type="string" table:style-name="ce9">
            <text:p>掛網、噴漿</text:p>
          </table:table-cell>
          <table:table-cell office:value-type="string" table:style-name="ce12">
            <text:p>內湖路二段179巷81弄16號(碧湖山莊)</text:p>
          </table:table-cell>
          <table:table-cell office:value-type="string" table:style-name="ce10">
            <text:p>無</text:p>
          </table:table-cell>
          <table:table-cell office:value-type="float" office:value="157" table:style-name="ce10">
            <text:p><text:s/>157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建銘</text:p>
          </table:table-cell>
          <table:table-cell office:value-type="string" table:style-name="ce9">
            <text:p>駁坎溝縫修復</text:p>
          </table:table-cell>
          <table:table-cell office:value-type="string" table:style-name="ce12">
            <text:p>士林區仰德大道三段125巷5弄10號對面道路轉彎處</text:p>
          </table:table-cell>
          <table:table-cell office:value-type="string" table:style-name="ce10">
            <text:p>無</text:p>
          </table:table-cell>
          <table:table-cell office:value-type="float" office:value="12" table:style-name="ce10">
            <text:p><text:s/>12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道路整修加裝扶手案及道路反射鏡</text:p>
          </table:table-cell>
          <table:table-cell office:value-type="string" table:style-name="ce12">
            <text:p>仰德大道3段44巷22號</text:p>
          </table:table-cell>
          <table:table-cell office:value-type="string" table:style-name="ce10">
            <text:p>無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text:s/></text:p>
          </table:table-cell>
          <table:table-cell office:value-type="string" table:style-name="ce9">
            <text:p>坑洞修復</text:p>
          </table:table-cell>
          <table:table-cell office:value-type="string" table:style-name="ce12">
            <text:p>中社路1段11巷99弄50號前</text:p>
          </table:table-cell>
          <table:table-cell office:value-type="string" table:style-name="ce10">
            <text:p>無</text:p>
          </table:table-cell>
          <table:table-cell office:value-type="float" office:value="91" table:style-name="ce10">
            <text:p><text:s/>91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向羣</text:p>
          </table:table-cell>
          <table:table-cell office:value-type="string" table:style-name="ce9">
            <text:p>危木移除<text:s/></text:p>
          </table:table-cell>
          <table:table-cell office:value-type="string" table:style-name="ce12">
            <text:p>中山區中山北路四段1巷1弄3號圓通巖牌坊右側<text:s/></text:p>
          </table:table-cell>
          <table:table-cell office:value-type="string" table:style-name="ce10">
            <text:p>無</text:p>
          </table:table-cell>
          <table:table-cell office:value-type="float" office:value="13" table:style-name="ce10">
            <text:p><text:s/>13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text:s/></text:p>
          </table:table-cell>
          <table:table-cell office:value-type="string" table:style-name="ce9">
            <text:p>側溝局部修補<text:s/></text:p>
          </table:table-cell>
          <table:table-cell office:value-type="string" table:style-name="ce12">
            <text:p>士林區德行東路332巷3號至6號旁<text:s/></text:p>
          </table:table-cell>
          <table:table-cell office:value-type="string" table:style-name="ce10">
            <text:p>無</text:p>
          </table:table-cell>
          <table:table-cell office:value-type="float" office:value="6" table:style-name="ce10">
            <text:p><text:s/>6<text:s/></text:p>
          </table:table-cell>
          <table:table-cell office:value-type="string" table:style-name="ce9">
            <text:p>環境衛生及河川工程/水土保持工程/水土保持工程處理及維護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茂楠<text:s/></text:p>
          </table:table-cell>
          <table:table-cell office:value-type="string" table:style-name="ce9">
            <text:p>為周邊登山步道擬增設扶手</text:p>
          </table:table-cell>
          <table:table-cell office:value-type="string" table:style-name="ce12">
            <text:p>信義區福德街221巷240-1號</text:p>
          </table:table-cell>
          <table:table-cell office:value-type="string" table:style-name="ce10">
            <text:p>無</text:p>
          </table:table-cell>
          <table:table-cell office:value-type="float" office:value="5" table:style-name="ce10">
            <text:p><text:s/>5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健益</text:p>
          </table:table-cell>
          <table:table-cell office:value-type="string" table:style-name="ce9">
            <text:p>為四獸亭多處樹木倒塌等相關問題</text:p>
          </table:table-cell>
          <table:table-cell office:value-type="string" table:style-name="ce12">
            <text:p>信義區虎山溪步道四獸亭</text:p>
          </table:table-cell>
          <table:table-cell office:value-type="string" table:style-name="ce10">
            <text:p>無</text:p>
          </table:table-cell>
          <table:table-cell office:value-type="float" office:value="104" table:style-name="ce10">
            <text:p><text:s/>104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/text:p>
          </table:table-cell>
          <table:table-cell office:value-type="string" table:style-name="ce9">
            <text:p>新設護欄</text:p>
          </table:table-cell>
          <table:table-cell office:value-type="string" table:style-name="ce12">
            <text:p>中南里步道</text:p>
          </table:table-cell>
          <table:table-cell office:value-type="string" table:style-name="ce10">
            <text:p>無</text:p>
          </table:table-cell>
          <table:table-cell office:value-type="float" office:value="123" table:style-name="ce10">
            <text:p><text:s/>123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義洲</text:p>
          </table:table-cell>
          <table:table-cell office:value-type="string" table:style-name="ce9">
            <text:p>鋪面改善</text:p>
          </table:table-cell>
          <table:table-cell office:value-type="string" table:style-name="ce12">
            <text:p>麗山橋口步道</text:p>
          </table:table-cell>
          <table:table-cell office:value-type="string" table:style-name="ce10">
            <text:p>無</text:p>
          </table:table-cell>
          <table:table-cell office:value-type="float" office:value="136" table:style-name="ce10">
            <text:p><text:s/>136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</text:p>
          </table:table-cell>
          <table:table-cell office:value-type="string" table:style-name="ce9">
            <text:p>平台木棧板整修</text:p>
          </table:table-cell>
          <table:table-cell office:value-type="string" table:style-name="ce12">
            <text:p>天母古道步道口</text:p>
          </table:table-cell>
          <table:table-cell office:value-type="string" table:style-name="ce10">
            <text:p>無<text:s/></text:p>
          </table:table-cell>
          <table:table-cell office:value-type="float" office:value="19" table:style-name="ce10">
            <text:p><text:s/>19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/text:p>
          </table:table-cell>
          <table:table-cell office:value-type="string" table:style-name="ce9">
            <text:p>步道路基掏空改善</text:p>
          </table:table-cell>
          <table:table-cell office:value-type="string" table:style-name="ce12">
            <text:p>大崎頭步道</text:p>
          </table:table-cell>
          <table:table-cell office:value-type="string" table:style-name="ce10">
            <text:p>無<text:s/></text:p>
          </table:table-cell>
          <table:table-cell office:value-type="float" office:value="120" table:style-name="ce10">
            <text:p><text:s/>12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志偉<text:s/></text:p>
          </table:table-cell>
          <table:table-cell office:value-type="string" table:style-name="ce9">
            <text:p>步道轉折處欄杆外移30cm</text:p>
          </table:table-cell>
          <table:table-cell office:value-type="string" table:style-name="ce12">
            <text:p>登山路9-1號旁</text:p>
          </table:table-cell>
          <table:table-cell office:value-type="string" table:style-name="ce10">
            <text:p>無<text:s/></text:p>
          </table:table-cell>
          <table:table-cell office:value-type="float" office:value="40" table:style-name="ce10">
            <text:p><text:s/>40<text:s/></text:p>
          </table:table-cell>
          <table:table-cell office:value-type="string" table:style-name="ce9">
            <text:p>公園綠化及風景區工程/山坡地遊憩設施工程/登山步道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欣儀</text:p>
          </table:table-cell>
          <table:table-cell office:value-type="string" table:style-name="ce9">
            <text:p>文山區景華街176巷49號旁（仙跡岩登山口）邊坡美化</text:p>
          </table:table-cell>
          <table:table-cell office:value-type="string" table:style-name="ce12">
            <text:p>景興國小支線步道口</text:p>
          </table:table-cell>
          <table:table-cell office:value-type="string" table:style-name="ce10">
            <text:p>無<text:s/></text:p>
          </table:table-cell>
          <table:table-cell office:value-type="float" office:value="68" table:style-name="ce10">
            <text:p><text:s/>68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厲耿桂芳</text:p>
          </table:table-cell>
          <table:table-cell office:value-type="string" table:style-name="ce9">
            <text:p>三墩石茶博物館後方樟湖步道基礎崩塌及排水改善</text:p>
          </table:table-cell>
          <table:table-cell office:value-type="string" table:style-name="ce12">
            <text:p>樟湖步道</text:p>
          </table:table-cell>
          <table:table-cell office:value-type="string" table:style-name="ce10">
            <text:p>無<text:s/></text:p>
          </table:table-cell>
          <table:table-cell office:value-type="float" office:value="687" table:style-name="ce10">
            <text:p><text:s/>687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富士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建昌</text:p>
          </table:table-cell>
          <table:table-cell office:value-type="string" table:style-name="ce9">
            <text:p>明舉山親山步道導覽牌維護</text:p>
          </table:table-cell>
          <table:table-cell office:value-type="string" table:style-name="ce12">
            <text:p>明舉山親山步道登山口</text:p>
          </table:table-cell>
          <table:table-cell office:value-type="string" table:style-name="ce10">
            <text:p>無<text:s/></text:p>
          </table:table-cell>
          <table:table-cell office:value-type="float" office:value="7" table:style-name="ce10">
            <text:p><text:s/>7<text:s/></text:p>
          </table:table-cell>
          <table:table-cell office:value-type="string" table:style-name="ce9">
            <text:p>公園綠化及風景區工程/山坡地遊憩設施工程/登山步道維護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排水改善</text:p>
          </table:table-cell>
          <table:table-cell office:value-type="string" table:style-name="ce12">
            <text:p>士林區平菁街43巷16弄口</text:p>
          </table:table-cell>
          <table:table-cell office:value-type="string" table:style-name="ce10">
            <text:p>無</text:p>
          </table:table-cell>
          <table:table-cell office:value-type="float" office:value="46" table:style-name="ce10">
            <text:p><text:s/>46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慈慧</text:p>
          </table:table-cell>
          <table:table-cell office:value-type="string" table:style-name="ce9">
            <text:p>道路銑鋪</text:p>
          </table:table-cell>
          <table:table-cell office:value-type="string" table:style-name="ce12">
            <text:p>士林區平菁街67巷</text:p>
          </table:table-cell>
          <table:table-cell office:value-type="string" table:style-name="ce10">
            <text:p>無</text:p>
          </table:table-cell>
          <table:table-cell office:value-type="float" office:value="17.600000000000001" table:style-name="ce10">
            <text:p><text:s/>18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闕枚莎<text:s/></text:p>
          </table:table-cell>
          <table:table-cell office:value-type="string" table:style-name="ce9">
            <text:p>道路銑鋪</text:p>
          </table:table-cell>
          <table:table-cell office:value-type="string" table:style-name="ce12">
            <text:p>南港區研究路4段50巷</text:p>
          </table:table-cell>
          <table:table-cell office:value-type="string" table:style-name="ce10">
            <text:p>無</text:p>
          </table:table-cell>
          <table:table-cell office:value-type="float" office:value="16" table:style-name="ce10">
            <text:p><text:s/>16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陳建銘</text:p>
          </table:table-cell>
          <table:table-cell office:value-type="string" table:style-name="ce9">
            <text:p>道路銑鋪</text:p>
          </table:table-cell>
          <table:table-cell office:value-type="string" table:style-name="ce12">
            <text:p>平等里辦公處前、平菁街42巷口、平菁街95巷16之2號前、平菁街93巷口</text:p>
          </table:table-cell>
          <table:table-cell office:value-type="string" table:style-name="ce10">
            <text:p>無</text:p>
          </table:table-cell>
          <table:table-cell office:value-type="float" office:value="15" table:style-name="ce10">
            <text:p><text:s/>15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汪志冰</text:p>
          </table:table-cell>
          <table:table-cell office:value-type="string" table:style-name="ce9">
            <text:p>鐵網損壞改善</text:p>
          </table:table-cell>
          <table:table-cell office:value-type="string" table:style-name="ce12">
            <text:p>福林路100巷57號附近大排水溝下方</text:p>
          </table:table-cell>
          <table:table-cell office:value-type="string" table:style-name="ce10">
            <text:p>無</text:p>
          </table:table-cell>
          <table:table-cell office:value-type="float" office:value="11.6" table:style-name="ce10">
            <text:p><text:s/>12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碧珠</text:p>
          </table:table-cell>
          <table:table-cell office:value-type="string" table:style-name="ce9">
            <text:p>邊坡整治</text:p>
          </table:table-cell>
          <table:table-cell office:value-type="string" table:style-name="ce12">
            <text:p>士林區至善路1段138巷24弄</text:p>
          </table:table-cell>
          <table:table-cell office:value-type="string" table:style-name="ce10">
            <text:p>無</text:p>
          </table:table-cell>
          <table:table-cell office:value-type="float" office:value="180" table:style-name="ce10">
            <text:p><text:s/>18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重文　</text:p>
          </table:table-cell>
          <table:table-cell office:value-type="string" table:style-name="ce9">
            <text:p>增設護欄</text:p>
          </table:table-cell>
          <table:table-cell office:value-type="string" table:style-name="ce12">
            <text:p>士林區德行東路338巷20號前</text:p>
          </table:table-cell>
          <table:table-cell office:value-type="string" table:style-name="ce10">
            <text:p>無</text:p>
          </table:table-cell>
          <table:table-cell office:value-type="float" office:value="27.5" table:style-name="ce10">
            <text:p><text:s/>28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忠</text:p>
          </table:table-cell>
          <table:table-cell office:value-type="string" table:style-name="ce9">
            <text:p>除草、AC鋪設</text:p>
          </table:table-cell>
          <table:table-cell office:value-type="string" table:style-name="ce12">
            <text:p>新安、公館、陽明、富光等5里</text:p>
          </table:table-cell>
          <table:table-cell office:value-type="string" table:style-name="ce10">
            <text:p>無</text:p>
          </table:table-cell>
          <table:table-cell office:value-type="float" office:value="22.85" table:style-name="ce10">
            <text:p><text:s/>23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曜鼎營造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8">
            <text:p>林國成</text:p>
          </table:table-cell>
          <table:table-cell office:value-type="string" table:style-name="ce9">
            <text:p>階梯裝設扶手欄杆</text:p>
          </table:table-cell>
          <table:table-cell office:value-type="string" table:style-name="ce12">
            <text:p>圓山風景區步道</text:p>
          </table:table-cell>
          <table:table-cell office:value-type="string" table:style-name="ce10">
            <text:p>無<text:s/></text:p>
          </table:table-cell>
          <table:table-cell office:value-type="float" office:value="160" table:style-name="ce10">
            <text:p><text:s/>160<text:s/></text:p>
          </table:table-cell>
          <table:table-cell office:value-type="string" table:style-name="ce9">
            <text:p>公園綠化及風景區工程/山坡地遊憩設施工程/休閒遊憩設施緊急處理工程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炳甫</text:p>
          </table:table-cell>
          <table:table-cell office:value-type="string" table:style-name="ce9">
            <text:p>為中山區大直里北安路717巷柏油銑鋪乙案</text:p>
          </table:table-cell>
          <table:table-cell office:value-type="string" table:style-name="ce12">
            <text:p>中山區大直里北安路717巷</text:p>
          </table:table-cell>
          <table:table-cell office:value-type="string" table:style-name="ce10">
            <text:p>無<text:s/></text:p>
          </table:table-cell>
          <table:table-cell office:value-type="float" office:value="50" table:style-name="ce10">
            <text:p><text:s/>50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郁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葉林傳</text:p>
          </table:table-cell>
          <table:table-cell office:value-type="string" table:style-name="ce9">
            <text:p>為通北街165巷口設置入口意象乙案</text:p>
          </table:table-cell>
          <table:table-cell office:value-type="string" table:style-name="ce12">
            <text:p>通北街165巷口</text:p>
          </table:table-cell>
          <table:table-cell office:value-type="string" table:style-name="ce10">
            <text:p>無<text:s/></text:p>
          </table:table-cell>
          <table:table-cell office:value-type="float" office:value="137" table:style-name="ce10">
            <text:p><text:s/>137<text:s/></text:p>
          </table:table-cell>
          <table:table-cell office:value-type="string" table:style-name="ce9">
            <text:p>道路橋樑工程/道路及橋樑工程/山區道路維護工程<text:s/></text:p>
          </table:table-cell>
          <table:table-cell office:value-type="string" table:style-name="ce9">
            <text:p>大地工程處<text:s/>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郁東營造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汪志冰</text:p>
          </table:table-cell>
          <table:table-cell office:value-type="string" table:style-name="ce15">
            <text:p>制式候車亭*1</text:p>
          </table:table-cell>
          <table:table-cell office:value-type="string" table:style-name="ce16">
            <text:p>蘭雅國中站</text:p>
          </table:table-cell>
          <table:table-cell office:value-type="string" table:style-name="ce10">
            <text:p>無</text:p>
          </table:table-cell>
          <table:table-cell office:value-type="float" office:value="133" table:style-name="ce10">
            <text:p><text:s/>133<text:s/></text:p>
          </table:table-cell>
          <table:table-cell office:value-type="string" table:style-name="ce16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李新</text:p>
          </table:table-cell>
          <table:table-cell office:value-type="string" table:style-name="ce15">
            <text:p>新式候車亭*1</text:p>
          </table:table-cell>
          <table:table-cell office:value-type="string" table:style-name="ce16">
            <text:p>溫州街口</text:p>
          </table:table-cell>
          <table:table-cell office:value-type="string" table:style-name="ce10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6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厲耿桂芳</text:p>
          </table:table-cell>
          <table:table-cell office:value-type="string" table:style-name="ce15">
            <text:p>新式候車亭*1</text:p>
          </table:table-cell>
          <table:table-cell office:value-type="string" table:style-name="ce16">
            <text:p>中港抽水站</text:p>
          </table:table-cell>
          <table:table-cell office:value-type="string" table:style-name="ce10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6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厲耿桂芳</text:p>
          </table:table-cell>
          <table:table-cell office:value-type="string" table:style-name="ce15">
            <text:p>新式候車亭*2</text:p>
          </table:table-cell>
          <table:table-cell office:value-type="string" table:style-name="ce16">
            <text:p>實踐國中</text:p>
          </table:table-cell>
          <table:table-cell office:value-type="string" table:style-name="ce10">
            <text:p>無</text:p>
          </table:table-cell>
          <table:table-cell office:value-type="float" office:value="287" table:style-name="ce10">
            <text:p><text:s/>287<text:s/></text:p>
          </table:table-cell>
          <table:table-cell office:value-type="string" table:style-name="ce16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義洲</text:p>
          </table:table-cell>
          <table:table-cell office:value-type="string" table:style-name="ce15">
            <text:p>新式候車亭*1</text:p>
          </table:table-cell>
          <table:table-cell office:value-type="string" table:style-name="ce16">
            <text:p>方濟中學</text:p>
          </table:table-cell>
          <table:table-cell office:value-type="string" table:style-name="ce10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6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簡舒培</text:p>
          </table:table-cell>
          <table:table-cell office:value-type="string" table:style-name="ce15">
            <text:p>新式雙座候車亭*2</text:p>
          </table:table-cell>
          <table:table-cell office:value-type="string" table:style-name="ce16">
            <text:p>捷運善導寺</text:p>
          </table:table-cell>
          <table:table-cell office:value-type="string" table:style-name="ce10">
            <text:p>無</text:p>
          </table:table-cell>
          <table:table-cell office:value-type="float" office:value="441" table:style-name="ce10">
            <text:p><text:s/>441<text:s/></text:p>
          </table:table-cell>
          <table:table-cell office:value-type="string" table:style-name="ce16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洪健益</text:p>
          </table:table-cell>
          <table:table-cell office:value-type="string" table:style-name="ce15">
            <text:p>制式雙座候車亭*1</text:p>
          </table:table-cell>
          <table:table-cell office:value-type="string" table:style-name="ce16">
            <text:p>虎林街口</text:p>
          </table:table-cell>
          <table:table-cell office:value-type="string" table:style-name="ce10">
            <text:p>無</text:p>
          </table:table-cell>
          <table:table-cell office:value-type="float" office:value="236" table:style-name="ce10">
            <text:p><text:s/>236<text:s/></text:p>
          </table:table-cell>
          <table:table-cell office:value-type="string" table:style-name="ce16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義洲</text:p>
          </table:table-cell>
          <table:table-cell office:value-type="string" table:style-name="ce15">
            <text:p>小型單座候車亭(有椅)*2</text:p>
          </table:table-cell>
          <table:table-cell office:value-type="string" table:style-name="ce16">
            <text:p>紫雲里站</text:p>
          </table:table-cell>
          <table:table-cell office:value-type="string" table:style-name="ce10">
            <text:p>無</text:p>
          </table:table-cell>
          <table:table-cell office:value-type="float" office:value="236" table:style-name="ce10">
            <text:p><text:s/>236<text:s/></text:p>
          </table:table-cell>
          <table:table-cell office:value-type="string" table:style-name="ce16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陳建銘</text:p>
          </table:table-cell>
          <table:table-cell office:value-type="string" table:style-name="ce15">
            <text:p>小型單座候車亭(有椅)*1</text:p>
          </table:table-cell>
          <table:table-cell office:value-type="string" table:style-name="ce16">
            <text:p>嶺頭</text:p>
          </table:table-cell>
          <table:table-cell office:value-type="string" table:style-name="ce10">
            <text:p>無</text:p>
          </table:table-cell>
          <table:table-cell office:value-type="float" office:value="118" table:style-name="ce10">
            <text:p><text:s/>118<text:s/></text:p>
          </table:table-cell>
          <table:table-cell office:value-type="string" table:style-name="ce16">
            <text:p>建築及設備/其他設備/雜項設備費</text:p>
          </table:table-cell>
          <table:table-cell office:value-type="string" table:style-name="ce9">
            <text:p>公共運輸處</text:p>
          </table:table-cell>
          <table:table-cell office:value-type="string" table:style-name="ce8">
            <text:p>公開招標</text:p>
          </table:table-cell>
          <table:table-cell office:value-type="string" table:style-name="ce9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葉林傳</text:p>
          </table:table-cell>
          <table:table-cell office:value-type="string" table:style-name="ce18">
            <text:p>新式候車亭*1</text:p>
          </table:table-cell>
          <table:table-cell office:value-type="string" table:style-name="ce18">
            <text:p>正守公園</text:p>
          </table:table-cell>
          <table:table-cell office:value-type="string" table:style-name="ce17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吳世正</text:p>
          </table:table-cell>
          <table:table-cell office:value-type="string" table:style-name="ce18">
            <text:p>新式候車亭*1</text:p>
          </table:table-cell>
          <table:table-cell office:value-type="string" table:style-name="ce18">
            <text:p>金城春曉</text:p>
          </table:table-cell>
          <table:table-cell office:value-type="string" table:style-name="ce17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李慶鋒</text:p>
          </table:table-cell>
          <table:table-cell office:value-type="string" table:style-name="ce18">
            <text:p>制式候車亭*2</text:p>
          </table:table-cell>
          <table:table-cell office:value-type="string" table:style-name="ce18">
            <text:p>捷運景美</text:p>
          </table:table-cell>
          <table:table-cell office:value-type="string" table:style-name="ce17">
            <text:p>無</text:p>
          </table:table-cell>
          <table:table-cell office:value-type="float" office:value="266" table:style-name="ce10">
            <text:p><text:s/>266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李慶鋒</text:p>
          </table:table-cell>
          <table:table-cell office:value-type="string" table:style-name="ce18">
            <text:p>新式候車亭*2</text:p>
          </table:table-cell>
          <table:table-cell office:value-type="string" table:style-name="ce18">
            <text:p>三福街口</text:p>
          </table:table-cell>
          <table:table-cell office:value-type="string" table:style-name="ce17">
            <text:p>無</text:p>
          </table:table-cell>
          <table:table-cell office:value-type="float" office:value="287" table:style-name="ce10">
            <text:p><text:s/>287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何志偉</text:p>
          </table:table-cell>
          <table:table-cell office:value-type="string" table:style-name="ce18">
            <text:p>制式候車亭*1</text:p>
          </table:table-cell>
          <table:table-cell office:value-type="string" table:style-name="ce18">
            <text:p>中和街站</text:p>
          </table:table-cell>
          <table:table-cell office:value-type="string" table:style-name="ce17">
            <text:p>無</text:p>
          </table:table-cell>
          <table:table-cell office:value-type="float" office:value="133" table:style-name="ce21">
            <text:p><text:s/>133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李慶鋒</text:p>
          </table:table-cell>
          <table:table-cell office:value-type="string" table:style-name="ce18">
            <text:p>制式候車亭*1</text:p>
          </table:table-cell>
          <table:table-cell office:value-type="string" table:style-name="ce18">
            <text:p>萬隆</text:p>
          </table:table-cell>
          <table:table-cell office:value-type="string" table:style-name="ce17">
            <text:p>無</text:p>
          </table:table-cell>
          <table:table-cell office:value-type="float" office:value="133" table:style-name="ce21">
            <text:p><text:s/>133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葉林傳</text:p>
          </table:table-cell>
          <table:table-cell office:value-type="string" table:style-name="ce18">
            <text:p>新式候車亭*1</text:p>
          </table:table-cell>
          <table:table-cell office:value-type="string" table:style-name="ce18">
            <text:p>聯合醫院中興院區(塔城)</text:p>
          </table:table-cell>
          <table:table-cell office:value-type="string" table:style-name="ce17">
            <text:p>無</text:p>
          </table:table-cell>
          <table:table-cell office:value-type="float" office:value="144" table:style-name="ce21">
            <text:p><text:s/>144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周柏雅</text:p>
          </table:table-cell>
          <table:table-cell office:value-type="string" table:style-name="ce18">
            <text:p>新式候車亭*1</text:p>
          </table:table-cell>
          <table:table-cell office:value-type="string" table:style-name="ce18">
            <text:p>樟山寺</text:p>
          </table:table-cell>
          <table:table-cell office:value-type="string" table:style-name="ce17">
            <text:p>無</text:p>
          </table:table-cell>
          <table:table-cell office:value-type="float" office:value="144" table:style-name="ce10">
            <text:p><text:s/>144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吳碧珠</text:p>
          </table:table-cell>
          <table:table-cell office:value-type="string" table:style-name="ce18">
            <text:p>制式小型候車亭*1</text:p>
          </table:table-cell>
          <table:table-cell office:value-type="string" table:style-name="ce18">
            <text:p>淨水廠</text:p>
          </table:table-cell>
          <table:table-cell office:value-type="string" table:style-name="ce17">
            <text:p>無</text:p>
          </table:table-cell>
          <table:table-cell office:value-type="float" office:value="113" table:style-name="ce10">
            <text:p><text:s/>113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簡舒培</text:p>
          </table:table-cell>
          <table:table-cell office:value-type="string" table:style-name="ce18">
            <text:p>新式雙座候車亭*1</text:p>
          </table:table-cell>
          <table:table-cell office:value-type="string" table:style-name="ce18">
            <text:p>政大一</text:p>
          </table:table-cell>
          <table:table-cell office:value-type="string" table:style-name="ce17">
            <text:p>無</text:p>
          </table:table-cell>
          <table:table-cell office:value-type="float" office:value="220" table:style-name="ce10">
            <text:p><text:s/>220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龍祥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林瑞圖</text:p>
          </table:table-cell>
          <table:table-cell office:value-type="string" table:style-name="ce18">
            <text:p>附掛式智慧型站牌*2</text:p>
          </table:table-cell>
          <table:table-cell office:value-type="string" table:style-name="ce18">
            <text:p>頂湖站雙向</text:p>
          </table:table-cell>
          <table:table-cell office:value-type="string" table:style-name="ce22">
            <text:p>無</text:p>
          </table:table-cell>
          <table:table-cell office:value-type="float" office:value="76" table:style-name="ce21">
            <text:p><text:s/>76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汪志冰</text:p>
          </table:table-cell>
          <table:table-cell office:value-type="string" table:style-name="ce18">
            <text:p>附掛式智慧型站牌*1</text:p>
          </table:table-cell>
          <table:table-cell office:value-type="string" table:style-name="ce18">
            <text:p>永明派出所往北</text:p>
          </table:table-cell>
          <table:table-cell office:value-type="string" table:style-name="ce22">
            <text:p>無</text:p>
          </table:table-cell>
          <table:table-cell office:value-type="float" office:value="38" table:style-name="ce21">
            <text:p><text:s/>38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陳重文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忠義街往北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王欣儀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名門社區往西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李新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力行國小往東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洪健益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國民住宅往西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黃珊珊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南港分局(重陽)往西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陳建銘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士林國中往東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闕枚莎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成福路口一往北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謝維洲</text:p>
          </table:table-cell>
          <table:table-cell office:value-type="string" table:style-name="ce18">
            <text:p>附掛式智慧型站牌*3</text:p>
          </table:table-cell>
          <table:table-cell office:value-type="string" table:style-name="ce18">
            <text:p>東山路往北、忠孝新村雙向</text:p>
          </table:table-cell>
          <table:table-cell office:value-type="string" table:style-name="ce22">
            <text:p>無</text:p>
          </table:table-cell>
          <table:table-cell office:value-type="float" office:value="114" table:style-name="ce21">
            <text:p><text:s/>114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黃珊珊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捷運東湖站(南湖高中)往北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汪志冰</text:p>
          </table:table-cell>
          <table:table-cell office:value-type="string" table:style-name="ce18">
            <text:p>獨立式智慧型站牌*2</text:p>
          </table:table-cell>
          <table:table-cell office:value-type="string" table:style-name="ce18">
            <text:p>捷運芝山站一往南、捷運芝山站(文林)往北</text:p>
          </table:table-cell>
          <table:table-cell office:value-type="string" table:style-name="ce22">
            <text:p>無</text:p>
          </table:table-cell>
          <table:table-cell office:value-type="float" office:value="230" table:style-name="ce21">
            <text:p><text:s/>230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吳志剛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崁頂(中華路)往東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陳重文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名山里往東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陳永德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信義國中(莊敬)往東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陳義洲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南港高工一往南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陳義洲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警智新村往東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李建昌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三民國中往東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陳永德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京華城往西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闕枚莎</text:p>
          </table:table-cell>
          <table:table-cell office:value-type="string" table:style-name="ce18">
            <text:p>獨立式智慧型站牌*5</text:p>
          </table:table-cell>
          <table:table-cell office:value-type="string" table:style-name="ce18">
            <text:p>恕德家商雙向、麗山街口雙向、麗山國中往西</text:p>
          </table:table-cell>
          <table:table-cell office:value-type="string" table:style-name="ce22">
            <text:p>無</text:p>
          </table:table-cell>
          <table:table-cell office:value-type="float" office:value="575" table:style-name="ce21">
            <text:p><text:s/>57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厲耿桂芳</text:p>
          </table:table-cell>
          <table:table-cell office:value-type="string" table:style-name="ce18">
            <text:p>附掛式智慧型站牌*1</text:p>
          </table:table-cell>
          <table:table-cell office:value-type="string" table:style-name="ce18">
            <text:p>辛亥國小往南</text:p>
          </table:table-cell>
          <table:table-cell office:value-type="string" table:style-name="ce22">
            <text:p>無</text:p>
          </table:table-cell>
          <table:table-cell office:value-type="float" office:value="38" table:style-name="ce21">
            <text:p><text:s/>38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高嘉瑜</text:p>
          </table:table-cell>
          <table:table-cell office:value-type="string" table:style-name="ce18">
            <text:p>獨立式智慧型站牌*2</text:p>
          </table:table-cell>
          <table:table-cell office:value-type="string" table:style-name="ce18">
            <text:p>玉成里往東、南港路三段往西</text:p>
          </table:table-cell>
          <table:table-cell office:value-type="string" table:style-name="ce22">
            <text:p>無</text:p>
          </table:table-cell>
          <table:table-cell office:value-type="float" office:value="230" table:style-name="ce21">
            <text:p><text:s/>230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闕枚莎</text:p>
          </table:table-cell>
          <table:table-cell office:value-type="string" table:style-name="ce18">
            <text:p>附掛式智慧型站牌*1</text:p>
          </table:table-cell>
          <table:table-cell office:value-type="string" table:style-name="ce18">
            <text:p>舊莊公園(宜興街口)往北</text:p>
          </table:table-cell>
          <table:table-cell office:value-type="string" table:style-name="ce22">
            <text:p>無</text:p>
          </table:table-cell>
          <table:table-cell office:value-type="float" office:value="38" table:style-name="ce21">
            <text:p><text:s/>38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阮昭雄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8">
            <text:p>世新大學往西</text:p>
          </table:table-cell>
          <table:table-cell office:value-type="string" table:style-name="ce22">
            <text:p>無</text:p>
          </table:table-cell>
          <table:table-cell office:value-type="float" office:value="115" table:style-name="ce21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0">
            <text:p>公共運輸處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顏聖冠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祖師廟(康定)往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顏聖冠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祖師廟(康定)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顏聖冠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祖師廟(貴陽)往東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吳志剛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仁愛杭州路口往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厲耿桂芳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懷恩隧道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王孝維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五分社區往東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王孝維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五分社區往西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汪志冰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大安國宅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何志偉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大南路口往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何志偉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福港街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何志偉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圓山皇宮大廈往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葉林傳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中山市場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葉林傳</text:p>
          </table:table-cell>
          <table:table-cell office:value-type="string" table:style-name="ce18">
            <text:p>獨立式智慧型站牌*1</text:p>
          </table:table-cell>
          <table:table-cell office:value-type="string" table:style-name="ce10">
            <text:p>國賓飯店往南</text:p>
          </table:table-cell>
          <table:table-cell office:value-type="string" table:style-name="ce10">
            <text:p>無</text:p>
          </table:table-cell>
          <table:table-cell office:value-type="float" office:value="115" table:style-name="ce10">
            <text:p><text:s/>115<text:s/></text:p>
          </table:table-cell>
          <table:table-cell office:value-type="string" table:style-name="ce19">
            <text:p>建築及設備/其他設備/雜項設備費</text:p>
          </table:table-cell>
          <table:table-cell office:value-type="string" table:style-name="ce23">
            <text:p>公共運輸處</text:p>
          </table:table-cell>
          <table:table-cell office:value-type="string" table:style-name="ce10">
            <text:p>公開招標</text:p>
          </table:table-cell>
          <table:table-cell office:value-type="string" table:style-name="ce18">
            <text:p>亞旭電腦股份有限公司</text:p>
          </table:table-cell>
          <table:table-cell table:number-columns-repeated="16375"/>
        </table:table-row>
        <table:table-row table:style-name="ro5">
          <table:table-cell office:value-type="string" table:style-name="ce17">
            <text:p>汪志冰</text:p>
          </table:table-cell>
          <table:table-cell office:value-type="string" table:style-name="ce18">
            <text:p>天母運動園區增設滾球場</text:p>
          </table:table-cell>
          <table:table-cell office:value-type="string" table:style-name="ce18">
            <text:p>天母運動園區</text:p>
          </table:table-cell>
          <table:table-cell office:value-type="string" table:style-name="ce22">
            <text:p>無</text:p>
          </table:table-cell>
          <table:table-cell office:value-type="float" office:value="245" table:style-name="ce21">
            <text:p><text:s/>245<text:s/></text:p>
          </table:table-cell>
          <table:table-cell office:value-type="string" table:style-name="ce19">
            <text:p>體育業務/運動設施管理維護/運動場館暨園區管理維護</text:p>
          </table:table-cell>
          <table:table-cell office:value-type="string" table:style-name="ce20">
            <text:p>體育局</text:p>
          </table:table-cell>
          <table:table-cell office:value-type="string" table:style-name="ce17">
            <text:p>現有開口合約辦理</text:p>
          </table:table-cell>
          <table:table-cell office:value-type="string" table:style-name="ce18">
            <text:p>禾螢營造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李新</text:p>
          </table:table-cell>
          <table:table-cell office:value-type="string" table:style-name="ce18">
            <text:p>增設1座7人制足球場</text:p>
          </table:table-cell>
          <table:table-cell office:value-type="string" table:style-name="ce18">
            <text:p>華中河濱公園</text:p>
          </table:table-cell>
          <table:table-cell office:value-type="string" table:style-name="ce22">
            <text:p>無</text:p>
          </table:table-cell>
          <table:table-cell office:value-type="string" table:style-name="ce17">
            <text:p>編列107年度(概)預算</text:p>
          </table:table-cell>
          <table:table-cell office:value-type="string" table:style-name="ce19">
            <text:p>營建工程/轄管運動場區整建工程</text:p>
          </table:table-cell>
          <table:table-cell office:value-type="string" table:style-name="ce20">
            <text:p>體育局</text:p>
          </table:table-cell>
          <table:table-cell office:value-type="string" table:style-name="ce17">
            <text:p>107年度工程辦理</text:p>
          </table:table-cell>
          <table:table-cell table:style-name="ce18"/>
          <table:table-cell table:number-columns-repeated="16375"/>
        </table:table-row>
        <table:table-row table:style-name="ro7">
          <table:table-cell office:value-type="string" table:style-name="ce17">
            <text:p>張茂楠</text:p>
          </table:table-cell>
          <table:table-cell office:value-type="string" table:style-name="ce18">
            <text:p>增設槌球場</text:p>
          </table:table-cell>
          <table:table-cell office:value-type="string" table:style-name="ce18">
            <text:p>觀山河濱公園</text:p>
          </table:table-cell>
          <table:table-cell office:value-type="string" table:style-name="ce22">
            <text:p>無</text:p>
          </table:table-cell>
          <table:table-cell office:value-type="float" office:value="1065" table:style-name="ce21">
            <text:p><text:s/>1,065<text:s/></text:p>
          </table:table-cell>
          <table:table-cell office:value-type="string" table:style-name="ce19">
            <text:p>體育業務/運動設施管理維護/運動場館暨園區管理維護</text:p>
          </table:table-cell>
          <table:table-cell office:value-type="string" table:style-name="ce20">
            <text:p>體育局</text:p>
          </table:table-cell>
          <table:table-cell office:value-type="string" table:style-name="ce17">
            <text:p>現有開口合約辦理</text:p>
          </table:table-cell>
          <table:table-cell office:value-type="string" table:style-name="ce18">
            <text:p>旭邦營造股份有限公司及禾螢營造有限公司</text:p>
          </table:table-cell>
          <table:table-cell table:number-columns-repeated="16375"/>
        </table:table-row>
        <table:table-row table:style-name="ro21">
          <table:table-cell office:value-type="string" table:style-name="ce17">
            <text:p>王孝維</text:p>
          </table:table-cell>
          <table:table-cell office:value-type="string" table:style-name="ce18">
            <text:p>棒壘球場增設木塑椅</text:p>
          </table:table-cell>
          <table:table-cell office:value-type="string" table:style-name="ce18">
            <text:p>美堤河濱公園</text:p>
          </table:table-cell>
          <table:table-cell office:value-type="string" table:style-name="ce22">
            <text:p>無</text:p>
          </table:table-cell>
          <table:table-cell office:value-type="float" office:value="0" table:style-name="ce21">
            <text:p><text:s/>-00<text:s/></text:p>
          </table:table-cell>
          <table:table-cell office:value-type="float" office:value="0" table:style-name="ce24">
            <text:p><text:s/>-00<text:s/></text:p>
          </table:table-cell>
          <table:table-cell office:value-type="string" table:style-name="ce20">
            <text:p>體育局</text:p>
          </table:table-cell>
          <table:table-cell table:style-name="ce17"/>
          <table:table-cell table:style-name="ce18"/>
          <table:table-cell table:number-columns-repeated="16375"/>
        </table:table-row>
        <table:table-row table:style-name="ro6">
          <table:table-cell office:value-type="string" table:style-name="ce17">
            <text:p>李芳儒</text:p>
          </table:table-cell>
          <table:table-cell office:value-type="string" table:style-name="ce18">
            <text:p>新增盪槳池1座</text:p>
          </table:table-cell>
          <table:table-cell office:value-type="string" table:style-name="ce18">
            <text:p>大佳河濱公園</text:p>
          </table:table-cell>
          <table:table-cell office:value-type="string" table:style-name="ce22">
            <text:p>無</text:p>
          </table:table-cell>
          <table:table-cell office:value-type="string" table:style-name="ce17">
            <text:p>編列107年度(概)預算</text:p>
          </table:table-cell>
          <table:table-cell office:value-type="string" table:style-name="ce19">
            <text:p>營建工程/轄管運動場區整建工程</text:p>
          </table:table-cell>
          <table:table-cell office:value-type="string" table:style-name="ce20">
            <text:p>體育局</text:p>
          </table:table-cell>
          <table:table-cell office:value-type="string" table:style-name="ce17">
            <text:p>107年度工程辦理</text:p>
          </table:table-cell>
          <table:table-cell table:style-name="ce24"/>
          <table:table-cell table:number-columns-repeated="16375"/>
        </table:table-row>
        <table:table-row table:style-name="ro6">
          <table:table-cell office:value-type="string" table:style-name="ce17">
            <text:p>吳世正</text:p>
          </table:table-cell>
          <table:table-cell office:value-type="string" table:style-name="ce18">
            <text:p>壘球場設置全壘打護網</text:p>
          </table:table-cell>
          <table:table-cell office:value-type="string" table:style-name="ce18">
            <text:p>彩虹河濱公園</text:p>
          </table:table-cell>
          <table:table-cell office:value-type="string" table:style-name="ce22">
            <text:p>無</text:p>
          </table:table-cell>
          <table:table-cell office:value-type="string" table:style-name="ce17">
            <text:p>編列107年度(概)預算</text:p>
          </table:table-cell>
          <table:table-cell office:value-type="string" table:style-name="ce19">
            <text:p>營建工程/轄管運動場區整建工程</text:p>
          </table:table-cell>
          <table:table-cell office:value-type="string" table:style-name="ce20">
            <text:p>體育局</text:p>
          </table:table-cell>
          <table:table-cell office:value-type="string" table:style-name="ce17">
            <text:p>107年度工程辦理</text:p>
          </table:table-cell>
          <table:table-cell table:style-name="ce24"/>
          <table:table-cell table:number-columns-repeated="16375"/>
        </table:table-row>
        <table:table-row table:style-name="ro6">
          <table:table-cell office:value-type="string" table:style-name="ce17">
            <text:p>簡舒培</text:p>
          </table:table-cell>
          <table:table-cell office:value-type="string" table:style-name="ce18">
            <text:p>2面網球場7公分AC鋪面及排水</text:p>
          </table:table-cell>
          <table:table-cell office:value-type="string" table:style-name="ce18">
            <text:p>道南河濱公園</text:p>
          </table:table-cell>
          <table:table-cell office:value-type="string" table:style-name="ce22">
            <text:p>無</text:p>
          </table:table-cell>
          <table:table-cell office:value-type="string" table:style-name="ce17">
            <text:p>編列107年度(概)預算</text:p>
          </table:table-cell>
          <table:table-cell office:value-type="string" table:style-name="ce19">
            <text:p>營建工程/轄管運動場區整建工程</text:p>
          </table:table-cell>
          <table:table-cell office:value-type="string" table:style-name="ce20">
            <text:p>體育局</text:p>
          </table:table-cell>
          <table:table-cell office:value-type="string" table:style-name="ce10">
            <text:p>107年度工程辦理</text:p>
          </table:table-cell>
          <table:table-cell table:style-name="ce23"/>
          <table:table-cell table:number-columns-repeated="16375"/>
        </table:table-row>
        <table:table-row table:style-name="ro6">
          <table:table-cell office:value-type="string" table:style-name="ce17">
            <text:p>簡舒培</text:p>
          </table:table-cell>
          <table:table-cell office:value-type="string" table:style-name="ce18">
            <text:p>網球場新增夜照</text:p>
          </table:table-cell>
          <table:table-cell office:value-type="string" table:style-name="ce18">
            <text:p>福和河濱公園</text:p>
          </table:table-cell>
          <table:table-cell office:value-type="string" table:style-name="ce22">
            <text:p>無</text:p>
          </table:table-cell>
          <table:table-cell office:value-type="string" table:style-name="ce17">
            <text:p>編列107年度(概)預算</text:p>
          </table:table-cell>
          <table:table-cell office:value-type="string" table:style-name="ce19">
            <text:p>營建工程/轄管運動場區整建工程</text:p>
          </table:table-cell>
          <table:table-cell office:value-type="string" table:style-name="ce20">
            <text:p>體育局</text:p>
          </table:table-cell>
          <table:table-cell office:value-type="string" table:style-name="ce10">
            <text:p>委託公燈處辦理</text:p>
          </table:table-cell>
          <table:table-cell table:style-name="ce23"/>
          <table:table-cell table:number-columns-repeated="16375"/>
        </table:table-row>
        <table:table-row table:style-name="ro6">
          <table:table-cell office:value-type="string" table:style-name="ce17">
            <text:p>簡舒培</text:p>
          </table:table-cell>
          <table:table-cell office:value-type="string" table:style-name="ce18">
            <text:p>足球場新增夜照</text:p>
          </table:table-cell>
          <table:table-cell office:value-type="string" table:style-name="ce18">
            <text:p>道南河濱公園</text:p>
          </table:table-cell>
          <table:table-cell office:value-type="string" table:style-name="ce22">
            <text:p>無</text:p>
          </table:table-cell>
          <table:table-cell office:value-type="string" table:style-name="ce17">
            <text:p>編列107年度(概)預算</text:p>
          </table:table-cell>
          <table:table-cell office:value-type="string" table:style-name="ce19">
            <text:p>營建工程/轄管運動場區整建工程</text:p>
          </table:table-cell>
          <table:table-cell office:value-type="string" table:style-name="ce20">
            <text:p>體育局</text:p>
          </table:table-cell>
          <table:table-cell office:value-type="string" table:style-name="ce10">
            <text:p>委託公燈處辦理</text:p>
          </table:table-cell>
          <table:table-cell table:style-name="ce23"/>
          <table:table-cell table:number-columns-repeated="16375"/>
        </table:table-row>
        <table:table-row table:style-name="ro5">
          <table:table-cell office:value-type="string" table:style-name="ce17">
            <text:p>潘懷宗</text:p>
          </table:table-cell>
          <table:table-cell office:value-type="string" table:style-name="ce18">
            <text:p>滑板場館</text:p>
          </table:table-cell>
          <table:table-cell office:value-type="string" table:style-name="ce18">
            <text:p>大佳河濱公園</text:p>
          </table:table-cell>
          <table:table-cell office:value-type="string" table:style-name="ce22">
            <text:p>無</text:p>
          </table:table-cell>
          <table:table-cell office:value-type="string" table:style-name="ce17">
            <text:p>預計編列107-108年度(概)預算</text:p>
          </table:table-cell>
          <table:table-cell office:value-type="string" table:style-name="ce19">
            <text:p>營建工程/轄管運動場區整建工程</text:p>
          </table:table-cell>
          <table:table-cell office:value-type="string" table:style-name="ce20">
            <text:p>體育局</text:p>
          </table:table-cell>
          <table:table-cell office:value-type="string" table:style-name="ce10">
            <text:p>107年度設計</text:p>
          </table:table-cell>
          <table:table-cell table:style-name="ce23"/>
          <table:table-cell table:number-columns-repeated="16375"/>
        </table:table-row>
        <table:table-row table:style-name="ro21">
          <table:table-cell office:value-type="string" table:style-name="ce17">
            <text:p>洪健益</text:p>
          </table:table-cell>
          <table:table-cell office:value-type="string" table:style-name="ce18">
            <text:p>松山工農路樹遷移案</text:p>
          </table:table-cell>
          <table:table-cell office:value-type="string" table:style-name="ce18">
            <text:p>松山工農</text:p>
          </table:table-cell>
          <table:table-cell office:value-type="string" table:style-name="ce22">
            <text:p>無</text:p>
          </table:table-cell>
          <table:table-cell office:value-type="float" office:value="1481" table:style-name="ce21">
            <text:p><text:s/>1,481<text:s/></text:p>
          </table:table-cell>
          <table:table-cell office:value-type="string" table:style-name="ce19">
            <text:p>學校設施改善準備</text:p>
          </table:table-cell>
          <table:table-cell office:value-type="string" table:style-name="ce20">
            <text:p>松山工農</text:p>
          </table:table-cell>
          <table:table-cell office:value-type="string" table:style-name="ce17">
            <text:p>公開評選</text:p>
          </table:table-cell>
          <table:table-cell office:value-type="string" table:style-name="ce18">
            <text:p>原境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吳世正</text:p>
          </table:table-cell>
          <table:table-cell office:value-type="string" table:style-name="ce18">
            <text:p>誠正國中廣播系統改善案</text:p>
          </table:table-cell>
          <table:table-cell office:value-type="string" table:style-name="ce18">
            <text:p>誠正國中</text:p>
          </table:table-cell>
          <table:table-cell office:value-type="string" table:style-name="ce22">
            <text:p>無</text:p>
          </table:table-cell>
          <table:table-cell office:value-type="float" office:value="2059" table:style-name="ce21">
            <text:p><text:s/>2,059<text:s/></text:p>
          </table:table-cell>
          <table:table-cell office:value-type="string" table:style-name="ce19">
            <text:p>學校設施改善準備</text:p>
          </table:table-cell>
          <table:table-cell office:value-type="string" table:style-name="ce20">
            <text:p>誠正國中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傑豐企業有限公司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林瑞圖</text:p>
          </table:table-cell>
          <table:table-cell office:value-type="string" table:style-name="ce18">
            <text:p>北投國小圍牆龜裂修繕案</text:p>
          </table:table-cell>
          <table:table-cell office:value-type="string" table:style-name="ce18">
            <text:p>北投國小</text:p>
          </table:table-cell>
          <table:table-cell office:value-type="string" table:style-name="ce22">
            <text:p>無</text:p>
          </table:table-cell>
          <table:table-cell office:value-type="float" office:value="90" table:style-name="ce21">
            <text:p><text:s/>90<text:s/></text:p>
          </table:table-cell>
          <table:table-cell office:value-type="string" table:style-name="ce19">
            <text:p>學校設施改善準備</text:p>
          </table:table-cell>
          <table:table-cell office:value-type="string" table:style-name="ce20">
            <text:p>北投國小</text:p>
          </table:table-cell>
          <table:table-cell office:value-type="string" table:style-name="ce17">
            <text:p>小額採購</text:p>
          </table:table-cell>
          <table:table-cell office:value-type="string" table:style-name="ce18">
            <text:p>圳朗土木包工業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吳世正</text:p>
          </table:table-cell>
          <table:table-cell office:value-type="string" table:style-name="ce18">
            <text:p>螢橋國中風雨操場可行性評估案</text:p>
          </table:table-cell>
          <table:table-cell office:value-type="string" table:style-name="ce18">
            <text:p>螢橋國中</text:p>
          </table:table-cell>
          <table:table-cell office:value-type="string" table:style-name="ce22">
            <text:p>無</text:p>
          </table:table-cell>
          <table:table-cell office:value-type="float" office:value="100" table:style-name="ce21">
            <text:p><text:s/>100<text:s/></text:p>
          </table:table-cell>
          <table:table-cell office:value-type="string" table:style-name="ce19">
            <text:p>工程營繕及財產管理</text:p>
          </table:table-cell>
          <table:table-cell office:value-type="string" table:style-name="ce20">
            <text:p>螢橋國中</text:p>
          </table:table-cell>
          <table:table-cell office:value-type="string" table:style-name="ce17">
            <text:p>小額採購</text:p>
          </table:table-cell>
          <table:table-cell office:value-type="string" table:style-name="ce18">
            <text:p>李甫峰建築師事務所</text:p>
          </table:table-cell>
          <table:table-cell table:number-columns-repeated="16375"/>
        </table:table-row>
        <table:table-row table:style-name="ro6">
          <table:table-cell office:value-type="string" table:style-name="ce17">
            <text:p>李慶元</text:p>
          </table:table-cell>
          <table:table-cell office:value-type="string" table:style-name="ce18">
            <text:p>萬福國小與萬年公園鋪面濕滑改善案</text:p>
          </table:table-cell>
          <table:table-cell office:value-type="string" table:style-name="ce18">
            <text:p>萬福國小</text:p>
          </table:table-cell>
          <table:table-cell office:value-type="string" table:style-name="ce22">
            <text:p>無</text:p>
          </table:table-cell>
          <table:table-cell office:value-type="float" office:value="99" table:style-name="ce21">
            <text:p><text:s/>99<text:s/></text:p>
          </table:table-cell>
          <table:table-cell office:value-type="string" table:style-name="ce19">
            <text:p>學校設施改善準備</text:p>
          </table:table-cell>
          <table:table-cell office:value-type="string" table:style-name="ce20">
            <text:p>萬福國小</text:p>
          </table:table-cell>
          <table:table-cell office:value-type="string" table:style-name="ce17">
            <text:p>小額採購</text:p>
          </table:table-cell>
          <table:table-cell office:value-type="string" table:style-name="ce18">
            <text:p>遠征營造有限公司</text:p>
          </table:table-cell>
          <table:table-cell table:number-columns-repeated="16375" table:style-name="ce2"/>
        </table:table-row>
        <table:table-row table:style-name="ro21">
          <table:table-cell office:value-type="string" table:style-name="ce17">
            <text:p>簡舒培</text:p>
          </table:table-cell>
          <table:table-cell office:value-type="string" table:style-name="ce18">
            <text:p>明道國小圍牆美化工程案</text:p>
          </table:table-cell>
          <table:table-cell office:value-type="string" table:style-name="ce18">
            <text:p>明道國小</text:p>
          </table:table-cell>
          <table:table-cell office:value-type="string" table:style-name="ce22">
            <text:p>無</text:p>
          </table:table-cell>
          <table:table-cell office:value-type="float" office:value="4777" table:style-name="ce21">
            <text:p><text:s/>4,777<text:s/></text:p>
          </table:table-cell>
          <table:table-cell office:value-type="string" table:style-name="ce19">
            <text:p>學校設施改善準備</text:p>
          </table:table-cell>
          <table:table-cell office:value-type="string" table:style-name="ce20">
            <text:p>明道國小</text:p>
          </table:table-cell>
          <table:table-cell office:value-type="string" table:style-name="ce17">
            <text:p>尚未決標</text:p>
          </table:table-cell>
          <table:table-cell table:style-name="ce18"/>
          <table:table-cell table:number-columns-repeated="16375" table:style-name="ce2"/>
        </table:table-row>
        <table:table-row table:style-name="ro21">
          <table:table-cell office:value-type="string" table:style-name="ce17">
            <text:p>陳永德</text:p>
          </table:table-cell>
          <table:table-cell office:value-type="string" table:style-name="ce18">
            <text:p>吳興國小校園整體規劃案</text:p>
          </table:table-cell>
          <table:table-cell office:value-type="string" table:style-name="ce18">
            <text:p>吳興國小</text:p>
          </table:table-cell>
          <table:table-cell office:value-type="string" table:style-name="ce22">
            <text:p>無</text:p>
          </table:table-cell>
          <table:table-cell office:value-type="float" office:value="900" table:style-name="ce21">
            <text:p><text:s/>900<text:s/></text:p>
          </table:table-cell>
          <table:table-cell office:value-type="string" table:style-name="ce19">
            <text:p>工程營繕及財產管理</text:p>
          </table:table-cell>
          <table:table-cell office:value-type="string" table:style-name="ce20">
            <text:p>吳興國小</text:p>
          </table:table-cell>
          <table:table-cell office:value-type="string" table:style-name="ce17">
            <text:p>尚未決標</text:p>
          </table:table-cell>
          <table:table-cell table:style-name="ce18"/>
          <table:table-cell table:number-columns-repeated="16375" table:style-name="ce2"/>
        </table:table-row>
        <table:table-row table:style-name="ro6">
          <table:table-cell office:value-type="string" table:style-name="ce17">
            <text:p>葉林傳</text:p>
          </table:table-cell>
          <table:table-cell office:value-type="string" table:style-name="ce18">
            <text:p>中山國小圍牆改善案</text:p>
          </table:table-cell>
          <table:table-cell office:value-type="string" table:style-name="ce18">
            <text:p>中山國小</text:p>
          </table:table-cell>
          <table:table-cell office:value-type="string" table:style-name="ce22">
            <text:p>無</text:p>
          </table:table-cell>
          <table:table-cell office:value-type="float" office:value="103" table:style-name="ce21">
            <text:p><text:s/>103<text:s/></text:p>
          </table:table-cell>
          <table:table-cell office:value-type="string" table:style-name="ce19">
            <text:p>學校設施改善準備</text:p>
          </table:table-cell>
          <table:table-cell office:value-type="string" table:style-name="ce20">
            <text:p>中山國小</text:p>
          </table:table-cell>
          <table:table-cell office:value-type="string" table:style-name="ce17">
            <text:p>公開取得報價或企畫書</text:p>
          </table:table-cell>
          <table:table-cell office:value-type="string" table:style-name="ce18">
            <text:p>邱富興建築師事務所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7">
            <text:p>簡舒培</text:p>
          </table:table-cell>
          <table:table-cell office:value-type="string" table:style-name="ce18">
            <text:p>受保護樹木修剪案</text:p>
          </table:table-cell>
          <table:table-cell office:value-type="string" table:style-name="ce18">
            <text:p>景美女中</text:p>
          </table:table-cell>
          <table:table-cell office:value-type="string" table:style-name="ce22">
            <text:p>無</text:p>
          </table:table-cell>
          <table:table-cell office:value-type="float" office:value="254" table:style-name="ce21">
            <text:p><text:s/>254<text:s/></text:p>
          </table:table-cell>
          <table:table-cell office:value-type="string" table:style-name="ce19">
            <text:p>學校設施改善準備</text:p>
          </table:table-cell>
          <table:table-cell office:value-type="string" table:style-name="ce20">
            <text:p>景美女中</text:p>
          </table:table-cell>
          <table:table-cell office:value-type="string" table:style-name="ce17">
            <text:p>公開取得報價或企畫書</text:p>
          </table:table-cell>
          <table:table-cell office:value-type="string" table:style-name="ce18">
            <text:p>千惠園藝社</text:p>
          </table:table-cell>
          <table:table-cell table:number-columns-repeated="16375" table:style-name="ce2"/>
        </table:table-row>
        <table:table-row table:style-name="ro6">
          <table:table-cell office:value-type="string" table:style-name="ce17">
            <text:p>許淑華</text:p>
          </table:table-cell>
          <table:table-cell office:value-type="string" table:style-name="ce18">
            <text:p>民生國小廁所修繕案</text:p>
          </table:table-cell>
          <table:table-cell office:value-type="string" table:style-name="ce18">
            <text:p>民生國小</text:p>
          </table:table-cell>
          <table:table-cell office:value-type="string" table:style-name="ce22">
            <text:p>無</text:p>
          </table:table-cell>
          <table:table-cell office:value-type="float" office:value="876" table:style-name="ce21">
            <text:p><text:s/>876<text:s/></text:p>
          </table:table-cell>
          <table:table-cell office:value-type="string" table:style-name="ce19">
            <text:p>學校設施改善準備</text:p>
          </table:table-cell>
          <table:table-cell office:value-type="string" table:style-name="ce20">
            <text:p>民生國小</text:p>
          </table:table-cell>
          <table:table-cell office:value-type="string" table:style-name="ce17">
            <text:p>公開招標</text:p>
          </table:table-cell>
          <table:table-cell office:value-type="string" table:style-name="ce18">
            <text:p>欣立土木包工業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17">
            <text:p>李新</text:p>
          </table:table-cell>
          <table:table-cell office:value-type="string" table:style-name="ce18">
            <text:p>興隆市場大樓整修工程</text:p>
          </table:table-cell>
          <table:table-cell office:value-type="string" table:style-name="ce18">
            <text:p>興隆市場</text:p>
          </table:table-cell>
          <table:table-cell office:value-type="string" table:style-name="ce22">
            <text:p>無</text:p>
          </table:table-cell>
          <table:table-cell office:value-type="float" office:value="14888" table:style-name="ce21">
            <text:p><text:s/>14,888<text:s/></text:p>
          </table:table-cell>
          <table:table-cell office:value-type="string" table:style-name="ce19">
            <text:p>市場發展基金-遞延費用(107-108年度連續計畫)</text:p>
          </table:table-cell>
          <table:table-cell office:value-type="string" table:style-name="ce25">
            <text:p>產業發展局</text:p>
            <text:p>(市場發展基金)</text:p>
          </table:table-cell>
          <table:table-cell table:style-name="ce17"/>
          <table:table-cell table:style-name="ce18"/>
          <table:table-cell table:number-columns-repeated="16375" table:style-name="ce2"/>
        </table:table-row>
        <table:table-row table:style-name="ro7">
          <table:table-cell office:value-type="string" table:style-name="ce17">
            <text:p>周威佑</text:p>
          </table:table-cell>
          <table:table-cell office:value-type="string" table:style-name="ce18">
            <text:p>為廣州街218巷口廢棄水溝外露路人行經安全堪慮案，辦理現場會勘。</text:p>
          </table:table-cell>
          <table:table-cell office:value-type="string" table:style-name="ce18">
            <text:p>廣州街218巷口</text:p>
          </table:table-cell>
          <table:table-cell office:value-type="string" table:style-name="ce22">
            <text:p>無</text:p>
          </table:table-cell>
          <table:table-cell office:value-type="float" office:value="97.65" table:style-name="ce21">
            <text:p><text:s/>98<text:s/></text:p>
          </table:table-cell>
          <table:table-cell office:value-type="string" table:style-name="ce19">
            <text:p>106年度市場發展基金-業務費用-修理保養及保固費-非業務資產修護費</text:p>
          </table:table-cell>
          <table:table-cell office:value-type="string" table:style-name="ce25">
            <text:p>產業發展局</text:p>
            <text:p>(市場發展基金)</text:p>
          </table:table-cell>
          <table:table-cell office:value-type="string" table:style-name="ce17">
            <text:p>小額採購</text:p>
          </table:table-cell>
          <table:table-cell office:value-type="string" table:style-name="ce18">
            <text:p>東鑫工程企業社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7">
            <text:p>李慶鋒</text:p>
          </table:table-cell>
          <table:table-cell office:value-type="string" table:style-name="ce18">
            <text:p>景美街87號前遮雨棚漏水修繕</text:p>
          </table:table-cell>
          <table:table-cell office:value-type="string" table:style-name="ce18">
            <text:p>景美街87號</text:p>
          </table:table-cell>
          <table:table-cell office:value-type="string" table:style-name="ce22">
            <text:p>無</text:p>
          </table:table-cell>
          <table:table-cell office:value-type="float" office:value="33.6" table:style-name="ce21">
            <text:p><text:s/>34<text:s/></text:p>
          </table:table-cell>
          <table:table-cell office:value-type="string" table:style-name="ce19">
            <text:p>106年度市場發展基金-業務費用-修理保養及保固費-非業務資產修護費</text:p>
          </table:table-cell>
          <table:table-cell office:value-type="string" table:style-name="ce25">
            <text:p>產業發展局</text:p>
            <text:p>(市場發展基金)</text:p>
          </table:table-cell>
          <table:table-cell office:value-type="string" table:style-name="ce17">
            <text:p>小額採購</text:p>
          </table:table-cell>
          <table:table-cell office:value-type="string" table:style-name="ce18">
            <text:p>東鑫工程企業社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7">
            <text:p>李慶鋒</text:p>
          </table:table-cell>
          <table:table-cell office:value-type="string" table:style-name="ce18">
            <text:p>景美街78號.113號前遮雨棚漏水修繕</text:p>
          </table:table-cell>
          <table:table-cell office:value-type="string" table:style-name="ce18">
            <text:p>景美街78號.113號</text:p>
          </table:table-cell>
          <table:table-cell office:value-type="string" table:style-name="ce22">
            <text:p>無</text:p>
          </table:table-cell>
          <table:table-cell office:value-type="float" office:value="20.475000000000001" table:style-name="ce21">
            <text:p><text:s/>20<text:s/></text:p>
          </table:table-cell>
          <table:table-cell office:value-type="string" table:style-name="ce19">
            <text:p>106年度市場發展基金-業務費用-修理保養及保固費-非業務資產修護費</text:p>
          </table:table-cell>
          <table:table-cell office:value-type="string" table:style-name="ce25">
            <text:p>產業發展局</text:p>
            <text:p>(市場發展基金)</text:p>
          </table:table-cell>
          <table:table-cell office:value-type="string" table:style-name="ce17">
            <text:p>小額採購</text:p>
          </table:table-cell>
          <table:table-cell office:value-type="string" table:style-name="ce18">
            <text:p>東鑫工程企業社</text:p>
          </table:table-cell>
          <table:table-cell table:number-columns-repeated="16375" table:style-name="ce2"/>
        </table:table-row>
        <table:table-row table:style-name="ro7">
          <table:table-cell office:value-type="string" table:style-name="ce17">
            <text:p>林世宗</text:p>
          </table:table-cell>
          <table:table-cell office:value-type="string" table:style-name="ce18">
            <text:p>硫磺谷增建固定式廁所及擴建泡腳池</text:p>
          </table:table-cell>
          <table:table-cell office:value-type="string" table:style-name="ce18">
            <text:p>硫磺谷泡腳池</text:p>
          </table:table-cell>
          <table:table-cell office:value-type="string" table:style-name="ce22">
            <text:p>無</text:p>
          </table:table-cell>
          <table:table-cell office:value-type="string" table:style-name="ce17">
            <text:p>107年度補辦預算</text:p>
          </table:table-cell>
          <table:table-cell office:value-type="string" table:style-name="ce19">
            <text:p>107年度溫泉資源管理基金-建築及設備計畫-擴充改良房屋建築及設備</text:p>
          </table:table-cell>
          <table:table-cell office:value-type="string" table:style-name="ce18">
            <text:p>產業發展局(溫泉資源管理基金)</text:p>
          </table:table-cell>
          <table:table-cell table:style-name="ce26"/>
          <table:table-cell table:style-name="ce27"/>
          <table:table-cell table:number-columns-repeated="16375" table:style-name="ce2"/>
        </table:table-row>
        <table:table-row table:style-name="ro5">
          <table:table-cell office:value-type="string" table:style-name="ce28">
            <text:p>戴錫欽</text:p>
          </table:table-cell>
          <table:table-cell office:value-type="string" table:style-name="ce29">
            <text:p>信義區六張犁營區(AB街廓)公宅基地，爭取先行開闢公園供民眾使用</text:p>
          </table:table-cell>
          <table:table-cell office:value-type="string" table:style-name="ce30">
            <text:p>信義414公園</text:p>
          </table:table-cell>
          <table:table-cell office:value-type="string" table:style-name="ce13">
            <text:p>無</text:p>
          </table:table-cell>
          <table:table-cell office:value-type="float" office:value="50251" table:style-name="ce31">
            <text:p><text:s/>50,251<text:s/></text:p>
          </table:table-cell>
          <table:table-cell office:value-type="string" table:style-name="ce29">
            <text:p>公園綠化及風景區工程/公園及綠化工程/公園及綠化工程<text:s/></text:p>
          </table:table-cell>
          <table:table-cell office:value-type="string" table:style-name="ce29">
            <text:p>公園路燈工程管理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台灣世曦股份有限公司<text:s text:c="5"/>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錦祥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大安區黎孝里安居街35巷14號旁</text:p>
          </table:table-cell>
          <table:table-cell office:value-type="string" table:style-name="ce13">
            <text:p>無</text:p>
          </table:table-cell>
          <table:table-cell office:value-type="float" office:value="355" table:style-name="ce31">
            <text:p><text:s/>35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昕銳開發工程股份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錦祥</text:p>
          </table:table-cell>
          <table:table-cell office:value-type="string" table:style-name="ce29">
            <text:p>推進工程</text:p>
          </table:table-cell>
          <table:table-cell office:value-type="string" table:style-name="ce29">
            <text:p>文山區三福街26號周邊</text:p>
          </table:table-cell>
          <table:table-cell office:value-type="string" table:style-name="ce13">
            <text:p>無</text:p>
          </table:table-cell>
          <table:table-cell office:value-type="float" office:value="883" table:style-name="ce31">
            <text:p><text:s/>883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神緯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李慶元</text:p>
          </table:table-cell>
          <table:table-cell office:value-type="string" table:style-name="ce29">
            <text:p>接管暨後巷美化</text:p>
          </table:table-cell>
          <table:table-cell office:value-type="string" table:style-name="ce29">
            <text:p>大安區光信里延吉街253巷旁</text:p>
          </table:table-cell>
          <table:table-cell office:value-type="string" table:style-name="ce13">
            <text:p>無</text:p>
          </table:table-cell>
          <table:table-cell office:value-type="float" office:value="396" table:style-name="ce31">
            <text:p><text:s/>39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全方位管道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李慶元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大安區大學里新生南路3段70巷2弄</text:p>
          </table:table-cell>
          <table:table-cell office:value-type="string" table:style-name="ce13">
            <text:p>無</text:p>
          </table:table-cell>
          <table:table-cell office:value-type="float" office:value="100" table:style-name="ce31">
            <text:p><text:s/>1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昕銳開發工程股份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王欣儀</text:p>
          </table:table-cell>
          <table:table-cell office:value-type="string" table:style-name="ce29">
            <text:p>改善後巷側溝積水</text:p>
          </table:table-cell>
          <table:table-cell office:value-type="string" table:style-name="ce29">
            <text:p>大安區錦泰里杭州南路2段65巷10號後巷</text:p>
          </table:table-cell>
          <table:table-cell office:value-type="string" table:style-name="ce13">
            <text:p>無</text:p>
          </table:table-cell>
          <table:table-cell office:value-type="float" office:value="330" table:style-name="ce31">
            <text:p><text:s/>33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全方位管道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王欣儀</text:p>
          </table:table-cell>
          <table:table-cell office:value-type="string" table:style-name="ce29">
            <text:p>推進工程</text:p>
          </table:table-cell>
          <table:table-cell office:value-type="string" table:style-name="ce29">
            <text:p>大安區「師大路135巷」系統延伸</text:p>
          </table:table-cell>
          <table:table-cell office:value-type="string" table:style-name="ce13">
            <text:p>無</text:p>
          </table:table-cell>
          <table:table-cell office:value-type="float" office:value="628" table:style-name="ce31">
            <text:p><text:s/>628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神緯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王欣儀</text:p>
          </table:table-cell>
          <table:table-cell office:value-type="string" table:style-name="ce29">
            <text:p>推進工程</text:p>
          </table:table-cell>
          <table:table-cell office:value-type="string" table:style-name="ce29">
            <text:p>文山區木柵路1段301號前系統延伸</text:p>
          </table:table-cell>
          <table:table-cell office:value-type="string" table:style-name="ce13">
            <text:p>無</text:p>
          </table:table-cell>
          <table:table-cell office:value-type="float" office:value="708" table:style-name="ce31">
            <text:p><text:s/>708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神緯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李慶鋒</text:p>
          </table:table-cell>
          <table:table-cell office:value-type="string" table:style-name="ce29">
            <text:p>全巷道PC修復整平工程</text:p>
          </table:table-cell>
          <table:table-cell office:value-type="string" table:style-name="ce29">
            <text:p>大安區樂利路111巷</text:p>
          </table:table-cell>
          <table:table-cell office:value-type="string" table:style-name="ce13">
            <text:p>無</text:p>
          </table:table-cell>
          <table:table-cell office:value-type="float" office:value="60" table:style-name="ce31">
            <text:p><text:s/>6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7">
          <table:table-cell office:value-type="string" table:style-name="ce28">
            <text:p>李新</text:p>
          </table:table-cell>
          <table:table-cell office:value-type="string" table:style-name="ce29">
            <text:p>推進工程</text:p>
          </table:table-cell>
          <table:table-cell office:value-type="string" table:style-name="ce29">
            <text:p>文山區試院路4巷10弄街廓用戶接管辦理木柵路1段191巷分管延伸案</text:p>
          </table:table-cell>
          <table:table-cell office:value-type="string" table:style-name="ce13">
            <text:p>無</text:p>
          </table:table-cell>
          <table:table-cell office:value-type="float" office:value="3356" table:style-name="ce31">
            <text:p><text:s/>3,35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神緯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李慶元</text:p>
          </table:table-cell>
          <table:table-cell office:value-type="string" table:style-name="ce29">
            <text:p>明挖工程</text:p>
          </table:table-cell>
          <table:table-cell office:value-type="string" table:style-name="ce29">
            <text:p>貓空地區接管</text:p>
          </table:table-cell>
          <table:table-cell office:value-type="string" table:style-name="ce13">
            <text:p>無</text:p>
          </table:table-cell>
          <table:table-cell office:value-type="float" office:value="2440" table:style-name="ce31">
            <text:p><text:s/>2,44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number-rows-repeated="2" table:style-name="ro5">
          <table:table-cell office:value-type="string" table:style-name="ce28">
            <text:p>簡舒培</text:p>
          </table:table-cell>
          <table:table-cell office:value-type="string" table:style-name="ce29">
            <text:p>明挖工程</text:p>
          </table:table-cell>
          <table:table-cell office:value-type="string" table:style-name="ce29">
            <text:p>文山區「景美街129號、131號及133號」接管</text:p>
          </table:table-cell>
          <table:table-cell office:value-type="string" table:style-name="ce13">
            <text:p>無</text:p>
          </table:table-cell>
          <table:table-cell office:value-type="float" office:value="95" table:style-name="ce31">
            <text:p><text:s/>9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全方位管道工程有限公司</text:p>
          </table:table-cell>
          <table:table-cell table:style-name="ce32"/>
          <table:table-cell table:number-columns-repeated="16374"/>
        </table:table-row>
        <table:table-row table:style-name="ro16">
          <table:table-cell office:value-type="string" table:style-name="ce28">
            <text:p>劉耀仁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萬華區萬大路278號至286號等5條後巷美化(萬大路278號至286號、德昌街1~5號、德昌街7巷2弄、德昌街42~64號、萬大路322巷)</text:p>
          </table:table-cell>
          <table:table-cell office:value-type="string" table:style-name="ce13">
            <text:p>無</text:p>
          </table:table-cell>
          <table:table-cell office:value-type="float" office:value="830" table:style-name="ce31">
            <text:p><text:s/>83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劉耀仁</text:p>
          </table:table-cell>
          <table:table-cell office:value-type="string" table:style-name="ce29">
            <text:p>後巷管更及美化</text:p>
          </table:table-cell>
          <table:table-cell office:value-type="string" table:style-name="ce29">
            <text:p>萬華區桂林路244巷106號至120號附近地區</text:p>
          </table:table-cell>
          <table:table-cell office:value-type="string" table:style-name="ce13">
            <text:p>無</text:p>
          </table:table-cell>
          <table:table-cell office:value-type="float" office:value="1200" table:style-name="ce31">
            <text:p><text:s/>1,2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劉耀仁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萬華區東園街66巷21弄旁(66巷23號至35號)</text:p>
          </table:table-cell>
          <table:table-cell office:value-type="string" table:style-name="ce13">
            <text:p>無</text:p>
          </table:table-cell>
          <table:table-cell office:value-type="float" office:value="190" table:style-name="ce31">
            <text:p><text:s/>19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周威佑</text:p>
          </table:table-cell>
          <table:table-cell office:value-type="string" table:style-name="ce29">
            <text:p>後巷管更及美化</text:p>
          </table:table-cell>
          <table:table-cell office:value-type="string" table:style-name="ce29">
            <text:p>萬華區長順街60巷</text:p>
          </table:table-cell>
          <table:table-cell office:value-type="string" table:style-name="ce13">
            <text:p>無</text:p>
          </table:table-cell>
          <table:table-cell office:value-type="float" office:value="1400" table:style-name="ce31">
            <text:p><text:s/>1,4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郭昭巖</text:p>
          </table:table-cell>
          <table:table-cell office:value-type="string" table:style-name="ce29">
            <text:p>支管</text:p>
          </table:table-cell>
          <table:table-cell office:value-type="string" table:style-name="ce29">
            <text:p>萬華區大理街91巷17號</text:p>
          </table:table-cell>
          <table:table-cell office:value-type="string" table:style-name="ce13">
            <text:p>無</text:p>
          </table:table-cell>
          <table:table-cell office:value-type="float" office:value="190" table:style-name="ce31">
            <text:p><text:s/>19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周威佑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萬華區西園路1段34巷40號至42號附近地區</text:p>
          </table:table-cell>
          <table:table-cell office:value-type="string" table:style-name="ce13">
            <text:p>無</text:p>
          </table:table-cell>
          <table:table-cell office:value-type="float" office:value="150" table:style-name="ce31">
            <text:p><text:s/>15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吳碧珠</text:p>
          </table:table-cell>
          <table:table-cell office:value-type="string" table:style-name="ce29">
            <text:p>分管</text:p>
          </table:table-cell>
          <table:table-cell office:value-type="string" table:style-name="ce29">
            <text:p>萬華區漢口街2段95號附近地區</text:p>
          </table:table-cell>
          <table:table-cell office:value-type="string" table:style-name="ce13">
            <text:p>無</text:p>
          </table:table-cell>
          <table:table-cell office:value-type="float" office:value="870" table:style-name="ce31">
            <text:p><text:s/>87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郭昭巖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正區延平南路101巷內</text:p>
          </table:table-cell>
          <table:table-cell office:value-type="string" table:style-name="ce13">
            <text:p>無</text:p>
          </table:table-cell>
          <table:table-cell office:value-type="float" office:value="100" table:style-name="ce31">
            <text:p><text:s/>1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顏聖冠</text:p>
          </table:table-cell>
          <table:table-cell office:value-type="string" table:style-name="ce29">
            <text:p>支管</text:p>
          </table:table-cell>
          <table:table-cell office:value-type="string" table:style-name="ce29">
            <text:p>中正區和平西路1段46號附近地區</text:p>
          </table:table-cell>
          <table:table-cell office:value-type="string" table:style-name="ce13">
            <text:p>無</text:p>
          </table:table-cell>
          <table:table-cell office:value-type="float" office:value="360" table:style-name="ce31">
            <text:p><text:s/>36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王世堅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大同區平陽街15號之1與11號間美化</text:p>
          </table:table-cell>
          <table:table-cell office:value-type="string" table:style-name="ce13">
            <text:p>無</text:p>
          </table:table-cell>
          <table:table-cell office:value-type="float" office:value="130" table:style-name="ce31">
            <text:p><text:s/>13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王世堅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大同區太原路177號至183號後巷</text:p>
          </table:table-cell>
          <table:table-cell office:value-type="string" table:style-name="ce13">
            <text:p>無</text:p>
          </table:table-cell>
          <table:table-cell office:value-type="float" office:value="80" table:style-name="ce31">
            <text:p><text:s/>8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林亭君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大同區赤峰街75巷28號至承德路2段37巷23號旁防火巷</text:p>
          </table:table-cell>
          <table:table-cell office:value-type="string" table:style-name="ce13">
            <text:p>無</text:p>
          </table:table-cell>
          <table:table-cell office:value-type="float" office:value="270" table:style-name="ce31">
            <text:p><text:s/>27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葉林傳</text:p>
          </table:table-cell>
          <table:table-cell office:value-type="string" table:style-name="ce29">
            <text:p>美化</text:p>
          </table:table-cell>
          <table:table-cell office:value-type="string" table:style-name="ce29">
            <text:p>大同區興城街26巷9-17號前</text:p>
          </table:table-cell>
          <table:table-cell office:value-type="string" table:style-name="ce13">
            <text:p>無</text:p>
          </table:table-cell>
          <table:table-cell office:value-type="float" office:value="66" table:style-name="ce31">
            <text:p><text:s/>6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葉林傳</text:p>
          </table:table-cell>
          <table:table-cell office:value-type="string" table:style-name="ce29">
            <text:p>支管</text:p>
          </table:table-cell>
          <table:table-cell office:value-type="string" table:style-name="ce29">
            <text:p>大同區重慶北路3段257巷(酒泉國宅)</text:p>
          </table:table-cell>
          <table:table-cell office:value-type="string" table:style-name="ce13">
            <text:p>無</text:p>
          </table:table-cell>
          <table:table-cell office:value-type="float" office:value="105" table:style-name="ce31">
            <text:p><text:s/>10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梁文傑</text:p>
          </table:table-cell>
          <table:table-cell office:value-type="string" table:style-name="ce29">
            <text:p>支管</text:p>
          </table:table-cell>
          <table:table-cell office:value-type="string" table:style-name="ce29">
            <text:p>大同區民生西路382號</text:p>
          </table:table-cell>
          <table:table-cell office:value-type="string" table:style-name="ce13">
            <text:p>無</text:p>
          </table:table-cell>
          <table:table-cell office:value-type="float" office:value="915" table:style-name="ce31">
            <text:p><text:s/>91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黃向羣</text:p>
          </table:table-cell>
          <table:table-cell office:value-type="string" table:style-name="ce29">
            <text:p>支管</text:p>
          </table:table-cell>
          <table:table-cell office:value-type="string" table:style-name="ce29">
            <text:p>大同區民生西路112號(樂揚千里社區)</text:p>
          </table:table-cell>
          <table:table-cell office:value-type="string" table:style-name="ce13">
            <text:p>無</text:p>
          </table:table-cell>
          <table:table-cell office:value-type="float" office:value="720" table:style-name="ce31">
            <text:p><text:s/>72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葉林傳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山區松江路330巷1號旁防火巷</text:p>
          </table:table-cell>
          <table:table-cell office:value-type="string" table:style-name="ce13">
            <text:p>無</text:p>
          </table:table-cell>
          <table:table-cell office:value-type="float" office:value="210" table:style-name="ce31">
            <text:p><text:s/>21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葉林傳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山區龍江路179巷3弄</text:p>
          </table:table-cell>
          <table:table-cell office:value-type="string" table:style-name="ce13">
            <text:p>無</text:p>
          </table:table-cell>
          <table:table-cell office:value-type="float" office:value="110" table:style-name="ce31">
            <text:p><text:s/>11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葉林傳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山區龍江路179巷11弄</text:p>
          </table:table-cell>
          <table:table-cell office:value-type="string" table:style-name="ce13">
            <text:p>無</text:p>
          </table:table-cell>
          <table:table-cell office:value-type="float" office:value="340" table:style-name="ce31">
            <text:p><text:s/>34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顏若芳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山區松江路443號後巷</text:p>
          </table:table-cell>
          <table:table-cell office:value-type="string" table:style-name="ce13">
            <text:p>無</text:p>
          </table:table-cell>
          <table:table-cell office:value-type="float" office:value="300" table:style-name="ce31">
            <text:p><text:s/>3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炳甫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山區大直街北安路595巷20弄3號側巷</text:p>
          </table:table-cell>
          <table:table-cell office:value-type="string" table:style-name="ce13">
            <text:p>無</text:p>
          </table:table-cell>
          <table:table-cell office:value-type="float" office:value="40" table:style-name="ce31">
            <text:p><text:s/>4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林國成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山區大直里大直街2巷後巷</text:p>
          </table:table-cell>
          <table:table-cell office:value-type="string" table:style-name="ce13">
            <text:p>無</text:p>
          </table:table-cell>
          <table:table-cell office:value-type="float" office:value="130" table:style-name="ce31">
            <text:p><text:s/>13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林國成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山區北安路573巷15號旁防火巷</text:p>
          </table:table-cell>
          <table:table-cell office:value-type="string" table:style-name="ce13">
            <text:p>無</text:p>
          </table:table-cell>
          <table:table-cell office:value-type="float" office:value="300" table:style-name="ce31">
            <text:p><text:s/>3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林國成</text:p>
          </table:table-cell>
          <table:table-cell office:value-type="string" table:style-name="ce29">
            <text:p>支管</text:p>
          </table:table-cell>
          <table:table-cell office:value-type="string" table:style-name="ce29">
            <text:p>中山區新生北路二段133巷後巷接管</text:p>
          </table:table-cell>
          <table:table-cell office:value-type="string" table:style-name="ce13">
            <text:p>無</text:p>
          </table:table-cell>
          <table:table-cell office:value-type="float" office:value="120" table:style-name="ce31">
            <text:p><text:s/>12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林國成</text:p>
            <text:p>陳炳甫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山區大直街57巷22號後方防火巷</text:p>
          </table:table-cell>
          <table:table-cell office:value-type="string" table:style-name="ce13">
            <text:p>無</text:p>
          </table:table-cell>
          <table:table-cell office:value-type="float" office:value="170" table:style-name="ce31">
            <text:p><text:s/>17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嘉皇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葉林傳</text:p>
            <text:p>陳炳甫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中山區吉林路168巷18號側邊巷道</text:p>
          </table:table-cell>
          <table:table-cell office:value-type="string" table:style-name="ce13">
            <text:p>無</text:p>
          </table:table-cell>
          <table:table-cell office:value-type="float" office:value="189" table:style-name="ce31">
            <text:p><text:s/>189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王世堅</text:p>
          </table:table-cell>
          <table:table-cell office:value-type="string" table:style-name="ce29">
            <text:p>支管</text:p>
          </table:table-cell>
          <table:table-cell office:value-type="string" table:style-name="ce29">
            <text:p>中山區吉林路121號(談天樓大樓)</text:p>
          </table:table-cell>
          <table:table-cell office:value-type="string" table:style-name="ce13">
            <text:p>無</text:p>
          </table:table-cell>
          <table:table-cell office:value-type="float" office:value="765" table:style-name="ce31">
            <text:p><text:s/>76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義洲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內湖區金龍路222巷1弄11號側巷</text:p>
          </table:table-cell>
          <table:table-cell office:value-type="string" table:style-name="ce13">
            <text:p>無</text:p>
          </table:table-cell>
          <table:table-cell office:value-type="float" office:value="340" table:style-name="ce31">
            <text:p><text:s/>34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高嘉瑜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內湖區成功路4段61巷19弄2號後巷</text:p>
          </table:table-cell>
          <table:table-cell office:value-type="string" table:style-name="ce13">
            <text:p>無</text:p>
          </table:table-cell>
          <table:table-cell office:value-type="float" office:value="150" table:style-name="ce31">
            <text:p><text:s/>15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闕枚莎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南港區重陽路166巷10弄23號及166巷4弄20號</text:p>
          </table:table-cell>
          <table:table-cell office:value-type="string" table:style-name="ce13">
            <text:p>無</text:p>
          </table:table-cell>
          <table:table-cell office:value-type="float" office:value="261" table:style-name="ce31">
            <text:p><text:s/>261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吳世正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南港區忠孝東路六段280號至318號附近地區</text:p>
          </table:table-cell>
          <table:table-cell office:value-type="string" table:style-name="ce13">
            <text:p>無</text:p>
          </table:table-cell>
          <table:table-cell office:value-type="float" office:value="734" table:style-name="ce31">
            <text:p><text:s/>734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7">
          <table:table-cell office:value-type="string" table:style-name="ce28">
            <text:p>高嘉瑜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南港區南港路三段130巷5弄1號至23號、2號至10號等附近地區</text:p>
          </table:table-cell>
          <table:table-cell office:value-type="string" table:style-name="ce13">
            <text:p>無</text:p>
          </table:table-cell>
          <table:table-cell office:value-type="float" office:value="1320" table:style-name="ce31">
            <text:p><text:s/>1,32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禮驅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戴錫欽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信義區松山路460號旁</text:p>
          </table:table-cell>
          <table:table-cell office:value-type="string" table:style-name="ce13">
            <text:p>無</text:p>
          </table:table-cell>
          <table:table-cell office:value-type="float" office:value="180" table:style-name="ce31">
            <text:p><text:s/>18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洪健益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信義區忠孝東路5段423巷6弄1號至33號</text:p>
          </table:table-cell>
          <table:table-cell office:value-type="string" table:style-name="ce13">
            <text:p>無</text:p>
          </table:table-cell>
          <table:table-cell office:value-type="float" office:value="878" table:style-name="ce31">
            <text:p><text:s/>878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7">
          <table:table-cell office:value-type="string" table:style-name="ce28">
            <text:p>徐世勲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信義區忠孝東路5段524巷1弄2號至30號及忠孝東路5段524巷3弄2號至24號</text:p>
          </table:table-cell>
          <table:table-cell office:value-type="string" table:style-name="ce13">
            <text:p>無</text:p>
          </table:table-cell>
          <table:table-cell office:value-type="float" office:value="2280" table:style-name="ce31">
            <text:p><text:s/>2,28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洪健益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信義區忠孝東路5段703巷1弄26號至46號</text:p>
          </table:table-cell>
          <table:table-cell office:value-type="string" table:style-name="ce13">
            <text:p>無</text:p>
          </table:table-cell>
          <table:table-cell office:value-type="float" office:value="447" table:style-name="ce31">
            <text:p><text:s/>44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永德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信義區永吉路225巷2弄1號至33號</text:p>
          </table:table-cell>
          <table:table-cell office:value-type="string" table:style-name="ce13">
            <text:p>無</text:p>
          </table:table-cell>
          <table:table-cell office:value-type="float" office:value="114" table:style-name="ce31">
            <text:p><text:s/>114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孋輝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信義區忠孝東路5段790巷68弄1號至13號</text:p>
          </table:table-cell>
          <table:table-cell office:value-type="string" table:style-name="ce13">
            <text:p>無</text:p>
          </table:table-cell>
          <table:table-cell office:value-type="float" office:value="433" table:style-name="ce31">
            <text:p><text:s/>433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許淑華</text:p>
          </table:table-cell>
          <table:table-cell office:value-type="string" table:style-name="ce29">
            <text:p>分管</text:p>
          </table:table-cell>
          <table:table-cell office:value-type="string" table:style-name="ce29">
            <text:p>信義區松隆路7號</text:p>
          </table:table-cell>
          <table:table-cell office:value-type="string" table:style-name="ce13">
            <text:p>無</text:p>
          </table:table-cell>
          <table:table-cell office:value-type="float" office:value="525" table:style-name="ce31">
            <text:p><text:s/>52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東鑫龍營造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張茂楠</text:p>
          </table:table-cell>
          <table:table-cell office:value-type="string" table:style-name="ce29">
            <text:p>分管</text:p>
          </table:table-cell>
          <table:table-cell office:value-type="string" table:style-name="ce29">
            <text:p>信義區松高路松勇路口</text:p>
          </table:table-cell>
          <table:table-cell office:value-type="string" table:style-name="ce13">
            <text:p>無</text:p>
          </table:table-cell>
          <table:table-cell office:value-type="float" office:value="625" table:style-name="ce31">
            <text:p><text:s/>625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東鑫龍營造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永德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信義區永吉路225巷7弄2號至34號</text:p>
          </table:table-cell>
          <table:table-cell office:value-type="string" table:style-name="ce13">
            <text:p>無</text:p>
          </table:table-cell>
          <table:table-cell office:value-type="float" office:value="126" table:style-name="ce31">
            <text:p><text:s/>12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洪健益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松山區八德路3段199巷21-1號</text:p>
          </table:table-cell>
          <table:table-cell office:value-type="string" table:style-name="ce13">
            <text:p>無</text:p>
          </table:table-cell>
          <table:table-cell office:value-type="float" office:value="77" table:style-name="ce31">
            <text:p><text:s/>7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永德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松山區八德路4段389巷22號至38號</text:p>
          </table:table-cell>
          <table:table-cell office:value-type="string" table:style-name="ce13">
            <text:p>無</text:p>
          </table:table-cell>
          <table:table-cell office:value-type="float" office:value="413" table:style-name="ce31">
            <text:p><text:s/>413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孋輝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松山區南京東路4段181號</text:p>
          </table:table-cell>
          <table:table-cell office:value-type="string" table:style-name="ce13">
            <text:p>無</text:p>
          </table:table-cell>
          <table:table-cell office:value-type="float" office:value="152" table:style-name="ce31">
            <text:p><text:s/>152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許淑華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松山區民生東路4段97巷6弄單號側</text:p>
          </table:table-cell>
          <table:table-cell office:value-type="string" table:style-name="ce13">
            <text:p>無</text:p>
          </table:table-cell>
          <table:table-cell office:value-type="float" office:value="2000" table:style-name="ce31">
            <text:p><text:s/>2,0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永德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松山區八德路4段277號至289-5號</text:p>
          </table:table-cell>
          <table:table-cell office:value-type="string" table:style-name="ce13">
            <text:p>無</text:p>
          </table:table-cell>
          <table:table-cell office:value-type="float" office:value="456" table:style-name="ce31">
            <text:p><text:s/>456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啟揚環境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永德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松山區光復南路13巷33號</text:p>
          </table:table-cell>
          <table:table-cell office:value-type="string" table:style-name="ce13">
            <text:p>無</text:p>
          </table:table-cell>
          <table:table-cell office:value-type="float" office:value="150" table:style-name="ce31">
            <text:p><text:s/>15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昕銳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許淑華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松山區民生東路4段80巷3弄及112巷3弄單號側</text:p>
          </table:table-cell>
          <table:table-cell office:value-type="string" table:style-name="ce13">
            <text:p>無</text:p>
          </table:table-cell>
          <table:table-cell office:value-type="float" office:value="1600" table:style-name="ce31">
            <text:p><text:s/>1,6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昕銳開發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永德</text:p>
          </table:table-cell>
          <table:table-cell office:value-type="string" table:style-name="ce29">
            <text:p>分管</text:p>
          </table:table-cell>
          <table:table-cell office:value-type="string" table:style-name="ce29">
            <text:p>松山區八德路四段453巷口</text:p>
          </table:table-cell>
          <table:table-cell office:value-type="string" table:style-name="ce13">
            <text:p>無</text:p>
          </table:table-cell>
          <table:table-cell office:value-type="float" office:value="3900" table:style-name="ce31">
            <text:p><text:s/>3,90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東鑫龍營造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林瑞圖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北投區育仁路111巷</text:p>
          </table:table-cell>
          <table:table-cell office:value-type="string" table:style-name="ce13">
            <text:p>無</text:p>
          </table:table-cell>
          <table:table-cell office:value-type="float" office:value="417" table:style-name="ce31">
            <text:p><text:s/>41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宏錩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何志偉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士林區忠誠路一段173巷28弄2-6號</text:p>
          </table:table-cell>
          <table:table-cell office:value-type="string" table:style-name="ce13">
            <text:p>無</text:p>
          </table:table-cell>
          <table:table-cell office:value-type="float" office:value="417" table:style-name="ce31">
            <text:p><text:s/>41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宏錩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何志偉</text:p>
          </table:table-cell>
          <table:table-cell office:value-type="string" table:style-name="ce29">
            <text:p>後巷美化</text:p>
          </table:table-cell>
          <table:table-cell office:value-type="string" table:style-name="ce29">
            <text:p>士林區忠誠路一段173巷2-14號後巷</text:p>
          </table:table-cell>
          <table:table-cell office:value-type="string" table:style-name="ce13">
            <text:p>無</text:p>
          </table:table-cell>
          <table:table-cell office:value-type="float" office:value="387" table:style-name="ce31">
            <text:p><text:s/>38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宏錩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陳建銘</text:p>
          </table:table-cell>
          <table:table-cell office:value-type="string" table:style-name="ce29">
            <text:p>支管</text:p>
          </table:table-cell>
          <table:table-cell office:value-type="string" table:style-name="ce29">
            <text:p>士林區陽明山美軍宿舍群（C-2）</text:p>
          </table:table-cell>
          <table:table-cell office:value-type="string" table:style-name="ce13">
            <text:p>無</text:p>
          </table:table-cell>
          <table:table-cell office:value-type="float" office:value="2570" table:style-name="ce31">
            <text:p><text:s/>2,570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全方位管道工程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王欣儀</text:p>
          </table:table-cell>
          <table:table-cell office:value-type="string" table:style-name="ce29">
            <text:p>分管</text:p>
          </table:table-cell>
          <table:table-cell office:value-type="string" table:style-name="ce29">
            <text:p>士林區天母西路38巷</text:p>
          </table:table-cell>
          <table:table-cell office:value-type="string" table:style-name="ce13">
            <text:p>無</text:p>
          </table:table-cell>
          <table:table-cell office:value-type="float" office:value="1477" table:style-name="ce31">
            <text:p><text:s/>1,477<text:s/></text:p>
          </table:table-cell>
          <table:table-cell office:value-type="string" table:style-name="ce33">
            <text:p>環境衛生及河川工程/衛生下水道工程/衛生下水道工程</text:p>
          </table:table-cell>
          <table:table-cell office:value-type="string" table:style-name="ce29">
            <text:p>衛生下水道工程處</text:p>
          </table:table-cell>
          <table:table-cell office:value-type="string" table:style-name="ce28">
            <text:p>公開招標</text:p>
          </table:table-cell>
          <table:table-cell office:value-type="string" table:style-name="ce30">
            <text:p>神緯營造有限公司</text:p>
          </table:table-cell>
          <table:table-cell table:style-name="ce32"/>
          <table:table-cell table:number-columns-repeated="16374"/>
        </table:table-row>
        <table:table-row table:style-name="ro5">
          <table:table-cell office:value-type="string" table:style-name="ce28">
            <text:p>戴錫欽</text:p>
          </table:table-cell>
          <table:table-cell office:value-type="string" table:style-name="ce29">
            <text:p>信義區六張犁營區(AB街廓)公宅基地，爭取先行開闢公園供民眾使用</text:p>
          </table:table-cell>
          <table:table-cell office:value-type="string" table:style-name="ce29">
            <text:p>信義414公園</text:p>
          </table:table-cell>
          <table:table-cell office:value-type="string" table:style-name="ce13">
            <text:p>無</text:p>
          </table:table-cell>
          <table:table-cell office:value-type="float" office:value="50251" table:style-name="ce31">
            <text:p><text:s/>50,251<text:s/></text:p>
          </table:table-cell>
          <table:table-cell office:value-type="string" table:style-name="ce33">
            <text:p>公園綠化及風景區工程/公園及綠化工程/公園及綠化工程<text:s/></text:p>
          </table:table-cell>
          <table:table-cell office:value-type="string" table:style-name="ce34">
            <text:p>停車管理工程處</text:p>
          </table:table-cell>
          <table:table-cell office:value-type="string" table:style-name="ce28">
            <text:p>公開招標</text:p>
          </table:table-cell>
          <table:table-cell office:value-type="string" table:style-name="ce28">
            <text:p>台灣世曦股份有限公司<text:s text:c="5"/></text:p>
          </table:table-cell>
          <table:table-cell table:style-name="ce35"/>
          <table:table-cell table:number-columns-repeated="16374"/>
        </table:table-row>
        <table:table-row table:style-name="ro5">
          <table:table-cell office:value-type="string" table:style-name="ce28">
            <text:p>李慶元</text:p>
          </table:table-cell>
          <table:table-cell office:value-type="string" table:style-name="ce29">
            <text:p>興隆派出所駐地周邊地磚更新美化工程</text:p>
          </table:table-cell>
          <table:table-cell office:value-type="string" table:style-name="ce29">
            <text:p>文山區</text:p>
          </table:table-cell>
          <table:table-cell office:value-type="string" table:style-name="ce13">
            <text:p>無</text:p>
          </table:table-cell>
          <table:table-cell office:value-type="string" table:style-name="ce28">
            <text:p>預計編列108年度預算案</text:p>
          </table:table-cell>
          <table:table-cell office:value-type="string" table:style-name="ce33">
            <text:p>一般建築及設備/營建工程/房屋建築及設備費</text:p>
          </table:table-cell>
          <table:table-cell office:value-type="string" table:style-name="ce34">
            <text:p>警察局文山第二分局</text:p>
          </table:table-cell>
          <table:table-cell office:value-type="string" table:style-name="ce28">
            <text:p>尚未決標</text:p>
          </table:table-cell>
          <table:table-cell table:style-name="ce36"/>
          <table:table-cell table:style-name="ce37"/>
          <table:table-cell table:number-columns-repeated="16374" table:style-name="ce38"/>
        </table:table-row>
        <table:table-row table:style-name="ro22">
          <table:table-cell office:value-type="string" table:number-columns-spanned="3" table:number-rows-spanned="1" table:style-name="ce52">
            <text:p>合 <text:s text:c="9"/>計</text:p>
          </table:table-cell>
          <table:covered-table-cell table:number-columns-repeated="2"/>
          <table:table-cell table:style-name="ce39"/>
          <table:table-cell office:value-type="float" office:value="1110529.7509300001" table:style-name="ce40">
            <text:p><text:s/>1,110,530<text:s/></text:p>
          </table:table-cell>
          <table:table-cell table:style-name="ce41"/>
          <table:table-cell table:number-columns-repeated="3" table:style-name="ce42"/>
          <table:table-cell table:number-columns-repeated="16375"/>
        </table:table-row>
        <table:table-row table:style-name="ro22">
          <table:table-cell office:value-type="string" table:number-columns-spanned="9" table:number-rows-spanned="1" table:style-name="ce53">
            <text:p>註：1.本表主辦機關為行政院主計總處。</text:p>
          </table:table-cell>
          <table:covered-table-cell table:number-columns-repeated="8"/>
          <table:table-cell table:number-columns-repeated="16375"/>
        </table:table-row>
        <table:table-row table:style-name="ro23">
          <table:table-cell office:value-type="string" table:number-columns-spanned="9" table:number-rows-spanned="1" table:style-name="ce54">
            <text:p><text:s text:c="4"/>2.「建議金額」為無者，係議員僅建議辦理項目及內容，並未建議施作金額。</text:p>
          </table:table-cell>
          <table:covered-table-cell table:number-columns-repeated="8"/>
          <table:table-cell table:number-columns-repeated="16375"/>
        </table:table-row>
        <table:table-row table:number-rows-repeated="1047405" table:style-name="ro24">
          <table:table-cell table:number-columns-repeated="16384"/>
        </table:table-row>
      </table:table>
      <table:database-ranges>
        <table:database-range table:target-range-address="議員4.A5:議員4.I117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1315__20998__20301__32_5" style:display-name="千分位 5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portrait" style:print-page-order="ttb" style:first-page-number="continue" style:scale-to="7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/>
        <text:p/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對議員所提地方建設建議事項處理明細表</dc:title>
    <meta:initial-creator/>
    <dc:creator/>
    <meta:creation-date>2018-10-19T00:54:01Z</meta:creation-date>
    <dc:date>2018-10-19T00:54:11Z</dc:date>
  </office:meta>
</office:document-meta>
</file>